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9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1.917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5.387cm"/>
    </style:style>
    <style:style style:name="co12" style:family="table-column">
      <style:table-column-properties fo:break-before="auto" style:column-width="2.2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ec06e31e-8881-4d77-b6b2-ec41e3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ec06e31e-8881-4d77-b6b2-ec41e3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office:value-type="string">
            <text:p>image</text:p>
          </table:table-cell>
          <table:table-cell office:value-type="string">
            <text:p>gt_class</text:p>
          </table:table-cell>
          <table:table-cell office:value-type="string">
            <text:p>pred_class</text:p>
          </table:table-cell>
          <table:table-cell office:value-type="string">
            <text:p>match</text:p>
          </table:table-cell>
          <table:table-cell office:value-type="string">
            <text:p>iou</text:p>
          </table:table-cell>
          <table:table-cell office:value-type="string">
            <text:p>dic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balanced_acc</text:p>
          </table:table-cell>
          <table:table-cell office:value-type="string">
            <text:p>hausdorff_px</text:p>
          </table:table-cell>
          <table:table-cell table:number-columns-repeated="1013"/>
        </table:table-row>
        <table:table-row table:style-name="ro1">
          <table:table-cell office:value-type="string">
            <text:p>brisc2025_test_0000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778">
            <text:p>0,9778</text:p>
          </table:table-cell>
          <table:table-cell office:value-type="float" office:value="0.4889">
            <text:p>0,4889</text:p>
          </table:table-cell>
          <table:table-cell office:value-type="float" office:value="153.81">
            <text:p>153,81</text:p>
          </table:table-cell>
          <table:table-cell table:number-columns-repeated="1013"/>
        </table:table-row>
        <table:table-row table:style-name="ro1">
          <table:table-cell office:value-type="string">
            <text:p>brisc2025_test_0000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43">
            <text:p>0,9943</text:p>
          </table:table-cell>
          <table:table-cell office:value-type="float" office:value="0.4971">
            <text:p>0,4971</text:p>
          </table:table-cell>
          <table:table-cell office:value-type="float" office:value="73.68">
            <text:p>73,68</text:p>
          </table:table-cell>
          <table:table-cell table:number-columns-repeated="1013"/>
        </table:table-row>
        <table:table-row table:style-name="ro1">
          <table:table-cell office:value-type="string">
            <text:p>brisc2025_test_0000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639">
            <text:p>0,5639</text:p>
          </table:table-cell>
          <table:table-cell office:value-type="float" office:value="0.7212">
            <text:p>0,7212</text:p>
          </table:table-cell>
          <table:table-cell office:value-type="float" office:value="0.9187">
            <text:p>0,9187</text:p>
          </table:table-cell>
          <table:table-cell office:value-type="float" office:value="0.5935">
            <text:p>0,5935</text:p>
          </table:table-cell>
          <table:table-cell office:value-type="float" office:value="0.9988">
            <text:p>0,9988</text:p>
          </table:table-cell>
          <table:table-cell office:value-type="float" office:value="0.7962">
            <text:p>0,7962</text:p>
          </table:table-cell>
          <table:table-cell office:value-type="float" office:value="247.94">
            <text:p>247,94</text:p>
          </table:table-cell>
          <table:table-cell table:number-columns-repeated="1013"/>
        </table:table-row>
        <table:table-row table:style-name="ro1">
          <table:table-cell office:value-type="string">
            <text:p>brisc2025_test_0000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0001">
            <text:p>0,0001</text:p>
          </table:table-cell>
          <table:table-cell table:number-columns-repeated="3" office:value-type="float" office:value="0.0003">
            <text:p>0,0003</text:p>
          </table:table-cell>
          <table:table-cell office:value-type="float" office:value="0.9873">
            <text:p>0,9873</text:p>
          </table:table-cell>
          <table:table-cell office:value-type="float" office:value="0.4938">
            <text:p>0,4938</text:p>
          </table:table-cell>
          <table:table-cell office:value-type="float" office:value="161.45">
            <text:p>161,45</text:p>
          </table:table-cell>
          <table:table-cell table:number-columns-repeated="1013"/>
        </table:table-row>
        <table:table-row table:style-name="ro1">
          <table:table-cell office:value-type="string">
            <text:p>brisc2025_test_00005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0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37">
            <text:p>0,9437</text:p>
          </table:table-cell>
          <table:table-cell office:value-type="float" office:value="0.971">
            <text:p>0,971</text:p>
          </table:table-cell>
          <table:table-cell office:value-type="float" office:value="0.9779">
            <text:p>0,9779</text:p>
          </table:table-cell>
          <table:table-cell office:value-type="float" office:value="0.9643">
            <text:p>0,9643</text:p>
          </table:table-cell>
          <table:table-cell office:value-type="float" office:value="0.9996">
            <text:p>0,9996</text:p>
          </table:table-cell>
          <table:table-cell office:value-type="float" office:value="0.9819">
            <text:p>0,9819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007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0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11">
            <text:p>0,9011</text:p>
          </table:table-cell>
          <table:table-cell office:value-type="float" office:value="0.948">
            <text:p>0,948</text:p>
          </table:table-cell>
          <table:table-cell office:value-type="float" office:value="0.9429">
            <text:p>0,9429</text:p>
          </table:table-cell>
          <table:table-cell office:value-type="float" office:value="0.9531">
            <text:p>0,9531</text:p>
          </table:table-cell>
          <table:table-cell office:value-type="float" office:value="0.9996">
            <text:p>0,9996</text:p>
          </table:table-cell>
          <table:table-cell office:value-type="float" office:value="0.9763">
            <text:p>0,9763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00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457">
            <text:p>0,3457</text:p>
          </table:table-cell>
          <table:table-cell office:value-type="float" office:value="0.5138">
            <text:p>0,5138</text:p>
          </table:table-cell>
          <table:table-cell office:value-type="float" office:value="0.6355">
            <text:p>0,6355</text:p>
          </table:table-cell>
          <table:table-cell office:value-type="float" office:value="0.4311">
            <text:p>0,4311</text:p>
          </table:table-cell>
          <table:table-cell office:value-type="float" office:value="0.9908">
            <text:p>0,9908</text:p>
          </table:table-cell>
          <table:table-cell office:value-type="float" office:value="0.711">
            <text:p>0,711</text:p>
          </table:table-cell>
          <table:table-cell office:value-type="float" office:value="52.2">
            <text:p>52,2</text:p>
          </table:table-cell>
          <table:table-cell table:number-columns-repeated="1013"/>
        </table:table-row>
        <table:table-row table:style-name="ro1">
          <table:table-cell office:value-type="string">
            <text:p>brisc2025_test_00010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1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13">
            <text:p>0,9913</text:p>
          </table:table-cell>
          <table:table-cell office:value-type="float" office:value="0.4956">
            <text:p>0,4956</text:p>
          </table:table-cell>
          <table:table-cell office:value-type="float" office:value="127.82">
            <text:p>127,82</text:p>
          </table:table-cell>
          <table:table-cell table:number-columns-repeated="1013"/>
        </table:table-row>
        <table:table-row table:style-name="ro1">
          <table:table-cell office:value-type="string">
            <text:p>brisc2025_test_0001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6">
            <text:p>0,996</text:p>
          </table:table-cell>
          <table:table-cell office:value-type="float" office:value="0.498">
            <text:p>0,498</text:p>
          </table:table-cell>
          <table:table-cell office:value-type="float" office:value="77.28">
            <text:p>7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01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542">
            <text:p>0,9542</text:p>
          </table:table-cell>
          <table:table-cell office:value-type="float" office:value="0.9765">
            <text:p>0,9765</text:p>
          </table:table-cell>
          <table:table-cell office:value-type="float" office:value="0.9641">
            <text:p>0,9641</text:p>
          </table:table-cell>
          <table:table-cell office:value-type="float" office:value="0.9893">
            <text:p>0,9893</text:p>
          </table:table-cell>
          <table:table-cell office:value-type="float" office:value="0.9994">
            <text:p>0,9994</text:p>
          </table:table-cell>
          <table:table-cell office:value-type="float" office:value="0.9944">
            <text:p>0,9944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01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02">
            <text:p>0,9202</text:p>
          </table:table-cell>
          <table:table-cell office:value-type="float" office:value="0.9584">
            <text:p>0,9584</text:p>
          </table:table-cell>
          <table:table-cell office:value-type="float" office:value="0.9511">
            <text:p>0,9511</text:p>
          </table:table-cell>
          <table:table-cell office:value-type="float" office:value="0.9659">
            <text:p>0,9659</text:p>
          </table:table-cell>
          <table:table-cell office:value-type="float" office:value="0.9981">
            <text:p>0,9981</text:p>
          </table:table-cell>
          <table:table-cell office:value-type="float" office:value="0.982">
            <text:p>0,982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01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452">
            <text:p>0,7452</text:p>
          </table:table-cell>
          <table:table-cell office:value-type="float" office:value="0.854">
            <text:p>0,854</text:p>
          </table:table-cell>
          <table:table-cell office:value-type="float" office:value="0.9113">
            <text:p>0,9113</text:p>
          </table:table-cell>
          <table:table-cell office:value-type="float" office:value="0.8035">
            <text:p>0,8035</text:p>
          </table:table-cell>
          <table:table-cell office:value-type="float" office:value="0.999">
            <text:p>0,999</text:p>
          </table:table-cell>
          <table:table-cell office:value-type="float" office:value="0.9013">
            <text:p>0,90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brisc2025_test_0001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256">
            <text:p>0,4256</text:p>
          </table:table-cell>
          <table:table-cell office:value-type="float" office:value="0.5971">
            <text:p>0,5971</text:p>
          </table:table-cell>
          <table:table-cell office:value-type="float" office:value="0.4687">
            <text:p>0,4687</text:p>
          </table:table-cell>
          <table:table-cell office:value-type="float" office:value="0.8221">
            <text:p>0,8221</text:p>
          </table:table-cell>
          <table:table-cell office:value-type="float" office:value="0.9894">
            <text:p>0,9894</text:p>
          </table:table-cell>
          <table:table-cell office:value-type="float" office:value="0.9058">
            <text:p>0,9058</text:p>
          </table:table-cell>
          <table:table-cell office:value-type="float" office:value="46.1">
            <text:p>46,1</text:p>
          </table:table-cell>
          <table:table-cell table:number-columns-repeated="1013"/>
        </table:table-row>
        <table:table-row table:style-name="ro1">
          <table:table-cell office:value-type="string">
            <text:p>brisc2025_test_00017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482">
            <text:p>0,6482</text:p>
          </table:table-cell>
          <table:table-cell office:value-type="float" office:value="0.7866">
            <text:p>0,7866</text:p>
          </table:table-cell>
          <table:table-cell office:value-type="float" office:value="0.9128">
            <text:p>0,9128</text:p>
          </table:table-cell>
          <table:table-cell office:value-type="float" office:value="0.691">
            <text:p>0,691</text:p>
          </table:table-cell>
          <table:table-cell office:value-type="float" office:value="0.9996">
            <text:p>0,9996</text:p>
          </table:table-cell>
          <table:table-cell office:value-type="float" office:value="0.8453">
            <text:p>0,8453</text:p>
          </table:table-cell>
          <table:table-cell office:value-type="float" office:value="31.4">
            <text:p>31,4</text:p>
          </table:table-cell>
          <table:table-cell table:number-columns-repeated="1013"/>
        </table:table-row>
        <table:table-row table:style-name="ro1">
          <table:table-cell office:value-type="string">
            <text:p>brisc2025_test_0001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153">
            <text:p>0,6153</text:p>
          </table:table-cell>
          <table:table-cell office:value-type="float" office:value="0.7618">
            <text:p>0,7618</text:p>
          </table:table-cell>
          <table:table-cell office:value-type="float" office:value="0.9421">
            <text:p>0,9421</text:p>
          </table:table-cell>
          <table:table-cell office:value-type="float" office:value="0.6395">
            <text:p>0,6395</text:p>
          </table:table-cell>
          <table:table-cell office:value-type="float" office:value="0.9987">
            <text:p>0,9987</text:p>
          </table:table-cell>
          <table:table-cell office:value-type="float" office:value="0.8191">
            <text:p>0,8191</text:p>
          </table:table-cell>
          <table:table-cell office:value-type="float" office:value="41.15">
            <text:p>41,15</text:p>
          </table:table-cell>
          <table:table-cell table:number-columns-repeated="1013"/>
        </table:table-row>
        <table:table-row table:style-name="ro1">
          <table:table-cell office:value-type="string">
            <text:p>brisc2025_test_0001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131">
            <text:p>0,8131</text:p>
          </table:table-cell>
          <table:table-cell office:value-type="float" office:value="0.8969">
            <text:p>0,8969</text:p>
          </table:table-cell>
          <table:table-cell office:value-type="float" office:value="0.9787">
            <text:p>0,9787</text:p>
          </table:table-cell>
          <table:table-cell office:value-type="float" office:value="0.8278">
            <text:p>0,8278</text:p>
          </table:table-cell>
          <table:table-cell office:value-type="float" office:value="0.9992">
            <text:p>0,9992</text:p>
          </table:table-cell>
          <table:table-cell office:value-type="float" office:value="0.9135">
            <text:p>0,9135</text:p>
          </table:table-cell>
          <table:table-cell office:value-type="float" office:value="38.28">
            <text:p>38,28</text:p>
          </table:table-cell>
          <table:table-cell table:number-columns-repeated="1013"/>
        </table:table-row>
        <table:table-row table:style-name="ro1">
          <table:table-cell office:value-type="string">
            <text:p>brisc2025_test_0002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94">
            <text:p>0,8994</text:p>
          </table:table-cell>
          <table:table-cell office:value-type="float" office:value="0.947">
            <text:p>0,947</text:p>
          </table:table-cell>
          <table:table-cell office:value-type="float" office:value="0.9544">
            <text:p>0,9544</text:p>
          </table:table-cell>
          <table:table-cell office:value-type="float" office:value="0.9398">
            <text:p>0,9398</text:p>
          </table:table-cell>
          <table:table-cell office:value-type="float" office:value="0.9991">
            <text:p>0,9991</text:p>
          </table:table-cell>
          <table:table-cell office:value-type="float" office:value="0.9695">
            <text:p>0,9695</text:p>
          </table:table-cell>
          <table:table-cell office:value-type="float" office:value="10.63">
            <text:p>10,63</text:p>
          </table:table-cell>
          <table:table-cell table:number-columns-repeated="1013"/>
        </table:table-row>
        <table:table-row table:style-name="ro1">
          <table:table-cell office:value-type="string">
            <text:p>brisc2025_test_0002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943">
            <text:p>0,7943</text:p>
          </table:table-cell>
          <table:table-cell office:value-type="float" office:value="0.8853">
            <text:p>0,8853</text:p>
          </table:table-cell>
          <table:table-cell office:value-type="float" office:value="0.8052">
            <text:p>0,8052</text:p>
          </table:table-cell>
          <table:table-cell office:value-type="float" office:value="0.9831">
            <text:p>0,9831</text:p>
          </table:table-cell>
          <table:table-cell office:value-type="float" office:value="0.9973">
            <text:p>0,9973</text:p>
          </table:table-cell>
          <table:table-cell office:value-type="float" office:value="0.9902">
            <text:p>0,9902</text:p>
          </table:table-cell>
          <table:table-cell office:value-type="float" office:value="14.87">
            <text:p>14,87</text:p>
          </table:table-cell>
          <table:table-cell table:number-columns-repeated="1013"/>
        </table:table-row>
        <table:table-row table:style-name="ro1">
          <table:table-cell office:value-type="string">
            <text:p>brisc2025_test_0002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548">
            <text:p>0,7548</text:p>
          </table:table-cell>
          <table:table-cell office:value-type="float" office:value="0.8602">
            <text:p>0,8602</text:p>
          </table:table-cell>
          <table:table-cell office:value-type="float" office:value="0.9371">
            <text:p>0,9371</text:p>
          </table:table-cell>
          <table:table-cell office:value-type="float" office:value="0.795">
            <text:p>0,795</text:p>
          </table:table-cell>
          <table:table-cell office:value-type="float" office:value="0.9989">
            <text:p>0,9989</text:p>
          </table:table-cell>
          <table:table-cell office:value-type="float" office:value="0.897">
            <text:p>0,897</text:p>
          </table:table-cell>
          <table:table-cell office:value-type="float" office:value="17.89">
            <text:p>17,89</text:p>
          </table:table-cell>
          <table:table-cell table:number-columns-repeated="1013"/>
        </table:table-row>
        <table:table-row table:style-name="ro1">
          <table:table-cell office:value-type="string">
            <text:p>brisc2025_test_0002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175">
            <text:p>0,8175</text:p>
          </table:table-cell>
          <table:table-cell office:value-type="float" office:value="0.8996">
            <text:p>0,8996</text:p>
          </table:table-cell>
          <table:table-cell office:value-type="float" office:value="0.9711">
            <text:p>0,9711</text:p>
          </table:table-cell>
          <table:table-cell office:value-type="float" office:value="0.8379">
            <text:p>0,8379</text:p>
          </table:table-cell>
          <table:table-cell office:value-type="float" office:value="0.9997">
            <text:p>0,9997</text:p>
          </table:table-cell>
          <table:table-cell office:value-type="float" office:value="0.9188">
            <text:p>0,9188</text:p>
          </table:table-cell>
          <table:table-cell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string">
            <text:p>brisc2025_test_0002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87">
            <text:p>0,9487</text:p>
          </table:table-cell>
          <table:table-cell office:value-type="float" office:value="0.9737">
            <text:p>0,9737</text:p>
          </table:table-cell>
          <table:table-cell office:value-type="float" office:value="0.9767">
            <text:p>0,9767</text:p>
          </table:table-cell>
          <table:table-cell office:value-type="float" office:value="0.9706">
            <text:p>0,9706</text:p>
          </table:table-cell>
          <table:table-cell office:value-type="float" office:value="0.9995">
            <text:p>0,9995</text:p>
          </table:table-cell>
          <table:table-cell office:value-type="float" office:value="0.9851">
            <text:p>0,9851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02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77">
            <text:p>0,8577</text:p>
          </table:table-cell>
          <table:table-cell office:value-type="float" office:value="0.9234">
            <text:p>0,9234</text:p>
          </table:table-cell>
          <table:table-cell office:value-type="float" office:value="0.9334">
            <text:p>0,9334</text:p>
          </table:table-cell>
          <table:table-cell office:value-type="float" office:value="0.9136">
            <text:p>0,9136</text:p>
          </table:table-cell>
          <table:table-cell office:value-type="float" office:value="0.9997">
            <text:p>0,9997</text:p>
          </table:table-cell>
          <table:table-cell office:value-type="float" office:value="0.9567">
            <text:p>0,9567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02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2353">
            <text:p>0,2353</text:p>
          </table:table-cell>
          <table:table-cell office:value-type="float" office:value="0.3809">
            <text:p>0,3809</text:p>
          </table:table-cell>
          <table:table-cell office:value-type="float" office:value="1">
            <text:p>1</text:p>
          </table:table-cell>
          <table:table-cell office:value-type="float" office:value="0.2353">
            <text:p>0,2353</text:p>
          </table:table-cell>
          <table:table-cell office:value-type="float" office:value="1">
            <text:p>1</text:p>
          </table:table-cell>
          <table:table-cell office:value-type="float" office:value="0.6176">
            <text:p>0,6176</text:p>
          </table:table-cell>
          <table:table-cell office:value-type="float" office:value="43.42">
            <text:p>43,42</text:p>
          </table:table-cell>
          <table:table-cell table:number-columns-repeated="1013"/>
        </table:table-row>
        <table:table-row table:style-name="ro1">
          <table:table-cell office:value-type="string">
            <text:p>brisc2025_test_00027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08">
            <text:p>0,9408</text:p>
          </table:table-cell>
          <table:table-cell office:value-type="float" office:value="0.9695">
            <text:p>0,9695</text:p>
          </table:table-cell>
          <table:table-cell office:value-type="float" office:value="0.9611">
            <text:p>0,9611</text:p>
          </table:table-cell>
          <table:table-cell office:value-type="float" office:value="0.9781">
            <text:p>0,9781</text:p>
          </table:table-cell>
          <table:table-cell office:value-type="float" office:value="0.9988">
            <text:p>0,9988</text:p>
          </table:table-cell>
          <table:table-cell office:value-type="float" office:value="0.9884">
            <text:p>0,988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02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52">
            <text:p>0,8752</text:p>
          </table:table-cell>
          <table:table-cell office:value-type="float" office:value="0.9334">
            <text:p>0,9334</text:p>
          </table:table-cell>
          <table:table-cell office:value-type="float" office:value="0.8782">
            <text:p>0,8782</text:p>
          </table:table-cell>
          <table:table-cell office:value-type="float" office:value="0.9961">
            <text:p>0,9961</text:p>
          </table:table-cell>
          <table:table-cell office:value-type="float" office:value="0.9971">
            <text:p>0,9971</text:p>
          </table:table-cell>
          <table:table-cell office:value-type="float" office:value="0.9966">
            <text:p>0,9966</text:p>
          </table:table-cell>
          <table:table-cell office:value-type="float" office:value="15.23">
            <text:p>15,23</text:p>
          </table:table-cell>
          <table:table-cell table:number-columns-repeated="1013"/>
        </table:table-row>
        <table:table-row table:style-name="ro1">
          <table:table-cell office:value-type="string">
            <text:p>brisc2025_test_0002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761">
            <text:p>0,6761</text:p>
          </table:table-cell>
          <table:table-cell office:value-type="float" office:value="0.8068">
            <text:p>0,8068</text:p>
          </table:table-cell>
          <table:table-cell office:value-type="float" office:value="0.9901">
            <text:p>0,9901</text:p>
          </table:table-cell>
          <table:table-cell office:value-type="float" office:value="0.6807">
            <text:p>0,6807</text:p>
          </table:table-cell>
          <table:table-cell office:value-type="float" office:value="0.9999">
            <text:p>0,9999</text:p>
          </table:table-cell>
          <table:table-cell office:value-type="float" office:value="0.8403">
            <text:p>0,8403</text:p>
          </table:table-cell>
          <table:table-cell office:value-type="float" office:value="40">
            <text:p>40</text:p>
          </table:table-cell>
          <table:table-cell table:number-columns-repeated="1013"/>
        </table:table-row>
        <table:table-row table:style-name="ro1">
          <table:table-cell office:value-type="string">
            <text:p>brisc2025_test_0003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69">
            <text:p>0,8769</text:p>
          </table:table-cell>
          <table:table-cell office:value-type="float" office:value="0.9344">
            <text:p>0,9344</text:p>
          </table:table-cell>
          <table:table-cell office:value-type="float" office:value="0.9929">
            <text:p>0,9929</text:p>
          </table:table-cell>
          <table:table-cell office:value-type="float" office:value="0.8825">
            <text:p>0,8825</text:p>
          </table:table-cell>
          <table:table-cell office:value-type="float" office:value="1">
            <text:p>1</text:p>
          </table:table-cell>
          <table:table-cell office:value-type="float" office:value="0.9412">
            <text:p>0,941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3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214">
            <text:p>0,8214</text:p>
          </table:table-cell>
          <table:table-cell office:value-type="float" office:value="0.902">
            <text:p>0,902</text:p>
          </table:table-cell>
          <table:table-cell office:value-type="float" office:value="0.9037">
            <text:p>0,9037</text:p>
          </table:table-cell>
          <table:table-cell office:value-type="float" office:value="0.9002">
            <text:p>0,9002</text:p>
          </table:table-cell>
          <table:table-cell office:value-type="float" office:value="0.9971">
            <text:p>0,9971</text:p>
          </table:table-cell>
          <table:table-cell office:value-type="float" office:value="0.9487">
            <text:p>0,9487</text:p>
          </table:table-cell>
          <table:table-cell office:value-type="float" office:value="19.85">
            <text:p>19,85</text:p>
          </table:table-cell>
          <table:table-cell table:number-columns-repeated="1013"/>
        </table:table-row>
        <table:table-row table:style-name="ro1">
          <table:table-cell office:value-type="string">
            <text:p>brisc2025_test_0003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955">
            <text:p>0,7955</text:p>
          </table:table-cell>
          <table:table-cell office:value-type="float" office:value="0.8861">
            <text:p>0,8861</text:p>
          </table:table-cell>
          <table:table-cell office:value-type="float" office:value="0.9058">
            <text:p>0,9058</text:p>
          </table:table-cell>
          <table:table-cell office:value-type="float" office:value="0.8673">
            <text:p>0,8673</text:p>
          </table:table-cell>
          <table:table-cell office:value-type="float" office:value="0.9969">
            <text:p>0,9969</text:p>
          </table:table-cell>
          <table:table-cell office:value-type="float" office:value="0.9321">
            <text:p>0,9321</text:p>
          </table:table-cell>
          <table:table-cell office:value-type="float" office:value="19.72">
            <text:p>19,72</text:p>
          </table:table-cell>
          <table:table-cell table:number-columns-repeated="1013"/>
        </table:table-row>
        <table:table-row table:style-name="ro1">
          <table:table-cell office:value-type="string">
            <text:p>brisc2025_test_0003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66">
            <text:p>0,8966</text:p>
          </table:table-cell>
          <table:table-cell office:value-type="float" office:value="0.9455">
            <text:p>0,9455</text:p>
          </table:table-cell>
          <table:table-cell office:value-type="float" office:value="0.9701">
            <text:p>0,9701</text:p>
          </table:table-cell>
          <table:table-cell office:value-type="float" office:value="0.9221">
            <text:p>0,9221</text:p>
          </table:table-cell>
          <table:table-cell office:value-type="float" office:value="0.9997">
            <text:p>0,9997</text:p>
          </table:table-cell>
          <table:table-cell office:value-type="float" office:value="0.9609">
            <text:p>0,9609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3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83">
            <text:p>0,483</text:p>
          </table:table-cell>
          <table:table-cell office:value-type="float" office:value="0.6514">
            <text:p>0,6514</text:p>
          </table:table-cell>
          <table:table-cell office:value-type="float" office:value="0.5491">
            <text:p>0,5491</text:p>
          </table:table-cell>
          <table:table-cell office:value-type="float" office:value="0.8006">
            <text:p>0,8006</text:p>
          </table:table-cell>
          <table:table-cell office:value-type="float" office:value="0.9932">
            <text:p>0,9932</text:p>
          </table:table-cell>
          <table:table-cell office:value-type="float" office:value="0.8969">
            <text:p>0,8969</text:p>
          </table:table-cell>
          <table:table-cell office:value-type="float" office:value="144.9">
            <text:p>144,9</text:p>
          </table:table-cell>
          <table:table-cell table:number-columns-repeated="1013"/>
        </table:table-row>
        <table:table-row table:style-name="ro1">
          <table:table-cell office:value-type="string">
            <text:p>brisc2025_test_0003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116">
            <text:p>0,9116</text:p>
          </table:table-cell>
          <table:table-cell office:value-type="float" office:value="0.9538">
            <text:p>0,9538</text:p>
          </table:table-cell>
          <table:table-cell office:value-type="float" office:value="0.9585">
            <text:p>0,9585</text:p>
          </table:table-cell>
          <table:table-cell office:value-type="float" office:value="0.949">
            <text:p>0,949</text:p>
          </table:table-cell>
          <table:table-cell office:value-type="float" office:value="0.9995">
            <text:p>0,9995</text:p>
          </table:table-cell>
          <table:table-cell office:value-type="float" office:value="0.9742">
            <text:p>0,974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03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45">
            <text:p>0,9345</text:p>
          </table:table-cell>
          <table:table-cell office:value-type="float" office:value="0.9661">
            <text:p>0,9661</text:p>
          </table:table-cell>
          <table:table-cell office:value-type="float" office:value="0.9497">
            <text:p>0,9497</text:p>
          </table:table-cell>
          <table:table-cell office:value-type="float" office:value="0.9832">
            <text:p>0,9832</text:p>
          </table:table-cell>
          <table:table-cell office:value-type="float" office:value="0.9997">
            <text:p>0,9997</text:p>
          </table:table-cell>
          <table:table-cell office:value-type="float" office:value="0.9914">
            <text:p>0,991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37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73">
            <text:p>0,8473</text:p>
          </table:table-cell>
          <table:table-cell office:value-type="float" office:value="0.9173">
            <text:p>0,9173</text:p>
          </table:table-cell>
          <table:table-cell office:value-type="float" office:value="0.9854">
            <text:p>0,9854</text:p>
          </table:table-cell>
          <table:table-cell office:value-type="float" office:value="0.858">
            <text:p>0,858</text:p>
          </table:table-cell>
          <table:table-cell office:value-type="float" office:value="0.9993">
            <text:p>0,9993</text:p>
          </table:table-cell>
          <table:table-cell office:value-type="float" office:value="0.9286">
            <text:p>0,9286</text:p>
          </table:table-cell>
          <table:table-cell office:value-type="float" office:value="85.44">
            <text:p>85,44</text:p>
          </table:table-cell>
          <table:table-cell table:number-columns-repeated="1013"/>
        </table:table-row>
        <table:table-row table:style-name="ro1">
          <table:table-cell office:value-type="string">
            <text:p>brisc2025_test_0003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41">
            <text:p>0,8841</text:p>
          </table:table-cell>
          <table:table-cell office:value-type="float" office:value="0.9385">
            <text:p>0,9385</text:p>
          </table:table-cell>
          <table:table-cell office:value-type="float" office:value="0.9219">
            <text:p>0,9219</text:p>
          </table:table-cell>
          <table:table-cell office:value-type="float" office:value="0.9557">
            <text:p>0,9557</text:p>
          </table:table-cell>
          <table:table-cell office:value-type="float" office:value="0.9978">
            <text:p>0,9978</text:p>
          </table:table-cell>
          <table:table-cell office:value-type="float" office:value="0.9768">
            <text:p>0,9768</text:p>
          </table:table-cell>
          <table:table-cell office:value-type="float" office:value="10.82">
            <text:p>10,82</text:p>
          </table:table-cell>
          <table:table-cell table:number-columns-repeated="1013"/>
        </table:table-row>
        <table:table-row table:style-name="ro1">
          <table:table-cell office:value-type="string">
            <text:p>brisc2025_test_0003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89">
            <text:p>0,8589</text:p>
          </table:table-cell>
          <table:table-cell office:value-type="float" office:value="0.9241">
            <text:p>0,9241</text:p>
          </table:table-cell>
          <table:table-cell office:value-type="float" office:value="0.9611">
            <text:p>0,9611</text:p>
          </table:table-cell>
          <table:table-cell office:value-type="float" office:value="0.8898">
            <text:p>0,8898</text:p>
          </table:table-cell>
          <table:table-cell office:value-type="float" office:value="0.9993">
            <text:p>0,9993</text:p>
          </table:table-cell>
          <table:table-cell office:value-type="float" office:value="0.9445">
            <text:p>0,9445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04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958">
            <text:p>0,4958</text:p>
          </table:table-cell>
          <table:table-cell office:value-type="float" office:value="0.663">
            <text:p>0,663</text:p>
          </table:table-cell>
          <table:table-cell office:value-type="float" office:value="0.6107">
            <text:p>0,6107</text:p>
          </table:table-cell>
          <table:table-cell office:value-type="float" office:value="0.7251">
            <text:p>0,7251</text:p>
          </table:table-cell>
          <table:table-cell office:value-type="float" office:value="0.9869">
            <text:p>0,9869</text:p>
          </table:table-cell>
          <table:table-cell office:value-type="float" office:value="0.856">
            <text:p>0,856</text:p>
          </table:table-cell>
          <table:table-cell office:value-type="float" office:value="43.93">
            <text:p>43,93</text:p>
          </table:table-cell>
          <table:table-cell table:number-columns-repeated="1013"/>
        </table:table-row>
        <table:table-row table:style-name="ro1">
          <table:table-cell office:value-type="string">
            <text:p>brisc2025_test_00041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4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702">
            <text:p>0,6702</text:p>
          </table:table-cell>
          <table:table-cell office:value-type="float" office:value="0.8026">
            <text:p>0,8026</text:p>
          </table:table-cell>
          <table:table-cell office:value-type="float" office:value="0.7781">
            <text:p>0,7781</text:p>
          </table:table-cell>
          <table:table-cell office:value-type="float" office:value="0.8285">
            <text:p>0,8285</text:p>
          </table:table-cell>
          <table:table-cell office:value-type="float" office:value="0.9939">
            <text:p>0,9939</text:p>
          </table:table-cell>
          <table:table-cell office:value-type="float" office:value="0.9112">
            <text:p>0,9112</text:p>
          </table:table-cell>
          <table:table-cell office:value-type="float" office:value="19.24">
            <text:p>19,24</text:p>
          </table:table-cell>
          <table:table-cell table:number-columns-repeated="1013"/>
        </table:table-row>
        <table:table-row table:style-name="ro1">
          <table:table-cell office:value-type="string">
            <text:p>brisc2025_test_0004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2639">
            <text:p>0,2639</text:p>
          </table:table-cell>
          <table:table-cell office:value-type="float" office:value="0.4176">
            <text:p>0,4176</text:p>
          </table:table-cell>
          <table:table-cell office:value-type="float" office:value="0.3646">
            <text:p>0,3646</text:p>
          </table:table-cell>
          <table:table-cell office:value-type="float" office:value="0.4886">
            <text:p>0,4886</text:p>
          </table:table-cell>
          <table:table-cell office:value-type="float" office:value="0.9632">
            <text:p>0,9632</text:p>
          </table:table-cell>
          <table:table-cell office:value-type="float" office:value="0.7259">
            <text:p>0,7259</text:p>
          </table:table-cell>
          <table:table-cell office:value-type="float" office:value="60.03">
            <text:p>60,03</text:p>
          </table:table-cell>
          <table:table-cell table:number-columns-repeated="1013"/>
        </table:table-row>
        <table:table-row table:style-name="ro1">
          <table:table-cell office:value-type="string">
            <text:p>brisc2025_test_0004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89">
            <text:p>0,8689</text:p>
          </table:table-cell>
          <table:table-cell office:value-type="float" office:value="0.9298">
            <text:p>0,9298</text:p>
          </table:table-cell>
          <table:table-cell office:value-type="float" office:value="0.8698">
            <text:p>0,8698</text:p>
          </table:table-cell>
          <table:table-cell office:value-type="float" office:value="0.9987">
            <text:p>0,9987</text:p>
          </table:table-cell>
          <table:table-cell office:value-type="float" office:value="0.9982">
            <text:p>0,9982</text:p>
          </table:table-cell>
          <table:table-cell office:value-type="float" office:value="0.9985">
            <text:p>0,9985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045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4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075">
            <text:p>0,5075</text:p>
          </table:table-cell>
          <table:table-cell office:value-type="float" office:value="0.6733">
            <text:p>0,6733</text:p>
          </table:table-cell>
          <table:table-cell office:value-type="float" office:value="0.7105">
            <text:p>0,7105</text:p>
          </table:table-cell>
          <table:table-cell office:value-type="float" office:value="0.6397">
            <text:p>0,6397</text:p>
          </table:table-cell>
          <table:table-cell office:value-type="float" office:value="0.987">
            <text:p>0,987</text:p>
          </table:table-cell>
          <table:table-cell office:value-type="float" office:value="0.8133">
            <text:p>0,8133</text:p>
          </table:table-cell>
          <table:table-cell office:value-type="float" office:value="62.13">
            <text:p>62,13</text:p>
          </table:table-cell>
          <table:table-cell table:number-columns-repeated="1013"/>
        </table:table-row>
        <table:table-row table:style-name="ro1">
          <table:table-cell office:value-type="string">
            <text:p>brisc2025_test_00047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742">
            <text:p>0,7742</text:p>
          </table:table-cell>
          <table:table-cell office:value-type="float" office:value="0.8727">
            <text:p>0,8727</text:p>
          </table:table-cell>
          <table:table-cell office:value-type="float" office:value="0.8649">
            <text:p>0,8649</text:p>
          </table:table-cell>
          <table:table-cell office:value-type="float" office:value="0.8807">
            <text:p>0,8807</text:p>
          </table:table-cell>
          <table:table-cell office:value-type="float" office:value="0.9985">
            <text:p>0,9985</text:p>
          </table:table-cell>
          <table:table-cell office:value-type="float" office:value="0.9396">
            <text:p>0,9396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04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828">
            <text:p>0,4828</text:p>
          </table:table-cell>
          <table:table-cell office:value-type="float" office:value="0.6512">
            <text:p>0,6512</text:p>
          </table:table-cell>
          <table:table-cell office:value-type="float" office:value="0.5209">
            <text:p>0,5209</text:p>
          </table:table-cell>
          <table:table-cell office:value-type="float" office:value="0.8684">
            <text:p>0,8684</text:p>
          </table:table-cell>
          <table:table-cell office:value-type="float" office:value="0.9906">
            <text:p>0,9906</text:p>
          </table:table-cell>
          <table:table-cell office:value-type="float" office:value="0.9295">
            <text:p>0,9295</text:p>
          </table:table-cell>
          <table:table-cell office:value-type="float" office:value="35.34">
            <text:p>35,34</text:p>
          </table:table-cell>
          <table:table-cell table:number-columns-repeated="1013"/>
        </table:table-row>
        <table:table-row table:style-name="ro1">
          <table:table-cell office:value-type="string">
            <text:p>brisc2025_test_0004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75">
            <text:p>0,9075</text:p>
          </table:table-cell>
          <table:table-cell office:value-type="float" office:value="0.9515">
            <text:p>0,9515</text:p>
          </table:table-cell>
          <table:table-cell office:value-type="float" office:value="0.9474">
            <text:p>0,9474</text:p>
          </table:table-cell>
          <table:table-cell office:value-type="float" office:value="0.9556">
            <text:p>0,9556</text:p>
          </table:table-cell>
          <table:table-cell office:value-type="float" office:value="0.9996">
            <text:p>0,9996</text:p>
          </table:table-cell>
          <table:table-cell office:value-type="float" office:value="0.9776">
            <text:p>0,9776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05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333">
            <text:p>0,8333</text:p>
          </table:table-cell>
          <table:table-cell office:value-type="float" office:value="0.9091">
            <text:p>0,9091</text:p>
          </table:table-cell>
          <table:table-cell office:value-type="float" office:value="0.8713">
            <text:p>0,8713</text:p>
          </table:table-cell>
          <table:table-cell office:value-type="float" office:value="0.9503">
            <text:p>0,9503</text:p>
          </table:table-cell>
          <table:table-cell office:value-type="float" office:value="0.9996">
            <text:p>0,9996</text:p>
          </table:table-cell>
          <table:table-cell office:value-type="float" office:value="0.9749">
            <text:p>0,9749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5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2628">
            <text:p>0,2628</text:p>
          </table:table-cell>
          <table:table-cell office:value-type="float" office:value="0.4163">
            <text:p>0,4163</text:p>
          </table:table-cell>
          <table:table-cell office:value-type="float" office:value="0.4193">
            <text:p>0,4193</text:p>
          </table:table-cell>
          <table:table-cell office:value-type="float" office:value="0.4133">
            <text:p>0,4133</text:p>
          </table:table-cell>
          <table:table-cell office:value-type="float" office:value="0.9779">
            <text:p>0,9779</text:p>
          </table:table-cell>
          <table:table-cell office:value-type="float" office:value="0.6956">
            <text:p>0,6956</text:p>
          </table:table-cell>
          <table:table-cell office:value-type="float" office:value="67.18">
            <text:p>67,18</text:p>
          </table:table-cell>
          <table:table-cell table:number-columns-repeated="1013"/>
        </table:table-row>
        <table:table-row table:style-name="ro1">
          <table:table-cell office:value-type="string">
            <text:p>brisc2025_test_0005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23">
            <text:p>0,8623</text:p>
          </table:table-cell>
          <table:table-cell office:value-type="float" office:value="0.9261">
            <text:p>0,9261</text:p>
          </table:table-cell>
          <table:table-cell office:value-type="float" office:value="0.8772">
            <text:p>0,8772</text:p>
          </table:table-cell>
          <table:table-cell office:value-type="float" office:value="0.9807">
            <text:p>0,9807</text:p>
          </table:table-cell>
          <table:table-cell office:value-type="float" office:value="0.9961">
            <text:p>0,9961</text:p>
          </table:table-cell>
          <table:table-cell office:value-type="float" office:value="0.9884">
            <text:p>0,9884</text:p>
          </table:table-cell>
          <table:table-cell office:value-type="float" office:value="17.49">
            <text:p>17,49</text:p>
          </table:table-cell>
          <table:table-cell table:number-columns-repeated="1013"/>
        </table:table-row>
        <table:table-row table:style-name="ro1">
          <table:table-cell office:value-type="string">
            <text:p>brisc2025_test_0005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0873">
            <text:p>0,0873</text:p>
          </table:table-cell>
          <table:table-cell office:value-type="float" office:value="0.1605">
            <text:p>0,1605</text:p>
          </table:table-cell>
          <table:table-cell office:value-type="float" office:value="0.0895">
            <text:p>0,0895</text:p>
          </table:table-cell>
          <table:table-cell office:value-type="float" office:value="0.7761">
            <text:p>0,7761</text:p>
          </table:table-cell>
          <table:table-cell office:value-type="float" office:value="0.9922">
            <text:p>0,9922</text:p>
          </table:table-cell>
          <table:table-cell office:value-type="float" office:value="0.8841">
            <text:p>0,8841</text:p>
          </table:table-cell>
          <table:table-cell office:value-type="float" office:value="41.3">
            <text:p>41,3</text:p>
          </table:table-cell>
          <table:table-cell table:number-columns-repeated="1013"/>
        </table:table-row>
        <table:table-row table:style-name="ro1">
          <table:table-cell office:value-type="string">
            <text:p>brisc2025_test_0005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894">
            <text:p>0,4894</text:p>
          </table:table-cell>
          <table:table-cell office:value-type="float" office:value="0.6572">
            <text:p>0,6572</text:p>
          </table:table-cell>
          <table:table-cell office:value-type="float" office:value="0.7364">
            <text:p>0,7364</text:p>
          </table:table-cell>
          <table:table-cell office:value-type="float" office:value="0.5934">
            <text:p>0,5934</text:p>
          </table:table-cell>
          <table:table-cell office:value-type="float" office:value="0.9937">
            <text:p>0,9937</text:p>
          </table:table-cell>
          <table:table-cell office:value-type="float" office:value="0.7935">
            <text:p>0,7935</text:p>
          </table:table-cell>
          <table:table-cell office:value-type="float" office:value="44.41">
            <text:p>44,41</text:p>
          </table:table-cell>
          <table:table-cell table:number-columns-repeated="1013"/>
        </table:table-row>
        <table:table-row table:style-name="ro1">
          <table:table-cell office:value-type="string">
            <text:p>brisc2025_test_0005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64">
            <text:p>0,9064</text:p>
          </table:table-cell>
          <table:table-cell office:value-type="float" office:value="0.9509">
            <text:p>0,9509</text:p>
          </table:table-cell>
          <table:table-cell office:value-type="float" office:value="0.9632">
            <text:p>0,9632</text:p>
          </table:table-cell>
          <table:table-cell office:value-type="float" office:value="0.9389">
            <text:p>0,9389</text:p>
          </table:table-cell>
          <table:table-cell office:value-type="float" office:value="0.999">
            <text:p>0,999</text:p>
          </table:table-cell>
          <table:table-cell office:value-type="float" office:value="0.9689">
            <text:p>0,9689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05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127">
            <text:p>0,8127</text:p>
          </table:table-cell>
          <table:table-cell office:value-type="float" office:value="0.8966">
            <text:p>0,8966</text:p>
          </table:table-cell>
          <table:table-cell office:value-type="float" office:value="0.9112">
            <text:p>0,9112</text:p>
          </table:table-cell>
          <table:table-cell office:value-type="float" office:value="0.8826">
            <text:p>0,8826</text:p>
          </table:table-cell>
          <table:table-cell office:value-type="float" office:value="0.9995">
            <text:p>0,9995</text:p>
          </table:table-cell>
          <table:table-cell office:value-type="float" office:value="0.941">
            <text:p>0,941</text:p>
          </table:table-cell>
          <table:table-cell office:value-type="float" office:value="10.44">
            <text:p>10,44</text:p>
          </table:table-cell>
          <table:table-cell table:number-columns-repeated="1013"/>
        </table:table-row>
        <table:table-row table:style-name="ro1">
          <table:table-cell office:value-type="string">
            <text:p>brisc2025_test_00057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5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307">
            <text:p>0,5307</text:p>
          </table:table-cell>
          <table:table-cell office:value-type="float" office:value="0.6934">
            <text:p>0,6934</text:p>
          </table:table-cell>
          <table:table-cell office:value-type="float" office:value="0.9003">
            <text:p>0,9003</text:p>
          </table:table-cell>
          <table:table-cell office:value-type="float" office:value="0.5639">
            <text:p>0,5639</text:p>
          </table:table-cell>
          <table:table-cell office:value-type="float" office:value="0.9997">
            <text:p>0,9997</text:p>
          </table:table-cell>
          <table:table-cell office:value-type="float" office:value="0.7818">
            <text:p>0,7818</text:p>
          </table:table-cell>
          <table:table-cell office:value-type="float" office:value="17.09">
            <text:p>17,09</text:p>
          </table:table-cell>
          <table:table-cell table:number-columns-repeated="1013"/>
        </table:table-row>
        <table:table-row table:style-name="ro1">
          <table:table-cell office:value-type="string">
            <text:p>brisc2025_test_0005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5">
            <text:p>0,865</text:p>
          </table:table-cell>
          <table:table-cell office:value-type="float" office:value="0.9276">
            <text:p>0,9276</text:p>
          </table:table-cell>
          <table:table-cell office:value-type="float" office:value="0.9278">
            <text:p>0,9278</text:p>
          </table:table-cell>
          <table:table-cell office:value-type="float" office:value="0.9275">
            <text:p>0,9275</text:p>
          </table:table-cell>
          <table:table-cell office:value-type="float" office:value="0.9984">
            <text:p>0,9984</text:p>
          </table:table-cell>
          <table:table-cell office:value-type="float" office:value="0.9629">
            <text:p>0,9629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06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241">
            <text:p>0,5241</text:p>
          </table:table-cell>
          <table:table-cell office:value-type="float" office:value="0.6877">
            <text:p>0,6877</text:p>
          </table:table-cell>
          <table:table-cell office:value-type="float" office:value="0.6372">
            <text:p>0,6372</text:p>
          </table:table-cell>
          <table:table-cell office:value-type="float" office:value="0.7469">
            <text:p>0,7469</text:p>
          </table:table-cell>
          <table:table-cell office:value-type="float" office:value="0.9952">
            <text:p>0,9952</text:p>
          </table:table-cell>
          <table:table-cell office:value-type="float" office:value="0.8711">
            <text:p>0,8711</text:p>
          </table:table-cell>
          <table:table-cell office:value-type="float" office:value="37.64">
            <text:p>37,64</text:p>
          </table:table-cell>
          <table:table-cell table:number-columns-repeated="1013"/>
        </table:table-row>
        <table:table-row table:style-name="ro1">
          <table:table-cell office:value-type="string">
            <text:p>brisc2025_test_00061_gl_ax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06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794">
            <text:p>0,6794</text:p>
          </table:table-cell>
          <table:table-cell office:value-type="float" office:value="0.8091">
            <text:p>0,8091</text:p>
          </table:table-cell>
          <table:table-cell office:value-type="float" office:value="0.9202">
            <text:p>0,9202</text:p>
          </table:table-cell>
          <table:table-cell office:value-type="float" office:value="0.722">
            <text:p>0,722</text:p>
          </table:table-cell>
          <table:table-cell office:value-type="float" office:value="0.9983">
            <text:p>0,9983</text:p>
          </table:table-cell>
          <table:table-cell office:value-type="float" office:value="0.8601">
            <text:p>0,8601</text:p>
          </table:table-cell>
          <table:table-cell office:value-type="float" office:value="28.32">
            <text:p>28,32</text:p>
          </table:table-cell>
          <table:table-cell table:number-columns-repeated="1013"/>
        </table:table-row>
        <table:table-row table:style-name="ro1">
          <table:table-cell office:value-type="string">
            <text:p>brisc2025_test_0006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62">
            <text:p>0,8462</text:p>
          </table:table-cell>
          <table:table-cell office:value-type="float" office:value="0.9167">
            <text:p>0,9167</text:p>
          </table:table-cell>
          <table:table-cell office:value-type="float" office:value="0.961">
            <text:p>0,961</text:p>
          </table:table-cell>
          <table:table-cell office:value-type="float" office:value="0.8763">
            <text:p>0,8763</text:p>
          </table:table-cell>
          <table:table-cell office:value-type="float" office:value="0.9985">
            <text:p>0,9985</text:p>
          </table:table-cell>
          <table:table-cell office:value-type="float" office:value="0.9374">
            <text:p>0,9374</text:p>
          </table:table-cell>
          <table:table-cell office:value-type="float" office:value="38.83">
            <text:p>38,83</text:p>
          </table:table-cell>
          <table:table-cell table:number-columns-repeated="1013"/>
        </table:table-row>
        <table:table-row table:style-name="ro1">
          <table:table-cell office:value-type="string">
            <text:p>brisc2025_test_00064_gl_ax_t1.jpg</text:p>
          </table:table-cell>
          <table:table-cell office:value-type="string">
            <text:p>Glioma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9274">
            <text:p>0,9274</text:p>
          </table:table-cell>
          <table:table-cell office:value-type="float" office:value="0.9623">
            <text:p>0,9623</text:p>
          </table:table-cell>
          <table:table-cell office:value-type="float" office:value="0.963">
            <text:p>0,963</text:p>
          </table:table-cell>
          <table:table-cell office:value-type="float" office:value="0.9617">
            <text:p>0,9617</text:p>
          </table:table-cell>
          <table:table-cell office:value-type="float" office:value="0.9994">
            <text:p>0,9994</text:p>
          </table:table-cell>
          <table:table-cell office:value-type="float" office:value="0.9805">
            <text:p>0,9805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6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572">
            <text:p>0,7572</text:p>
          </table:table-cell>
          <table:table-cell office:value-type="float" office:value="0.8618">
            <text:p>0,8618</text:p>
          </table:table-cell>
          <table:table-cell office:value-type="float" office:value="0.9482">
            <text:p>0,9482</text:p>
          </table:table-cell>
          <table:table-cell office:value-type="float" office:value="0.7898">
            <text:p>0,7898</text:p>
          </table:table-cell>
          <table:table-cell office:value-type="float" office:value="0.9998">
            <text:p>0,9998</text:p>
          </table:table-cell>
          <table:table-cell office:value-type="float" office:value="0.8948">
            <text:p>0,8948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06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43">
            <text:p>0,8643</text:p>
          </table:table-cell>
          <table:table-cell office:value-type="float" office:value="0.9272">
            <text:p>0,9272</text:p>
          </table:table-cell>
          <table:table-cell office:value-type="float" office:value="0.8807">
            <text:p>0,8807</text:p>
          </table:table-cell>
          <table:table-cell office:value-type="float" office:value="0.979">
            <text:p>0,979</text:p>
          </table:table-cell>
          <table:table-cell office:value-type="float" office:value="0.9965">
            <text:p>0,9965</text:p>
          </table:table-cell>
          <table:table-cell office:value-type="float" office:value="0.9877">
            <text:p>0,9877</text:p>
          </table:table-cell>
          <table:table-cell office:value-type="float" office:value="12.37">
            <text:p>12,37</text:p>
          </table:table-cell>
          <table:table-cell table:number-columns-repeated="1013"/>
        </table:table-row>
        <table:table-row table:style-name="ro1">
          <table:table-cell office:value-type="string">
            <text:p>brisc2025_test_00067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0884">
            <text:p>0,0884</text:p>
          </table:table-cell>
          <table:table-cell office:value-type="float" office:value="0.1624">
            <text:p>0,1624</text:p>
          </table:table-cell>
          <table:table-cell office:value-type="float" office:value="0.0884">
            <text:p>0,0884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995">
            <text:p>0,995</text:p>
          </table:table-cell>
          <table:table-cell office:value-type="float" office:value="33.11">
            <text:p>33,11</text:p>
          </table:table-cell>
          <table:table-cell table:number-columns-repeated="1013"/>
        </table:table-row>
        <table:table-row table:style-name="ro1">
          <table:table-cell office:value-type="string">
            <text:p>brisc2025_test_0006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15">
            <text:p>0,8915</text:p>
          </table:table-cell>
          <table:table-cell office:value-type="float" office:value="0.9426">
            <text:p>0,9426</text:p>
          </table:table-cell>
          <table:table-cell office:value-type="float" office:value="0.8992">
            <text:p>0,8992</text:p>
          </table:table-cell>
          <table:table-cell office:value-type="float" office:value="0.9905">
            <text:p>0,9905</text:p>
          </table:table-cell>
          <table:table-cell office:value-type="float" office:value="0.9993">
            <text:p>0,9993</text:p>
          </table:table-cell>
          <table:table-cell office:value-type="float" office:value="0.9949">
            <text:p>0,9949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06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2271">
            <text:p>0,2271</text:p>
          </table:table-cell>
          <table:table-cell office:value-type="float" office:value="0.3701">
            <text:p>0,3701</text:p>
          </table:table-cell>
          <table:table-cell office:value-type="float" office:value="0.3429">
            <text:p>0,3429</text:p>
          </table:table-cell>
          <table:table-cell office:value-type="float" office:value="0.402">
            <text:p>0,402</text:p>
          </table:table-cell>
          <table:table-cell office:value-type="float" office:value="0.992">
            <text:p>0,992</text:p>
          </table:table-cell>
          <table:table-cell office:value-type="float" office:value="0.697">
            <text:p>0,697</text:p>
          </table:table-cell>
          <table:table-cell office:value-type="float" office:value="36.72">
            <text:p>36,72</text:p>
          </table:table-cell>
          <table:table-cell table:number-columns-repeated="1013"/>
        </table:table-row>
        <table:table-row table:style-name="ro1">
          <table:table-cell office:value-type="string">
            <text:p>brisc2025_test_0007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116">
            <text:p>0,4116</text:p>
          </table:table-cell>
          <table:table-cell office:value-type="float" office:value="0.5831">
            <text:p>0,5831</text:p>
          </table:table-cell>
          <table:table-cell office:value-type="float" office:value="0.417">
            <text:p>0,417</text:p>
          </table:table-cell>
          <table:table-cell office:value-type="float" office:value="0.9693">
            <text:p>0,9693</text:p>
          </table:table-cell>
          <table:table-cell office:value-type="float" office:value="0.9922">
            <text:p>0,9922</text:p>
          </table:table-cell>
          <table:table-cell office:value-type="float" office:value="0.9808">
            <text:p>0,9808</text:p>
          </table:table-cell>
          <table:table-cell office:value-type="float" office:value="33.38">
            <text:p>33,38</text:p>
          </table:table-cell>
          <table:table-cell table:number-columns-repeated="1013"/>
        </table:table-row>
        <table:table-row table:style-name="ro1">
          <table:table-cell office:value-type="string">
            <text:p>brisc2025_test_0007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65">
            <text:p>0,9265</text:p>
          </table:table-cell>
          <table:table-cell office:value-type="float" office:value="0.9619">
            <text:p>0,9619</text:p>
          </table:table-cell>
          <table:table-cell office:value-type="float" office:value="0.9323">
            <text:p>0,9323</text:p>
          </table:table-cell>
          <table:table-cell office:value-type="float" office:value="0.9933">
            <text:p>0,9933</text:p>
          </table:table-cell>
          <table:table-cell office:value-type="float" office:value="0.9992">
            <text:p>0,9992</text:p>
          </table:table-cell>
          <table:table-cell office:value-type="float" office:value="0.9962">
            <text:p>0,9962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07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68">
            <text:p>0,8668</text:p>
          </table:table-cell>
          <table:table-cell office:value-type="float" office:value="0.9287">
            <text:p>0,9287</text:p>
          </table:table-cell>
          <table:table-cell office:value-type="float" office:value="0.9538">
            <text:p>0,9538</text:p>
          </table:table-cell>
          <table:table-cell office:value-type="float" office:value="0.9048">
            <text:p>0,9048</text:p>
          </table:table-cell>
          <table:table-cell office:value-type="float" office:value="0.9969">
            <text:p>0,9969</text:p>
          </table:table-cell>
          <table:table-cell office:value-type="float" office:value="0.9509">
            <text:p>0,9509</text:p>
          </table:table-cell>
          <table:table-cell office:value-type="float" office:value="18.03">
            <text:p>18,03</text:p>
          </table:table-cell>
          <table:table-cell table:number-columns-repeated="1013"/>
        </table:table-row>
        <table:table-row table:style-name="ro1">
          <table:table-cell office:value-type="string">
            <text:p>brisc2025_test_0007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172">
            <text:p>0,9172</text:p>
          </table:table-cell>
          <table:table-cell office:value-type="float" office:value="0.9568">
            <text:p>0,9568</text:p>
          </table:table-cell>
          <table:table-cell office:value-type="float" office:value="0.9934">
            <text:p>0,9934</text:p>
          </table:table-cell>
          <table:table-cell office:value-type="float" office:value="0.9229">
            <text:p>0,9229</text:p>
          </table:table-cell>
          <table:table-cell office:value-type="float" office:value="0.9994">
            <text:p>0,9994</text:p>
          </table:table-cell>
          <table:table-cell office:value-type="float" office:value="0.9611">
            <text:p>0,9611</text:p>
          </table:table-cell>
          <table:table-cell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string">
            <text:p>brisc2025_test_0007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43">
            <text:p>0,8743</text:p>
          </table:table-cell>
          <table:table-cell office:value-type="float" office:value="0.933">
            <text:p>0,933</text:p>
          </table:table-cell>
          <table:table-cell office:value-type="float" office:value="0.9271">
            <text:p>0,9271</text:p>
          </table:table-cell>
          <table:table-cell office:value-type="float" office:value="0.9389">
            <text:p>0,9389</text:p>
          </table:table-cell>
          <table:table-cell office:value-type="float" office:value="0.9992">
            <text:p>0,9992</text:p>
          </table:table-cell>
          <table:table-cell office:value-type="float" office:value="0.9691">
            <text:p>0,969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07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64">
            <text:p>0,9364</text:p>
          </table:table-cell>
          <table:table-cell office:value-type="float" office:value="0.9672">
            <text:p>0,9672</text:p>
          </table:table-cell>
          <table:table-cell office:value-type="float" office:value="0.9684">
            <text:p>0,9684</text:p>
          </table:table-cell>
          <table:table-cell office:value-type="float" office:value="0.9659">
            <text:p>0,9659</text:p>
          </table:table-cell>
          <table:table-cell office:value-type="float" office:value="0.9997">
            <text:p>0,9997</text:p>
          </table:table-cell>
          <table:table-cell office:value-type="float" office:value="0.9828">
            <text:p>0,9828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076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45">
            <text:p>0,8745</text:p>
          </table:table-cell>
          <table:table-cell office:value-type="float" office:value="0.933">
            <text:p>0,933</text:p>
          </table:table-cell>
          <table:table-cell office:value-type="float" office:value="0.9702">
            <text:p>0,9702</text:p>
          </table:table-cell>
          <table:table-cell office:value-type="float" office:value="0.8986">
            <text:p>0,8986</text:p>
          </table:table-cell>
          <table:table-cell office:value-type="float" office:value="0.9998">
            <text:p>0,9998</text:p>
          </table:table-cell>
          <table:table-cell office:value-type="float" office:value="0.9492">
            <text:p>0,949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77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937">
            <text:p>0,4937</text:p>
          </table:table-cell>
          <table:table-cell office:value-type="float" office:value="0.6611">
            <text:p>0,6611</text:p>
          </table:table-cell>
          <table:table-cell office:value-type="float" office:value="0.5618">
            <text:p>0,5618</text:p>
          </table:table-cell>
          <table:table-cell office:value-type="float" office:value="0.8029">
            <text:p>0,8029</text:p>
          </table:table-cell>
          <table:table-cell office:value-type="float" office:value="0.9941">
            <text:p>0,9941</text:p>
          </table:table-cell>
          <table:table-cell office:value-type="float" office:value="0.8985">
            <text:p>0,8985</text:p>
          </table:table-cell>
          <table:table-cell office:value-type="float" office:value="33.24">
            <text:p>33,24</text:p>
          </table:table-cell>
          <table:table-cell table:number-columns-repeated="1013"/>
        </table:table-row>
        <table:table-row table:style-name="ro1">
          <table:table-cell office:value-type="string">
            <text:p>brisc2025_test_00078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67">
            <text:p>0,9067</text:p>
          </table:table-cell>
          <table:table-cell office:value-type="float" office:value="0.951">
            <text:p>0,951</text:p>
          </table:table-cell>
          <table:table-cell office:value-type="float" office:value="0.9944">
            <text:p>0,9944</text:p>
          </table:table-cell>
          <table:table-cell office:value-type="float" office:value="0.9113">
            <text:p>0,9113</text:p>
          </table:table-cell>
          <table:table-cell office:value-type="float" office:value="0.9999">
            <text:p>0,9999</text:p>
          </table:table-cell>
          <table:table-cell office:value-type="float" office:value="0.9556">
            <text:p>0,9556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079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3">
            <text:p>0,873</text:p>
          </table:table-cell>
          <table:table-cell office:value-type="float" office:value="0.9322">
            <text:p>0,9322</text:p>
          </table:table-cell>
          <table:table-cell office:value-type="float" office:value="0.9866">
            <text:p>0,9866</text:p>
          </table:table-cell>
          <table:table-cell office:value-type="float" office:value="0.8835">
            <text:p>0,8835</text:p>
          </table:table-cell>
          <table:table-cell office:value-type="float" office:value="0.9998">
            <text:p>0,9998</text:p>
          </table:table-cell>
          <table:table-cell office:value-type="float" office:value="0.9416">
            <text:p>0,941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080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984">
            <text:p>0,7984</text:p>
          </table:table-cell>
          <table:table-cell office:value-type="float" office:value="0.8879">
            <text:p>0,8879</text:p>
          </table:table-cell>
          <table:table-cell office:value-type="float" office:value="0.9964">
            <text:p>0,9964</text:p>
          </table:table-cell>
          <table:table-cell office:value-type="float" office:value="0.8007">
            <text:p>0,8007</text:p>
          </table:table-cell>
          <table:table-cell office:value-type="float" office:value="0.9999">
            <text:p>0,9999</text:p>
          </table:table-cell>
          <table:table-cell office:value-type="float" office:value="0.9003">
            <text:p>0,9003</text:p>
          </table:table-cell>
          <table:table-cell office:value-type="float" office:value="17.12">
            <text:p>17,12</text:p>
          </table:table-cell>
          <table:table-cell table:number-columns-repeated="1013"/>
        </table:table-row>
        <table:table-row table:style-name="ro1">
          <table:table-cell office:value-type="string">
            <text:p>brisc2025_test_00081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91">
            <text:p>0,8991</text:p>
          </table:table-cell>
          <table:table-cell office:value-type="float" office:value="0.9469">
            <text:p>0,9469</text:p>
          </table:table-cell>
          <table:table-cell office:value-type="float" office:value="0.9643">
            <text:p>0,9643</text:p>
          </table:table-cell>
          <table:table-cell office:value-type="float" office:value="0.9301">
            <text:p>0,9301</text:p>
          </table:table-cell>
          <table:table-cell office:value-type="float" office:value="0.9998">
            <text:p>0,9998</text:p>
          </table:table-cell>
          <table:table-cell office:value-type="float" office:value="0.9649">
            <text:p>0,9649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082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024">
            <text:p>0,8024</text:p>
          </table:table-cell>
          <table:table-cell office:value-type="float" office:value="0.8904">
            <text:p>0,8904</text:p>
          </table:table-cell>
          <table:table-cell office:value-type="float" office:value="0.8033">
            <text:p>0,8033</text:p>
          </table:table-cell>
          <table:table-cell office:value-type="float" office:value="0.9987">
            <text:p>0,9987</text:p>
          </table:table-cell>
          <table:table-cell office:value-type="float" office:value="0.9979">
            <text:p>0,9979</text:p>
          </table:table-cell>
          <table:table-cell office:value-type="float" office:value="0.9983">
            <text:p>0,9983</text:p>
          </table:table-cell>
          <table:table-cell office:value-type="float" office:value="9.43">
            <text:p>9,43</text:p>
          </table:table-cell>
          <table:table-cell table:number-columns-repeated="1013"/>
        </table:table-row>
        <table:table-row table:style-name="ro1">
          <table:table-cell office:value-type="string">
            <text:p>brisc2025_test_00083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507">
            <text:p>0,6507</text:p>
          </table:table-cell>
          <table:table-cell office:value-type="float" office:value="0.7884">
            <text:p>0,7884</text:p>
          </table:table-cell>
          <table:table-cell office:value-type="float" office:value="0.8016">
            <text:p>0,8016</text:p>
          </table:table-cell>
          <table:table-cell office:value-type="float" office:value="0.7756">
            <text:p>0,7756</text:p>
          </table:table-cell>
          <table:table-cell office:value-type="float" office:value="0.998">
            <text:p>0,998</text:p>
          </table:table-cell>
          <table:table-cell office:value-type="float" office:value="0.8868">
            <text:p>0,8868</text:p>
          </table:table-cell>
          <table:table-cell office:value-type="float" office:value="12.04">
            <text:p>12,04</text:p>
          </table:table-cell>
          <table:table-cell table:number-columns-repeated="1013"/>
        </table:table-row>
        <table:table-row table:style-name="ro1">
          <table:table-cell office:value-type="string">
            <text:p>brisc2025_test_00084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537">
            <text:p>0,5537</text:p>
          </table:table-cell>
          <table:table-cell office:value-type="float" office:value="0.7128">
            <text:p>0,7128</text:p>
          </table:table-cell>
          <table:table-cell office:value-type="float" office:value="0.9597">
            <text:p>0,9597</text:p>
          </table:table-cell>
          <table:table-cell office:value-type="float" office:value="0.5669">
            <text:p>0,5669</text:p>
          </table:table-cell>
          <table:table-cell office:value-type="float" office:value="0.9987">
            <text:p>0,9987</text:p>
          </table:table-cell>
          <table:table-cell office:value-type="float" office:value="0.7828">
            <text:p>0,7828</text:p>
          </table:table-cell>
          <table:table-cell office:value-type="float" office:value="53.76">
            <text:p>53,76</text:p>
          </table:table-cell>
          <table:table-cell table:number-columns-repeated="1013"/>
        </table:table-row>
        <table:table-row table:style-name="ro1">
          <table:table-cell office:value-type="string">
            <text:p>brisc2025_test_00085_gl_ax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998">
            <text:p>0,6998</text:p>
          </table:table-cell>
          <table:table-cell office:value-type="float" office:value="0.8234">
            <text:p>0,8234</text:p>
          </table:table-cell>
          <table:table-cell office:value-type="float" office:value="1">
            <text:p>1</text:p>
          </table:table-cell>
          <table:table-cell office:value-type="float" office:value="0.6998">
            <text:p>0,6998</text:p>
          </table:table-cell>
          <table:table-cell office:value-type="float" office:value="1">
            <text:p>1</text:p>
          </table:table-cell>
          <table:table-cell office:value-type="float" office:value="0.8499">
            <text:p>0,8499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08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69">
            <text:p>0,9369</text:p>
          </table:table-cell>
          <table:table-cell office:value-type="float" office:value="0.9674">
            <text:p>0,9674</text:p>
          </table:table-cell>
          <table:table-cell office:value-type="float" office:value="0.9512">
            <text:p>0,9512</text:p>
          </table:table-cell>
          <table:table-cell office:value-type="float" office:value="0.9843">
            <text:p>0,9843</text:p>
          </table:table-cell>
          <table:table-cell office:value-type="float" office:value="0.9994">
            <text:p>0,9994</text:p>
          </table:table-cell>
          <table:table-cell office:value-type="float" office:value="0.9918">
            <text:p>0,991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08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52">
            <text:p>0,652</text:p>
          </table:table-cell>
          <table:table-cell office:value-type="float" office:value="0.7894">
            <text:p>0,7894</text:p>
          </table:table-cell>
          <table:table-cell office:value-type="float" office:value="1">
            <text:p>1</text:p>
          </table:table-cell>
          <table:table-cell office:value-type="float" office:value="0.652">
            <text:p>0,652</text:p>
          </table:table-cell>
          <table:table-cell office:value-type="float" office:value="1">
            <text:p>1</text:p>
          </table:table-cell>
          <table:table-cell office:value-type="float" office:value="0.826">
            <text:p>0,826</text:p>
          </table:table-cell>
          <table:table-cell office:value-type="float" office:value="12.53">
            <text:p>12,53</text:p>
          </table:table-cell>
          <table:table-cell table:number-columns-repeated="1013"/>
        </table:table-row>
        <table:table-row table:style-name="ro1">
          <table:table-cell office:value-type="string">
            <text:p>brisc2025_test_0008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238">
            <text:p>0,4238</text:p>
          </table:table-cell>
          <table:table-cell office:value-type="float" office:value="0.5953">
            <text:p>0,5953</text:p>
          </table:table-cell>
          <table:table-cell office:value-type="float" office:value="0.9691">
            <text:p>0,9691</text:p>
          </table:table-cell>
          <table:table-cell office:value-type="float" office:value="0.4296">
            <text:p>0,4296</text:p>
          </table:table-cell>
          <table:table-cell office:value-type="float" office:value="0.9997">
            <text:p>0,9997</text:p>
          </table:table-cell>
          <table:table-cell office:value-type="float" office:value="0.7147">
            <text:p>0,7147</text:p>
          </table:table-cell>
          <table:table-cell office:value-type="float" office:value="58.22">
            <text:p>58,22</text:p>
          </table:table-cell>
          <table:table-cell table:number-columns-repeated="1013"/>
        </table:table-row>
        <table:table-row table:style-name="ro1">
          <table:table-cell office:value-type="string">
            <text:p>brisc2025_test_0008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23">
            <text:p>0,8923</text:p>
          </table:table-cell>
          <table:table-cell office:value-type="float" office:value="0.9431">
            <text:p>0,9431</text:p>
          </table:table-cell>
          <table:table-cell office:value-type="float" office:value="0.9253">
            <text:p>0,9253</text:p>
          </table:table-cell>
          <table:table-cell office:value-type="float" office:value="0.9616">
            <text:p>0,9616</text:p>
          </table:table-cell>
          <table:table-cell office:value-type="float" office:value="0.999">
            <text:p>0,999</text:p>
          </table:table-cell>
          <table:table-cell office:value-type="float" office:value="0.9803">
            <text:p>0,9803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09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39">
            <text:p>0,8839</text:p>
          </table:table-cell>
          <table:table-cell office:value-type="float" office:value="0.9384">
            <text:p>0,9384</text:p>
          </table:table-cell>
          <table:table-cell office:value-type="float" office:value="0.9415">
            <text:p>0,9415</text:p>
          </table:table-cell>
          <table:table-cell office:value-type="float" office:value="0.9353">
            <text:p>0,9353</text:p>
          </table:table-cell>
          <table:table-cell office:value-type="float" office:value="0.9994">
            <text:p>0,9994</text:p>
          </table:table-cell>
          <table:table-cell office:value-type="float" office:value="0.9673">
            <text:p>0,9673</text:p>
          </table:table-cell>
          <table:table-cell office:value-type="float" office:value="7.21">
            <text:p>7,21</text:p>
          </table:table-cell>
          <table:table-cell table:number-columns-repeated="1013"/>
        </table:table-row>
        <table:table-row table:style-name="ro1">
          <table:table-cell office:value-type="string">
            <text:p>brisc2025_test_00091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51">
            <text:p>0,9351</text:p>
          </table:table-cell>
          <table:table-cell office:value-type="float" office:value="0.9665">
            <text:p>0,9665</text:p>
          </table:table-cell>
          <table:table-cell office:value-type="float" office:value="0.9456">
            <text:p>0,9456</text:p>
          </table:table-cell>
          <table:table-cell office:value-type="float" office:value="0.9883">
            <text:p>0,9883</text:p>
          </table:table-cell>
          <table:table-cell office:value-type="float" office:value="0.9981">
            <text:p>0,9981</text:p>
          </table:table-cell>
          <table:table-cell office:value-type="float" office:value="0.9932">
            <text:p>0,993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9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69">
            <text:p>0,8769</text:p>
          </table:table-cell>
          <table:table-cell office:value-type="float" office:value="0.9344">
            <text:p>0,9344</text:p>
          </table:table-cell>
          <table:table-cell office:value-type="float" office:value="0.9929">
            <text:p>0,9929</text:p>
          </table:table-cell>
          <table:table-cell office:value-type="float" office:value="0.8825">
            <text:p>0,8825</text:p>
          </table:table-cell>
          <table:table-cell office:value-type="float" office:value="1">
            <text:p>1</text:p>
          </table:table-cell>
          <table:table-cell office:value-type="float" office:value="0.9412">
            <text:p>0,941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9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882">
            <text:p>0,7882</text:p>
          </table:table-cell>
          <table:table-cell office:value-type="float" office:value="0.8816">
            <text:p>0,8816</text:p>
          </table:table-cell>
          <table:table-cell office:value-type="float" office:value="0.8373">
            <text:p>0,8373</text:p>
          </table:table-cell>
          <table:table-cell office:value-type="float" office:value="0.9308">
            <text:p>0,9308</text:p>
          </table:table-cell>
          <table:table-cell office:value-type="float" office:value="0.9983">
            <text:p>0,9983</text:p>
          </table:table-cell>
          <table:table-cell office:value-type="float" office:value="0.9645">
            <text:p>0,9645</text:p>
          </table:table-cell>
          <table:table-cell office:value-type="float" office:value="14.56">
            <text:p>14,56</text:p>
          </table:table-cell>
          <table:table-cell table:number-columns-repeated="1013"/>
        </table:table-row>
        <table:table-row table:style-name="ro1">
          <table:table-cell office:value-type="string">
            <text:p>brisc2025_test_0009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755">
            <text:p>0,7755</text:p>
          </table:table-cell>
          <table:table-cell office:value-type="float" office:value="0.8735">
            <text:p>0,8735</text:p>
          </table:table-cell>
          <table:table-cell office:value-type="float" office:value="0.8091">
            <text:p>0,8091</text:p>
          </table:table-cell>
          <table:table-cell office:value-type="float" office:value="0.9491">
            <text:p>0,9491</text:p>
          </table:table-cell>
          <table:table-cell office:value-type="float" office:value="0.999">
            <text:p>0,999</text:p>
          </table:table-cell>
          <table:table-cell office:value-type="float" office:value="0.974">
            <text:p>0,97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09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65">
            <text:p>0,8865</text:p>
          </table:table-cell>
          <table:table-cell office:value-type="float" office:value="0.9398">
            <text:p>0,9398</text:p>
          </table:table-cell>
          <table:table-cell office:value-type="float" office:value="0.9644">
            <text:p>0,9644</text:p>
          </table:table-cell>
          <table:table-cell office:value-type="float" office:value="0.9165">
            <text:p>0,9165</text:p>
          </table:table-cell>
          <table:table-cell office:value-type="float" office:value="0.9996">
            <text:p>0,9996</text:p>
          </table:table-cell>
          <table:table-cell office:value-type="float" office:value="0.958">
            <text:p>0,958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09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783">
            <text:p>0,9783</text:p>
          </table:table-cell>
          <table:table-cell office:value-type="float" office:value="0.4892">
            <text:p>0,4892</text:p>
          </table:table-cell>
          <table:table-cell office:value-type="float" office:value="111.76">
            <text:p>111,76</text:p>
          </table:table-cell>
          <table:table-cell table:number-columns-repeated="1013"/>
        </table:table-row>
        <table:table-row table:style-name="ro1">
          <table:table-cell office:value-type="string">
            <text:p>brisc2025_test_0009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84">
            <text:p>0,8684</text:p>
          </table:table-cell>
          <table:table-cell office:value-type="float" office:value="0.9296">
            <text:p>0,9296</text:p>
          </table:table-cell>
          <table:table-cell office:value-type="float" office:value="0.8959">
            <text:p>0,8959</text:p>
          </table:table-cell>
          <table:table-cell office:value-type="float" office:value="0.9658">
            <text:p>0,9658</text:p>
          </table:table-cell>
          <table:table-cell office:value-type="float" office:value="0.9918">
            <text:p>0,9918</text:p>
          </table:table-cell>
          <table:table-cell office:value-type="float" office:value="0.9788">
            <text:p>0,9788</text:p>
          </table:table-cell>
          <table:table-cell office:value-type="float" office:value="15.81">
            <text:p>15,81</text:p>
          </table:table-cell>
          <table:table-cell table:number-columns-repeated="1013"/>
        </table:table-row>
        <table:table-row table:style-name="ro1">
          <table:table-cell office:value-type="string">
            <text:p>brisc2025_test_0009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9">
            <text:p>0,869</text:p>
          </table:table-cell>
          <table:table-cell office:value-type="float" office:value="0.9299">
            <text:p>0,9299</text:p>
          </table:table-cell>
          <table:table-cell office:value-type="float" office:value="0.8955">
            <text:p>0,8955</text:p>
          </table:table-cell>
          <table:table-cell office:value-type="float" office:value="0.967">
            <text:p>0,967</text:p>
          </table:table-cell>
          <table:table-cell office:value-type="float" office:value="0.9993">
            <text:p>0,9993</text:p>
          </table:table-cell>
          <table:table-cell office:value-type="float" office:value="0.9831">
            <text:p>0,9831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09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17">
            <text:p>0,9917</text:p>
          </table:table-cell>
          <table:table-cell office:value-type="float" office:value="0.4959">
            <text:p>0,4959</text:p>
          </table:table-cell>
          <table:table-cell office:value-type="float" office:value="197.25">
            <text:p>197,25</text:p>
          </table:table-cell>
          <table:table-cell table:number-columns-repeated="1013"/>
        </table:table-row>
        <table:table-row table:style-name="ro1">
          <table:table-cell office:value-type="string">
            <text:p>brisc2025_test_0010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518">
            <text:p>0,7518</text:p>
          </table:table-cell>
          <table:table-cell office:value-type="float" office:value="0.8583">
            <text:p>0,8583</text:p>
          </table:table-cell>
          <table:table-cell office:value-type="float" office:value="0.8906">
            <text:p>0,8906</text:p>
          </table:table-cell>
          <table:table-cell office:value-type="float" office:value="0.8283">
            <text:p>0,8283</text:p>
          </table:table-cell>
          <table:table-cell office:value-type="float" office:value="0.9993">
            <text:p>0,9993</text:p>
          </table:table-cell>
          <table:table-cell office:value-type="float" office:value="0.9138">
            <text:p>0,9138</text:p>
          </table:table-cell>
          <table:table-cell office:value-type="float" office:value="16.55">
            <text:p>16,55</text:p>
          </table:table-cell>
          <table:table-cell table:number-columns-repeated="1013"/>
        </table:table-row>
        <table:table-row table:style-name="ro1">
          <table:table-cell office:value-type="string">
            <text:p>brisc2025_test_00101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892">
            <text:p>0,6892</text:p>
          </table:table-cell>
          <table:table-cell office:value-type="float" office:value="0.816">
            <text:p>0,816</text:p>
          </table:table-cell>
          <table:table-cell office:value-type="float" office:value="0.6952">
            <text:p>0,6952</text:p>
          </table:table-cell>
          <table:table-cell office:value-type="float" office:value="0.9876">
            <text:p>0,9876</text:p>
          </table:table-cell>
          <table:table-cell office:value-type="float" office:value="0.9973">
            <text:p>0,9973</text:p>
          </table:table-cell>
          <table:table-cell office:value-type="float" office:value="0.9925">
            <text:p>0,9925</text:p>
          </table:table-cell>
          <table:table-cell office:value-type="float" office:value="18.38">
            <text:p>18,38</text:p>
          </table:table-cell>
          <table:table-cell table:number-columns-repeated="1013"/>
        </table:table-row>
        <table:table-row table:style-name="ro1">
          <table:table-cell office:value-type="string">
            <text:p>brisc2025_test_0010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23">
            <text:p>0,9423</text:p>
          </table:table-cell>
          <table:table-cell office:value-type="float" office:value="0.9703">
            <text:p>0,9703</text:p>
          </table:table-cell>
          <table:table-cell office:value-type="float" office:value="0.9746">
            <text:p>0,9746</text:p>
          </table:table-cell>
          <table:table-cell office:value-type="float" office:value="0.966">
            <text:p>0,966</text:p>
          </table:table-cell>
          <table:table-cell office:value-type="float" office:value="0.9996">
            <text:p>0,9996</text:p>
          </table:table-cell>
          <table:table-cell office:value-type="float" office:value="0.9828">
            <text:p>0,9828</text:p>
          </table:table-cell>
          <table:table-cell office:value-type="float" office:value="12.65">
            <text:p>12,65</text:p>
          </table:table-cell>
          <table:table-cell table:number-columns-repeated="1013"/>
        </table:table-row>
        <table:table-row table:style-name="ro1">
          <table:table-cell office:value-type="string">
            <text:p>brisc2025_test_0010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53">
            <text:p>0,9053</text:p>
          </table:table-cell>
          <table:table-cell office:value-type="float" office:value="0.9503">
            <text:p>0,9503</text:p>
          </table:table-cell>
          <table:table-cell office:value-type="float" office:value="0.9822">
            <text:p>0,9822</text:p>
          </table:table-cell>
          <table:table-cell office:value-type="float" office:value="0.9204">
            <text:p>0,9204</text:p>
          </table:table-cell>
          <table:table-cell office:value-type="float" office:value="0.9995">
            <text:p>0,9995</text:p>
          </table:table-cell>
          <table:table-cell office:value-type="float" office:value="0.9599">
            <text:p>0,9599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10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824">
            <text:p>0,7824</text:p>
          </table:table-cell>
          <table:table-cell office:value-type="float" office:value="0.8779">
            <text:p>0,8779</text:p>
          </table:table-cell>
          <table:table-cell office:value-type="float" office:value="0.8633">
            <text:p>0,8633</text:p>
          </table:table-cell>
          <table:table-cell office:value-type="float" office:value="0.8931">
            <text:p>0,8931</text:p>
          </table:table-cell>
          <table:table-cell office:value-type="float" office:value="0.9971">
            <text:p>0,9971</text:p>
          </table:table-cell>
          <table:table-cell office:value-type="float" office:value="0.9451">
            <text:p>0,9451</text:p>
          </table:table-cell>
          <table:table-cell office:value-type="float" office:value="12.37">
            <text:p>12,37</text:p>
          </table:table-cell>
          <table:table-cell table:number-columns-repeated="1013"/>
        </table:table-row>
        <table:table-row table:style-name="ro1">
          <table:table-cell office:value-type="string">
            <text:p>brisc2025_test_0010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284">
            <text:p>0,8284</text:p>
          </table:table-cell>
          <table:table-cell office:value-type="float" office:value="0.9061">
            <text:p>0,9061</text:p>
          </table:table-cell>
          <table:table-cell office:value-type="float" office:value="0.984">
            <text:p>0,984</text:p>
          </table:table-cell>
          <table:table-cell office:value-type="float" office:value="0.8397">
            <text:p>0,8397</text:p>
          </table:table-cell>
          <table:table-cell office:value-type="float" office:value="0.9999">
            <text:p>0,9999</text:p>
          </table:table-cell>
          <table:table-cell office:value-type="float" office:value="0.9198">
            <text:p>0,9198</text:p>
          </table:table-cell>
          <table:table-cell office:value-type="float" office:value="8.54">
            <text:p>8,54</text:p>
          </table:table-cell>
          <table:table-cell table:number-columns-repeated="1013"/>
        </table:table-row>
        <table:table-row table:style-name="ro1">
          <table:table-cell office:value-type="string">
            <text:p>brisc2025_test_0010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965">
            <text:p>0,7965</text:p>
          </table:table-cell>
          <table:table-cell office:value-type="float" office:value="0.8867">
            <text:p>0,8867</text:p>
          </table:table-cell>
          <table:table-cell office:value-type="float" office:value="0.9033">
            <text:p>0,9033</text:p>
          </table:table-cell>
          <table:table-cell office:value-type="float" office:value="0.8708">
            <text:p>0,8708</text:p>
          </table:table-cell>
          <table:table-cell office:value-type="float" office:value="0.9965">
            <text:p>0,9965</text:p>
          </table:table-cell>
          <table:table-cell office:value-type="float" office:value="0.9337">
            <text:p>0,9337</text:p>
          </table:table-cell>
          <table:table-cell office:value-type="float" office:value="21.63">
            <text:p>21,63</text:p>
          </table:table-cell>
          <table:table-cell table:number-columns-repeated="1013"/>
        </table:table-row>
        <table:table-row table:style-name="ro1">
          <table:table-cell office:value-type="string">
            <text:p>brisc2025_test_0010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079">
            <text:p>0,8079</text:p>
          </table:table-cell>
          <table:table-cell office:value-type="float" office:value="0.8937">
            <text:p>0,8937</text:p>
          </table:table-cell>
          <table:table-cell office:value-type="float" office:value="0.8311">
            <text:p>0,8311</text:p>
          </table:table-cell>
          <table:table-cell office:value-type="float" office:value="0.9665">
            <text:p>0,9665</text:p>
          </table:table-cell>
          <table:table-cell office:value-type="float" office:value="0.9918">
            <text:p>0,9918</text:p>
          </table:table-cell>
          <table:table-cell office:value-type="float" office:value="0.9791">
            <text:p>0,9791</text:p>
          </table:table-cell>
          <table:table-cell office:value-type="float" office:value="15.13">
            <text:p>15,13</text:p>
          </table:table-cell>
          <table:table-cell table:number-columns-repeated="1013"/>
        </table:table-row>
        <table:table-row table:style-name="ro1">
          <table:table-cell office:value-type="string">
            <text:p>brisc2025_test_0010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17">
            <text:p>0,917</text:p>
          </table:table-cell>
          <table:table-cell office:value-type="float" office:value="0.9567">
            <text:p>0,9567</text:p>
          </table:table-cell>
          <table:table-cell office:value-type="float" office:value="0.9731">
            <text:p>0,9731</text:p>
          </table:table-cell>
          <table:table-cell office:value-type="float" office:value="0.9409">
            <text:p>0,9409</text:p>
          </table:table-cell>
          <table:table-cell office:value-type="float" office:value="0.9996">
            <text:p>0,9996</text:p>
          </table:table-cell>
          <table:table-cell office:value-type="float" office:value="0.9702">
            <text:p>0,970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10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12">
            <text:p>0,9412</text:p>
          </table:table-cell>
          <table:table-cell office:value-type="float" office:value="0.9697">
            <text:p>0,9697</text:p>
          </table:table-cell>
          <table:table-cell office:value-type="float" office:value="0.9645">
            <text:p>0,9645</text:p>
          </table:table-cell>
          <table:table-cell office:value-type="float" office:value="0.975">
            <text:p>0,975</text:p>
          </table:table-cell>
          <table:table-cell office:value-type="float" office:value="0.9995">
            <text:p>0,9995</text:p>
          </table:table-cell>
          <table:table-cell office:value-type="float" office:value="0.9873">
            <text:p>0,9873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11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52">
            <text:p>0,9352</text:p>
          </table:table-cell>
          <table:table-cell office:value-type="float" office:value="0.9665">
            <text:p>0,9665</text:p>
          </table:table-cell>
          <table:table-cell office:value-type="float" office:value="0.9416">
            <text:p>0,9416</text:p>
          </table:table-cell>
          <table:table-cell office:value-type="float" office:value="0.9928">
            <text:p>0,9928</text:p>
          </table:table-cell>
          <table:table-cell office:value-type="float" office:value="0.9986">
            <text:p>0,9986</text:p>
          </table:table-cell>
          <table:table-cell office:value-type="float" office:value="0.9957">
            <text:p>0,9957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111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19">
            <text:p>0,9019</text:p>
          </table:table-cell>
          <table:table-cell office:value-type="float" office:value="0.9484">
            <text:p>0,9484</text:p>
          </table:table-cell>
          <table:table-cell office:value-type="float" office:value="0.9479">
            <text:p>0,9479</text:p>
          </table:table-cell>
          <table:table-cell office:value-type="float" office:value="0.949">
            <text:p>0,949</text:p>
          </table:table-cell>
          <table:table-cell office:value-type="float" office:value="0.9998">
            <text:p>0,9998</text:p>
          </table:table-cell>
          <table:table-cell office:value-type="float" office:value="0.9744">
            <text:p>0,9744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11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0986">
            <text:p>0,0986</text:p>
          </table:table-cell>
          <table:table-cell office:value-type="float" office:value="0.1795">
            <text:p>0,1795</text:p>
          </table:table-cell>
          <table:table-cell office:value-type="float" office:value="0.1023">
            <text:p>0,1023</text:p>
          </table:table-cell>
          <table:table-cell office:value-type="float" office:value="0.7302">
            <text:p>0,7302</text:p>
          </table:table-cell>
          <table:table-cell office:value-type="float" office:value="0.9736">
            <text:p>0,9736</text:p>
          </table:table-cell>
          <table:table-cell office:value-type="float" office:value="0.8519">
            <text:p>0,8519</text:p>
          </table:table-cell>
          <table:table-cell office:value-type="float" office:value="58.73">
            <text:p>58,73</text:p>
          </table:table-cell>
          <table:table-cell table:number-columns-repeated="1013"/>
        </table:table-row>
        <table:table-row table:style-name="ro1">
          <table:table-cell office:value-type="string">
            <text:p>brisc2025_test_0011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989">
            <text:p>0,4989</text:p>
          </table:table-cell>
          <table:table-cell office:value-type="float" office:value="0.6657">
            <text:p>0,6657</text:p>
          </table:table-cell>
          <table:table-cell office:value-type="float" office:value="0.5002">
            <text:p>0,5002</text:p>
          </table:table-cell>
          <table:table-cell office:value-type="float" office:value="0.9946">
            <text:p>0,9946</text:p>
          </table:table-cell>
          <table:table-cell office:value-type="float" office:value="0.9872">
            <text:p>0,9872</text:p>
          </table:table-cell>
          <table:table-cell office:value-type="float" office:value="0.9909">
            <text:p>0,9909</text:p>
          </table:table-cell>
          <table:table-cell office:value-type="float" office:value="48.41">
            <text:p>48,41</text:p>
          </table:table-cell>
          <table:table-cell table:number-columns-repeated="1013"/>
        </table:table-row>
        <table:table-row table:style-name="ro1">
          <table:table-cell office:value-type="string">
            <text:p>brisc2025_test_0011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53">
            <text:p>0,8453</text:p>
          </table:table-cell>
          <table:table-cell office:value-type="float" office:value="0.9161">
            <text:p>0,9161</text:p>
          </table:table-cell>
          <table:table-cell office:value-type="float" office:value="0.9352">
            <text:p>0,9352</text:p>
          </table:table-cell>
          <table:table-cell office:value-type="float" office:value="0.8979">
            <text:p>0,8979</text:p>
          </table:table-cell>
          <table:table-cell office:value-type="float" office:value="0.998">
            <text:p>0,998</text:p>
          </table:table-cell>
          <table:table-cell office:value-type="float" office:value="0.9479">
            <text:p>0,9479</text:p>
          </table:table-cell>
          <table:table-cell office:value-type="float" office:value="21.21">
            <text:p>21,21</text:p>
          </table:table-cell>
          <table:table-cell table:number-columns-repeated="1013"/>
        </table:table-row>
        <table:table-row table:style-name="ro1">
          <table:table-cell office:value-type="string">
            <text:p>brisc2025_test_0011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41">
            <text:p>0,8541</text:p>
          </table:table-cell>
          <table:table-cell office:value-type="float" office:value="0.9213">
            <text:p>0,9213</text:p>
          </table:table-cell>
          <table:table-cell office:value-type="float" office:value="0.9413">
            <text:p>0,9413</text:p>
          </table:table-cell>
          <table:table-cell office:value-type="float" office:value="0.9021">
            <text:p>0,9021</text:p>
          </table:table-cell>
          <table:table-cell office:value-type="float" office:value="0.9996">
            <text:p>0,9996</text:p>
          </table:table-cell>
          <table:table-cell office:value-type="float" office:value="0.9508">
            <text:p>0,9508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11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253">
            <text:p>0,7253</text:p>
          </table:table-cell>
          <table:table-cell office:value-type="float" office:value="0.8408">
            <text:p>0,8408</text:p>
          </table:table-cell>
          <table:table-cell office:value-type="float" office:value="0.7419">
            <text:p>0,7419</text:p>
          </table:table-cell>
          <table:table-cell office:value-type="float" office:value="0.9701">
            <text:p>0,9701</text:p>
          </table:table-cell>
          <table:table-cell office:value-type="float" office:value="0.9981">
            <text:p>0,9981</text:p>
          </table:table-cell>
          <table:table-cell office:value-type="float" office:value="0.9841">
            <text:p>0,9841</text:p>
          </table:table-cell>
          <table:table-cell office:value-type="float" office:value="13.42">
            <text:p>13,42</text:p>
          </table:table-cell>
          <table:table-cell table:number-columns-repeated="1013"/>
        </table:table-row>
        <table:table-row table:style-name="ro1">
          <table:table-cell office:value-type="string">
            <text:p>brisc2025_test_0011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82">
            <text:p>0,8782</text:p>
          </table:table-cell>
          <table:table-cell office:value-type="float" office:value="0.9351">
            <text:p>0,9351</text:p>
          </table:table-cell>
          <table:table-cell office:value-type="float" office:value="0.9692">
            <text:p>0,9692</text:p>
          </table:table-cell>
          <table:table-cell office:value-type="float" office:value="0.9034">
            <text:p>0,9034</text:p>
          </table:table-cell>
          <table:table-cell office:value-type="float" office:value="0.9997">
            <text:p>0,9997</text:p>
          </table:table-cell>
          <table:table-cell office:value-type="float" office:value="0.9515">
            <text:p>0,9515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11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46">
            <text:p>0,8546</text:p>
          </table:table-cell>
          <table:table-cell office:value-type="float" office:value="0.9216">
            <text:p>0,9216</text:p>
          </table:table-cell>
          <table:table-cell office:value-type="float" office:value="0.9594">
            <text:p>0,9594</text:p>
          </table:table-cell>
          <table:table-cell office:value-type="float" office:value="0.8867">
            <text:p>0,8867</text:p>
          </table:table-cell>
          <table:table-cell office:value-type="float" office:value="0.9996">
            <text:p>0,9996</text:p>
          </table:table-cell>
          <table:table-cell office:value-type="float" office:value="0.9431">
            <text:p>0,9431</text:p>
          </table:table-cell>
          <table:table-cell office:value-type="float" office:value="7.81">
            <text:p>7,81</text:p>
          </table:table-cell>
          <table:table-cell table:number-columns-repeated="1013"/>
        </table:table-row>
        <table:table-row table:style-name="ro1">
          <table:table-cell office:value-type="string">
            <text:p>brisc2025_test_0011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691">
            <text:p>0,5691</text:p>
          </table:table-cell>
          <table:table-cell office:value-type="float" office:value="0.7254">
            <text:p>0,7254</text:p>
          </table:table-cell>
          <table:table-cell office:value-type="float" office:value="0.5953">
            <text:p>0,5953</text:p>
          </table:table-cell>
          <table:table-cell office:value-type="float" office:value="0.9281">
            <text:p>0,9281</text:p>
          </table:table-cell>
          <table:table-cell office:value-type="float" office:value="0.9895">
            <text:p>0,9895</text:p>
          </table:table-cell>
          <table:table-cell office:value-type="float" office:value="0.9588">
            <text:p>0,9588</text:p>
          </table:table-cell>
          <table:table-cell office:value-type="float" office:value="36.12">
            <text:p>36,12</text:p>
          </table:table-cell>
          <table:table-cell table:number-columns-repeated="1013"/>
        </table:table-row>
        <table:table-row table:style-name="ro1">
          <table:table-cell office:value-type="string">
            <text:p>brisc2025_test_0012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79">
            <text:p>0,9079</text:p>
          </table:table-cell>
          <table:table-cell office:value-type="float" office:value="0.9517">
            <text:p>0,9517</text:p>
          </table:table-cell>
          <table:table-cell office:value-type="float" office:value="0.9461">
            <text:p>0,9461</text:p>
          </table:table-cell>
          <table:table-cell office:value-type="float" office:value="0.9575">
            <text:p>0,9575</text:p>
          </table:table-cell>
          <table:table-cell office:value-type="float" office:value="0.9995">
            <text:p>0,9995</text:p>
          </table:table-cell>
          <table:table-cell office:value-type="float" office:value="0.9785">
            <text:p>0,978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121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34">
            <text:p>0,8934</text:p>
          </table:table-cell>
          <table:table-cell office:value-type="float" office:value="0.9437">
            <text:p>0,9437</text:p>
          </table:table-cell>
          <table:table-cell office:value-type="float" office:value="0.9727">
            <text:p>0,9727</text:p>
          </table:table-cell>
          <table:table-cell office:value-type="float" office:value="0.9164">
            <text:p>0,9164</text:p>
          </table:table-cell>
          <table:table-cell office:value-type="float" office:value="0.9992">
            <text:p>0,9992</text:p>
          </table:table-cell>
          <table:table-cell office:value-type="float" office:value="0.9578">
            <text:p>0,9578</text:p>
          </table:table-cell>
          <table:table-cell office:value-type="float" office:value="14.32">
            <text:p>14,32</text:p>
          </table:table-cell>
          <table:table-cell table:number-columns-repeated="1013"/>
        </table:table-row>
        <table:table-row table:style-name="ro1">
          <table:table-cell office:value-type="string">
            <text:p>brisc2025_test_0012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777">
            <text:p>0,6777</text:p>
          </table:table-cell>
          <table:table-cell office:value-type="float" office:value="0.8079">
            <text:p>0,8079</text:p>
          </table:table-cell>
          <table:table-cell office:value-type="float" office:value="0.6879">
            <text:p>0,6879</text:p>
          </table:table-cell>
          <table:table-cell office:value-type="float" office:value="0.9786">
            <text:p>0,9786</text:p>
          </table:table-cell>
          <table:table-cell office:value-type="float" office:value="0.995">
            <text:p>0,995</text:p>
          </table:table-cell>
          <table:table-cell office:value-type="float" office:value="0.9868">
            <text:p>0,9868</text:p>
          </table:table-cell>
          <table:table-cell office:value-type="float" office:value="16.76">
            <text:p>16,76</text:p>
          </table:table-cell>
          <table:table-cell table:number-columns-repeated="1013"/>
        </table:table-row>
        <table:table-row table:style-name="ro1">
          <table:table-cell office:value-type="string">
            <text:p>brisc2025_test_0012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678">
            <text:p>0,3678</text:p>
          </table:table-cell>
          <table:table-cell office:value-type="float" office:value="0.5378">
            <text:p>0,5378</text:p>
          </table:table-cell>
          <table:table-cell office:value-type="float" office:value="0.3778">
            <text:p>0,3778</text:p>
          </table:table-cell>
          <table:table-cell office:value-type="float" office:value="0.9328">
            <text:p>0,9328</text:p>
          </table:table-cell>
          <table:table-cell office:value-type="float" office:value="0.9818">
            <text:p>0,9818</text:p>
          </table:table-cell>
          <table:table-cell office:value-type="float" office:value="0.9573">
            <text:p>0,9573</text:p>
          </table:table-cell>
          <table:table-cell office:value-type="float" office:value="35.78">
            <text:p>35,78</text:p>
          </table:table-cell>
          <table:table-cell table:number-columns-repeated="1013"/>
        </table:table-row>
        <table:table-row table:style-name="ro1">
          <table:table-cell office:value-type="string">
            <text:p>brisc2025_test_0012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842">
            <text:p>0,4842</text:p>
          </table:table-cell>
          <table:table-cell office:value-type="float" office:value="0.6525">
            <text:p>0,6525</text:p>
          </table:table-cell>
          <table:table-cell office:value-type="float" office:value="0.992">
            <text:p>0,992</text:p>
          </table:table-cell>
          <table:table-cell office:value-type="float" office:value="0.4861">
            <text:p>0,4861</text:p>
          </table:table-cell>
          <table:table-cell office:value-type="float" office:value="1">
            <text:p>1</text:p>
          </table:table-cell>
          <table:table-cell office:value-type="float" office:value="0.743">
            <text:p>0,743</text:p>
          </table:table-cell>
          <table:table-cell office:value-type="float" office:value="31.06">
            <text:p>31,06</text:p>
          </table:table-cell>
          <table:table-cell table:number-columns-repeated="1013"/>
        </table:table-row>
        <table:table-row table:style-name="ro1">
          <table:table-cell office:value-type="string">
            <text:p>brisc2025_test_0012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488">
            <text:p>0,7488</text:p>
          </table:table-cell>
          <table:table-cell office:value-type="float" office:value="0.8564">
            <text:p>0,8564</text:p>
          </table:table-cell>
          <table:table-cell office:value-type="float" office:value="0.8106">
            <text:p>0,8106</text:p>
          </table:table-cell>
          <table:table-cell office:value-type="float" office:value="0.9076">
            <text:p>0,9076</text:p>
          </table:table-cell>
          <table:table-cell office:value-type="float" office:value="0.9983">
            <text:p>0,9983</text:p>
          </table:table-cell>
          <table:table-cell office:value-type="float" office:value="0.9529">
            <text:p>0,9529</text:p>
          </table:table-cell>
          <table:table-cell office:value-type="float" office:value="12.21">
            <text:p>12,21</text:p>
          </table:table-cell>
          <table:table-cell table:number-columns-repeated="1013"/>
        </table:table-row>
        <table:table-row table:style-name="ro1">
          <table:table-cell office:value-type="string">
            <text:p>brisc2025_test_0012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325">
            <text:p>0,8325</text:p>
          </table:table-cell>
          <table:table-cell office:value-type="float" office:value="0.9086">
            <text:p>0,9086</text:p>
          </table:table-cell>
          <table:table-cell office:value-type="float" office:value="0.9554">
            <text:p>0,9554</text:p>
          </table:table-cell>
          <table:table-cell office:value-type="float" office:value="0.8661">
            <text:p>0,8661</text:p>
          </table:table-cell>
          <table:table-cell office:value-type="float" office:value="0.9996">
            <text:p>0,9996</text:p>
          </table:table-cell>
          <table:table-cell office:value-type="float" office:value="0.9329">
            <text:p>0,9329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12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8">
            <text:p>0,948</text:p>
          </table:table-cell>
          <table:table-cell office:value-type="float" office:value="0.9733">
            <text:p>0,9733</text:p>
          </table:table-cell>
          <table:table-cell office:value-type="float" office:value="0.965">
            <text:p>0,965</text:p>
          </table:table-cell>
          <table:table-cell office:value-type="float" office:value="0.9818">
            <text:p>0,9818</text:p>
          </table:table-cell>
          <table:table-cell office:value-type="float" office:value="0.9996">
            <text:p>0,9996</text:p>
          </table:table-cell>
          <table:table-cell office:value-type="float" office:value="0.9907">
            <text:p>0,990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12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893">
            <text:p>0,7893</text:p>
          </table:table-cell>
          <table:table-cell office:value-type="float" office:value="0.8823">
            <text:p>0,8823</text:p>
          </table:table-cell>
          <table:table-cell office:value-type="float" office:value="0.8994">
            <text:p>0,8994</text:p>
          </table:table-cell>
          <table:table-cell office:value-type="float" office:value="0.8658">
            <text:p>0,8658</text:p>
          </table:table-cell>
          <table:table-cell office:value-type="float" office:value="0.9993">
            <text:p>0,9993</text:p>
          </table:table-cell>
          <table:table-cell office:value-type="float" office:value="0.9326">
            <text:p>0,9326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12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58">
            <text:p>0,9058</text:p>
          </table:table-cell>
          <table:table-cell office:value-type="float" office:value="0.9506">
            <text:p>0,9506</text:p>
          </table:table-cell>
          <table:table-cell office:value-type="float" office:value="0.9339">
            <text:p>0,9339</text:p>
          </table:table-cell>
          <table:table-cell office:value-type="float" office:value="0.9679">
            <text:p>0,9679</text:p>
          </table:table-cell>
          <table:table-cell office:value-type="float" office:value="0.9993">
            <text:p>0,9993</text:p>
          </table:table-cell>
          <table:table-cell office:value-type="float" office:value="0.9836">
            <text:p>0,983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13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153">
            <text:p>0,7153</text:p>
          </table:table-cell>
          <table:table-cell office:value-type="float" office:value="0.834">
            <text:p>0,834</text:p>
          </table:table-cell>
          <table:table-cell office:value-type="float" office:value="0.9894">
            <text:p>0,9894</text:p>
          </table:table-cell>
          <table:table-cell office:value-type="float" office:value="0.7208">
            <text:p>0,7208</text:p>
          </table:table-cell>
          <table:table-cell office:value-type="float" office:value="0.9998">
            <text:p>0,9998</text:p>
          </table:table-cell>
          <table:table-cell office:value-type="float" office:value="0.8603">
            <text:p>0,8603</text:p>
          </table:table-cell>
          <table:table-cell office:value-type="float" office:value="26.93">
            <text:p>26,93</text:p>
          </table:table-cell>
          <table:table-cell table:number-columns-repeated="1013"/>
        </table:table-row>
        <table:table-row table:style-name="ro1">
          <table:table-cell office:value-type="string">
            <text:p>brisc2025_test_00131_gl_co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3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819">
            <text:p>0,9819</text:p>
          </table:table-cell>
          <table:table-cell office:value-type="float" office:value="0.4909">
            <text:p>0,4909</text:p>
          </table:table-cell>
          <table:table-cell office:value-type="float" office:value="106.1">
            <text:p>106,1</text:p>
          </table:table-cell>
          <table:table-cell table:number-columns-repeated="1013"/>
        </table:table-row>
        <table:table-row table:style-name="ro1">
          <table:table-cell office:value-type="string">
            <text:p>brisc2025_test_0013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8">
            <text:p>0,948</text:p>
          </table:table-cell>
          <table:table-cell office:value-type="float" office:value="0.9733">
            <text:p>0,9733</text:p>
          </table:table-cell>
          <table:table-cell office:value-type="float" office:value="0.9684">
            <text:p>0,9684</text:p>
          </table:table-cell>
          <table:table-cell office:value-type="float" office:value="0.9783">
            <text:p>0,9783</text:p>
          </table:table-cell>
          <table:table-cell office:value-type="float" office:value="0.9997">
            <text:p>0,9997</text:p>
          </table:table-cell>
          <table:table-cell office:value-type="float" office:value="0.989">
            <text:p>0,989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13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09">
            <text:p>0,8909</text:p>
          </table:table-cell>
          <table:table-cell office:value-type="float" office:value="0.9423">
            <text:p>0,9423</text:p>
          </table:table-cell>
          <table:table-cell office:value-type="float" office:value="0.9992">
            <text:p>0,9992</text:p>
          </table:table-cell>
          <table:table-cell office:value-type="float" office:value="0.8915">
            <text:p>0,8915</text:p>
          </table:table-cell>
          <table:table-cell office:value-type="float" office:value="1">
            <text:p>1</text:p>
          </table:table-cell>
          <table:table-cell office:value-type="float" office:value="0.9457">
            <text:p>0,9457</text:p>
          </table:table-cell>
          <table:table-cell office:value-type="float" office:value="9.43">
            <text:p>9,43</text:p>
          </table:table-cell>
          <table:table-cell table:number-columns-repeated="1013"/>
        </table:table-row>
        <table:table-row table:style-name="ro1">
          <table:table-cell office:value-type="string">
            <text:p>brisc2025_test_0013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587">
            <text:p>0,3587</text:p>
          </table:table-cell>
          <table:table-cell office:value-type="float" office:value="0.528">
            <text:p>0,528</text:p>
          </table:table-cell>
          <table:table-cell office:value-type="float" office:value="0.3611">
            <text:p>0,3611</text:p>
          </table:table-cell>
          <table:table-cell office:value-type="float" office:value="0.9817">
            <text:p>0,9817</text:p>
          </table:table-cell>
          <table:table-cell office:value-type="float" office:value="0.9851">
            <text:p>0,9851</text:p>
          </table:table-cell>
          <table:table-cell office:value-type="float" office:value="0.9834">
            <text:p>0,9834</text:p>
          </table:table-cell>
          <table:table-cell office:value-type="float" office:value="91.27">
            <text:p>91,27</text:p>
          </table:table-cell>
          <table:table-cell table:number-columns-repeated="1013"/>
        </table:table-row>
        <table:table-row table:style-name="ro1">
          <table:table-cell office:value-type="string">
            <text:p>brisc2025_test_0013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299">
            <text:p>0,6299</text:p>
          </table:table-cell>
          <table:table-cell office:value-type="float" office:value="0.7729">
            <text:p>0,7729</text:p>
          </table:table-cell>
          <table:table-cell office:value-type="float" office:value="0.6428">
            <text:p>0,6428</text:p>
          </table:table-cell>
          <table:table-cell office:value-type="float" office:value="0.9689">
            <text:p>0,9689</text:p>
          </table:table-cell>
          <table:table-cell office:value-type="float" office:value="0.9925">
            <text:p>0,9925</text:p>
          </table:table-cell>
          <table:table-cell office:value-type="float" office:value="0.9807">
            <text:p>0,9807</text:p>
          </table:table-cell>
          <table:table-cell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string">
            <text:p>brisc2025_test_0013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505">
            <text:p>0,4505</text:p>
          </table:table-cell>
          <table:table-cell office:value-type="float" office:value="0.6212">
            <text:p>0,6212</text:p>
          </table:table-cell>
          <table:table-cell office:value-type="float" office:value="0.9913">
            <text:p>0,9913</text:p>
          </table:table-cell>
          <table:table-cell office:value-type="float" office:value="0.4523">
            <text:p>0,4523</text:p>
          </table:table-cell>
          <table:table-cell office:value-type="float" office:value="1">
            <text:p>1</text:p>
          </table:table-cell>
          <table:table-cell office:value-type="float" office:value="0.7261">
            <text:p>0,7261</text:p>
          </table:table-cell>
          <table:table-cell office:value-type="float" office:value="39.05">
            <text:p>39,05</text:p>
          </table:table-cell>
          <table:table-cell table:number-columns-repeated="1013"/>
        </table:table-row>
        <table:table-row table:style-name="ro1">
          <table:table-cell office:value-type="string">
            <text:p>brisc2025_test_0013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78">
            <text:p>0,8978</text:p>
          </table:table-cell>
          <table:table-cell office:value-type="float" office:value="0.9461">
            <text:p>0,9461</text:p>
          </table:table-cell>
          <table:table-cell office:value-type="float" office:value="0.9865">
            <text:p>0,9865</text:p>
          </table:table-cell>
          <table:table-cell office:value-type="float" office:value="0.9089">
            <text:p>0,9089</text:p>
          </table:table-cell>
          <table:table-cell office:value-type="float" office:value="0.9997">
            <text:p>0,9997</text:p>
          </table:table-cell>
          <table:table-cell office:value-type="float" office:value="0.9543">
            <text:p>0,9543</text:p>
          </table:table-cell>
          <table:table-cell office:value-type="float" office:value="11.66">
            <text:p>11,66</text:p>
          </table:table-cell>
          <table:table-cell table:number-columns-repeated="1013"/>
        </table:table-row>
        <table:table-row table:style-name="ro1">
          <table:table-cell office:value-type="string">
            <text:p>brisc2025_test_0013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16">
            <text:p>0,8816</text:p>
          </table:table-cell>
          <table:table-cell office:value-type="float" office:value="0.9371">
            <text:p>0,9371</text:p>
          </table:table-cell>
          <table:table-cell office:value-type="float" office:value="0.9629">
            <text:p>0,9629</text:p>
          </table:table-cell>
          <table:table-cell office:value-type="float" office:value="0.9126">
            <text:p>0,9126</text:p>
          </table:table-cell>
          <table:table-cell office:value-type="float" office:value="0.9997">
            <text:p>0,9997</text:p>
          </table:table-cell>
          <table:table-cell office:value-type="float" office:value="0.9562">
            <text:p>0,9562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140_gl_co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41_gl_co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4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28">
            <text:p>0,8728</text:p>
          </table:table-cell>
          <table:table-cell office:value-type="float" office:value="0.9321">
            <text:p>0,9321</text:p>
          </table:table-cell>
          <table:table-cell office:value-type="float" office:value="0.9181">
            <text:p>0,9181</text:p>
          </table:table-cell>
          <table:table-cell office:value-type="float" office:value="0.9466">
            <text:p>0,9466</text:p>
          </table:table-cell>
          <table:table-cell office:value-type="float" office:value="0.9998">
            <text:p>0,9998</text:p>
          </table:table-cell>
          <table:table-cell office:value-type="float" office:value="0.9732">
            <text:p>0,9732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14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547">
            <text:p>0,4547</text:p>
          </table:table-cell>
          <table:table-cell office:value-type="float" office:value="0.6252">
            <text:p>0,6252</text:p>
          </table:table-cell>
          <table:table-cell office:value-type="float" office:value="0.745">
            <text:p>0,745</text:p>
          </table:table-cell>
          <table:table-cell office:value-type="float" office:value="0.5385">
            <text:p>0,5385</text:p>
          </table:table-cell>
          <table:table-cell office:value-type="float" office:value="0.9983">
            <text:p>0,9983</text:p>
          </table:table-cell>
          <table:table-cell office:value-type="float" office:value="0.7684">
            <text:p>0,7684</text:p>
          </table:table-cell>
          <table:table-cell office:value-type="float" office:value="41.4">
            <text:p>41,4</text:p>
          </table:table-cell>
          <table:table-cell table:number-columns-repeated="1013"/>
        </table:table-row>
        <table:table-row table:style-name="ro1">
          <table:table-cell office:value-type="string">
            <text:p>brisc2025_test_00144_gl_co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4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503">
            <text:p>0,5503</text:p>
          </table:table-cell>
          <table:table-cell office:value-type="float" office:value="0.71">
            <text:p>0,71</text:p>
          </table:table-cell>
          <table:table-cell office:value-type="float" office:value="0.7097">
            <text:p>0,7097</text:p>
          </table:table-cell>
          <table:table-cell office:value-type="float" office:value="0.7102">
            <text:p>0,7102</text:p>
          </table:table-cell>
          <table:table-cell office:value-type="float" office:value="0.9966">
            <text:p>0,9966</text:p>
          </table:table-cell>
          <table:table-cell office:value-type="float" office:value="0.8534">
            <text:p>0,8534</text:p>
          </table:table-cell>
          <table:table-cell office:value-type="float" office:value="10.63">
            <text:p>10,63</text:p>
          </table:table-cell>
          <table:table-cell table:number-columns-repeated="1013"/>
        </table:table-row>
        <table:table-row table:style-name="ro1">
          <table:table-cell office:value-type="string">
            <text:p>brisc2025_test_0014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056">
            <text:p>0,5056</text:p>
          </table:table-cell>
          <table:table-cell office:value-type="float" office:value="0.6716">
            <text:p>0,6716</text:p>
          </table:table-cell>
          <table:table-cell office:value-type="float" office:value="0.533">
            <text:p>0,533</text:p>
          </table:table-cell>
          <table:table-cell office:value-type="float" office:value="0.9077">
            <text:p>0,9077</text:p>
          </table:table-cell>
          <table:table-cell office:value-type="float" office:value="0.998">
            <text:p>0,998</text:p>
          </table:table-cell>
          <table:table-cell office:value-type="float" office:value="0.9529">
            <text:p>0,9529</text:p>
          </table:table-cell>
          <table:table-cell office:value-type="float" office:value="19.1">
            <text:p>19,1</text:p>
          </table:table-cell>
          <table:table-cell table:number-columns-repeated="1013"/>
        </table:table-row>
        <table:table-row table:style-name="ro1">
          <table:table-cell office:value-type="string">
            <text:p>brisc2025_test_0014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19">
            <text:p>0,9419</text:p>
          </table:table-cell>
          <table:table-cell office:value-type="float" office:value="0.9701">
            <text:p>0,9701</text:p>
          </table:table-cell>
          <table:table-cell office:value-type="float" office:value="0.9894">
            <text:p>0,9894</text:p>
          </table:table-cell>
          <table:table-cell office:value-type="float" office:value="0.9515">
            <text:p>0,9515</text:p>
          </table:table-cell>
          <table:table-cell office:value-type="float" office:value="0.9999">
            <text:p>0,9999</text:p>
          </table:table-cell>
          <table:table-cell office:value-type="float" office:value="0.9757">
            <text:p>0,9757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14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44">
            <text:p>0,9444</text:p>
          </table:table-cell>
          <table:table-cell office:value-type="float" office:value="0.9714">
            <text:p>0,9714</text:p>
          </table:table-cell>
          <table:table-cell office:value-type="float" office:value="0.9599">
            <text:p>0,9599</text:p>
          </table:table-cell>
          <table:table-cell office:value-type="float" office:value="0.9833">
            <text:p>0,9833</text:p>
          </table:table-cell>
          <table:table-cell office:value-type="float" office:value="0.9997">
            <text:p>0,9997</text:p>
          </table:table-cell>
          <table:table-cell office:value-type="float" office:value="0.9915">
            <text:p>0,9915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14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77">
            <text:p>0,8777</text:p>
          </table:table-cell>
          <table:table-cell office:value-type="float" office:value="0.9349">
            <text:p>0,9349</text:p>
          </table:table-cell>
          <table:table-cell office:value-type="float" office:value="0.9389">
            <text:p>0,9389</text:p>
          </table:table-cell>
          <table:table-cell office:value-type="float" office:value="0.9309">
            <text:p>0,9309</text:p>
          </table:table-cell>
          <table:table-cell office:value-type="float" office:value="0.9996">
            <text:p>0,9996</text:p>
          </table:table-cell>
          <table:table-cell office:value-type="float" office:value="0.9653">
            <text:p>0,9653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15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549">
            <text:p>0,6549</text:p>
          </table:table-cell>
          <table:table-cell office:value-type="float" office:value="0.7914">
            <text:p>0,7914</text:p>
          </table:table-cell>
          <table:table-cell office:value-type="float" office:value="0.7004">
            <text:p>0,7004</text:p>
          </table:table-cell>
          <table:table-cell office:value-type="float" office:value="0.9096">
            <text:p>0,9096</text:p>
          </table:table-cell>
          <table:table-cell office:value-type="float" office:value="0.9968">
            <text:p>0,9968</text:p>
          </table:table-cell>
          <table:table-cell office:value-type="float" office:value="0.9532">
            <text:p>0,9532</text:p>
          </table:table-cell>
          <table:table-cell office:value-type="float" office:value="15.26">
            <text:p>15,26</text:p>
          </table:table-cell>
          <table:table-cell table:number-columns-repeated="1013"/>
        </table:table-row>
        <table:table-row table:style-name="ro1">
          <table:table-cell office:value-type="string">
            <text:p>brisc2025_test_00151_gl_co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5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57">
            <text:p>0,8857</text:p>
          </table:table-cell>
          <table:table-cell office:value-type="float" office:value="0.9394">
            <text:p>0,9394</text:p>
          </table:table-cell>
          <table:table-cell office:value-type="float" office:value="0.9191">
            <text:p>0,9191</text:p>
          </table:table-cell>
          <table:table-cell office:value-type="float" office:value="0.9605">
            <text:p>0,9605</text:p>
          </table:table-cell>
          <table:table-cell office:value-type="float" office:value="0.9975">
            <text:p>0,9975</text:p>
          </table:table-cell>
          <table:table-cell office:value-type="float" office:value="0.979">
            <text:p>0,979</text:p>
          </table:table-cell>
          <table:table-cell office:value-type="float" office:value="16.28">
            <text:p>16,28</text:p>
          </table:table-cell>
          <table:table-cell table:number-columns-repeated="1013"/>
        </table:table-row>
        <table:table-row table:style-name="ro1">
          <table:table-cell office:value-type="string">
            <text:p>brisc2025_test_0015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69">
            <text:p>0,9369</text:p>
          </table:table-cell>
          <table:table-cell office:value-type="float" office:value="0.9674">
            <text:p>0,9674</text:p>
          </table:table-cell>
          <table:table-cell office:value-type="float" office:value="0.9627">
            <text:p>0,9627</text:p>
          </table:table-cell>
          <table:table-cell office:value-type="float" office:value="0.9722">
            <text:p>0,9722</text:p>
          </table:table-cell>
          <table:table-cell office:value-type="float" office:value="0.9994">
            <text:p>0,9994</text:p>
          </table:table-cell>
          <table:table-cell office:value-type="float" office:value="0.9858">
            <text:p>0,9858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15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29">
            <text:p>0,729</text:p>
          </table:table-cell>
          <table:table-cell office:value-type="float" office:value="0.8432">
            <text:p>0,8432</text:p>
          </table:table-cell>
          <table:table-cell office:value-type="float" office:value="0.8586">
            <text:p>0,8586</text:p>
          </table:table-cell>
          <table:table-cell office:value-type="float" office:value="0.8284">
            <text:p>0,8284</text:p>
          </table:table-cell>
          <table:table-cell office:value-type="float" office:value="0.9973">
            <text:p>0,9973</text:p>
          </table:table-cell>
          <table:table-cell office:value-type="float" office:value="0.9128">
            <text:p>0,9128</text:p>
          </table:table-cell>
          <table:table-cell office:value-type="float" office:value="23.19">
            <text:p>23,19</text:p>
          </table:table-cell>
          <table:table-cell table:number-columns-repeated="1013"/>
        </table:table-row>
        <table:table-row table:style-name="ro1">
          <table:table-cell office:value-type="string">
            <text:p>brisc2025_test_0015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06">
            <text:p>0,8906</text:p>
          </table:table-cell>
          <table:table-cell office:value-type="float" office:value="0.9422">
            <text:p>0,9422</text:p>
          </table:table-cell>
          <table:table-cell office:value-type="float" office:value="0.97">
            <text:p>0,97</text:p>
          </table:table-cell>
          <table:table-cell office:value-type="float" office:value="0.9159">
            <text:p>0,9159</text:p>
          </table:table-cell>
          <table:table-cell office:value-type="float" office:value="0.998">
            <text:p>0,998</text:p>
          </table:table-cell>
          <table:table-cell office:value-type="float" office:value="0.9569">
            <text:p>0,9569</text:p>
          </table:table-cell>
          <table:table-cell office:value-type="float" office:value="16.12">
            <text:p>16,12</text:p>
          </table:table-cell>
          <table:table-cell table:number-columns-repeated="1013"/>
        </table:table-row>
        <table:table-row table:style-name="ro1">
          <table:table-cell office:value-type="string">
            <text:p>brisc2025_test_0015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607">
            <text:p>0,6607</text:p>
          </table:table-cell>
          <table:table-cell office:value-type="float" office:value="0.7957">
            <text:p>0,7957</text:p>
          </table:table-cell>
          <table:table-cell office:value-type="float" office:value="0.6963">
            <text:p>0,6963</text:p>
          </table:table-cell>
          <table:table-cell office:value-type="float" office:value="0.9281">
            <text:p>0,9281</text:p>
          </table:table-cell>
          <table:table-cell office:value-type="float" office:value="0.988">
            <text:p>0,988</text:p>
          </table:table-cell>
          <table:table-cell office:value-type="float" office:value="0.9581">
            <text:p>0,9581</text:p>
          </table:table-cell>
          <table:table-cell office:value-type="float" office:value="22.09">
            <text:p>22,09</text:p>
          </table:table-cell>
          <table:table-cell table:number-columns-repeated="1013"/>
        </table:table-row>
        <table:table-row table:style-name="ro1">
          <table:table-cell office:value-type="string">
            <text:p>brisc2025_test_00157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247">
            <text:p>0,7247</text:p>
          </table:table-cell>
          <table:table-cell office:value-type="float" office:value="0.8404">
            <text:p>0,8404</text:p>
          </table:table-cell>
          <table:table-cell office:value-type="float" office:value="0.9232">
            <text:p>0,9232</text:p>
          </table:table-cell>
          <table:table-cell office:value-type="float" office:value="0.7712">
            <text:p>0,7712</text:p>
          </table:table-cell>
          <table:table-cell office:value-type="float" office:value="0.9959">
            <text:p>0,9959</text:p>
          </table:table-cell>
          <table:table-cell office:value-type="float" office:value="0.8836">
            <text:p>0,8836</text:p>
          </table:table-cell>
          <table:table-cell office:value-type="float" office:value="40.8">
            <text:p>40,8</text:p>
          </table:table-cell>
          <table:table-cell table:number-columns-repeated="1013"/>
        </table:table-row>
        <table:table-row table:style-name="ro1">
          <table:table-cell office:value-type="string">
            <text:p>brisc2025_test_00158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6">
            <text:p>0,856</text:p>
          </table:table-cell>
          <table:table-cell office:value-type="float" office:value="0.9224">
            <text:p>0,9224</text:p>
          </table:table-cell>
          <table:table-cell office:value-type="float" office:value="0.8984">
            <text:p>0,8984</text:p>
          </table:table-cell>
          <table:table-cell office:value-type="float" office:value="0.9478">
            <text:p>0,9478</text:p>
          </table:table-cell>
          <table:table-cell office:value-type="float" office:value="0.9949">
            <text:p>0,9949</text:p>
          </table:table-cell>
          <table:table-cell office:value-type="float" office:value="0.9713">
            <text:p>0,9713</text:p>
          </table:table-cell>
          <table:table-cell office:value-type="float" office:value="17.72">
            <text:p>17,72</text:p>
          </table:table-cell>
          <table:table-cell table:number-columns-repeated="1013"/>
        </table:table-row>
        <table:table-row table:style-name="ro1">
          <table:table-cell office:value-type="string">
            <text:p>brisc2025_test_00159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895">
            <text:p>0,7895</text:p>
          </table:table-cell>
          <table:table-cell office:value-type="float" office:value="0.8824">
            <text:p>0,8824</text:p>
          </table:table-cell>
          <table:table-cell office:value-type="float" office:value="0.8589">
            <text:p>0,8589</text:p>
          </table:table-cell>
          <table:table-cell office:value-type="float" office:value="0.9071">
            <text:p>0,9071</text:p>
          </table:table-cell>
          <table:table-cell office:value-type="float" office:value="0.9971">
            <text:p>0,9971</text:p>
          </table:table-cell>
          <table:table-cell office:value-type="float" office:value="0.9521">
            <text:p>0,9521</text:p>
          </table:table-cell>
          <table:table-cell office:value-type="float" office:value="28.6">
            <text:p>28,6</text:p>
          </table:table-cell>
          <table:table-cell table:number-columns-repeated="1013"/>
        </table:table-row>
        <table:table-row table:style-name="ro1">
          <table:table-cell office:value-type="string">
            <text:p>brisc2025_test_00160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815">
            <text:p>0,6815</text:p>
          </table:table-cell>
          <table:table-cell office:value-type="float" office:value="0.8106">
            <text:p>0,8106</text:p>
          </table:table-cell>
          <table:table-cell office:value-type="float" office:value="0.9793">
            <text:p>0,9793</text:p>
          </table:table-cell>
          <table:table-cell office:value-type="float" office:value="0.6914">
            <text:p>0,6914</text:p>
          </table:table-cell>
          <table:table-cell office:value-type="float" office:value="0.9996">
            <text:p>0,9996</text:p>
          </table:table-cell>
          <table:table-cell office:value-type="float" office:value="0.8455">
            <text:p>0,8455</text:p>
          </table:table-cell>
          <table:table-cell office:value-type="float" office:value="39.2">
            <text:p>39,2</text:p>
          </table:table-cell>
          <table:table-cell table:number-columns-repeated="1013"/>
        </table:table-row>
        <table:table-row table:style-name="ro1">
          <table:table-cell office:value-type="string">
            <text:p>brisc2025_test_00161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39">
            <text:p>0,8439</text:p>
          </table:table-cell>
          <table:table-cell office:value-type="float" office:value="0.9154">
            <text:p>0,9154</text:p>
          </table:table-cell>
          <table:table-cell office:value-type="float" office:value="0.9516">
            <text:p>0,9516</text:p>
          </table:table-cell>
          <table:table-cell office:value-type="float" office:value="0.8818">
            <text:p>0,8818</text:p>
          </table:table-cell>
          <table:table-cell office:value-type="float" office:value="0.9983">
            <text:p>0,9983</text:p>
          </table:table-cell>
          <table:table-cell office:value-type="float" office:value="0.94">
            <text:p>0,94</text:p>
          </table:table-cell>
          <table:table-cell office:value-type="float" office:value="12.65">
            <text:p>12,65</text:p>
          </table:table-cell>
          <table:table-cell table:number-columns-repeated="1013"/>
        </table:table-row>
        <table:table-row table:style-name="ro1">
          <table:table-cell office:value-type="string">
            <text:p>brisc2025_test_00162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266">
            <text:p>0,4266</text:p>
          </table:table-cell>
          <table:table-cell office:value-type="float" office:value="0.5981">
            <text:p>0,5981</text:p>
          </table:table-cell>
          <table:table-cell office:value-type="float" office:value="0.9621">
            <text:p>0,9621</text:p>
          </table:table-cell>
          <table:table-cell office:value-type="float" office:value="0.4339">
            <text:p>0,4339</text:p>
          </table:table-cell>
          <table:table-cell office:value-type="float" office:value="0.9998">
            <text:p>0,9998</text:p>
          </table:table-cell>
          <table:table-cell office:value-type="float" office:value="0.7169">
            <text:p>0,7169</text:p>
          </table:table-cell>
          <table:table-cell office:value-type="float" office:value="125.26">
            <text:p>125,26</text:p>
          </table:table-cell>
          <table:table-cell table:number-columns-repeated="1013"/>
        </table:table-row>
        <table:table-row table:style-name="ro1">
          <table:table-cell office:value-type="string">
            <text:p>brisc2025_test_00163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291">
            <text:p>0,7291</text:p>
          </table:table-cell>
          <table:table-cell office:value-type="float" office:value="0.8433">
            <text:p>0,8433</text:p>
          </table:table-cell>
          <table:table-cell office:value-type="float" office:value="0.744">
            <text:p>0,744</text:p>
          </table:table-cell>
          <table:table-cell office:value-type="float" office:value="0.9733">
            <text:p>0,9733</text:p>
          </table:table-cell>
          <table:table-cell office:value-type="float" office:value="0.9964">
            <text:p>0,9964</text:p>
          </table:table-cell>
          <table:table-cell office:value-type="float" office:value="0.9848">
            <text:p>0,9848</text:p>
          </table:table-cell>
          <table:table-cell office:value-type="float" office:value="25.5">
            <text:p>25,5</text:p>
          </table:table-cell>
          <table:table-cell table:number-columns-repeated="1013"/>
        </table:table-row>
        <table:table-row table:style-name="ro1">
          <table:table-cell office:value-type="string">
            <text:p>brisc2025_test_00164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36">
            <text:p>0,8536</text:p>
          </table:table-cell>
          <table:table-cell office:value-type="float" office:value="0.921">
            <text:p>0,921</text:p>
          </table:table-cell>
          <table:table-cell office:value-type="float" office:value="0.8973">
            <text:p>0,8973</text:p>
          </table:table-cell>
          <table:table-cell office:value-type="float" office:value="0.946">
            <text:p>0,946</text:p>
          </table:table-cell>
          <table:table-cell office:value-type="float" office:value="0.995">
            <text:p>0,995</text:p>
          </table:table-cell>
          <table:table-cell office:value-type="float" office:value="0.9705">
            <text:p>0,9705</text:p>
          </table:table-cell>
          <table:table-cell office:value-type="float" office:value="17.26">
            <text:p>17,26</text:p>
          </table:table-cell>
          <table:table-cell table:number-columns-repeated="1013"/>
        </table:table-row>
        <table:table-row table:style-name="ro1">
          <table:table-cell office:value-type="string">
            <text:p>brisc2025_test_00165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107">
            <text:p>0,9107</text:p>
          </table:table-cell>
          <table:table-cell office:value-type="float" office:value="0.9532">
            <text:p>0,9532</text:p>
          </table:table-cell>
          <table:table-cell office:value-type="float" office:value="0.9204">
            <text:p>0,9204</text:p>
          </table:table-cell>
          <table:table-cell office:value-type="float" office:value="0.9885">
            <text:p>0,9885</text:p>
          </table:table-cell>
          <table:table-cell office:value-type="float" office:value="0.996">
            <text:p>0,996</text:p>
          </table:table-cell>
          <table:table-cell office:value-type="float" office:value="0.9922">
            <text:p>0,9922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166_gl_co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442">
            <text:p>0,4442</text:p>
          </table:table-cell>
          <table:table-cell office:value-type="float" office:value="0.6151">
            <text:p>0,6151</text:p>
          </table:table-cell>
          <table:table-cell office:value-type="float" office:value="0.4796">
            <text:p>0,4796</text:p>
          </table:table-cell>
          <table:table-cell office:value-type="float" office:value="0.8575">
            <text:p>0,8575</text:p>
          </table:table-cell>
          <table:table-cell office:value-type="float" office:value="0.9841">
            <text:p>0,9841</text:p>
          </table:table-cell>
          <table:table-cell office:value-type="float" office:value="0.9208">
            <text:p>0,9208</text:p>
          </table:table-cell>
          <table:table-cell office:value-type="float" office:value="50.7">
            <text:p>50,7</text:p>
          </table:table-cell>
          <table:table-cell table:number-columns-repeated="1013"/>
        </table:table-row>
        <table:table-row table:style-name="ro1">
          <table:table-cell office:value-type="string">
            <text:p>brisc2025_test_0016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9">
            <text:p>0,889</text:p>
          </table:table-cell>
          <table:table-cell office:value-type="float" office:value="0.9412">
            <text:p>0,9412</text:p>
          </table:table-cell>
          <table:table-cell office:value-type="float" office:value="0.9595">
            <text:p>0,9595</text:p>
          </table:table-cell>
          <table:table-cell office:value-type="float" office:value="0.9236">
            <text:p>0,9236</text:p>
          </table:table-cell>
          <table:table-cell office:value-type="float" office:value="0.9995">
            <text:p>0,9995</text:p>
          </table:table-cell>
          <table:table-cell office:value-type="float" office:value="0.9616">
            <text:p>0,9616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16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83">
            <text:p>0,9983</text:p>
          </table:table-cell>
          <table:table-cell office:value-type="float" office:value="0.4992">
            <text:p>0,4992</text:p>
          </table:table-cell>
          <table:table-cell office:value-type="float" office:value="229.8">
            <text:p>229,8</text:p>
          </table:table-cell>
          <table:table-cell table:number-columns-repeated="1013"/>
        </table:table-row>
        <table:table-row table:style-name="ro1">
          <table:table-cell office:value-type="string">
            <text:p>brisc2025_test_0016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429">
            <text:p>0,7429</text:p>
          </table:table-cell>
          <table:table-cell office:value-type="float" office:value="0.8525">
            <text:p>0,8525</text:p>
          </table:table-cell>
          <table:table-cell office:value-type="float" office:value="0.9719">
            <text:p>0,9719</text:p>
          </table:table-cell>
          <table:table-cell office:value-type="float" office:value="0.7592">
            <text:p>0,7592</text:p>
          </table:table-cell>
          <table:table-cell office:value-type="float" office:value="0.9989">
            <text:p>0,9989</text:p>
          </table:table-cell>
          <table:table-cell office:value-type="float" office:value="0.8791">
            <text:p>0,8791</text:p>
          </table:table-cell>
          <table:table-cell office:value-type="float" office:value="39.62">
            <text:p>39,62</text:p>
          </table:table-cell>
          <table:table-cell table:number-columns-repeated="1013"/>
        </table:table-row>
        <table:table-row table:style-name="ro1">
          <table:table-cell office:value-type="string">
            <text:p>brisc2025_test_0017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031">
            <text:p>0,8031</text:p>
          </table:table-cell>
          <table:table-cell office:value-type="float" office:value="0.8908">
            <text:p>0,8908</text:p>
          </table:table-cell>
          <table:table-cell office:value-type="float" office:value="0.9928">
            <text:p>0,9928</text:p>
          </table:table-cell>
          <table:table-cell office:value-type="float" office:value="0.8077">
            <text:p>0,8077</text:p>
          </table:table-cell>
          <table:table-cell office:value-type="float" office:value="0.9998">
            <text:p>0,9998</text:p>
          </table:table-cell>
          <table:table-cell office:value-type="float" office:value="0.9038">
            <text:p>0,9038</text:p>
          </table:table-cell>
          <table:table-cell office:value-type="float" office:value="14.04">
            <text:p>14,04</text:p>
          </table:table-cell>
          <table:table-cell table:number-columns-repeated="1013"/>
        </table:table-row>
        <table:table-row table:style-name="ro1">
          <table:table-cell office:value-type="string">
            <text:p>brisc2025_test_0017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87">
            <text:p>0,787</text:p>
          </table:table-cell>
          <table:table-cell office:value-type="float" office:value="0.8808">
            <text:p>0,8808</text:p>
          </table:table-cell>
          <table:table-cell office:value-type="float" office:value="0.9247">
            <text:p>0,9247</text:p>
          </table:table-cell>
          <table:table-cell office:value-type="float" office:value="0.8409">
            <text:p>0,8409</text:p>
          </table:table-cell>
          <table:table-cell office:value-type="float" office:value="0.998">
            <text:p>0,998</text:p>
          </table:table-cell>
          <table:table-cell office:value-type="float" office:value="0.9195">
            <text:p>0,9195</text:p>
          </table:table-cell>
          <table:table-cell office:value-type="float" office:value="25.96">
            <text:p>25,96</text:p>
          </table:table-cell>
          <table:table-cell table:number-columns-repeated="1013"/>
        </table:table-row>
        <table:table-row table:style-name="ro1">
          <table:table-cell office:value-type="string">
            <text:p>brisc2025_test_0017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66">
            <text:p>0,766</text:p>
          </table:table-cell>
          <table:table-cell office:value-type="float" office:value="0.8675">
            <text:p>0,8675</text:p>
          </table:table-cell>
          <table:table-cell office:value-type="float" office:value="0.9458">
            <text:p>0,9458</text:p>
          </table:table-cell>
          <table:table-cell office:value-type="float" office:value="0.8012">
            <text:p>0,8012</text:p>
          </table:table-cell>
          <table:table-cell office:value-type="float" office:value="0.9988">
            <text:p>0,9988</text:p>
          </table:table-cell>
          <table:table-cell office:value-type="float" office:value="0.9">
            <text:p>0,9</text:p>
          </table:table-cell>
          <table:table-cell office:value-type="float" office:value="15.3">
            <text:p>15,3</text:p>
          </table:table-cell>
          <table:table-cell table:number-columns-repeated="1013"/>
        </table:table-row>
        <table:table-row table:style-name="ro1">
          <table:table-cell office:value-type="string">
            <text:p>brisc2025_test_0017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23">
            <text:p>0,8623</text:p>
          </table:table-cell>
          <table:table-cell office:value-type="float" office:value="0.9261">
            <text:p>0,9261</text:p>
          </table:table-cell>
          <table:table-cell office:value-type="float" office:value="0.9361">
            <text:p>0,9361</text:p>
          </table:table-cell>
          <table:table-cell office:value-type="float" office:value="0.9162">
            <text:p>0,9162</text:p>
          </table:table-cell>
          <table:table-cell office:value-type="float" office:value="0.9998">
            <text:p>0,9998</text:p>
          </table:table-cell>
          <table:table-cell office:value-type="float" office:value="0.958">
            <text:p>0,958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17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59">
            <text:p>0,9359</text:p>
          </table:table-cell>
          <table:table-cell office:value-type="float" office:value="0.9669">
            <text:p>0,9669</text:p>
          </table:table-cell>
          <table:table-cell office:value-type="float" office:value="0.9607">
            <text:p>0,9607</text:p>
          </table:table-cell>
          <table:table-cell office:value-type="float" office:value="0.9732">
            <text:p>0,9732</text:p>
          </table:table-cell>
          <table:table-cell office:value-type="float" office:value="0.9998">
            <text:p>0,9998</text:p>
          </table:table-cell>
          <table:table-cell office:value-type="float" office:value="0.9865">
            <text:p>0,9865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17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548">
            <text:p>0,8548</text:p>
          </table:table-cell>
          <table:table-cell office:value-type="float" office:value="0.9217">
            <text:p>0,9217</text:p>
          </table:table-cell>
          <table:table-cell office:value-type="float" office:value="0.9281">
            <text:p>0,9281</text:p>
          </table:table-cell>
          <table:table-cell office:value-type="float" office:value="0.9154">
            <text:p>0,9154</text:p>
          </table:table-cell>
          <table:table-cell office:value-type="float" office:value="0.9993">
            <text:p>0,9993</text:p>
          </table:table-cell>
          <table:table-cell office:value-type="float" office:value="0.9573">
            <text:p>0,9573</text:p>
          </table:table-cell>
          <table:table-cell office:value-type="float" office:value="12.04">
            <text:p>12,04</text:p>
          </table:table-cell>
          <table:table-cell table:number-columns-repeated="1013"/>
        </table:table-row>
        <table:table-row table:style-name="ro1">
          <table:table-cell office:value-type="string">
            <text:p>brisc2025_test_00176_gl_sa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7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">
            <text:p>0,89</text:p>
          </table:table-cell>
          <table:table-cell office:value-type="float" office:value="0.9418">
            <text:p>0,9418</text:p>
          </table:table-cell>
          <table:table-cell office:value-type="float" office:value="0.8923">
            <text:p>0,8923</text:p>
          </table:table-cell>
          <table:table-cell office:value-type="float" office:value="0.9972">
            <text:p>0,9972</text:p>
          </table:table-cell>
          <table:table-cell office:value-type="float" office:value="0.9967">
            <text:p>0,9967</text:p>
          </table:table-cell>
          <table:table-cell office:value-type="float" office:value="0.9969">
            <text:p>0,9969</text:p>
          </table:table-cell>
          <table:table-cell office:value-type="float" office:value="9.49">
            <text:p>9,49</text:p>
          </table:table-cell>
          <table:table-cell table:number-columns-repeated="1013"/>
        </table:table-row>
        <table:table-row table:style-name="ro1">
          <table:table-cell office:value-type="string">
            <text:p>brisc2025_test_0017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716">
            <text:p>0,6716</text:p>
          </table:table-cell>
          <table:table-cell office:value-type="float" office:value="0.8035">
            <text:p>0,8035</text:p>
          </table:table-cell>
          <table:table-cell office:value-type="float" office:value="0.9162">
            <text:p>0,9162</text:p>
          </table:table-cell>
          <table:table-cell office:value-type="float" office:value="0.7156">
            <text:p>0,7156</text:p>
          </table:table-cell>
          <table:table-cell office:value-type="float" office:value="0.9987">
            <text:p>0,9987</text:p>
          </table:table-cell>
          <table:table-cell office:value-type="float" office:value="0.8572">
            <text:p>0,8572</text:p>
          </table:table-cell>
          <table:table-cell office:value-type="float" office:value="49.04">
            <text:p>49,04</text:p>
          </table:table-cell>
          <table:table-cell table:number-columns-repeated="1013"/>
        </table:table-row>
        <table:table-row table:style-name="ro1">
          <table:table-cell office:value-type="string">
            <text:p>brisc2025_test_0017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96">
            <text:p>0,8996</text:p>
          </table:table-cell>
          <table:table-cell office:value-type="float" office:value="0.9471">
            <text:p>0,9471</text:p>
          </table:table-cell>
          <table:table-cell office:value-type="float" office:value="0.9226">
            <text:p>0,9226</text:p>
          </table:table-cell>
          <table:table-cell office:value-type="float" office:value="0.973">
            <text:p>0,973</text:p>
          </table:table-cell>
          <table:table-cell office:value-type="float" office:value="0.9996">
            <text:p>0,9996</text:p>
          </table:table-cell>
          <table:table-cell office:value-type="float" office:value="0.9863">
            <text:p>0,986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18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968">
            <text:p>0,6968</text:p>
          </table:table-cell>
          <table:table-cell office:value-type="float" office:value="0.8213">
            <text:p>0,8213</text:p>
          </table:table-cell>
          <table:table-cell office:value-type="float" office:value="0.8171">
            <text:p>0,8171</text:p>
          </table:table-cell>
          <table:table-cell office:value-type="float" office:value="0.8256">
            <text:p>0,8256</text:p>
          </table:table-cell>
          <table:table-cell office:value-type="float" office:value="0.9991">
            <text:p>0,9991</text:p>
          </table:table-cell>
          <table:table-cell office:value-type="float" office:value="0.9124">
            <text:p>0,9124</text:p>
          </table:table-cell>
          <table:table-cell office:value-type="float" office:value="9.49">
            <text:p>9,49</text:p>
          </table:table-cell>
          <table:table-cell table:number-columns-repeated="1013"/>
        </table:table-row>
        <table:table-row table:style-name="ro1">
          <table:table-cell office:value-type="string">
            <text:p>brisc2025_test_0018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44">
            <text:p>0,8744</text:p>
          </table:table-cell>
          <table:table-cell office:value-type="float" office:value="0.933">
            <text:p>0,933</text:p>
          </table:table-cell>
          <table:table-cell office:value-type="float" office:value="0.8755">
            <text:p>0,8755</text:p>
          </table:table-cell>
          <table:table-cell office:value-type="float" office:value="0.9985">
            <text:p>0,9985</text:p>
          </table:table-cell>
          <table:table-cell office:value-type="float" office:value="0.9993">
            <text:p>0,9993</text:p>
          </table:table-cell>
          <table:table-cell office:value-type="float" office:value="0.9989">
            <text:p>0,9989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18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229">
            <text:p>0,3229</text:p>
          </table:table-cell>
          <table:table-cell office:value-type="float" office:value="0.4882">
            <text:p>0,4882</text:p>
          </table:table-cell>
          <table:table-cell office:value-type="float" office:value="0.36">
            <text:p>0,36</text:p>
          </table:table-cell>
          <table:table-cell office:value-type="float" office:value="0.7579">
            <text:p>0,7579</text:p>
          </table:table-cell>
          <table:table-cell office:value-type="float" office:value="0.9882">
            <text:p>0,9882</text:p>
          </table:table-cell>
          <table:table-cell office:value-type="float" office:value="0.8731">
            <text:p>0,8731</text:p>
          </table:table-cell>
          <table:table-cell office:value-type="float" office:value="97.5">
            <text:p>97,5</text:p>
          </table:table-cell>
          <table:table-cell table:number-columns-repeated="1013"/>
        </table:table-row>
        <table:table-row table:style-name="ro1">
          <table:table-cell office:value-type="string">
            <text:p>brisc2025_test_0018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708">
            <text:p>0,3708</text:p>
          </table:table-cell>
          <table:table-cell office:value-type="float" office:value="0.541">
            <text:p>0,541</text:p>
          </table:table-cell>
          <table:table-cell office:value-type="float" office:value="0.861">
            <text:p>0,861</text:p>
          </table:table-cell>
          <table:table-cell office:value-type="float" office:value="0.3944">
            <text:p>0,3944</text:p>
          </table:table-cell>
          <table:table-cell office:value-type="float" office:value="0.9986">
            <text:p>0,9986</text:p>
          </table:table-cell>
          <table:table-cell office:value-type="float" office:value="0.6965">
            <text:p>0,6965</text:p>
          </table:table-cell>
          <table:table-cell office:value-type="float" office:value="157.43">
            <text:p>157,43</text:p>
          </table:table-cell>
          <table:table-cell table:number-columns-repeated="1013"/>
        </table:table-row>
        <table:table-row table:style-name="ro1">
          <table:table-cell office:value-type="string">
            <text:p>brisc2025_test_0018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89">
            <text:p>0,8689</text:p>
          </table:table-cell>
          <table:table-cell office:value-type="float" office:value="0.9299">
            <text:p>0,9299</text:p>
          </table:table-cell>
          <table:table-cell office:value-type="float" office:value="0.8737">
            <text:p>0,8737</text:p>
          </table:table-cell>
          <table:table-cell office:value-type="float" office:value="0.9938">
            <text:p>0,9938</text:p>
          </table:table-cell>
          <table:table-cell office:value-type="float" office:value="0.994">
            <text:p>0,994</text:p>
          </table:table-cell>
          <table:table-cell office:value-type="float" office:value="0.9939">
            <text:p>0,9939</text:p>
          </table:table-cell>
          <table:table-cell office:value-type="float" office:value="19.24">
            <text:p>19,24</text:p>
          </table:table-cell>
          <table:table-cell table:number-columns-repeated="1013"/>
        </table:table-row>
        <table:table-row table:style-name="ro1">
          <table:table-cell office:value-type="string">
            <text:p>brisc2025_test_0018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08">
            <text:p>0,9008</text:p>
          </table:table-cell>
          <table:table-cell office:value-type="float" office:value="0.9478">
            <text:p>0,9478</text:p>
          </table:table-cell>
          <table:table-cell office:value-type="float" office:value="0.9197">
            <text:p>0,9197</text:p>
          </table:table-cell>
          <table:table-cell office:value-type="float" office:value="0.9776">
            <text:p>0,9776</text:p>
          </table:table-cell>
          <table:table-cell office:value-type="float" office:value="0.9976">
            <text:p>0,9976</text:p>
          </table:table-cell>
          <table:table-cell office:value-type="float" office:value="0.9876">
            <text:p>0,9876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18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79">
            <text:p>0,579</text:p>
          </table:table-cell>
          <table:table-cell office:value-type="float" office:value="0.7333">
            <text:p>0,7333</text:p>
          </table:table-cell>
          <table:table-cell office:value-type="float" office:value="0.7658">
            <text:p>0,7658</text:p>
          </table:table-cell>
          <table:table-cell office:value-type="float" office:value="0.7035">
            <text:p>0,7035</text:p>
          </table:table-cell>
          <table:table-cell office:value-type="float" office:value="0.9954">
            <text:p>0,9954</text:p>
          </table:table-cell>
          <table:table-cell office:value-type="float" office:value="0.8495">
            <text:p>0,8495</text:p>
          </table:table-cell>
          <table:table-cell office:value-type="float" office:value="27.89">
            <text:p>27,89</text:p>
          </table:table-cell>
          <table:table-cell table:number-columns-repeated="1013"/>
        </table:table-row>
        <table:table-row table:style-name="ro1">
          <table:table-cell office:value-type="string">
            <text:p>brisc2025_test_0018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06">
            <text:p>0,506</text:p>
          </table:table-cell>
          <table:table-cell office:value-type="float" office:value="0.6719">
            <text:p>0,6719</text:p>
          </table:table-cell>
          <table:table-cell office:value-type="float" office:value="0.9773">
            <text:p>0,9773</text:p>
          </table:table-cell>
          <table:table-cell office:value-type="float" office:value="0.512">
            <text:p>0,512</text:p>
          </table:table-cell>
          <table:table-cell office:value-type="float" office:value="0.9997">
            <text:p>0,9997</text:p>
          </table:table-cell>
          <table:table-cell office:value-type="float" office:value="0.7559">
            <text:p>0,7559</text:p>
          </table:table-cell>
          <table:table-cell office:value-type="float" office:value="29.7">
            <text:p>29,7</text:p>
          </table:table-cell>
          <table:table-cell table:number-columns-repeated="1013"/>
        </table:table-row>
        <table:table-row table:style-name="ro1">
          <table:table-cell office:value-type="string">
            <text:p>brisc2025_test_00188_gl_sa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18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69">
            <text:p>0,8869</text:p>
          </table:table-cell>
          <table:table-cell office:value-type="float" office:value="0.9401">
            <text:p>0,9401</text:p>
          </table:table-cell>
          <table:table-cell office:value-type="float" office:value="0.8927">
            <text:p>0,8927</text:p>
          </table:table-cell>
          <table:table-cell office:value-type="float" office:value="0.9927">
            <text:p>0,9927</text:p>
          </table:table-cell>
          <table:table-cell office:value-type="float" office:value="0.9942">
            <text:p>0,9942</text:p>
          </table:table-cell>
          <table:table-cell office:value-type="float" office:value="0.9934">
            <text:p>0,9934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brisc2025_test_0019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82">
            <text:p>0,9082</text:p>
          </table:table-cell>
          <table:table-cell office:value-type="float" office:value="0.9519">
            <text:p>0,9519</text:p>
          </table:table-cell>
          <table:table-cell office:value-type="float" office:value="0.9559">
            <text:p>0,9559</text:p>
          </table:table-cell>
          <table:table-cell office:value-type="float" office:value="0.9479">
            <text:p>0,9479</text:p>
          </table:table-cell>
          <table:table-cell office:value-type="float" office:value="0.9976">
            <text:p>0,9976</text:p>
          </table:table-cell>
          <table:table-cell office:value-type="float" office:value="0.9728">
            <text:p>0,9728</text:p>
          </table:table-cell>
          <table:table-cell office:value-type="float" office:value="17.12">
            <text:p>17,12</text:p>
          </table:table-cell>
          <table:table-cell table:number-columns-repeated="1013"/>
        </table:table-row>
        <table:table-row table:style-name="ro1">
          <table:table-cell office:value-type="string">
            <text:p>brisc2025_test_0019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2833">
            <text:p>0,2833</text:p>
          </table:table-cell>
          <table:table-cell office:value-type="float" office:value="0.4415">
            <text:p>0,4415</text:p>
          </table:table-cell>
          <table:table-cell office:value-type="float" office:value="0.2861">
            <text:p>0,2861</text:p>
          </table:table-cell>
          <table:table-cell office:value-type="float" office:value="0.966">
            <text:p>0,966</text:p>
          </table:table-cell>
          <table:table-cell office:value-type="float" office:value="0.997">
            <text:p>0,997</text:p>
          </table:table-cell>
          <table:table-cell office:value-type="float" office:value="0.9815">
            <text:p>0,9815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string">
            <text:p>brisc2025_test_0019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366">
            <text:p>0,5366</text:p>
          </table:table-cell>
          <table:table-cell office:value-type="float" office:value="0.6984">
            <text:p>0,6984</text:p>
          </table:table-cell>
          <table:table-cell office:value-type="float" office:value="0.5554">
            <text:p>0,5554</text:p>
          </table:table-cell>
          <table:table-cell office:value-type="float" office:value="0.9408">
            <text:p>0,9408</text:p>
          </table:table-cell>
          <table:table-cell office:value-type="float" office:value="0.9791">
            <text:p>0,9791</text:p>
          </table:table-cell>
          <table:table-cell office:value-type="float" office:value="0.96">
            <text:p>0,96</text:p>
          </table:table-cell>
          <table:table-cell office:value-type="float" office:value="32.2">
            <text:p>32,2</text:p>
          </table:table-cell>
          <table:table-cell table:number-columns-repeated="1013"/>
        </table:table-row>
        <table:table-row table:style-name="ro1">
          <table:table-cell office:value-type="string">
            <text:p>brisc2025_test_0019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0137">
            <text:p>0,0137</text:p>
          </table:table-cell>
          <table:table-cell office:value-type="float" office:value="0.027">
            <text:p>0,027</text:p>
          </table:table-cell>
          <table:table-cell office:value-type="float" office:value="0.1932">
            <text:p>0,1932</text:p>
          </table:table-cell>
          <table:table-cell office:value-type="float" office:value="0.0145">
            <text:p>0,0145</text:p>
          </table:table-cell>
          <table:table-cell office:value-type="float" office:value="0.9934">
            <text:p>0,9934</text:p>
          </table:table-cell>
          <table:table-cell office:value-type="float" office:value="0.504">
            <text:p>0,504</text:p>
          </table:table-cell>
          <table:table-cell office:value-type="float" office:value="177.14">
            <text:p>177,14</text:p>
          </table:table-cell>
          <table:table-cell table:number-columns-repeated="1013"/>
        </table:table-row>
        <table:table-row table:style-name="ro1">
          <table:table-cell office:value-type="string">
            <text:p>brisc2025_test_0019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22">
            <text:p>0,8422</text:p>
          </table:table-cell>
          <table:table-cell office:value-type="float" office:value="0.9144">
            <text:p>0,9144</text:p>
          </table:table-cell>
          <table:table-cell office:value-type="float" office:value="0.9513">
            <text:p>0,9513</text:p>
          </table:table-cell>
          <table:table-cell office:value-type="float" office:value="0.8802">
            <text:p>0,8802</text:p>
          </table:table-cell>
          <table:table-cell office:value-type="float" office:value="0.9998">
            <text:p>0,9998</text:p>
          </table:table-cell>
          <table:table-cell office:value-type="float" office:value="0.94">
            <text:p>0,94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19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05">
            <text:p>0,805</text:p>
          </table:table-cell>
          <table:table-cell office:value-type="float" office:value="0.892">
            <text:p>0,892</text:p>
          </table:table-cell>
          <table:table-cell office:value-type="float" office:value="0.9287">
            <text:p>0,9287</text:p>
          </table:table-cell>
          <table:table-cell office:value-type="float" office:value="0.8581">
            <text:p>0,8581</text:p>
          </table:table-cell>
          <table:table-cell office:value-type="float" office:value="0.9996">
            <text:p>0,9996</text:p>
          </table:table-cell>
          <table:table-cell office:value-type="float" office:value="0.9289">
            <text:p>0,9289</text:p>
          </table:table-cell>
          <table:table-cell office:value-type="float" office:value="5.1">
            <text:p>5,1</text:p>
          </table:table-cell>
          <table:table-cell table:number-columns-repeated="1013"/>
        </table:table-row>
        <table:table-row table:style-name="ro1">
          <table:table-cell office:value-type="string">
            <text:p>brisc2025_test_0019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05">
            <text:p>0,9305</text:p>
          </table:table-cell>
          <table:table-cell office:value-type="float" office:value="0.964">
            <text:p>0,964</text:p>
          </table:table-cell>
          <table:table-cell office:value-type="float" office:value="0.963">
            <text:p>0,963</text:p>
          </table:table-cell>
          <table:table-cell office:value-type="float" office:value="0.9649">
            <text:p>0,9649</text:p>
          </table:table-cell>
          <table:table-cell office:value-type="float" office:value="0.9993">
            <text:p>0,9993</text:p>
          </table:table-cell>
          <table:table-cell office:value-type="float" office:value="0.9821">
            <text:p>0,9821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19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52">
            <text:p>0,8452</text:p>
          </table:table-cell>
          <table:table-cell office:value-type="float" office:value="0.9161">
            <text:p>0,9161</text:p>
          </table:table-cell>
          <table:table-cell office:value-type="float" office:value="0.9937">
            <text:p>0,9937</text:p>
          </table:table-cell>
          <table:table-cell office:value-type="float" office:value="0.8498">
            <text:p>0,8498</text:p>
          </table:table-cell>
          <table:table-cell office:value-type="float" office:value="1">
            <text:p>1</text:p>
          </table:table-cell>
          <table:table-cell office:value-type="float" office:value="0.9249">
            <text:p>0,9249</text:p>
          </table:table-cell>
          <table:table-cell office:value-type="float" office:value="10.3">
            <text:p>10,3</text:p>
          </table:table-cell>
          <table:table-cell table:number-columns-repeated="1013"/>
        </table:table-row>
        <table:table-row table:style-name="ro1">
          <table:table-cell office:value-type="string">
            <text:p>brisc2025_test_0019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03">
            <text:p>0,8603</text:p>
          </table:table-cell>
          <table:table-cell office:value-type="float" office:value="0.9249">
            <text:p>0,9249</text:p>
          </table:table-cell>
          <table:table-cell office:value-type="float" office:value="0.9578">
            <text:p>0,9578</text:p>
          </table:table-cell>
          <table:table-cell office:value-type="float" office:value="0.8943">
            <text:p>0,8943</text:p>
          </table:table-cell>
          <table:table-cell office:value-type="float" office:value="0.9984">
            <text:p>0,9984</text:p>
          </table:table-cell>
          <table:table-cell office:value-type="float" office:value="0.9463">
            <text:p>0,9463</text:p>
          </table:table-cell>
          <table:table-cell office:value-type="float" office:value="93.11">
            <text:p>93,11</text:p>
          </table:table-cell>
          <table:table-cell table:number-columns-repeated="1013"/>
        </table:table-row>
        <table:table-row table:style-name="ro1">
          <table:table-cell office:value-type="string">
            <text:p>brisc2025_test_0019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142">
            <text:p>0,9142</text:p>
          </table:table-cell>
          <table:table-cell office:value-type="float" office:value="0.9552">
            <text:p>0,9552</text:p>
          </table:table-cell>
          <table:table-cell office:value-type="float" office:value="0.9802">
            <text:p>0,9802</text:p>
          </table:table-cell>
          <table:table-cell office:value-type="float" office:value="0.9314">
            <text:p>0,9314</text:p>
          </table:table-cell>
          <table:table-cell office:value-type="float" office:value="0.9992">
            <text:p>0,9992</text:p>
          </table:table-cell>
          <table:table-cell office:value-type="float" office:value="0.9653">
            <text:p>0,9653</text:p>
          </table:table-cell>
          <table:table-cell office:value-type="float" office:value="12.65">
            <text:p>12,65</text:p>
          </table:table-cell>
          <table:table-cell table:number-columns-repeated="1013"/>
        </table:table-row>
        <table:table-row table:style-name="ro1">
          <table:table-cell office:value-type="string">
            <text:p>brisc2025_test_0020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51">
            <text:p>0,8951</text:p>
          </table:table-cell>
          <table:table-cell office:value-type="float" office:value="0.9446">
            <text:p>0,9446</text:p>
          </table:table-cell>
          <table:table-cell office:value-type="float" office:value="0.9511">
            <text:p>0,9511</text:p>
          </table:table-cell>
          <table:table-cell office:value-type="float" office:value="0.9383">
            <text:p>0,9383</text:p>
          </table:table-cell>
          <table:table-cell office:value-type="float" office:value="0.9992">
            <text:p>0,9992</text:p>
          </table:table-cell>
          <table:table-cell office:value-type="float" office:value="0.9688">
            <text:p>0,9688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20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14">
            <text:p>0,9214</text:p>
          </table:table-cell>
          <table:table-cell office:value-type="float" office:value="0.9591">
            <text:p>0,9591</text:p>
          </table:table-cell>
          <table:table-cell office:value-type="float" office:value="0.949">
            <text:p>0,949</text:p>
          </table:table-cell>
          <table:table-cell office:value-type="float" office:value="0.9693">
            <text:p>0,9693</text:p>
          </table:table-cell>
          <table:table-cell office:value-type="float" office:value="0.9993">
            <text:p>0,9993</text:p>
          </table:table-cell>
          <table:table-cell office:value-type="float" office:value="0.9843">
            <text:p>0,984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20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84">
            <text:p>0,8784</text:p>
          </table:table-cell>
          <table:table-cell office:value-type="float" office:value="0.9353">
            <text:p>0,9353</text:p>
          </table:table-cell>
          <table:table-cell office:value-type="float" office:value="0.9505">
            <text:p>0,9505</text:p>
          </table:table-cell>
          <table:table-cell office:value-type="float" office:value="0.9205">
            <text:p>0,9205</text:p>
          </table:table-cell>
          <table:table-cell office:value-type="float" office:value="0.9996">
            <text:p>0,9996</text:p>
          </table:table-cell>
          <table:table-cell office:value-type="float" office:value="0.96">
            <text:p>0,96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20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72">
            <text:p>0,8672</text:p>
          </table:table-cell>
          <table:table-cell office:value-type="float" office:value="0.9289">
            <text:p>0,9289</text:p>
          </table:table-cell>
          <table:table-cell office:value-type="float" office:value="0.9622">
            <text:p>0,9622</text:p>
          </table:table-cell>
          <table:table-cell office:value-type="float" office:value="0.8978">
            <text:p>0,8978</text:p>
          </table:table-cell>
          <table:table-cell office:value-type="float" office:value="0.9991">
            <text:p>0,9991</text:p>
          </table:table-cell>
          <table:table-cell office:value-type="float" office:value="0.9484">
            <text:p>0,9484</text:p>
          </table:table-cell>
          <table:table-cell office:value-type="float" office:value="10.3">
            <text:p>10,3</text:p>
          </table:table-cell>
          <table:table-cell table:number-columns-repeated="1013"/>
        </table:table-row>
        <table:table-row table:style-name="ro1">
          <table:table-cell office:value-type="string">
            <text:p>brisc2025_test_0020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161">
            <text:p>0,3161</text:p>
          </table:table-cell>
          <table:table-cell office:value-type="float" office:value="0.4804">
            <text:p>0,4804</text:p>
          </table:table-cell>
          <table:table-cell office:value-type="float" office:value="0.381">
            <text:p>0,381</text:p>
          </table:table-cell>
          <table:table-cell office:value-type="float" office:value="0.6499">
            <text:p>0,6499</text:p>
          </table:table-cell>
          <table:table-cell office:value-type="float" office:value="0.9916">
            <text:p>0,9916</text:p>
          </table:table-cell>
          <table:table-cell office:value-type="float" office:value="0.8208">
            <text:p>0,8208</text:p>
          </table:table-cell>
          <table:table-cell office:value-type="float" office:value="56.4">
            <text:p>56,4</text:p>
          </table:table-cell>
          <table:table-cell table:number-columns-repeated="1013"/>
        </table:table-row>
        <table:table-row table:style-name="ro1">
          <table:table-cell office:value-type="string">
            <text:p>brisc2025_test_0020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329">
            <text:p>0,8329</text:p>
          </table:table-cell>
          <table:table-cell office:value-type="float" office:value="0.9089">
            <text:p>0,9089</text:p>
          </table:table-cell>
          <table:table-cell office:value-type="float" office:value="0.9573">
            <text:p>0,9573</text:p>
          </table:table-cell>
          <table:table-cell office:value-type="float" office:value="0.8651">
            <text:p>0,8651</text:p>
          </table:table-cell>
          <table:table-cell office:value-type="float" office:value="0.9992">
            <text:p>0,9992</text:p>
          </table:table-cell>
          <table:table-cell office:value-type="float" office:value="0.9322">
            <text:p>0,9322</text:p>
          </table:table-cell>
          <table:table-cell office:value-type="float" office:value="16.55">
            <text:p>16,55</text:p>
          </table:table-cell>
          <table:table-cell table:number-columns-repeated="1013"/>
        </table:table-row>
        <table:table-row table:style-name="ro1">
          <table:table-cell office:value-type="string">
            <text:p>brisc2025_test_0020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217">
            <text:p>0,8217</text:p>
          </table:table-cell>
          <table:table-cell office:value-type="float" office:value="0.9021">
            <text:p>0,9021</text:p>
          </table:table-cell>
          <table:table-cell office:value-type="float" office:value="0.9212">
            <text:p>0,9212</text:p>
          </table:table-cell>
          <table:table-cell office:value-type="float" office:value="0.8838">
            <text:p>0,8838</text:p>
          </table:table-cell>
          <table:table-cell office:value-type="float" office:value="0.9976">
            <text:p>0,9976</text:p>
          </table:table-cell>
          <table:table-cell office:value-type="float" office:value="0.9407">
            <text:p>0,9407</text:p>
          </table:table-cell>
          <table:table-cell office:value-type="float" office:value="17.26">
            <text:p>17,26</text:p>
          </table:table-cell>
          <table:table-cell table:number-columns-repeated="1013"/>
        </table:table-row>
        <table:table-row table:style-name="ro1">
          <table:table-cell office:value-type="string">
            <text:p>brisc2025_test_00207_gl_sa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20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996">
            <text:p>0,5996</text:p>
          </table:table-cell>
          <table:table-cell office:value-type="float" office:value="0.7497">
            <text:p>0,7497</text:p>
          </table:table-cell>
          <table:table-cell office:value-type="float" office:value="0.992">
            <text:p>0,992</text:p>
          </table:table-cell>
          <table:table-cell office:value-type="float" office:value="0.6025">
            <text:p>0,6025</text:p>
          </table:table-cell>
          <table:table-cell office:value-type="float" office:value="0.9998">
            <text:p>0,9998</text:p>
          </table:table-cell>
          <table:table-cell office:value-type="float" office:value="0.8012">
            <text:p>0,8012</text:p>
          </table:table-cell>
          <table:table-cell office:value-type="float" office:value="65.76">
            <text:p>65,76</text:p>
          </table:table-cell>
          <table:table-cell table:number-columns-repeated="1013"/>
        </table:table-row>
        <table:table-row table:style-name="ro1">
          <table:table-cell office:value-type="string">
            <text:p>brisc2025_test_0020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702">
            <text:p>0,8702</text:p>
          </table:table-cell>
          <table:table-cell office:value-type="float" office:value="0.9306">
            <text:p>0,9306</text:p>
          </table:table-cell>
          <table:table-cell office:value-type="float" office:value="0.96">
            <text:p>0,96</text:p>
          </table:table-cell>
          <table:table-cell office:value-type="float" office:value="0.9029">
            <text:p>0,9029</text:p>
          </table:table-cell>
          <table:table-cell office:value-type="float" office:value="0.9988">
            <text:p>0,9988</text:p>
          </table:table-cell>
          <table:table-cell office:value-type="float" office:value="0.9508">
            <text:p>0,9508</text:p>
          </table:table-cell>
          <table:table-cell office:value-type="float" office:value="12.21">
            <text:p>12,21</text:p>
          </table:table-cell>
          <table:table-cell table:number-columns-repeated="1013"/>
        </table:table-row>
        <table:table-row table:style-name="ro1">
          <table:table-cell office:value-type="string">
            <text:p>brisc2025_test_0021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9901">
            <text:p>0,9901</text:p>
          </table:table-cell>
          <table:table-cell office:value-type="float" office:value="0.4951">
            <text:p>0,4951</text:p>
          </table:table-cell>
          <table:table-cell office:value-type="float" office:value="300.17">
            <text:p>300,17</text:p>
          </table:table-cell>
          <table:table-cell table:number-columns-repeated="1013"/>
        </table:table-row>
        <table:table-row table:style-name="ro1">
          <table:table-cell office:value-type="string">
            <text:p>brisc2025_test_0021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3311">
            <text:p>0,3311</text:p>
          </table:table-cell>
          <table:table-cell office:value-type="float" office:value="0.4975">
            <text:p>0,4975</text:p>
          </table:table-cell>
          <table:table-cell office:value-type="float" office:value="0.9103">
            <text:p>0,9103</text:p>
          </table:table-cell>
          <table:table-cell office:value-type="float" office:value="0.3423">
            <text:p>0,3423</text:p>
          </table:table-cell>
          <table:table-cell office:value-type="float" office:value="0.9988">
            <text:p>0,9988</text:p>
          </table:table-cell>
          <table:table-cell office:value-type="float" office:value="0.6705">
            <text:p>0,6705</text:p>
          </table:table-cell>
          <table:table-cell office:value-type="float" office:value="238.88">
            <text:p>238,88</text:p>
          </table:table-cell>
          <table:table-cell table:number-columns-repeated="1013"/>
        </table:table-row>
        <table:table-row table:style-name="ro1">
          <table:table-cell office:value-type="string">
            <text:p>brisc2025_test_0021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64">
            <text:p>0,8664</text:p>
          </table:table-cell>
          <table:table-cell office:value-type="float" office:value="0.9284">
            <text:p>0,9284</text:p>
          </table:table-cell>
          <table:table-cell office:value-type="float" office:value="0.9959">
            <text:p>0,9959</text:p>
          </table:table-cell>
          <table:table-cell office:value-type="float" office:value="0.8696">
            <text:p>0,8696</text:p>
          </table:table-cell>
          <table:table-cell office:value-type="float" office:value="1">
            <text:p>1</text:p>
          </table:table-cell>
          <table:table-cell office:value-type="float" office:value="0.9348">
            <text:p>0,9348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21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364">
            <text:p>0,8364</text:p>
          </table:table-cell>
          <table:table-cell office:value-type="float" office:value="0.9109">
            <text:p>0,9109</text:p>
          </table:table-cell>
          <table:table-cell office:value-type="float" office:value="0.97">
            <text:p>0,97</text:p>
          </table:table-cell>
          <table:table-cell office:value-type="float" office:value="0.8586">
            <text:p>0,8586</text:p>
          </table:table-cell>
          <table:table-cell office:value-type="float" office:value="0.9999">
            <text:p>0,9999</text:p>
          </table:table-cell>
          <table:table-cell office:value-type="float" office:value="0.9293">
            <text:p>0,9293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21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146">
            <text:p>0,9146</text:p>
          </table:table-cell>
          <table:table-cell office:value-type="float" office:value="0.9554">
            <text:p>0,9554</text:p>
          </table:table-cell>
          <table:table-cell office:value-type="float" office:value="0.984">
            <text:p>0,984</text:p>
          </table:table-cell>
          <table:table-cell office:value-type="float" office:value="0.9284">
            <text:p>0,9284</text:p>
          </table:table-cell>
          <table:table-cell office:value-type="float" office:value="0.9998">
            <text:p>0,9998</text:p>
          </table:table-cell>
          <table:table-cell office:value-type="float" office:value="0.9641">
            <text:p>0,964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21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535">
            <text:p>0,9535</text:p>
          </table:table-cell>
          <table:table-cell office:value-type="float" office:value="0.9762">
            <text:p>0,9762</text:p>
          </table:table-cell>
          <table:table-cell office:value-type="float" office:value="0.9887">
            <text:p>0,9887</text:p>
          </table:table-cell>
          <table:table-cell office:value-type="float" office:value="0.9639">
            <text:p>0,9639</text:p>
          </table:table-cell>
          <table:table-cell office:value-type="float" office:value="0.9999">
            <text:p>0,9999</text:p>
          </table:table-cell>
          <table:table-cell office:value-type="float" office:value="0.9819">
            <text:p>0,9819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21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504">
            <text:p>0,6504</text:p>
          </table:table-cell>
          <table:table-cell office:value-type="float" office:value="0.7882">
            <text:p>0,7882</text:p>
          </table:table-cell>
          <table:table-cell office:value-type="float" office:value="0.7424">
            <text:p>0,7424</text:p>
          </table:table-cell>
          <table:table-cell office:value-type="float" office:value="0.84">
            <text:p>0,84</text:p>
          </table:table-cell>
          <table:table-cell office:value-type="float" office:value="0.9895">
            <text:p>0,9895</text:p>
          </table:table-cell>
          <table:table-cell office:value-type="float" office:value="0.9148">
            <text:p>0,9148</text:p>
          </table:table-cell>
          <table:table-cell office:value-type="float" office:value="32.65">
            <text:p>32,65</text:p>
          </table:table-cell>
          <table:table-cell table:number-columns-repeated="1013"/>
        </table:table-row>
        <table:table-row table:style-name="ro1">
          <table:table-cell office:value-type="string">
            <text:p>brisc2025_test_0021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5141">
            <text:p>0,5141</text:p>
          </table:table-cell>
          <table:table-cell office:value-type="float" office:value="0.6791">
            <text:p>0,6791</text:p>
          </table:table-cell>
          <table:table-cell office:value-type="float" office:value="0.6788">
            <text:p>0,6788</text:p>
          </table:table-cell>
          <table:table-cell office:value-type="float" office:value="0.6794">
            <text:p>0,6794</text:p>
          </table:table-cell>
          <table:table-cell office:value-type="float" office:value="0.9946">
            <text:p>0,9946</text:p>
          </table:table-cell>
          <table:table-cell office:value-type="float" office:value="0.837">
            <text:p>0,837</text:p>
          </table:table-cell>
          <table:table-cell office:value-type="float" office:value="195.56">
            <text:p>195,56</text:p>
          </table:table-cell>
          <table:table-cell table:number-columns-repeated="1013"/>
        </table:table-row>
        <table:table-row table:style-name="ro1">
          <table:table-cell office:value-type="string">
            <text:p>brisc2025_test_0021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783">
            <text:p>0,4783</text:p>
          </table:table-cell>
          <table:table-cell office:value-type="float" office:value="0.6471">
            <text:p>0,6471</text:p>
          </table:table-cell>
          <table:table-cell office:value-type="float" office:value="0.5449">
            <text:p>0,5449</text:p>
          </table:table-cell>
          <table:table-cell office:value-type="float" office:value="0.7965">
            <text:p>0,7965</text:p>
          </table:table-cell>
          <table:table-cell office:value-type="float" office:value="0.9838">
            <text:p>0,9838</text:p>
          </table:table-cell>
          <table:table-cell office:value-type="float" office:value="0.8901">
            <text:p>0,8901</text:p>
          </table:table-cell>
          <table:table-cell office:value-type="float" office:value="51.87">
            <text:p>51,87</text:p>
          </table:table-cell>
          <table:table-cell table:number-columns-repeated="1013"/>
        </table:table-row>
        <table:table-row table:style-name="ro1">
          <table:table-cell office:value-type="string">
            <text:p>brisc2025_test_0021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9071">
            <text:p>0,9071</text:p>
          </table:table-cell>
          <table:table-cell office:value-type="float" office:value="0.8359">
            <text:p>0,8359</text:p>
          </table:table-cell>
          <table:table-cell office:value-type="float" office:value="0.9916">
            <text:p>0,9916</text:p>
          </table:table-cell>
          <table:table-cell office:value-type="float" office:value="0.998">
            <text:p>0,998</text:p>
          </table:table-cell>
          <table:table-cell office:value-type="float" office:value="0.9948">
            <text:p>0,9948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22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355">
            <text:p>0,7355</text:p>
          </table:table-cell>
          <table:table-cell office:value-type="float" office:value="0.8476">
            <text:p>0,8476</text:p>
          </table:table-cell>
          <table:table-cell office:value-type="float" office:value="0.9298">
            <text:p>0,9298</text:p>
          </table:table-cell>
          <table:table-cell office:value-type="float" office:value="0.7787">
            <text:p>0,7787</text:p>
          </table:table-cell>
          <table:table-cell office:value-type="float" office:value="0.9982">
            <text:p>0,9982</text:p>
          </table:table-cell>
          <table:table-cell office:value-type="float" office:value="0.8884">
            <text:p>0,8884</text:p>
          </table:table-cell>
          <table:table-cell office:value-type="float" office:value="94.83">
            <text:p>94,83</text:p>
          </table:table-cell>
          <table:table-cell table:number-columns-repeated="1013"/>
        </table:table-row>
        <table:table-row table:style-name="ro1">
          <table:table-cell office:value-type="string">
            <text:p>brisc2025_test_0022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527">
            <text:p>0,9527</text:p>
          </table:table-cell>
          <table:table-cell office:value-type="float" office:value="0.9758">
            <text:p>0,9758</text:p>
          </table:table-cell>
          <table:table-cell office:value-type="float" office:value="0.9606">
            <text:p>0,9606</text:p>
          </table:table-cell>
          <table:table-cell office:value-type="float" office:value="0.9915">
            <text:p>0,9915</text:p>
          </table:table-cell>
          <table:table-cell office:value-type="float" office:value="0.9992">
            <text:p>0,9992</text:p>
          </table:table-cell>
          <table:table-cell office:value-type="float" office:value="0.9953">
            <text:p>0,9953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22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45">
            <text:p>0,9045</text:p>
          </table:table-cell>
          <table:table-cell office:value-type="float" office:value="0.9499">
            <text:p>0,9499</text:p>
          </table:table-cell>
          <table:table-cell office:value-type="float" office:value="0.9831">
            <text:p>0,9831</text:p>
          </table:table-cell>
          <table:table-cell office:value-type="float" office:value="0.9188">
            <text:p>0,9188</text:p>
          </table:table-cell>
          <table:table-cell office:value-type="float" office:value="0.9989">
            <text:p>0,9989</text:p>
          </table:table-cell>
          <table:table-cell office:value-type="float" office:value="0.9589">
            <text:p>0,9589</text:p>
          </table:table-cell>
          <table:table-cell office:value-type="float" office:value="24.33">
            <text:p>24,33</text:p>
          </table:table-cell>
          <table:table-cell table:number-columns-repeated="1013"/>
        </table:table-row>
        <table:table-row table:style-name="ro1">
          <table:table-cell office:value-type="string">
            <text:p>brisc2025_test_0022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032">
            <text:p>0,9032</text:p>
          </table:table-cell>
          <table:table-cell office:value-type="float" office:value="0.9492">
            <text:p>0,9492</text:p>
          </table:table-cell>
          <table:table-cell office:value-type="float" office:value="0.9496">
            <text:p>0,9496</text:p>
          </table:table-cell>
          <table:table-cell office:value-type="float" office:value="0.9487">
            <text:p>0,9487</text:p>
          </table:table-cell>
          <table:table-cell office:value-type="float" office:value="0.9996">
            <text:p>0,9996</text:p>
          </table:table-cell>
          <table:table-cell office:value-type="float" office:value="0.9741">
            <text:p>0,974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22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69">
            <text:p>0,869</text:p>
          </table:table-cell>
          <table:table-cell office:value-type="float" office:value="0.9299">
            <text:p>0,9299</text:p>
          </table:table-cell>
          <table:table-cell office:value-type="float" office:value="0.9249">
            <text:p>0,9249</text:p>
          </table:table-cell>
          <table:table-cell office:value-type="float" office:value="0.935">
            <text:p>0,935</text:p>
          </table:table-cell>
          <table:table-cell office:value-type="float" office:value="0.9999">
            <text:p>0,9999</text:p>
          </table:table-cell>
          <table:table-cell office:value-type="float" office:value="0.9674">
            <text:p>0,967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22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2565">
            <text:p>0,2565</text:p>
          </table:table-cell>
          <table:table-cell office:value-type="float" office:value="0.4083">
            <text:p>0,4083</text:p>
          </table:table-cell>
          <table:table-cell office:value-type="float" office:value="0.2573">
            <text:p>0,2573</text:p>
          </table:table-cell>
          <table:table-cell office:value-type="float" office:value="0.9879">
            <text:p>0,9879</text:p>
          </table:table-cell>
          <table:table-cell office:value-type="float" office:value="0.9892">
            <text:p>0,9892</text:p>
          </table:table-cell>
          <table:table-cell office:value-type="float" office:value="0.9885">
            <text:p>0,9885</text:p>
          </table:table-cell>
          <table:table-cell office:value-type="float" office:value="63.78">
            <text:p>63,78</text:p>
          </table:table-cell>
          <table:table-cell table:number-columns-repeated="1013"/>
        </table:table-row>
        <table:table-row table:style-name="ro1">
          <table:table-cell office:value-type="string">
            <text:p>brisc2025_test_0022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62">
            <text:p>0,9262</text:p>
          </table:table-cell>
          <table:table-cell office:value-type="float" office:value="0.9617">
            <text:p>0,9617</text:p>
          </table:table-cell>
          <table:table-cell office:value-type="float" office:value="0.9753">
            <text:p>0,9753</text:p>
          </table:table-cell>
          <table:table-cell office:value-type="float" office:value="0.9484">
            <text:p>0,9484</text:p>
          </table:table-cell>
          <table:table-cell office:value-type="float" office:value="0.9997">
            <text:p>0,9997</text:p>
          </table:table-cell>
          <table:table-cell office:value-type="float" office:value="0.974">
            <text:p>0,974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22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451">
            <text:p>0,7451</text:p>
          </table:table-cell>
          <table:table-cell office:value-type="float" office:value="0.8539">
            <text:p>0,8539</text:p>
          </table:table-cell>
          <table:table-cell office:value-type="float" office:value="0.7537">
            <text:p>0,7537</text:p>
          </table:table-cell>
          <table:table-cell office:value-type="float" office:value="0.9849">
            <text:p>0,9849</text:p>
          </table:table-cell>
          <table:table-cell office:value-type="float" office:value="0.9985">
            <text:p>0,9985</text:p>
          </table:table-cell>
          <table:table-cell office:value-type="float" office:value="0.9917">
            <text:p>0,9917</text:p>
          </table:table-cell>
          <table:table-cell office:value-type="float" office:value="14.87">
            <text:p>14,87</text:p>
          </table:table-cell>
          <table:table-cell table:number-columns-repeated="1013"/>
        </table:table-row>
        <table:table-row table:style-name="ro1">
          <table:table-cell office:value-type="string">
            <text:p>brisc2025_test_0022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326">
            <text:p>0,6326</text:p>
          </table:table-cell>
          <table:table-cell office:value-type="float" office:value="0.775">
            <text:p>0,775</text:p>
          </table:table-cell>
          <table:table-cell office:value-type="float" office:value="0.9736">
            <text:p>0,9736</text:p>
          </table:table-cell>
          <table:table-cell office:value-type="float" office:value="0.6436">
            <text:p>0,6436</text:p>
          </table:table-cell>
          <table:table-cell office:value-type="float" office:value="0.9999">
            <text:p>0,9999</text:p>
          </table:table-cell>
          <table:table-cell office:value-type="float" office:value="0.8218">
            <text:p>0,8218</text:p>
          </table:table-cell>
          <table:table-cell office:value-type="float" office:value="29.07">
            <text:p>29,07</text:p>
          </table:table-cell>
          <table:table-cell table:number-columns-repeated="1013"/>
        </table:table-row>
        <table:table-row table:style-name="ro1">
          <table:table-cell office:value-type="string">
            <text:p>brisc2025_test_00229_gl_sa_t1.jpg</text:p>
          </table:table-cell>
          <table:table-cell office:value-type="string">
            <text:p>Glioma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8068">
            <text:p>0,8068</text:p>
          </table:table-cell>
          <table:table-cell office:value-type="float" office:value="0.893">
            <text:p>0,893</text:p>
          </table:table-cell>
          <table:table-cell office:value-type="float" office:value="0.9416">
            <text:p>0,9416</text:p>
          </table:table-cell>
          <table:table-cell office:value-type="float" office:value="0.8493">
            <text:p>0,8493</text:p>
          </table:table-cell>
          <table:table-cell office:value-type="float" office:value="0.9997">
            <text:p>0,9997</text:p>
          </table:table-cell>
          <table:table-cell office:value-type="float" office:value="0.9245">
            <text:p>0,9245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23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305">
            <text:p>0,8305</text:p>
          </table:table-cell>
          <table:table-cell office:value-type="float" office:value="0.9074">
            <text:p>0,9074</text:p>
          </table:table-cell>
          <table:table-cell office:value-type="float" office:value="0.9043">
            <text:p>0,9043</text:p>
          </table:table-cell>
          <table:table-cell office:value-type="float" office:value="0.9106">
            <text:p>0,9106</text:p>
          </table:table-cell>
          <table:table-cell office:value-type="float" office:value="0.9981">
            <text:p>0,9981</text:p>
          </table:table-cell>
          <table:table-cell office:value-type="float" office:value="0.9544">
            <text:p>0,9544</text:p>
          </table:table-cell>
          <table:table-cell office:value-type="float" office:value="12.73">
            <text:p>12,73</text:p>
          </table:table-cell>
          <table:table-cell office:value-type="string">
            <text:p>da prendere questo come primo</text:p>
          </table:table-cell>
          <table:table-cell table:number-columns-repeated="1012"/>
        </table:table-row>
        <table:table-row table:style-name="ro1">
          <table:table-cell office:value-type="string">
            <text:p>brisc2025_test_0023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42">
            <text:p>0,8942</text:p>
          </table:table-cell>
          <table:table-cell office:value-type="float" office:value="0.9442">
            <text:p>0,9442</text:p>
          </table:table-cell>
          <table:table-cell office:value-type="float" office:value="0.9201">
            <text:p>0,9201</text:p>
          </table:table-cell>
          <table:table-cell office:value-type="float" office:value="0.9696">
            <text:p>0,9696</text:p>
          </table:table-cell>
          <table:table-cell office:value-type="float" office:value="0.9984">
            <text:p>0,9984</text:p>
          </table:table-cell>
          <table:table-cell office:value-type="float" office:value="0.984">
            <text:p>0,984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3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474">
            <text:p>0,8474</text:p>
          </table:table-cell>
          <table:table-cell office:value-type="float" office:value="0.9174">
            <text:p>0,9174</text:p>
          </table:table-cell>
          <table:table-cell office:value-type="float" office:value="0.864">
            <text:p>0,864</text:p>
          </table:table-cell>
          <table:table-cell office:value-type="float" office:value="0.9778">
            <text:p>0,9778</text:p>
          </table:table-cell>
          <table:table-cell office:value-type="float" office:value="0.9989">
            <text:p>0,9989</text:p>
          </table:table-cell>
          <table:table-cell office:value-type="float" office:value="0.9883">
            <text:p>0,9883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23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38">
            <text:p>0,9338</text:p>
          </table:table-cell>
          <table:table-cell office:value-type="float" office:value="0.9658">
            <text:p>0,9658</text:p>
          </table:table-cell>
          <table:table-cell office:value-type="float" office:value="0.9544">
            <text:p>0,9544</text:p>
          </table:table-cell>
          <table:table-cell office:value-type="float" office:value="0.9775">
            <text:p>0,9775</text:p>
          </table:table-cell>
          <table:table-cell office:value-type="float" office:value="0.9994">
            <text:p>0,9994</text:p>
          </table:table-cell>
          <table:table-cell office:value-type="float" office:value="0.9884">
            <text:p>0,9884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234_gl_sa_t1.jpg</text:p>
          </table:table-cell>
          <table:table-cell office:value-type="string">
            <text:p>Glioma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8857">
            <text:p>0,8857</text:p>
          </table:table-cell>
          <table:table-cell office:value-type="float" office:value="0.9394">
            <text:p>0,9394</text:p>
          </table:table-cell>
          <table:table-cell office:value-type="float" office:value="0.918">
            <text:p>0,918</text:p>
          </table:table-cell>
          <table:table-cell office:value-type="float" office:value="0.9618">
            <text:p>0,9618</text:p>
          </table:table-cell>
          <table:table-cell office:value-type="float" office:value="0.9991">
            <text:p>0,9991</text:p>
          </table:table-cell>
          <table:table-cell office:value-type="float" office:value="0.9804">
            <text:p>0,9804</text:p>
          </table:table-cell>
          <table:table-cell office:value-type="float" office:value="12.08">
            <text:p>12,08</text:p>
          </table:table-cell>
          <table:table-cell table:number-columns-repeated="1013"/>
        </table:table-row>
        <table:table-row table:style-name="ro1">
          <table:table-cell office:value-type="string">
            <text:p>brisc2025_test_0023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847">
            <text:p>0,7847</text:p>
          </table:table-cell>
          <table:table-cell office:value-type="float" office:value="0.8794">
            <text:p>0,8794</text:p>
          </table:table-cell>
          <table:table-cell office:value-type="float" office:value="0.9624">
            <text:p>0,9624</text:p>
          </table:table-cell>
          <table:table-cell office:value-type="float" office:value="0.8095">
            <text:p>0,8095</text:p>
          </table:table-cell>
          <table:table-cell office:value-type="float" office:value="0.9997">
            <text:p>0,9997</text:p>
          </table:table-cell>
          <table:table-cell office:value-type="float" office:value="0.9046">
            <text:p>0,9046</text:p>
          </table:table-cell>
          <table:table-cell office:value-type="float" office:value="11.4">
            <text:p>11,4</text:p>
          </table:table-cell>
          <table:table-cell table:number-columns-repeated="1013"/>
        </table:table-row>
        <table:table-row table:style-name="ro1">
          <table:table-cell office:value-type="string">
            <text:p>brisc2025_test_0023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04">
            <text:p>0,9304</text:p>
          </table:table-cell>
          <table:table-cell office:value-type="float" office:value="0.9639">
            <text:p>0,9639</text:p>
          </table:table-cell>
          <table:table-cell office:value-type="float" office:value="0.9904">
            <text:p>0,9904</text:p>
          </table:table-cell>
          <table:table-cell office:value-type="float" office:value="0.9388">
            <text:p>0,9388</text:p>
          </table:table-cell>
          <table:table-cell office:value-type="float" office:value="0.9998">
            <text:p>0,9998</text:p>
          </table:table-cell>
          <table:table-cell office:value-type="float" office:value="0.9693">
            <text:p>0,9693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23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617">
            <text:p>0,4617</text:p>
          </table:table-cell>
          <table:table-cell office:value-type="float" office:value="0.6318">
            <text:p>0,6318</text:p>
          </table:table-cell>
          <table:table-cell office:value-type="float" office:value="0.4621">
            <text:p>0,4621</text:p>
          </table:table-cell>
          <table:table-cell office:value-type="float" office:value="0.9985">
            <text:p>0,9985</text:p>
          </table:table-cell>
          <table:table-cell office:value-type="float" office:value="0.9911">
            <text:p>0,9911</text:p>
          </table:table-cell>
          <table:table-cell office:value-type="float" office:value="0.9948">
            <text:p>0,9948</text:p>
          </table:table-cell>
          <table:table-cell office:value-type="float" office:value="24.35">
            <text:p>24,35</text:p>
          </table:table-cell>
          <table:table-cell table:number-columns-repeated="1013"/>
        </table:table-row>
        <table:table-row table:style-name="ro1">
          <table:table-cell office:value-type="string">
            <text:p>brisc2025_test_0023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882">
            <text:p>0,8882</text:p>
          </table:table-cell>
          <table:table-cell office:value-type="float" office:value="0.9408">
            <text:p>0,9408</text:p>
          </table:table-cell>
          <table:table-cell office:value-type="float" office:value="0.9814">
            <text:p>0,9814</text:p>
          </table:table-cell>
          <table:table-cell office:value-type="float" office:value="0.9033">
            <text:p>0,9033</text:p>
          </table:table-cell>
          <table:table-cell office:value-type="float" office:value="0.9985">
            <text:p>0,9985</text:p>
          </table:table-cell>
          <table:table-cell office:value-type="float" office:value="0.9509">
            <text:p>0,9509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>
          <table:table-cell office:value-type="string">
            <text:p>brisc2025_test_0023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4531">
            <text:p>0,4531</text:p>
          </table:table-cell>
          <table:table-cell office:value-type="float" office:value="0.6236">
            <text:p>0,6236</text:p>
          </table:table-cell>
          <table:table-cell office:value-type="float" office:value="1">
            <text:p>1</text:p>
          </table:table-cell>
          <table:table-cell office:value-type="float" office:value="0.4531">
            <text:p>0,4531</text:p>
          </table:table-cell>
          <table:table-cell office:value-type="float" office:value="1">
            <text:p>1</text:p>
          </table:table-cell>
          <table:table-cell office:value-type="float" office:value="0.7266">
            <text:p>0,7266</text:p>
          </table:table-cell>
          <table:table-cell office:value-type="float" office:value="73.01">
            <text:p>73,01</text:p>
          </table:table-cell>
          <table:table-cell table:number-columns-repeated="1013"/>
        </table:table-row>
        <table:table-row table:style-name="ro1">
          <table:table-cell office:value-type="string">
            <text:p>brisc2025_test_0024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59">
            <text:p>0,8959</text:p>
          </table:table-cell>
          <table:table-cell office:value-type="float" office:value="0.9451">
            <text:p>0,9451</text:p>
          </table:table-cell>
          <table:table-cell office:value-type="float" office:value="0.9669">
            <text:p>0,9669</text:p>
          </table:table-cell>
          <table:table-cell office:value-type="float" office:value="0.9242">
            <text:p>0,9242</text:p>
          </table:table-cell>
          <table:table-cell office:value-type="float" office:value="0.9996">
            <text:p>0,9996</text:p>
          </table:table-cell>
          <table:table-cell office:value-type="float" office:value="0.9619">
            <text:p>0,9619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24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559">
            <text:p>0,7559</text:p>
          </table:table-cell>
          <table:table-cell office:value-type="float" office:value="0.861">
            <text:p>0,861</text:p>
          </table:table-cell>
          <table:table-cell office:value-type="float" office:value="0.9939">
            <text:p>0,9939</text:p>
          </table:table-cell>
          <table:table-cell office:value-type="float" office:value="0.7594">
            <text:p>0,7594</text:p>
          </table:table-cell>
          <table:table-cell office:value-type="float" office:value="0.9999">
            <text:p>0,9999</text:p>
          </table:table-cell>
          <table:table-cell office:value-type="float" office:value="0.8797">
            <text:p>0,8797</text:p>
          </table:table-cell>
          <table:table-cell office:value-type="float" office:value="41.18">
            <text:p>41,18</text:p>
          </table:table-cell>
          <table:table-cell table:number-columns-repeated="1013"/>
        </table:table-row>
        <table:table-row table:style-name="ro1">
          <table:table-cell office:value-type="string">
            <text:p>brisc2025_test_0024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343">
            <text:p>0,7343</text:p>
          </table:table-cell>
          <table:table-cell office:value-type="float" office:value="0.8468">
            <text:p>0,8468</text:p>
          </table:table-cell>
          <table:table-cell office:value-type="float" office:value="0.786">
            <text:p>0,786</text:p>
          </table:table-cell>
          <table:table-cell office:value-type="float" office:value="0.9177">
            <text:p>0,9177</text:p>
          </table:table-cell>
          <table:table-cell office:value-type="float" office:value="0.9978">
            <text:p>0,9978</text:p>
          </table:table-cell>
          <table:table-cell office:value-type="float" office:value="0.9578">
            <text:p>0,9578</text:p>
          </table:table-cell>
          <table:table-cell office:value-type="float" office:value="32.39">
            <text:p>32,39</text:p>
          </table:table-cell>
          <table:table-cell table:number-columns-repeated="1013"/>
        </table:table-row>
        <table:table-row table:style-name="ro1">
          <table:table-cell office:value-type="string">
            <text:p>brisc2025_test_00243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7947">
            <text:p>0,7947</text:p>
          </table:table-cell>
          <table:table-cell office:value-type="float" office:value="0.8856">
            <text:p>0,8856</text:p>
          </table:table-cell>
          <table:table-cell office:value-type="float" office:value="0.8887">
            <text:p>0,8887</text:p>
          </table:table-cell>
          <table:table-cell office:value-type="float" office:value="0.8826">
            <text:p>0,8826</text:p>
          </table:table-cell>
          <table:table-cell office:value-type="float" office:value="0.9973">
            <text:p>0,9973</text:p>
          </table:table-cell>
          <table:table-cell office:value-type="float" office:value="0.9399">
            <text:p>0,9399</text:p>
          </table:table-cell>
          <table:table-cell office:value-type="float" office:value="9.43">
            <text:p>9,43</text:p>
          </table:table-cell>
          <table:table-cell table:number-columns-repeated="1013"/>
        </table:table-row>
        <table:table-row table:style-name="ro1">
          <table:table-cell office:value-type="string">
            <text:p>brisc2025_test_0024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9583">
            <text:p>0,9583</text:p>
          </table:table-cell>
          <table:table-cell office:value-type="float" office:value="0.9828">
            <text:p>0,9828</text:p>
          </table:table-cell>
          <table:table-cell office:value-type="float" office:value="0.9351">
            <text:p>0,9351</text:p>
          </table:table-cell>
          <table:table-cell office:value-type="float" office:value="0.9995">
            <text:p>0,9995</text:p>
          </table:table-cell>
          <table:table-cell office:value-type="float" office:value="0.9673">
            <text:p>0,9673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245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72">
            <text:p>0,9272</text:p>
          </table:table-cell>
          <table:table-cell office:value-type="float" office:value="0.9622">
            <text:p>0,9622</text:p>
          </table:table-cell>
          <table:table-cell office:value-type="float" office:value="0.9555">
            <text:p>0,9555</text:p>
          </table:table-cell>
          <table:table-cell office:value-type="float" office:value="0.9691">
            <text:p>0,9691</text:p>
          </table:table-cell>
          <table:table-cell office:value-type="float" office:value="0.9983">
            <text:p>0,9983</text:p>
          </table:table-cell>
          <table:table-cell office:value-type="float" office:value="0.9837">
            <text:p>0,9837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246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79">
            <text:p>0,9279</text:p>
          </table:table-cell>
          <table:table-cell office:value-type="float" office:value="0.9626">
            <text:p>0,9626</text:p>
          </table:table-cell>
          <table:table-cell office:value-type="float" office:value="0.9832">
            <text:p>0,9832</text:p>
          </table:table-cell>
          <table:table-cell office:value-type="float" office:value="0.9428">
            <text:p>0,9428</text:p>
          </table:table-cell>
          <table:table-cell office:value-type="float" office:value="0.9994">
            <text:p>0,9994</text:p>
          </table:table-cell>
          <table:table-cell office:value-type="float" office:value="0.9711">
            <text:p>0,9711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247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267">
            <text:p>0,9267</text:p>
          </table:table-cell>
          <table:table-cell office:value-type="float" office:value="0.962">
            <text:p>0,962</text:p>
          </table:table-cell>
          <table:table-cell office:value-type="float" office:value="0.9959">
            <text:p>0,9959</text:p>
          </table:table-cell>
          <table:table-cell office:value-type="float" office:value="0.9302">
            <text:p>0,9302</text:p>
          </table:table-cell>
          <table:table-cell office:value-type="float" office:value="0.9999">
            <text:p>0,9999</text:p>
          </table:table-cell>
          <table:table-cell office:value-type="float" office:value="0.9651">
            <text:p>0,965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248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367">
            <text:p>0,9367</text:p>
          </table:table-cell>
          <table:table-cell office:value-type="float" office:value="0.9673">
            <text:p>0,9673</text:p>
          </table:table-cell>
          <table:table-cell office:value-type="float" office:value="0.9865">
            <text:p>0,9865</text:p>
          </table:table-cell>
          <table:table-cell office:value-type="float" office:value="0.9489">
            <text:p>0,9489</text:p>
          </table:table-cell>
          <table:table-cell office:value-type="float" office:value="0.9999">
            <text:p>0,9999</text:p>
          </table:table-cell>
          <table:table-cell office:value-type="float" office:value="0.9744">
            <text:p>0,9744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49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51">
            <text:p>0,8951</text:p>
          </table:table-cell>
          <table:table-cell office:value-type="float" office:value="0.9447">
            <text:p>0,9447</text:p>
          </table:table-cell>
          <table:table-cell office:value-type="float" office:value="0.957">
            <text:p>0,957</text:p>
          </table:table-cell>
          <table:table-cell office:value-type="float" office:value="0.9326">
            <text:p>0,9326</text:p>
          </table:table-cell>
          <table:table-cell office:value-type="float" office:value="0.9997">
            <text:p>0,9997</text:p>
          </table:table-cell>
          <table:table-cell office:value-type="float" office:value="0.9662">
            <text:p>0,9662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50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9455">
            <text:p>0,9455</text:p>
          </table:table-cell>
          <table:table-cell office:value-type="float" office:value="0.972">
            <text:p>0,972</text:p>
          </table:table-cell>
          <table:table-cell office:value-type="float" office:value="0.9837">
            <text:p>0,9837</text:p>
          </table:table-cell>
          <table:table-cell office:value-type="float" office:value="0.9606">
            <text:p>0,9606</text:p>
          </table:table-cell>
          <table:table-cell office:value-type="float" office:value="0.9998">
            <text:p>0,9998</text:p>
          </table:table-cell>
          <table:table-cell office:value-type="float" office:value="0.9802">
            <text:p>0,9802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51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6728">
            <text:p>0,6728</text:p>
          </table:table-cell>
          <table:table-cell office:value-type="float" office:value="0.8044">
            <text:p>0,8044</text:p>
          </table:table-cell>
          <table:table-cell office:value-type="float" office:value="0.9982">
            <text:p>0,9982</text:p>
          </table:table-cell>
          <table:table-cell office:value-type="float" office:value="0.6736">
            <text:p>0,6736</text:p>
          </table:table-cell>
          <table:table-cell office:value-type="float" office:value="1">
            <text:p>1</text:p>
          </table:table-cell>
          <table:table-cell office:value-type="float" office:value="0.8368">
            <text:p>0,8368</text:p>
          </table:table-cell>
          <table:table-cell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string">
            <text:p>brisc2025_test_00252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911">
            <text:p>0,8911</text:p>
          </table:table-cell>
          <table:table-cell office:value-type="float" office:value="0.9424">
            <text:p>0,9424</text:p>
          </table:table-cell>
          <table:table-cell office:value-type="float" office:value="0.9299">
            <text:p>0,9299</text:p>
          </table:table-cell>
          <table:table-cell office:value-type="float" office:value="0.9553">
            <text:p>0,9553</text:p>
          </table:table-cell>
          <table:table-cell office:value-type="float" office:value="0.9956">
            <text:p>0,9956</text:p>
          </table:table-cell>
          <table:table-cell office:value-type="float" office:value="0.9754">
            <text:p>0,9754</text:p>
          </table:table-cell>
          <table:table-cell office:value-type="float" office:value="10.05">
            <text:p>10,05</text:p>
          </table:table-cell>
          <table:table-cell table:number-columns-repeated="1013"/>
        </table:table-row>
        <table:table-row table:style-name="ro1">
          <table:table-cell office:value-type="string">
            <text:p>brisc2025_test_00253_gl_sa_t1.jpg</text:p>
          </table:table-cell>
          <table:table-cell office:value-type="string">
            <text:p>Gl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254_gl_sa_t1.jpg</text:p>
          </table:table-cell>
          <table:table-cell table:number-columns-repeated="2" office:value-type="string">
            <text:p>Glioma</text:p>
          </table:table-cell>
          <table:table-cell office:value-type="float" office:value="1">
            <text:p>1</text:p>
          </table:table-cell>
          <table:table-cell office:value-type="float" office:value="0.8198">
            <text:p>0,8198</text:p>
          </table:table-cell>
          <table:table-cell office:value-type="float" office:value="0.901">
            <text:p>0,901</text:p>
          </table:table-cell>
          <table:table-cell office:value-type="float" office:value="0.9612">
            <text:p>0,9612</text:p>
          </table:table-cell>
          <table:table-cell office:value-type="float" office:value="0.8479">
            <text:p>0,8479</text:p>
          </table:table-cell>
          <table:table-cell office:value-type="float" office:value="0.9988">
            <text:p>0,9988</text:p>
          </table:table-cell>
          <table:table-cell office:value-type="float" office:value="0.9233">
            <text:p>0,9233</text:p>
          </table:table-cell>
          <table:table-cell office:value-type="float" office:value="10.05">
            <text:p>10,05</text:p>
          </table:table-cell>
          <table:table-cell table:number-columns-repeated="1013"/>
        </table:table-row>
        <table:table-row table:style-name="ro1">
          <table:table-cell office:value-type="string">
            <text:p>brisc2025_test_0025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4">
            <text:p>0,934</text:p>
          </table:table-cell>
          <table:table-cell office:value-type="float" office:value="0.9659">
            <text:p>0,9659</text:p>
          </table:table-cell>
          <table:table-cell office:value-type="float" office:value="0.9655">
            <text:p>0,9655</text:p>
          </table:table-cell>
          <table:table-cell office:value-type="float" office:value="0.9662">
            <text:p>0,9662</text:p>
          </table:table-cell>
          <table:table-cell office:value-type="float" office:value="0.9981">
            <text:p>0,9981</text:p>
          </table:table-cell>
          <table:table-cell office:value-type="float" office:value="0.9822">
            <text:p>0,982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25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5907">
            <text:p>0,5907</text:p>
          </table:table-cell>
          <table:table-cell office:value-type="float" office:value="0.7427">
            <text:p>0,7427</text:p>
          </table:table-cell>
          <table:table-cell office:value-type="float" office:value="0.996">
            <text:p>0,996</text:p>
          </table:table-cell>
          <table:table-cell office:value-type="float" office:value="0.5921">
            <text:p>0,5921</text:p>
          </table:table-cell>
          <table:table-cell office:value-type="float" office:value="0.9999">
            <text:p>0,9999</text:p>
          </table:table-cell>
          <table:table-cell office:value-type="float" office:value="0.796">
            <text:p>0,796</text:p>
          </table:table-cell>
          <table:table-cell office:value-type="float" office:value="44.72">
            <text:p>44,72</text:p>
          </table:table-cell>
          <table:table-cell table:number-columns-repeated="1013"/>
        </table:table-row>
        <table:table-row table:style-name="ro1">
          <table:table-cell office:value-type="string">
            <text:p>brisc2025_test_0025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9">
            <text:p>0,9309</text:p>
          </table:table-cell>
          <table:table-cell office:value-type="float" office:value="0.9642">
            <text:p>0,9642</text:p>
          </table:table-cell>
          <table:table-cell office:value-type="float" office:value="0.9726">
            <text:p>0,9726</text:p>
          </table:table-cell>
          <table:table-cell office:value-type="float" office:value="0.956">
            <text:p>0,956</text:p>
          </table:table-cell>
          <table:table-cell office:value-type="float" office:value="0.9986">
            <text:p>0,9986</text:p>
          </table:table-cell>
          <table:table-cell office:value-type="float" office:value="0.9773">
            <text:p>0,9773</text:p>
          </table:table-cell>
          <table:table-cell office:value-type="float" office:value="11.05">
            <text:p>11,05</text:p>
          </table:table-cell>
          <table:table-cell table:number-columns-repeated="1013"/>
        </table:table-row>
        <table:table-row table:style-name="ro1">
          <table:table-cell office:value-type="string">
            <text:p>brisc2025_test_0025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63">
            <text:p>0,9263</text:p>
          </table:table-cell>
          <table:table-cell office:value-type="float" office:value="0.9617">
            <text:p>0,9617</text:p>
          </table:table-cell>
          <table:table-cell office:value-type="float" office:value="0.955">
            <text:p>0,955</text:p>
          </table:table-cell>
          <table:table-cell office:value-type="float" office:value="0.9686">
            <text:p>0,9686</text:p>
          </table:table-cell>
          <table:table-cell office:value-type="float" office:value="0.9982">
            <text:p>0,9982</text:p>
          </table:table-cell>
          <table:table-cell office:value-type="float" office:value="0.9834">
            <text:p>0,983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25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97">
            <text:p>0,9097</text:p>
          </table:table-cell>
          <table:table-cell office:value-type="float" office:value="0.9527">
            <text:p>0,9527</text:p>
          </table:table-cell>
          <table:table-cell office:value-type="float" office:value="0.9557">
            <text:p>0,9557</text:p>
          </table:table-cell>
          <table:table-cell office:value-type="float" office:value="0.9497">
            <text:p>0,9497</text:p>
          </table:table-cell>
          <table:table-cell office:value-type="float" office:value="0.9962">
            <text:p>0,9962</text:p>
          </table:table-cell>
          <table:table-cell office:value-type="float" office:value="0.9729">
            <text:p>0,9729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26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366">
            <text:p>0,8366</text:p>
          </table:table-cell>
          <table:table-cell office:value-type="float" office:value="0.911">
            <text:p>0,911</text:p>
          </table:table-cell>
          <table:table-cell office:value-type="float" office:value="0.9963">
            <text:p>0,9963</text:p>
          </table:table-cell>
          <table:table-cell office:value-type="float" office:value="0.8392">
            <text:p>0,8392</text:p>
          </table:table-cell>
          <table:table-cell office:value-type="float" office:value="0.9999">
            <text:p>0,9999</text:p>
          </table:table-cell>
          <table:table-cell office:value-type="float" office:value="0.9195">
            <text:p>0,9195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26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29">
            <text:p>0,9229</text:p>
          </table:table-cell>
          <table:table-cell office:value-type="float" office:value="0.9599">
            <text:p>0,9599</text:p>
          </table:table-cell>
          <table:table-cell office:value-type="float" office:value="0.9733">
            <text:p>0,9733</text:p>
          </table:table-cell>
          <table:table-cell office:value-type="float" office:value="0.9468">
            <text:p>0,9468</text:p>
          </table:table-cell>
          <table:table-cell office:value-type="float" office:value="0.9987">
            <text:p>0,9987</text:p>
          </table:table-cell>
          <table:table-cell office:value-type="float" office:value="0.9728">
            <text:p>0,9728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26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78">
            <text:p>0,9478</text:p>
          </table:table-cell>
          <table:table-cell office:value-type="float" office:value="0.9732">
            <text:p>0,9732</text:p>
          </table:table-cell>
          <table:table-cell office:value-type="float" office:value="0.9787">
            <text:p>0,9787</text:p>
          </table:table-cell>
          <table:table-cell office:value-type="float" office:value="0.9678">
            <text:p>0,9678</text:p>
          </table:table-cell>
          <table:table-cell office:value-type="float" office:value="0.9992">
            <text:p>0,9992</text:p>
          </table:table-cell>
          <table:table-cell office:value-type="float" office:value="0.9835">
            <text:p>0,9835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26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16">
            <text:p>0,9016</text:p>
          </table:table-cell>
          <table:table-cell office:value-type="float" office:value="0.9482">
            <text:p>0,9482</text:p>
          </table:table-cell>
          <table:table-cell office:value-type="float" office:value="0.9959">
            <text:p>0,9959</text:p>
          </table:table-cell>
          <table:table-cell office:value-type="float" office:value="0.9049">
            <text:p>0,9049</text:p>
          </table:table-cell>
          <table:table-cell office:value-type="float" office:value="0.9999">
            <text:p>0,9999</text:p>
          </table:table-cell>
          <table:table-cell office:value-type="float" office:value="0.9524">
            <text:p>0,952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26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95">
            <text:p>0,9195</text:p>
          </table:table-cell>
          <table:table-cell office:value-type="float" office:value="0.9581">
            <text:p>0,9581</text:p>
          </table:table-cell>
          <table:table-cell office:value-type="float" office:value="0.993">
            <text:p>0,993</text:p>
          </table:table-cell>
          <table:table-cell office:value-type="float" office:value="0.9255">
            <text:p>0,9255</text:p>
          </table:table-cell>
          <table:table-cell office:value-type="float" office:value="0.9994">
            <text:p>0,9994</text:p>
          </table:table-cell>
          <table:table-cell office:value-type="float" office:value="0.9625">
            <text:p>0,9625</text:p>
          </table:table-cell>
          <table:table-cell office:value-type="float" office:value="54.45">
            <text:p>54,45</text:p>
          </table:table-cell>
          <table:table-cell table:number-columns-repeated="1013"/>
        </table:table-row>
        <table:table-row table:style-name="ro1">
          <table:table-cell office:value-type="string">
            <text:p>brisc2025_test_0026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47">
            <text:p>0,9447</text:p>
          </table:table-cell>
          <table:table-cell office:value-type="float" office:value="0.9716">
            <text:p>0,9716</text:p>
          </table:table-cell>
          <table:table-cell office:value-type="float" office:value="0.9774">
            <text:p>0,9774</text:p>
          </table:table-cell>
          <table:table-cell office:value-type="float" office:value="0.9658">
            <text:p>0,9658</text:p>
          </table:table-cell>
          <table:table-cell office:value-type="float" office:value="0.9987">
            <text:p>0,9987</text:p>
          </table:table-cell>
          <table:table-cell office:value-type="float" office:value="0.9822">
            <text:p>0,9822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26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19">
            <text:p>0,9619</text:p>
          </table:table-cell>
          <table:table-cell office:value-type="float" office:value="0.9806">
            <text:p>0,9806</text:p>
          </table:table-cell>
          <table:table-cell office:value-type="float" office:value="0.982">
            <text:p>0,982</text:p>
          </table:table-cell>
          <table:table-cell office:value-type="float" office:value="0.9792">
            <text:p>0,9792</text:p>
          </table:table-cell>
          <table:table-cell office:value-type="float" office:value="0.9992">
            <text:p>0,9992</text:p>
          </table:table-cell>
          <table:table-cell office:value-type="float" office:value="0.9892">
            <text:p>0,9892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26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16">
            <text:p>0,9416</text:p>
          </table:table-cell>
          <table:table-cell office:value-type="float" office:value="0.9699">
            <text:p>0,9699</text:p>
          </table:table-cell>
          <table:table-cell office:value-type="float" office:value="0.9853">
            <text:p>0,9853</text:p>
          </table:table-cell>
          <table:table-cell office:value-type="float" office:value="0.9551">
            <text:p>0,9551</text:p>
          </table:table-cell>
          <table:table-cell office:value-type="float" office:value="0.9992">
            <text:p>0,9992</text:p>
          </table:table-cell>
          <table:table-cell office:value-type="float" office:value="0.9772">
            <text:p>0,9772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26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6596">
            <text:p>0,6596</text:p>
          </table:table-cell>
          <table:table-cell office:value-type="float" office:value="0.7949">
            <text:p>0,7949</text:p>
          </table:table-cell>
          <table:table-cell office:value-type="float" office:value="0.6999">
            <text:p>0,6999</text:p>
          </table:table-cell>
          <table:table-cell office:value-type="float" office:value="0.9197">
            <text:p>0,9197</text:p>
          </table:table-cell>
          <table:table-cell office:value-type="float" office:value="0.9481">
            <text:p>0,9481</text:p>
          </table:table-cell>
          <table:table-cell office:value-type="float" office:value="0.9339">
            <text:p>0,9339</text:p>
          </table:table-cell>
          <table:table-cell office:value-type="float" office:value="98.86">
            <text:p>98,86</text:p>
          </table:table-cell>
          <table:table-cell table:number-columns-repeated="1013"/>
        </table:table-row>
        <table:table-row table:style-name="ro1">
          <table:table-cell office:value-type="string">
            <text:p>brisc2025_test_0026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64">
            <text:p>0,9264</text:p>
          </table:table-cell>
          <table:table-cell office:value-type="float" office:value="0.9618">
            <text:p>0,9618</text:p>
          </table:table-cell>
          <table:table-cell office:value-type="float" office:value="0.9959">
            <text:p>0,9959</text:p>
          </table:table-cell>
          <table:table-cell office:value-type="float" office:value="0.93">
            <text:p>0,93</text:p>
          </table:table-cell>
          <table:table-cell office:value-type="float" office:value="0.9998">
            <text:p>0,9998</text:p>
          </table:table-cell>
          <table:table-cell office:value-type="float" office:value="0.9649">
            <text:p>0,9649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27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65">
            <text:p>0,9265</text:p>
          </table:table-cell>
          <table:table-cell office:value-type="float" office:value="0.9619">
            <text:p>0,9619</text:p>
          </table:table-cell>
          <table:table-cell office:value-type="float" office:value="0.9665">
            <text:p>0,9665</text:p>
          </table:table-cell>
          <table:table-cell office:value-type="float" office:value="0.9573">
            <text:p>0,9573</text:p>
          </table:table-cell>
          <table:table-cell office:value-type="float" office:value="0.9991">
            <text:p>0,9991</text:p>
          </table:table-cell>
          <table:table-cell office:value-type="float" office:value="0.9782">
            <text:p>0,978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27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06">
            <text:p>0,9506</text:p>
          </table:table-cell>
          <table:table-cell office:value-type="float" office:value="0.9747">
            <text:p>0,9747</text:p>
          </table:table-cell>
          <table:table-cell office:value-type="float" office:value="0.9845">
            <text:p>0,9845</text:p>
          </table:table-cell>
          <table:table-cell office:value-type="float" office:value="0.965">
            <text:p>0,965</text:p>
          </table:table-cell>
          <table:table-cell office:value-type="float" office:value="0.9984">
            <text:p>0,9984</text:p>
          </table:table-cell>
          <table:table-cell office:value-type="float" office:value="0.9817">
            <text:p>0,9817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27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45">
            <text:p>0,9645</text:p>
          </table:table-cell>
          <table:table-cell office:value-type="float" office:value="0.9819">
            <text:p>0,9819</text:p>
          </table:table-cell>
          <table:table-cell office:value-type="float" office:value="0.9885">
            <text:p>0,9885</text:p>
          </table:table-cell>
          <table:table-cell office:value-type="float" office:value="0.9755">
            <text:p>0,9755</text:p>
          </table:table-cell>
          <table:table-cell office:value-type="float" office:value="0.9986">
            <text:p>0,9986</text:p>
          </table:table-cell>
          <table:table-cell office:value-type="float" office:value="0.9871">
            <text:p>0,9871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27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62">
            <text:p>0,9562</text:p>
          </table:table-cell>
          <table:table-cell office:value-type="float" office:value="0.9776">
            <text:p>0,9776</text:p>
          </table:table-cell>
          <table:table-cell office:value-type="float" office:value="0.9895">
            <text:p>0,9895</text:p>
          </table:table-cell>
          <table:table-cell office:value-type="float" office:value="0.966">
            <text:p>0,966</text:p>
          </table:table-cell>
          <table:table-cell office:value-type="float" office:value="0.9994">
            <text:p>0,9994</text:p>
          </table:table-cell>
          <table:table-cell office:value-type="float" office:value="0.9827">
            <text:p>0,9827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27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53">
            <text:p>0,9453</text:p>
          </table:table-cell>
          <table:table-cell office:value-type="float" office:value="0.9719">
            <text:p>0,9719</text:p>
          </table:table-cell>
          <table:table-cell office:value-type="float" office:value="0.9915">
            <text:p>0,9915</text:p>
          </table:table-cell>
          <table:table-cell office:value-type="float" office:value="0.953">
            <text:p>0,953</text:p>
          </table:table-cell>
          <table:table-cell office:value-type="float" office:value="0.9996">
            <text:p>0,9996</text:p>
          </table:table-cell>
          <table:table-cell office:value-type="float" office:value="0.9763">
            <text:p>0,9763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27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07">
            <text:p>0,9507</text:p>
          </table:table-cell>
          <table:table-cell office:value-type="float" office:value="0.9747">
            <text:p>0,9747</text:p>
          </table:table-cell>
          <table:table-cell office:value-type="float" office:value="0.9881">
            <text:p>0,9881</text:p>
          </table:table-cell>
          <table:table-cell office:value-type="float" office:value="0.9617">
            <text:p>0,9617</text:p>
          </table:table-cell>
          <table:table-cell office:value-type="float" office:value="0.9996">
            <text:p>0,9996</text:p>
          </table:table-cell>
          <table:table-cell office:value-type="float" office:value="0.9806">
            <text:p>0,980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27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55">
            <text:p>0,8955</text:p>
          </table:table-cell>
          <table:table-cell office:value-type="float" office:value="0.9449">
            <text:p>0,9449</text:p>
          </table:table-cell>
          <table:table-cell office:value-type="float" office:value="0.9346">
            <text:p>0,9346</text:p>
          </table:table-cell>
          <table:table-cell office:value-type="float" office:value="0.9554">
            <text:p>0,9554</text:p>
          </table:table-cell>
          <table:table-cell office:value-type="float" office:value="0.9997">
            <text:p>0,9997</text:p>
          </table:table-cell>
          <table:table-cell office:value-type="float" office:value="0.9775">
            <text:p>0,977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27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63">
            <text:p>0,9163</text:p>
          </table:table-cell>
          <table:table-cell office:value-type="float" office:value="0.9563">
            <text:p>0,9563</text:p>
          </table:table-cell>
          <table:table-cell office:value-type="float" office:value="0.9513">
            <text:p>0,9513</text:p>
          </table:table-cell>
          <table:table-cell office:value-type="float" office:value="0.9614">
            <text:p>0,9614</text:p>
          </table:table-cell>
          <table:table-cell office:value-type="float" office:value="0.9987">
            <text:p>0,9987</text:p>
          </table:table-cell>
          <table:table-cell office:value-type="float" office:value="0.98">
            <text:p>0,98</text:p>
          </table:table-cell>
          <table:table-cell office:value-type="float" office:value="8.49">
            <text:p>8,49</text:p>
          </table:table-cell>
          <table:table-cell table:number-columns-repeated="1013"/>
        </table:table-row>
        <table:table-row table:style-name="ro1">
          <table:table-cell office:value-type="string">
            <text:p>brisc2025_test_0027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72">
            <text:p>0,9072</text:p>
          </table:table-cell>
          <table:table-cell office:value-type="float" office:value="0.9514">
            <text:p>0,9514</text:p>
          </table:table-cell>
          <table:table-cell office:value-type="float" office:value="0.9216">
            <text:p>0,9216</text:p>
          </table:table-cell>
          <table:table-cell office:value-type="float" office:value="0.9832">
            <text:p>0,9832</text:p>
          </table:table-cell>
          <table:table-cell office:value-type="float" office:value="0.997">
            <text:p>0,997</text:p>
          </table:table-cell>
          <table:table-cell office:value-type="float" office:value="0.9901">
            <text:p>0,9901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27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3">
            <text:p>0,933</text:p>
          </table:table-cell>
          <table:table-cell office:value-type="float" office:value="0.9653">
            <text:p>0,9653</text:p>
          </table:table-cell>
          <table:table-cell office:value-type="float" office:value="0.9451">
            <text:p>0,9451</text:p>
          </table:table-cell>
          <table:table-cell office:value-type="float" office:value="0.9864">
            <text:p>0,9864</text:p>
          </table:table-cell>
          <table:table-cell office:value-type="float" office:value="0.9954">
            <text:p>0,9954</text:p>
          </table:table-cell>
          <table:table-cell office:value-type="float" office:value="0.9909">
            <text:p>0,9909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28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46">
            <text:p>0,8646</text:p>
          </table:table-cell>
          <table:table-cell office:value-type="float" office:value="0.9274">
            <text:p>0,9274</text:p>
          </table:table-cell>
          <table:table-cell office:value-type="float" office:value="0.9143">
            <text:p>0,9143</text:p>
          </table:table-cell>
          <table:table-cell office:value-type="float" office:value="0.9409">
            <text:p>0,9409</text:p>
          </table:table-cell>
          <table:table-cell office:value-type="float" office:value="0.9839">
            <text:p>0,9839</text:p>
          </table:table-cell>
          <table:table-cell office:value-type="float" office:value="0.9624">
            <text:p>0,9624</text:p>
          </table:table-cell>
          <table:table-cell office:value-type="float" office:value="10.2">
            <text:p>10,2</text:p>
          </table:table-cell>
          <table:table-cell table:number-columns-repeated="1013"/>
        </table:table-row>
        <table:table-row table:style-name="ro1">
          <table:table-cell office:value-type="string">
            <text:p>brisc2025_test_0028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97">
            <text:p>0,8097</text:p>
          </table:table-cell>
          <table:table-cell office:value-type="float" office:value="0.8949">
            <text:p>0,8949</text:p>
          </table:table-cell>
          <table:table-cell office:value-type="float" office:value="0.9993">
            <text:p>0,9993</text:p>
          </table:table-cell>
          <table:table-cell office:value-type="float" office:value="0.8102">
            <text:p>0,8102</text:p>
          </table:table-cell>
          <table:table-cell office:value-type="float" office:value="1">
            <text:p>1</text:p>
          </table:table-cell>
          <table:table-cell office:value-type="float" office:value="0.9051">
            <text:p>0,9051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28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1">
            <text:p>0,901</text:p>
          </table:table-cell>
          <table:table-cell office:value-type="float" office:value="0.9479">
            <text:p>0,9479</text:p>
          </table:table-cell>
          <table:table-cell office:value-type="float" office:value="0.9856">
            <text:p>0,9856</text:p>
          </table:table-cell>
          <table:table-cell office:value-type="float" office:value="0.913">
            <text:p>0,913</text:p>
          </table:table-cell>
          <table:table-cell office:value-type="float" office:value="0.9995">
            <text:p>0,9995</text:p>
          </table:table-cell>
          <table:table-cell office:value-type="float" office:value="0.9563">
            <text:p>0,9563</text:p>
          </table:table-cell>
          <table:table-cell office:value-type="float" office:value="9.9">
            <text:p>9,9</text:p>
          </table:table-cell>
          <table:table-cell table:number-columns-repeated="1013"/>
        </table:table-row>
        <table:table-row table:style-name="ro1">
          <table:table-cell office:value-type="string">
            <text:p>brisc2025_test_0028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93">
            <text:p>0,9493</text:p>
          </table:table-cell>
          <table:table-cell office:value-type="float" office:value="0.974">
            <text:p>0,974</text:p>
          </table:table-cell>
          <table:table-cell office:value-type="float" office:value="0.9869">
            <text:p>0,9869</text:p>
          </table:table-cell>
          <table:table-cell office:value-type="float" office:value="0.9613">
            <text:p>0,9613</text:p>
          </table:table-cell>
          <table:table-cell office:value-type="float" office:value="0.9995">
            <text:p>0,9995</text:p>
          </table:table-cell>
          <table:table-cell office:value-type="float" office:value="0.9804">
            <text:p>0,9804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28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92">
            <text:p>0,9492</text:p>
          </table:table-cell>
          <table:table-cell office:value-type="float" office:value="0.9739">
            <text:p>0,9739</text:p>
          </table:table-cell>
          <table:table-cell office:value-type="float" office:value="0.9698">
            <text:p>0,9698</text:p>
          </table:table-cell>
          <table:table-cell office:value-type="float" office:value="0.9781">
            <text:p>0,9781</text:p>
          </table:table-cell>
          <table:table-cell office:value-type="float" office:value="0.9996">
            <text:p>0,9996</text:p>
          </table:table-cell>
          <table:table-cell office:value-type="float" office:value="0.9889">
            <text:p>0,9889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8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06">
            <text:p>0,9406</text:p>
          </table:table-cell>
          <table:table-cell office:value-type="float" office:value="0.9694">
            <text:p>0,9694</text:p>
          </table:table-cell>
          <table:table-cell office:value-type="float" office:value="0.9662">
            <text:p>0,9662</text:p>
          </table:table-cell>
          <table:table-cell office:value-type="float" office:value="0.9726">
            <text:p>0,9726</text:p>
          </table:table-cell>
          <table:table-cell office:value-type="float" office:value="0.9979">
            <text:p>0,9979</text:p>
          </table:table-cell>
          <table:table-cell office:value-type="float" office:value="0.9853">
            <text:p>0,9853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28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1">
            <text:p>0,911</text:p>
          </table:table-cell>
          <table:table-cell office:value-type="float" office:value="0.9534">
            <text:p>0,9534</text:p>
          </table:table-cell>
          <table:table-cell office:value-type="float" office:value="0.9602">
            <text:p>0,9602</text:p>
          </table:table-cell>
          <table:table-cell office:value-type="float" office:value="0.9468">
            <text:p>0,9468</text:p>
          </table:table-cell>
          <table:table-cell office:value-type="float" office:value="0.9989">
            <text:p>0,9989</text:p>
          </table:table-cell>
          <table:table-cell office:value-type="float" office:value="0.9729">
            <text:p>0,9729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28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41">
            <text:p>0,9641</text:p>
          </table:table-cell>
          <table:table-cell office:value-type="float" office:value="0.9817">
            <text:p>0,9817</text:p>
          </table:table-cell>
          <table:table-cell office:value-type="float" office:value="0.9766">
            <text:p>0,9766</text:p>
          </table:table-cell>
          <table:table-cell office:value-type="float" office:value="0.9869">
            <text:p>0,9869</text:p>
          </table:table-cell>
          <table:table-cell office:value-type="float" office:value="0.9972">
            <text:p>0,9972</text:p>
          </table:table-cell>
          <table:table-cell office:value-type="float" office:value="0.992">
            <text:p>0,992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28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41">
            <text:p>0,9641</text:p>
          </table:table-cell>
          <table:table-cell office:value-type="float" office:value="0.9817">
            <text:p>0,9817</text:p>
          </table:table-cell>
          <table:table-cell office:value-type="float" office:value="0.989">
            <text:p>0,989</text:p>
          </table:table-cell>
          <table:table-cell office:value-type="float" office:value="0.9746">
            <text:p>0,9746</text:p>
          </table:table-cell>
          <table:table-cell office:value-type="float" office:value="0.9997">
            <text:p>0,9997</text:p>
          </table:table-cell>
          <table:table-cell office:value-type="float" office:value="0.9871">
            <text:p>0,987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28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17">
            <text:p>0,9417</text:p>
          </table:table-cell>
          <table:table-cell office:value-type="float" office:value="0.97">
            <text:p>0,97</text:p>
          </table:table-cell>
          <table:table-cell office:value-type="float" office:value="0.9683">
            <text:p>0,9683</text:p>
          </table:table-cell>
          <table:table-cell office:value-type="float" office:value="0.9717">
            <text:p>0,9717</text:p>
          </table:table-cell>
          <table:table-cell office:value-type="float" office:value="0.9989">
            <text:p>0,9989</text:p>
          </table:table-cell>
          <table:table-cell office:value-type="float" office:value="0.9853">
            <text:p>0,9853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29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664">
            <text:p>0,664</text:p>
          </table:table-cell>
          <table:table-cell office:value-type="float" office:value="0.7981">
            <text:p>0,7981</text:p>
          </table:table-cell>
          <table:table-cell office:value-type="float" office:value="0.9859">
            <text:p>0,9859</text:p>
          </table:table-cell>
          <table:table-cell office:value-type="float" office:value="0.6704">
            <text:p>0,6704</text:p>
          </table:table-cell>
          <table:table-cell office:value-type="float" office:value="0.999">
            <text:p>0,999</text:p>
          </table:table-cell>
          <table:table-cell office:value-type="float" office:value="0.8347">
            <text:p>0,8347</text:p>
          </table:table-cell>
          <table:table-cell office:value-type="float" office:value="141.76">
            <text:p>141,76</text:p>
          </table:table-cell>
          <table:table-cell table:number-columns-repeated="1013"/>
        </table:table-row>
        <table:table-row table:style-name="ro1">
          <table:table-cell office:value-type="string">
            <text:p>brisc2025_test_0029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8">
            <text:p>0,948</text:p>
          </table:table-cell>
          <table:table-cell office:value-type="float" office:value="0.9733">
            <text:p>0,9733</text:p>
          </table:table-cell>
          <table:table-cell office:value-type="float" office:value="0.9608">
            <text:p>0,9608</text:p>
          </table:table-cell>
          <table:table-cell office:value-type="float" office:value="0.9861">
            <text:p>0,9861</text:p>
          </table:table-cell>
          <table:table-cell office:value-type="float" office:value="0.9977">
            <text:p>0,9977</text:p>
          </table:table-cell>
          <table:table-cell office:value-type="float" office:value="0.9919">
            <text:p>0,9919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29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17">
            <text:p>0,9317</text:p>
          </table:table-cell>
          <table:table-cell office:value-type="float" office:value="0.9647">
            <text:p>0,9647</text:p>
          </table:table-cell>
          <table:table-cell office:value-type="float" office:value="0.9534">
            <text:p>0,9534</text:p>
          </table:table-cell>
          <table:table-cell office:value-type="float" office:value="0.9762">
            <text:p>0,9762</text:p>
          </table:table-cell>
          <table:table-cell office:value-type="float" office:value="0.9961">
            <text:p>0,9961</text:p>
          </table:table-cell>
          <table:table-cell office:value-type="float" office:value="0.9861">
            <text:p>0,9861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29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17">
            <text:p>0,9317</text:p>
          </table:table-cell>
          <table:table-cell office:value-type="float" office:value="0.9646">
            <text:p>0,9646</text:p>
          </table:table-cell>
          <table:table-cell office:value-type="float" office:value="0.9761">
            <text:p>0,9761</text:p>
          </table:table-cell>
          <table:table-cell office:value-type="float" office:value="0.9534">
            <text:p>0,9534</text:p>
          </table:table-cell>
          <table:table-cell office:value-type="float" office:value="0.9996">
            <text:p>0,9996</text:p>
          </table:table-cell>
          <table:table-cell office:value-type="float" office:value="0.9765">
            <text:p>0,9765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9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22">
            <text:p>0,8822</text:p>
          </table:table-cell>
          <table:table-cell office:value-type="float" office:value="0.9374">
            <text:p>0,9374</text:p>
          </table:table-cell>
          <table:table-cell office:value-type="float" office:value="0.9765">
            <text:p>0,9765</text:p>
          </table:table-cell>
          <table:table-cell office:value-type="float" office:value="0.9013">
            <text:p>0,9013</text:p>
          </table:table-cell>
          <table:table-cell office:value-type="float" office:value="0.9992">
            <text:p>0,9992</text:p>
          </table:table-cell>
          <table:table-cell office:value-type="float" office:value="0.9502">
            <text:p>0,9502</text:p>
          </table:table-cell>
          <table:table-cell office:value-type="float" office:value="33.38">
            <text:p>33,38</text:p>
          </table:table-cell>
          <table:table-cell table:number-columns-repeated="1013"/>
        </table:table-row>
        <table:table-row table:style-name="ro1">
          <table:table-cell office:value-type="string">
            <text:p>brisc2025_test_0029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54">
            <text:p>0,9454</text:p>
          </table:table-cell>
          <table:table-cell office:value-type="float" office:value="0.972">
            <text:p>0,972</text:p>
          </table:table-cell>
          <table:table-cell office:value-type="float" office:value="0.953">
            <text:p>0,953</text:p>
          </table:table-cell>
          <table:table-cell office:value-type="float" office:value="0.9917">
            <text:p>0,9917</text:p>
          </table:table-cell>
          <table:table-cell office:value-type="float" office:value="0.9973">
            <text:p>0,9973</text:p>
          </table:table-cell>
          <table:table-cell office:value-type="float" office:value="0.9945">
            <text:p>0,994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29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48">
            <text:p>0,9448</text:p>
          </table:table-cell>
          <table:table-cell office:value-type="float" office:value="0.9716">
            <text:p>0,9716</text:p>
          </table:table-cell>
          <table:table-cell office:value-type="float" office:value="0.9766">
            <text:p>0,9766</text:p>
          </table:table-cell>
          <table:table-cell office:value-type="float" office:value="0.9667">
            <text:p>0,9667</text:p>
          </table:table-cell>
          <table:table-cell office:value-type="float" office:value="0.9993">
            <text:p>0,9993</text:p>
          </table:table-cell>
          <table:table-cell office:value-type="float" office:value="0.983">
            <text:p>0,983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9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63">
            <text:p>0,9663</text:p>
          </table:table-cell>
          <table:table-cell office:value-type="float" office:value="0.9829">
            <text:p>0,9829</text:p>
          </table:table-cell>
          <table:table-cell office:value-type="float" office:value="0.9943">
            <text:p>0,9943</text:p>
          </table:table-cell>
          <table:table-cell office:value-type="float" office:value="0.9717">
            <text:p>0,9717</text:p>
          </table:table-cell>
          <table:table-cell office:value-type="float" office:value="0.9996">
            <text:p>0,9996</text:p>
          </table:table-cell>
          <table:table-cell office:value-type="float" office:value="0.9857">
            <text:p>0,985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29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21">
            <text:p>0,9121</text:p>
          </table:table-cell>
          <table:table-cell office:value-type="float" office:value="0.954">
            <text:p>0,954</text:p>
          </table:table-cell>
          <table:table-cell office:value-type="float" office:value="0.9282">
            <text:p>0,9282</text:p>
          </table:table-cell>
          <table:table-cell office:value-type="float" office:value="0.9813">
            <text:p>0,9813</text:p>
          </table:table-cell>
          <table:table-cell office:value-type="float" office:value="0.9934">
            <text:p>0,9934</text:p>
          </table:table-cell>
          <table:table-cell office:value-type="float" office:value="0.9873">
            <text:p>0,9873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29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18">
            <text:p>0,9518</text:p>
          </table:table-cell>
          <table:table-cell office:value-type="float" office:value="0.9753">
            <text:p>0,9753</text:p>
          </table:table-cell>
          <table:table-cell office:value-type="float" office:value="0.9703">
            <text:p>0,9703</text:p>
          </table:table-cell>
          <table:table-cell office:value-type="float" office:value="0.9804">
            <text:p>0,9804</text:p>
          </table:table-cell>
          <table:table-cell office:value-type="float" office:value="0.9973">
            <text:p>0,9973</text:p>
          </table:table-cell>
          <table:table-cell office:value-type="float" office:value="0.9889">
            <text:p>0,9889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30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4425">
            <text:p>0,4425</text:p>
          </table:table-cell>
          <table:table-cell office:value-type="float" office:value="0.6135">
            <text:p>0,6135</text:p>
          </table:table-cell>
          <table:table-cell office:value-type="float" office:value="0.9763">
            <text:p>0,9763</text:p>
          </table:table-cell>
          <table:table-cell office:value-type="float" office:value="0.4473">
            <text:p>0,4473</text:p>
          </table:table-cell>
          <table:table-cell office:value-type="float" office:value="0.9996">
            <text:p>0,9996</text:p>
          </table:table-cell>
          <table:table-cell office:value-type="float" office:value="0.7234">
            <text:p>0,7234</text:p>
          </table:table-cell>
          <table:table-cell office:value-type="float" office:value="109.64">
            <text:p>109,64</text:p>
          </table:table-cell>
          <table:table-cell table:number-columns-repeated="1013"/>
        </table:table-row>
        <table:table-row table:style-name="ro1">
          <table:table-cell office:value-type="string">
            <text:p>brisc2025_test_0030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23">
            <text:p>0,9223</text:p>
          </table:table-cell>
          <table:table-cell office:value-type="float" office:value="0.9596">
            <text:p>0,9596</text:p>
          </table:table-cell>
          <table:table-cell office:value-type="float" office:value="0.9852">
            <text:p>0,9852</text:p>
          </table:table-cell>
          <table:table-cell office:value-type="float" office:value="0.9353">
            <text:p>0,9353</text:p>
          </table:table-cell>
          <table:table-cell office:value-type="float" office:value="0.9995">
            <text:p>0,9995</text:p>
          </table:table-cell>
          <table:table-cell office:value-type="float" office:value="0.9674">
            <text:p>0,967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0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41">
            <text:p>0,8741</text:p>
          </table:table-cell>
          <table:table-cell office:value-type="float" office:value="0.9328">
            <text:p>0,9328</text:p>
          </table:table-cell>
          <table:table-cell office:value-type="float" office:value="0.972">
            <text:p>0,972</text:p>
          </table:table-cell>
          <table:table-cell office:value-type="float" office:value="0.8967">
            <text:p>0,8967</text:p>
          </table:table-cell>
          <table:table-cell office:value-type="float" office:value="0.9999">
            <text:p>0,9999</text:p>
          </table:table-cell>
          <table:table-cell office:value-type="float" office:value="0.9483">
            <text:p>0,948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30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764">
            <text:p>0,7764</text:p>
          </table:table-cell>
          <table:table-cell office:value-type="float" office:value="0.8741">
            <text:p>0,8741</text:p>
          </table:table-cell>
          <table:table-cell office:value-type="float" office:value="0.8216">
            <text:p>0,8216</text:p>
          </table:table-cell>
          <table:table-cell office:value-type="float" office:value="0.9339">
            <text:p>0,9339</text:p>
          </table:table-cell>
          <table:table-cell office:value-type="float" office:value="0.9954">
            <text:p>0,9954</text:p>
          </table:table-cell>
          <table:table-cell office:value-type="float" office:value="0.9646">
            <text:p>0,9646</text:p>
          </table:table-cell>
          <table:table-cell office:value-type="float" office:value="12.53">
            <text:p>12,53</text:p>
          </table:table-cell>
          <table:table-cell table:number-columns-repeated="1013"/>
        </table:table-row>
        <table:table-row table:style-name="ro1">
          <table:table-cell office:value-type="string">
            <text:p>brisc2025_test_0030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87">
            <text:p>0,9687</text:p>
          </table:table-cell>
          <table:table-cell office:value-type="float" office:value="0.9841">
            <text:p>0,9841</text:p>
          </table:table-cell>
          <table:table-cell office:value-type="float" office:value="0.9837">
            <text:p>0,9837</text:p>
          </table:table-cell>
          <table:table-cell office:value-type="float" office:value="0.9846">
            <text:p>0,9846</text:p>
          </table:table-cell>
          <table:table-cell office:value-type="float" office:value="0.998">
            <text:p>0,998</text:p>
          </table:table-cell>
          <table:table-cell office:value-type="float" office:value="0.9913">
            <text:p>0,9913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0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33">
            <text:p>0,9533</text:p>
          </table:table-cell>
          <table:table-cell office:value-type="float" office:value="0.9761">
            <text:p>0,9761</text:p>
          </table:table-cell>
          <table:table-cell office:value-type="float" office:value="0.9735">
            <text:p>0,9735</text:p>
          </table:table-cell>
          <table:table-cell office:value-type="float" office:value="0.9788">
            <text:p>0,9788</text:p>
          </table:table-cell>
          <table:table-cell office:value-type="float" office:value="0.9984">
            <text:p>0,9984</text:p>
          </table:table-cell>
          <table:table-cell office:value-type="float" office:value="0.9886">
            <text:p>0,9886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30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6">
            <text:p>0,9306</text:p>
          </table:table-cell>
          <table:table-cell office:value-type="float" office:value="0.9641">
            <text:p>0,9641</text:p>
          </table:table-cell>
          <table:table-cell office:value-type="float" office:value="0.979">
            <text:p>0,979</text:p>
          </table:table-cell>
          <table:table-cell office:value-type="float" office:value="0.9496">
            <text:p>0,9496</text:p>
          </table:table-cell>
          <table:table-cell office:value-type="float" office:value="0.9984">
            <text:p>0,9984</text:p>
          </table:table-cell>
          <table:table-cell office:value-type="float" office:value="0.974">
            <text:p>0,974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30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99">
            <text:p>0,9199</text:p>
          </table:table-cell>
          <table:table-cell office:value-type="float" office:value="0.9583">
            <text:p>0,9583</text:p>
          </table:table-cell>
          <table:table-cell office:value-type="float" office:value="0.996">
            <text:p>0,996</text:p>
          </table:table-cell>
          <table:table-cell office:value-type="float" office:value="0.9234">
            <text:p>0,9234</text:p>
          </table:table-cell>
          <table:table-cell office:value-type="float" office:value="0.9997">
            <text:p>0,9997</text:p>
          </table:table-cell>
          <table:table-cell office:value-type="float" office:value="0.9615">
            <text:p>0,9615</text:p>
          </table:table-cell>
          <table:table-cell office:value-type="float" office:value="18.25">
            <text:p>18,25</text:p>
          </table:table-cell>
          <table:table-cell table:number-columns-repeated="1013"/>
        </table:table-row>
        <table:table-row table:style-name="ro1">
          <table:table-cell office:value-type="string">
            <text:p>brisc2025_test_0030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54">
            <text:p>0,9154</text:p>
          </table:table-cell>
          <table:table-cell office:value-type="float" office:value="0.9558">
            <text:p>0,9558</text:p>
          </table:table-cell>
          <table:table-cell office:value-type="float" office:value="0.9308">
            <text:p>0,9308</text:p>
          </table:table-cell>
          <table:table-cell office:value-type="float" office:value="0.9822">
            <text:p>0,9822</text:p>
          </table:table-cell>
          <table:table-cell office:value-type="float" office:value="0.9951">
            <text:p>0,9951</text:p>
          </table:table-cell>
          <table:table-cell office:value-type="float" office:value="0.9887">
            <text:p>0,9887</text:p>
          </table:table-cell>
          <table:table-cell office:value-type="float" office:value="7.21">
            <text:p>7,21</text:p>
          </table:table-cell>
          <table:table-cell table:number-columns-repeated="1013"/>
        </table:table-row>
        <table:table-row table:style-name="ro1">
          <table:table-cell office:value-type="string">
            <text:p>brisc2025_test_0030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45">
            <text:p>0,9045</text:p>
          </table:table-cell>
          <table:table-cell office:value-type="float" office:value="0.9499">
            <text:p>0,9499</text:p>
          </table:table-cell>
          <table:table-cell office:value-type="float" office:value="0.9872">
            <text:p>0,9872</text:p>
          </table:table-cell>
          <table:table-cell office:value-type="float" office:value="0.9153">
            <text:p>0,9153</text:p>
          </table:table-cell>
          <table:table-cell office:value-type="float" office:value="0.9999">
            <text:p>0,9999</text:p>
          </table:table-cell>
          <table:table-cell office:value-type="float" office:value="0.9576">
            <text:p>0,957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1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3">
            <text:p>0,9553</text:p>
          </table:table-cell>
          <table:table-cell office:value-type="float" office:value="0.9771">
            <text:p>0,9771</text:p>
          </table:table-cell>
          <table:table-cell office:value-type="float" office:value="0.9658">
            <text:p>0,9658</text:p>
          </table:table-cell>
          <table:table-cell office:value-type="float" office:value="0.9887">
            <text:p>0,9887</text:p>
          </table:table-cell>
          <table:table-cell office:value-type="float" office:value="0.9979">
            <text:p>0,9979</text:p>
          </table:table-cell>
          <table:table-cell office:value-type="float" office:value="0.9933">
            <text:p>0,9933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1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377">
            <text:p>0,8377</text:p>
          </table:table-cell>
          <table:table-cell office:value-type="float" office:value="0.9117">
            <text:p>0,9117</text:p>
          </table:table-cell>
          <table:table-cell office:value-type="float" office:value="0.9586">
            <text:p>0,9586</text:p>
          </table:table-cell>
          <table:table-cell office:value-type="float" office:value="0.8692">
            <text:p>0,8692</text:p>
          </table:table-cell>
          <table:table-cell office:value-type="float" office:value="0.9993">
            <text:p>0,9993</text:p>
          </table:table-cell>
          <table:table-cell office:value-type="float" office:value="0.9343">
            <text:p>0,9343</text:p>
          </table:table-cell>
          <table:table-cell office:value-type="float" office:value="8.25">
            <text:p>8,25</text:p>
          </table:table-cell>
          <table:table-cell table:number-columns-repeated="1013"/>
        </table:table-row>
        <table:table-row table:style-name="ro1">
          <table:table-cell office:value-type="string">
            <text:p>brisc2025_test_0031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15">
            <text:p>0,9215</text:p>
          </table:table-cell>
          <table:table-cell office:value-type="float" office:value="0.9592">
            <text:p>0,9592</text:p>
          </table:table-cell>
          <table:table-cell office:value-type="float" office:value="0.9346">
            <text:p>0,9346</text:p>
          </table:table-cell>
          <table:table-cell office:value-type="float" office:value="0.9851">
            <text:p>0,9851</text:p>
          </table:table-cell>
          <table:table-cell office:value-type="float" office:value="0.9974">
            <text:p>0,9974</text:p>
          </table:table-cell>
          <table:table-cell office:value-type="float" office:value="0.9912">
            <text:p>0,991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1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23">
            <text:p>0,9623</text:p>
          </table:table-cell>
          <table:table-cell office:value-type="float" office:value="0.9808">
            <text:p>0,9808</text:p>
          </table:table-cell>
          <table:table-cell office:value-type="float" office:value="0.9886">
            <text:p>0,9886</text:p>
          </table:table-cell>
          <table:table-cell office:value-type="float" office:value="0.9731">
            <text:p>0,9731</text:p>
          </table:table-cell>
          <table:table-cell office:value-type="float" office:value="0.9988">
            <text:p>0,9988</text:p>
          </table:table-cell>
          <table:table-cell office:value-type="float" office:value="0.986">
            <text:p>0,986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31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89">
            <text:p>0,9189</text:p>
          </table:table-cell>
          <table:table-cell office:value-type="float" office:value="0.9578">
            <text:p>0,9578</text:p>
          </table:table-cell>
          <table:table-cell office:value-type="float" office:value="0.9446">
            <text:p>0,9446</text:p>
          </table:table-cell>
          <table:table-cell office:value-type="float" office:value="0.9713">
            <text:p>0,9713</text:p>
          </table:table-cell>
          <table:table-cell office:value-type="float" office:value="0.9973">
            <text:p>0,9973</text:p>
          </table:table-cell>
          <table:table-cell office:value-type="float" office:value="0.9843">
            <text:p>0,984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31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17">
            <text:p>0,8617</text:p>
          </table:table-cell>
          <table:table-cell office:value-type="float" office:value="0.9257">
            <text:p>0,9257</text:p>
          </table:table-cell>
          <table:table-cell office:value-type="float" office:value="0.9966">
            <text:p>0,9966</text:p>
          </table:table-cell>
          <table:table-cell office:value-type="float" office:value="0.8642">
            <text:p>0,8642</text:p>
          </table:table-cell>
          <table:table-cell office:value-type="float" office:value="1">
            <text:p>1</text:p>
          </table:table-cell>
          <table:table-cell office:value-type="float" office:value="0.9321">
            <text:p>0,9321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31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57">
            <text:p>0,9357</text:p>
          </table:table-cell>
          <table:table-cell office:value-type="float" office:value="0.9668">
            <text:p>0,9668</text:p>
          </table:table-cell>
          <table:table-cell office:value-type="float" office:value="0.9813">
            <text:p>0,9813</text:p>
          </table:table-cell>
          <table:table-cell office:value-type="float" office:value="0.9527">
            <text:p>0,9527</text:p>
          </table:table-cell>
          <table:table-cell office:value-type="float" office:value="0.999">
            <text:p>0,999</text:p>
          </table:table-cell>
          <table:table-cell office:value-type="float" office:value="0.9759">
            <text:p>0,9759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1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84">
            <text:p>0,8984</text:p>
          </table:table-cell>
          <table:table-cell office:value-type="float" office:value="0.9465">
            <text:p>0,9465</text:p>
          </table:table-cell>
          <table:table-cell office:value-type="float" office:value="0.9488">
            <text:p>0,9488</text:p>
          </table:table-cell>
          <table:table-cell office:value-type="float" office:value="0.9442">
            <text:p>0,9442</text:p>
          </table:table-cell>
          <table:table-cell office:value-type="float" office:value="0.9989">
            <text:p>0,9989</text:p>
          </table:table-cell>
          <table:table-cell office:value-type="float" office:value="0.9716">
            <text:p>0,971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31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05">
            <text:p>0,9605</text:p>
          </table:table-cell>
          <table:table-cell office:value-type="float" office:value="0.9799">
            <text:p>0,9799</text:p>
          </table:table-cell>
          <table:table-cell office:value-type="float" office:value="0.9749">
            <text:p>0,9749</text:p>
          </table:table-cell>
          <table:table-cell office:value-type="float" office:value="0.9849">
            <text:p>0,9849</text:p>
          </table:table-cell>
          <table:table-cell office:value-type="float" office:value="0.9987">
            <text:p>0,9987</text:p>
          </table:table-cell>
          <table:table-cell office:value-type="float" office:value="0.9918">
            <text:p>0,9918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31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423">
            <text:p>0,8423</text:p>
          </table:table-cell>
          <table:table-cell office:value-type="float" office:value="0.9144">
            <text:p>0,9144</text:p>
          </table:table-cell>
          <table:table-cell office:value-type="float" office:value="0.9893">
            <text:p>0,9893</text:p>
          </table:table-cell>
          <table:table-cell office:value-type="float" office:value="0.8501">
            <text:p>0,8501</text:p>
          </table:table-cell>
          <table:table-cell office:value-type="float" office:value="0.9998">
            <text:p>0,9998</text:p>
          </table:table-cell>
          <table:table-cell office:value-type="float" office:value="0.9249">
            <text:p>0,9249</text:p>
          </table:table-cell>
          <table:table-cell office:value-type="float" office:value="11.18">
            <text:p>11,18</text:p>
          </table:table-cell>
          <table:table-cell table:number-columns-repeated="1013"/>
        </table:table-row>
        <table:table-row table:style-name="ro1">
          <table:table-cell office:value-type="string">
            <text:p>brisc2025_test_0032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89">
            <text:p>0,9289</text:p>
          </table:table-cell>
          <table:table-cell office:value-type="float" office:value="0.9631">
            <text:p>0,9631</text:p>
          </table:table-cell>
          <table:table-cell office:value-type="float" office:value="0.9743">
            <text:p>0,9743</text:p>
          </table:table-cell>
          <table:table-cell office:value-type="float" office:value="0.9522">
            <text:p>0,9522</text:p>
          </table:table-cell>
          <table:table-cell office:value-type="float" office:value="0.9994">
            <text:p>0,9994</text:p>
          </table:table-cell>
          <table:table-cell office:value-type="float" office:value="0.9758">
            <text:p>0,9758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2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42">
            <text:p>0,9142</text:p>
          </table:table-cell>
          <table:table-cell office:value-type="float" office:value="0.9552">
            <text:p>0,9552</text:p>
          </table:table-cell>
          <table:table-cell office:value-type="float" office:value="0.9383">
            <text:p>0,9383</text:p>
          </table:table-cell>
          <table:table-cell office:value-type="float" office:value="0.9726">
            <text:p>0,9726</text:p>
          </table:table-cell>
          <table:table-cell office:value-type="float" office:value="0.9961">
            <text:p>0,9961</text:p>
          </table:table-cell>
          <table:table-cell office:value-type="float" office:value="0.9843">
            <text:p>0,9843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32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22">
            <text:p>0,9122</text:p>
          </table:table-cell>
          <table:table-cell office:value-type="float" office:value="0.9541">
            <text:p>0,9541</text:p>
          </table:table-cell>
          <table:table-cell office:value-type="float" office:value="0.9363">
            <text:p>0,9363</text:p>
          </table:table-cell>
          <table:table-cell office:value-type="float" office:value="0.9726">
            <text:p>0,9726</text:p>
          </table:table-cell>
          <table:table-cell office:value-type="float" office:value="0.9982">
            <text:p>0,9982</text:p>
          </table:table-cell>
          <table:table-cell office:value-type="float" office:value="0.9854">
            <text:p>0,9854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32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04">
            <text:p>0,9604</text:p>
          </table:table-cell>
          <table:table-cell office:value-type="float" office:value="0.9798">
            <text:p>0,9798</text:p>
          </table:table-cell>
          <table:table-cell office:value-type="float" office:value="0.9801">
            <text:p>0,9801</text:p>
          </table:table-cell>
          <table:table-cell office:value-type="float" office:value="0.9794">
            <text:p>0,9794</text:p>
          </table:table-cell>
          <table:table-cell office:value-type="float" office:value="0.9992">
            <text:p>0,9992</text:p>
          </table:table-cell>
          <table:table-cell office:value-type="float" office:value="0.9893">
            <text:p>0,9893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32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51">
            <text:p>0,8051</text:p>
          </table:table-cell>
          <table:table-cell office:value-type="float" office:value="0.892">
            <text:p>0,892</text:p>
          </table:table-cell>
          <table:table-cell office:value-type="float" office:value="0.831">
            <text:p>0,831</text:p>
          </table:table-cell>
          <table:table-cell office:value-type="float" office:value="0.9628">
            <text:p>0,9628</text:p>
          </table:table-cell>
          <table:table-cell office:value-type="float" office:value="0.9987">
            <text:p>0,9987</text:p>
          </table:table-cell>
          <table:table-cell office:value-type="float" office:value="0.9807">
            <text:p>0,9807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32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95">
            <text:p>0,9195</text:p>
          </table:table-cell>
          <table:table-cell office:value-type="float" office:value="0.958">
            <text:p>0,958</text:p>
          </table:table-cell>
          <table:table-cell office:value-type="float" office:value="0.9669">
            <text:p>0,9669</text:p>
          </table:table-cell>
          <table:table-cell office:value-type="float" office:value="0.9494">
            <text:p>0,9494</text:p>
          </table:table-cell>
          <table:table-cell office:value-type="float" office:value="0.9996">
            <text:p>0,9996</text:p>
          </table:table-cell>
          <table:table-cell office:value-type="float" office:value="0.9745">
            <text:p>0,974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32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8">
            <text:p>0,918</text:p>
          </table:table-cell>
          <table:table-cell office:value-type="float" office:value="0.9573">
            <text:p>0,9573</text:p>
          </table:table-cell>
          <table:table-cell office:value-type="float" office:value="0.9474">
            <text:p>0,9474</text:p>
          </table:table-cell>
          <table:table-cell office:value-type="float" office:value="0.9673">
            <text:p>0,9673</text:p>
          </table:table-cell>
          <table:table-cell office:value-type="float" office:value="0.9983">
            <text:p>0,9983</text:p>
          </table:table-cell>
          <table:table-cell office:value-type="float" office:value="0.9828">
            <text:p>0,9828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32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37">
            <text:p>0,8037</text:p>
          </table:table-cell>
          <table:table-cell office:value-type="float" office:value="0.8912">
            <text:p>0,8912</text:p>
          </table:table-cell>
          <table:table-cell office:value-type="float" office:value="0.9545">
            <text:p>0,9545</text:p>
          </table:table-cell>
          <table:table-cell office:value-type="float" office:value="0.8358">
            <text:p>0,8358</text:p>
          </table:table-cell>
          <table:table-cell office:value-type="float" office:value="0.9997">
            <text:p>0,9997</text:p>
          </table:table-cell>
          <table:table-cell office:value-type="float" office:value="0.9177">
            <text:p>0,9177</text:p>
          </table:table-cell>
          <table:table-cell office:value-type="float" office:value="14.87">
            <text:p>14,87</text:p>
          </table:table-cell>
          <table:table-cell table:number-columns-repeated="1013"/>
        </table:table-row>
        <table:table-row table:style-name="ro1">
          <table:table-cell office:value-type="string">
            <text:p>brisc2025_test_0032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27">
            <text:p>0,9427</text:p>
          </table:table-cell>
          <table:table-cell office:value-type="float" office:value="0.9705">
            <text:p>0,9705</text:p>
          </table:table-cell>
          <table:table-cell office:value-type="float" office:value="0.9817">
            <text:p>0,9817</text:p>
          </table:table-cell>
          <table:table-cell office:value-type="float" office:value="0.9595">
            <text:p>0,9595</text:p>
          </table:table-cell>
          <table:table-cell office:value-type="float" office:value="0.9997">
            <text:p>0,9997</text:p>
          </table:table-cell>
          <table:table-cell office:value-type="float" office:value="0.9796">
            <text:p>0,9796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2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5047">
            <text:p>0,5047</text:p>
          </table:table-cell>
          <table:table-cell office:value-type="float" office:value="0.6708">
            <text:p>0,6708</text:p>
          </table:table-cell>
          <table:table-cell office:value-type="float" office:value="0.9979">
            <text:p>0,9979</text:p>
          </table:table-cell>
          <table:table-cell office:value-type="float" office:value="0.5052">
            <text:p>0,5052</text:p>
          </table:table-cell>
          <table:table-cell office:value-type="float" office:value="1">
            <text:p>1</text:p>
          </table:table-cell>
          <table:table-cell office:value-type="float" office:value="0.7526">
            <text:p>0,7526</text:p>
          </table:table-cell>
          <table:table-cell office:value-type="float" office:value="16.28">
            <text:p>16,28</text:p>
          </table:table-cell>
          <table:table-cell table:number-columns-repeated="1013"/>
        </table:table-row>
        <table:table-row table:style-name="ro1">
          <table:table-cell office:value-type="string">
            <text:p>brisc2025_test_0033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7">
            <text:p>0,897</text:p>
          </table:table-cell>
          <table:table-cell office:value-type="float" office:value="0.9457">
            <text:p>0,9457</text:p>
          </table:table-cell>
          <table:table-cell office:value-type="float" office:value="0.9638">
            <text:p>0,9638</text:p>
          </table:table-cell>
          <table:table-cell office:value-type="float" office:value="0.9283">
            <text:p>0,9283</text:p>
          </table:table-cell>
          <table:table-cell office:value-type="float" office:value="0.9995">
            <text:p>0,9995</text:p>
          </table:table-cell>
          <table:table-cell office:value-type="float" office:value="0.9639">
            <text:p>0,9639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33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26">
            <text:p>0,8826</text:p>
          </table:table-cell>
          <table:table-cell office:value-type="float" office:value="0.9376">
            <text:p>0,9376</text:p>
          </table:table-cell>
          <table:table-cell office:value-type="float" office:value="0.9749">
            <text:p>0,9749</text:p>
          </table:table-cell>
          <table:table-cell office:value-type="float" office:value="0.9031">
            <text:p>0,9031</text:p>
          </table:table-cell>
          <table:table-cell office:value-type="float" office:value="0.9998">
            <text:p>0,9998</text:p>
          </table:table-cell>
          <table:table-cell office:value-type="float" office:value="0.9515">
            <text:p>0,9515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33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07">
            <text:p>0,9207</text:p>
          </table:table-cell>
          <table:table-cell office:value-type="float" office:value="0.9587">
            <text:p>0,9587</text:p>
          </table:table-cell>
          <table:table-cell office:value-type="float" office:value="0.9909">
            <text:p>0,9909</text:p>
          </table:table-cell>
          <table:table-cell office:value-type="float" office:value="0.9286">
            <text:p>0,9286</text:p>
          </table:table-cell>
          <table:table-cell office:value-type="float" office:value="0.9998">
            <text:p>0,9998</text:p>
          </table:table-cell>
          <table:table-cell office:value-type="float" office:value="0.9642">
            <text:p>0,9642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33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98">
            <text:p>0,8898</text:p>
          </table:table-cell>
          <table:table-cell office:value-type="float" office:value="0.9417">
            <text:p>0,9417</text:p>
          </table:table-cell>
          <table:table-cell office:value-type="float" office:value="0.9794">
            <text:p>0,9794</text:p>
          </table:table-cell>
          <table:table-cell office:value-type="float" office:value="0.9068">
            <text:p>0,9068</text:p>
          </table:table-cell>
          <table:table-cell office:value-type="float" office:value="0.9997">
            <text:p>0,9997</text:p>
          </table:table-cell>
          <table:table-cell office:value-type="float" office:value="0.9533">
            <text:p>0,9533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33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95">
            <text:p>0,9395</text:p>
          </table:table-cell>
          <table:table-cell office:value-type="float" office:value="0.9688">
            <text:p>0,9688</text:p>
          </table:table-cell>
          <table:table-cell office:value-type="float" office:value="0.9603">
            <text:p>0,9603</text:p>
          </table:table-cell>
          <table:table-cell office:value-type="float" office:value="0.9775">
            <text:p>0,9775</text:p>
          </table:table-cell>
          <table:table-cell office:value-type="float" office:value="0.9996">
            <text:p>0,9996</text:p>
          </table:table-cell>
          <table:table-cell office:value-type="float" office:value="0.9886">
            <text:p>0,9886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3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66">
            <text:p>0,9366</text:p>
          </table:table-cell>
          <table:table-cell office:value-type="float" office:value="0.9673">
            <text:p>0,9673</text:p>
          </table:table-cell>
          <table:table-cell office:value-type="float" office:value="0.9495">
            <text:p>0,9495</text:p>
          </table:table-cell>
          <table:table-cell office:value-type="float" office:value="0.9857">
            <text:p>0,9857</text:p>
          </table:table-cell>
          <table:table-cell office:value-type="float" office:value="0.9996">
            <text:p>0,9996</text:p>
          </table:table-cell>
          <table:table-cell office:value-type="float" office:value="0.9927">
            <text:p>0,9927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33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5">
            <text:p>0,945</text:p>
          </table:table-cell>
          <table:table-cell office:value-type="float" office:value="0.9717">
            <text:p>0,9717</text:p>
          </table:table-cell>
          <table:table-cell office:value-type="float" office:value="0.9836">
            <text:p>0,9836</text:p>
          </table:table-cell>
          <table:table-cell office:value-type="float" office:value="0.9602">
            <text:p>0,9602</text:p>
          </table:table-cell>
          <table:table-cell office:value-type="float" office:value="0.999">
            <text:p>0,999</text:p>
          </table:table-cell>
          <table:table-cell office:value-type="float" office:value="0.9796">
            <text:p>0,9796</text:p>
          </table:table-cell>
          <table:table-cell office:value-type="float" office:value="7.81">
            <text:p>7,81</text:p>
          </table:table-cell>
          <table:table-cell table:number-columns-repeated="1013"/>
        </table:table-row>
        <table:table-row table:style-name="ro1">
          <table:table-cell office:value-type="string">
            <text:p>brisc2025_test_0033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23">
            <text:p>0,8723</text:p>
          </table:table-cell>
          <table:table-cell office:value-type="float" office:value="0.9318">
            <text:p>0,9318</text:p>
          </table:table-cell>
          <table:table-cell office:value-type="float" office:value="0.9804">
            <text:p>0,9804</text:p>
          </table:table-cell>
          <table:table-cell office:value-type="float" office:value="0.8878">
            <text:p>0,8878</text:p>
          </table:table-cell>
          <table:table-cell office:value-type="float" office:value="0.9998">
            <text:p>0,9998</text:p>
          </table:table-cell>
          <table:table-cell office:value-type="float" office:value="0.9438">
            <text:p>0,9438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33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46">
            <text:p>0,9446</text:p>
          </table:table-cell>
          <table:table-cell office:value-type="float" office:value="0.9715">
            <text:p>0,9715</text:p>
          </table:table-cell>
          <table:table-cell office:value-type="float" office:value="0.9699">
            <text:p>0,9699</text:p>
          </table:table-cell>
          <table:table-cell office:value-type="float" office:value="0.9731">
            <text:p>0,9731</text:p>
          </table:table-cell>
          <table:table-cell office:value-type="float" office:value="0.9985">
            <text:p>0,9985</text:p>
          </table:table-cell>
          <table:table-cell office:value-type="float" office:value="0.9858">
            <text:p>0,9858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3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04">
            <text:p>0,8804</text:p>
          </table:table-cell>
          <table:table-cell office:value-type="float" office:value="0.9364">
            <text:p>0,9364</text:p>
          </table:table-cell>
          <table:table-cell office:value-type="float" office:value="0.9508">
            <text:p>0,9508</text:p>
          </table:table-cell>
          <table:table-cell office:value-type="float" office:value="0.9225">
            <text:p>0,9225</text:p>
          </table:table-cell>
          <table:table-cell office:value-type="float" office:value="0.9987">
            <text:p>0,9987</text:p>
          </table:table-cell>
          <table:table-cell office:value-type="float" office:value="0.9606">
            <text:p>0,9606</text:p>
          </table:table-cell>
          <table:table-cell office:value-type="float" office:value="13.93">
            <text:p>13,93</text:p>
          </table:table-cell>
          <table:table-cell table:number-columns-repeated="1013"/>
        </table:table-row>
        <table:table-row table:style-name="ro1">
          <table:table-cell office:value-type="string">
            <text:p>brisc2025_test_0034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76">
            <text:p>0,8676</text:p>
          </table:table-cell>
          <table:table-cell office:value-type="float" office:value="0.9291">
            <text:p>0,9291</text:p>
          </table:table-cell>
          <table:table-cell office:value-type="float" office:value="0.966">
            <text:p>0,966</text:p>
          </table:table-cell>
          <table:table-cell office:value-type="float" office:value="0.8949">
            <text:p>0,8949</text:p>
          </table:table-cell>
          <table:table-cell office:value-type="float" office:value="0.9999">
            <text:p>0,9999</text:p>
          </table:table-cell>
          <table:table-cell office:value-type="float" office:value="0.9474">
            <text:p>0,9474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34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72">
            <text:p>0,9472</text:p>
          </table:table-cell>
          <table:table-cell office:value-type="float" office:value="0.9729">
            <text:p>0,9729</text:p>
          </table:table-cell>
          <table:table-cell office:value-type="float" office:value="0.9739">
            <text:p>0,9739</text:p>
          </table:table-cell>
          <table:table-cell office:value-type="float" office:value="0.9719">
            <text:p>0,9719</text:p>
          </table:table-cell>
          <table:table-cell office:value-type="float" office:value="0.9995">
            <text:p>0,9995</text:p>
          </table:table-cell>
          <table:table-cell office:value-type="float" office:value="0.9857">
            <text:p>0,9857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4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24">
            <text:p>0,9624</text:p>
          </table:table-cell>
          <table:table-cell office:value-type="float" office:value="0.9809">
            <text:p>0,9809</text:p>
          </table:table-cell>
          <table:table-cell office:value-type="float" office:value="0.9815">
            <text:p>0,9815</text:p>
          </table:table-cell>
          <table:table-cell office:value-type="float" office:value="0.9802">
            <text:p>0,9802</text:p>
          </table:table-cell>
          <table:table-cell office:value-type="float" office:value="0.9992">
            <text:p>0,9992</text:p>
          </table:table-cell>
          <table:table-cell office:value-type="float" office:value="0.9897">
            <text:p>0,9897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34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3">
            <text:p>0,873</text:p>
          </table:table-cell>
          <table:table-cell office:value-type="float" office:value="0.9322">
            <text:p>0,9322</text:p>
          </table:table-cell>
          <table:table-cell office:value-type="float" office:value="0.9623">
            <text:p>0,9623</text:p>
          </table:table-cell>
          <table:table-cell office:value-type="float" office:value="0.9039">
            <text:p>0,9039</text:p>
          </table:table-cell>
          <table:table-cell office:value-type="float" office:value="0.9998">
            <text:p>0,9998</text:p>
          </table:table-cell>
          <table:table-cell office:value-type="float" office:value="0.9518">
            <text:p>0,9518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34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52">
            <text:p>0,9252</text:p>
          </table:table-cell>
          <table:table-cell office:value-type="float" office:value="0.9611">
            <text:p>0,9611</text:p>
          </table:table-cell>
          <table:table-cell office:value-type="float" office:value="0.9804">
            <text:p>0,9804</text:p>
          </table:table-cell>
          <table:table-cell office:value-type="float" office:value="0.9426">
            <text:p>0,9426</text:p>
          </table:table-cell>
          <table:table-cell office:value-type="float" office:value="0.9996">
            <text:p>0,9996</text:p>
          </table:table-cell>
          <table:table-cell office:value-type="float" office:value="0.9711">
            <text:p>0,9711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34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4997">
            <text:p>0,4997</text:p>
          </table:table-cell>
          <table:table-cell office:value-type="float" office:value="0.6664">
            <text:p>0,6664</text:p>
          </table:table-cell>
          <table:table-cell office:value-type="float" office:value="0.9894">
            <text:p>0,9894</text:p>
          </table:table-cell>
          <table:table-cell office:value-type="float" office:value="0.5024">
            <text:p>0,5024</text:p>
          </table:table-cell>
          <table:table-cell office:value-type="float" office:value="0.9999">
            <text:p>0,9999</text:p>
          </table:table-cell>
          <table:table-cell office:value-type="float" office:value="0.7511">
            <text:p>0,7511</text:p>
          </table:table-cell>
          <table:table-cell office:value-type="float" office:value="40.8">
            <text:p>40,8</text:p>
          </table:table-cell>
          <table:table-cell table:number-columns-repeated="1013"/>
        </table:table-row>
        <table:table-row table:style-name="ro1">
          <table:table-cell office:value-type="string">
            <text:p>brisc2025_test_0034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21">
            <text:p>0,9621</text:p>
          </table:table-cell>
          <table:table-cell office:value-type="float" office:value="0.9807">
            <text:p>0,9807</text:p>
          </table:table-cell>
          <table:table-cell office:value-type="float" office:value="0.9793">
            <text:p>0,9793</text:p>
          </table:table-cell>
          <table:table-cell office:value-type="float" office:value="0.9821">
            <text:p>0,9821</text:p>
          </table:table-cell>
          <table:table-cell office:value-type="float" office:value="0.9996">
            <text:p>0,9996</text:p>
          </table:table-cell>
          <table:table-cell office:value-type="float" office:value="0.9908">
            <text:p>0,990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34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3">
            <text:p>0,9303</text:p>
          </table:table-cell>
          <table:table-cell office:value-type="float" office:value="0.9639">
            <text:p>0,9639</text:p>
          </table:table-cell>
          <table:table-cell office:value-type="float" office:value="0.9844">
            <text:p>0,9844</text:p>
          </table:table-cell>
          <table:table-cell office:value-type="float" office:value="0.9443">
            <text:p>0,9443</text:p>
          </table:table-cell>
          <table:table-cell office:value-type="float" office:value="0.9994">
            <text:p>0,9994</text:p>
          </table:table-cell>
          <table:table-cell office:value-type="float" office:value="0.9719">
            <text:p>0,9719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34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595">
            <text:p>0,8595</text:p>
          </table:table-cell>
          <table:table-cell office:value-type="float" office:value="0.9244">
            <text:p>0,9244</text:p>
          </table:table-cell>
          <table:table-cell office:value-type="float" office:value="0.8641">
            <text:p>0,8641</text:p>
          </table:table-cell>
          <table:table-cell office:value-type="float" office:value="0.9939">
            <text:p>0,9939</text:p>
          </table:table-cell>
          <table:table-cell office:value-type="float" office:value="0.9935">
            <text:p>0,9935</text:p>
          </table:table-cell>
          <table:table-cell office:value-type="float" office:value="0.9937">
            <text:p>0,9937</text:p>
          </table:table-cell>
          <table:table-cell office:value-type="float" office:value="14.56">
            <text:p>14,56</text:p>
          </table:table-cell>
          <table:table-cell table:number-columns-repeated="1013"/>
        </table:table-row>
        <table:table-row table:style-name="ro1">
          <table:table-cell office:value-type="string">
            <text:p>brisc2025_test_0034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44">
            <text:p>0,9444</text:p>
          </table:table-cell>
          <table:table-cell office:value-type="float" office:value="0.9714">
            <text:p>0,9714</text:p>
          </table:table-cell>
          <table:table-cell office:value-type="float" office:value="0.995">
            <text:p>0,995</text:p>
          </table:table-cell>
          <table:table-cell office:value-type="float" office:value="0.949">
            <text:p>0,949</text:p>
          </table:table-cell>
          <table:table-cell office:value-type="float" office:value="0.9999">
            <text:p>0,9999</text:p>
          </table:table-cell>
          <table:table-cell office:value-type="float" office:value="0.9744">
            <text:p>0,9744</text:p>
          </table:table-cell>
          <table:table-cell office:value-type="float" office:value="1.41">
            <text:p>1,41</text:p>
          </table:table-cell>
          <table:table-cell table:number-columns-repeated="1013"/>
        </table:table-row>
        <table:table-row table:style-name="ro1">
          <table:table-cell office:value-type="string">
            <text:p>brisc2025_test_0035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205">
            <text:p>0,8205</text:p>
          </table:table-cell>
          <table:table-cell office:value-type="float" office:value="0.9014">
            <text:p>0,9014</text:p>
          </table:table-cell>
          <table:table-cell office:value-type="float" office:value="0.9504">
            <text:p>0,9504</text:p>
          </table:table-cell>
          <table:table-cell office:value-type="float" office:value="0.8571">
            <text:p>0,8571</text:p>
          </table:table-cell>
          <table:table-cell office:value-type="float" office:value="0.9992">
            <text:p>0,9992</text:p>
          </table:table-cell>
          <table:table-cell office:value-type="float" office:value="0.9282">
            <text:p>0,9282</text:p>
          </table:table-cell>
          <table:table-cell office:value-type="float" office:value="24.04">
            <text:p>24,04</text:p>
          </table:table-cell>
          <table:table-cell table:number-columns-repeated="1013"/>
        </table:table-row>
        <table:table-row table:style-name="ro1">
          <table:table-cell office:value-type="string">
            <text:p>brisc2025_test_0035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26">
            <text:p>0,8626</text:p>
          </table:table-cell>
          <table:table-cell office:value-type="float" office:value="0.9262">
            <text:p>0,9262</text:p>
          </table:table-cell>
          <table:table-cell office:value-type="float" office:value="0.948">
            <text:p>0,948</text:p>
          </table:table-cell>
          <table:table-cell office:value-type="float" office:value="0.9054">
            <text:p>0,9054</text:p>
          </table:table-cell>
          <table:table-cell office:value-type="float" office:value="0.9982">
            <text:p>0,9982</text:p>
          </table:table-cell>
          <table:table-cell office:value-type="float" office:value="0.9518">
            <text:p>0,9518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>
          <table:table-cell office:value-type="string">
            <text:p>brisc2025_test_0035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3">
            <text:p>0,893</text:p>
          </table:table-cell>
          <table:table-cell office:value-type="float" office:value="0.9435">
            <text:p>0,9435</text:p>
          </table:table-cell>
          <table:table-cell office:value-type="float" office:value="0.9832">
            <text:p>0,9832</text:p>
          </table:table-cell>
          <table:table-cell office:value-type="float" office:value="0.9068">
            <text:p>0,9068</text:p>
          </table:table-cell>
          <table:table-cell office:value-type="float" office:value="0.9998">
            <text:p>0,9998</text:p>
          </table:table-cell>
          <table:table-cell office:value-type="float" office:value="0.9533">
            <text:p>0,9533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5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28">
            <text:p>0,9128</text:p>
          </table:table-cell>
          <table:table-cell office:value-type="float" office:value="0.9544">
            <text:p>0,9544</text:p>
          </table:table-cell>
          <table:table-cell office:value-type="float" office:value="0.989">
            <text:p>0,989</text:p>
          </table:table-cell>
          <table:table-cell office:value-type="float" office:value="0.9221">
            <text:p>0,9221</text:p>
          </table:table-cell>
          <table:table-cell office:value-type="float" office:value="0.9998">
            <text:p>0,9998</text:p>
          </table:table-cell>
          <table:table-cell office:value-type="float" office:value="0.961">
            <text:p>0,961</text:p>
          </table:table-cell>
          <table:table-cell office:value-type="float" office:value="5.1">
            <text:p>5,1</text:p>
          </table:table-cell>
          <table:table-cell table:number-columns-repeated="1013"/>
        </table:table-row>
        <table:table-row table:style-name="ro1">
          <table:table-cell office:value-type="string">
            <text:p>brisc2025_test_0035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25">
            <text:p>0,8625</text:p>
          </table:table-cell>
          <table:table-cell office:value-type="float" office:value="0.9262">
            <text:p>0,9262</text:p>
          </table:table-cell>
          <table:table-cell office:value-type="float" office:value="0.9933">
            <text:p>0,9933</text:p>
          </table:table-cell>
          <table:table-cell office:value-type="float" office:value="0.8675">
            <text:p>0,8675</text:p>
          </table:table-cell>
          <table:table-cell office:value-type="float" office:value="0.9999">
            <text:p>0,9999</text:p>
          </table:table-cell>
          <table:table-cell office:value-type="float" office:value="0.9337">
            <text:p>0,9337</text:p>
          </table:table-cell>
          <table:table-cell office:value-type="float" office:value="11.05">
            <text:p>11,05</text:p>
          </table:table-cell>
          <table:table-cell table:number-columns-repeated="1013"/>
        </table:table-row>
        <table:table-row table:style-name="ro1">
          <table:table-cell office:value-type="string">
            <text:p>brisc2025_test_0035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25">
            <text:p>0,8825</text:p>
          </table:table-cell>
          <table:table-cell office:value-type="float" office:value="0.9376">
            <text:p>0,9376</text:p>
          </table:table-cell>
          <table:table-cell office:value-type="float" office:value="0.9726">
            <text:p>0,9726</text:p>
          </table:table-cell>
          <table:table-cell office:value-type="float" office:value="0.9049">
            <text:p>0,9049</text:p>
          </table:table-cell>
          <table:table-cell office:value-type="float" office:value="0.9995">
            <text:p>0,9995</text:p>
          </table:table-cell>
          <table:table-cell office:value-type="float" office:value="0.9522">
            <text:p>0,9522</text:p>
          </table:table-cell>
          <table:table-cell office:value-type="float" office:value="29.83">
            <text:p>29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5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4">
            <text:p>0,964</text:p>
          </table:table-cell>
          <table:table-cell office:value-type="float" office:value="0.9817">
            <text:p>0,9817</text:p>
          </table:table-cell>
          <table:table-cell office:value-type="float" office:value="0.9756">
            <text:p>0,9756</text:p>
          </table:table-cell>
          <table:table-cell office:value-type="float" office:value="0.9878">
            <text:p>0,9878</text:p>
          </table:table-cell>
          <table:table-cell office:value-type="float" office:value="0.9987">
            <text:p>0,9987</text:p>
          </table:table-cell>
          <table:table-cell office:value-type="float" office:value="0.9932">
            <text:p>0,993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5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26">
            <text:p>0,9526</text:p>
          </table:table-cell>
          <table:table-cell office:value-type="float" office:value="0.9757">
            <text:p>0,9757</text:p>
          </table:table-cell>
          <table:table-cell office:value-type="float" office:value="0.9835">
            <text:p>0,9835</text:p>
          </table:table-cell>
          <table:table-cell office:value-type="float" office:value="0.968">
            <text:p>0,968</text:p>
          </table:table-cell>
          <table:table-cell office:value-type="float" office:value="0.9998">
            <text:p>0,9998</text:p>
          </table:table-cell>
          <table:table-cell office:value-type="float" office:value="0.9839">
            <text:p>0,9839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35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98">
            <text:p>0,9498</text:p>
          </table:table-cell>
          <table:table-cell office:value-type="float" office:value="0.9743">
            <text:p>0,9743</text:p>
          </table:table-cell>
          <table:table-cell office:value-type="float" office:value="0.9684">
            <text:p>0,9684</text:p>
          </table:table-cell>
          <table:table-cell office:value-type="float" office:value="0.9802">
            <text:p>0,9802</text:p>
          </table:table-cell>
          <table:table-cell office:value-type="float" office:value="0.9996">
            <text:p>0,9996</text:p>
          </table:table-cell>
          <table:table-cell office:value-type="float" office:value="0.9899">
            <text:p>0,9899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5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01">
            <text:p>0,9401</text:p>
          </table:table-cell>
          <table:table-cell office:value-type="float" office:value="0.9691">
            <text:p>0,9691</text:p>
          </table:table-cell>
          <table:table-cell office:value-type="float" office:value="0.9538">
            <text:p>0,9538</text:p>
          </table:table-cell>
          <table:table-cell office:value-type="float" office:value="0.9849">
            <text:p>0,9849</text:p>
          </table:table-cell>
          <table:table-cell office:value-type="float" office:value="0.9983">
            <text:p>0,9983</text:p>
          </table:table-cell>
          <table:table-cell office:value-type="float" office:value="0.9916">
            <text:p>0,991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6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61">
            <text:p>0,9161</text:p>
          </table:table-cell>
          <table:table-cell office:value-type="float" office:value="0.9562">
            <text:p>0,9562</text:p>
          </table:table-cell>
          <table:table-cell office:value-type="float" office:value="0.9289">
            <text:p>0,9289</text:p>
          </table:table-cell>
          <table:table-cell office:value-type="float" office:value="0.9852">
            <text:p>0,9852</text:p>
          </table:table-cell>
          <table:table-cell office:value-type="float" office:value="0.9983">
            <text:p>0,9983</text:p>
          </table:table-cell>
          <table:table-cell office:value-type="float" office:value="0.9918">
            <text:p>0,9918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36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">
            <text:p>0,88</text:p>
          </table:table-cell>
          <table:table-cell office:value-type="float" office:value="0.9362">
            <text:p>0,9362</text:p>
          </table:table-cell>
          <table:table-cell office:value-type="float" office:value="0.9374">
            <text:p>0,9374</text:p>
          </table:table-cell>
          <table:table-cell office:value-type="float" office:value="0.9349">
            <text:p>0,9349</text:p>
          </table:table-cell>
          <table:table-cell office:value-type="float" office:value="0.9992">
            <text:p>0,9992</text:p>
          </table:table-cell>
          <table:table-cell office:value-type="float" office:value="0.967">
            <text:p>0,967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36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04">
            <text:p>0,8904</text:p>
          </table:table-cell>
          <table:table-cell office:value-type="float" office:value="0.942">
            <text:p>0,942</text:p>
          </table:table-cell>
          <table:table-cell office:value-type="float" office:value="0.9147">
            <text:p>0,9147</text:p>
          </table:table-cell>
          <table:table-cell office:value-type="float" office:value="0.9711">
            <text:p>0,9711</text:p>
          </table:table-cell>
          <table:table-cell office:value-type="float" office:value="0.9993">
            <text:p>0,9993</text:p>
          </table:table-cell>
          <table:table-cell office:value-type="float" office:value="0.9852">
            <text:p>0,9852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36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19">
            <text:p>0,9019</text:p>
          </table:table-cell>
          <table:table-cell office:value-type="float" office:value="0.9484">
            <text:p>0,9484</text:p>
          </table:table-cell>
          <table:table-cell office:value-type="float" office:value="0.9766">
            <text:p>0,9766</text:p>
          </table:table-cell>
          <table:table-cell office:value-type="float" office:value="0.9219">
            <text:p>0,9219</text:p>
          </table:table-cell>
          <table:table-cell office:value-type="float" office:value="0.9998">
            <text:p>0,9998</text:p>
          </table:table-cell>
          <table:table-cell office:value-type="float" office:value="0.9608">
            <text:p>0,9608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36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39">
            <text:p>0,8939</text:p>
          </table:table-cell>
          <table:table-cell office:value-type="float" office:value="0.944">
            <text:p>0,944</text:p>
          </table:table-cell>
          <table:table-cell office:value-type="float" office:value="0.9545">
            <text:p>0,9545</text:p>
          </table:table-cell>
          <table:table-cell office:value-type="float" office:value="0.9337">
            <text:p>0,9337</text:p>
          </table:table-cell>
          <table:table-cell office:value-type="float" office:value="0.9996">
            <text:p>0,9996</text:p>
          </table:table-cell>
          <table:table-cell office:value-type="float" office:value="0.9666">
            <text:p>0,9666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36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13">
            <text:p>0,8813</text:p>
          </table:table-cell>
          <table:table-cell office:value-type="float" office:value="0.9369">
            <text:p>0,9369</text:p>
          </table:table-cell>
          <table:table-cell office:value-type="float" office:value="0.8937">
            <text:p>0,8937</text:p>
          </table:table-cell>
          <table:table-cell office:value-type="float" office:value="0.9846">
            <text:p>0,9846</text:p>
          </table:table-cell>
          <table:table-cell office:value-type="float" office:value="0.9992">
            <text:p>0,9992</text:p>
          </table:table-cell>
          <table:table-cell office:value-type="float" office:value="0.9919">
            <text:p>0,9919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36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68">
            <text:p>0,9368</text:p>
          </table:table-cell>
          <table:table-cell office:value-type="float" office:value="0.9674">
            <text:p>0,9674</text:p>
          </table:table-cell>
          <table:table-cell office:value-type="float" office:value="0.9736">
            <text:p>0,9736</text:p>
          </table:table-cell>
          <table:table-cell office:value-type="float" office:value="0.9613">
            <text:p>0,9613</text:p>
          </table:table-cell>
          <table:table-cell office:value-type="float" office:value="0.999">
            <text:p>0,999</text:p>
          </table:table-cell>
          <table:table-cell office:value-type="float" office:value="0.9801">
            <text:p>0,9801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string">
            <text:p>brisc2025_test_0036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92">
            <text:p>0,8992</text:p>
          </table:table-cell>
          <table:table-cell office:value-type="float" office:value="0.9469">
            <text:p>0,9469</text:p>
          </table:table-cell>
          <table:table-cell office:value-type="float" office:value="0.9665">
            <text:p>0,9665</text:p>
          </table:table-cell>
          <table:table-cell office:value-type="float" office:value="0.9281">
            <text:p>0,9281</text:p>
          </table:table-cell>
          <table:table-cell office:value-type="float" office:value="0.9997">
            <text:p>0,9997</text:p>
          </table:table-cell>
          <table:table-cell office:value-type="float" office:value="0.9639">
            <text:p>0,9639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36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85">
            <text:p>0,9485</text:p>
          </table:table-cell>
          <table:table-cell office:value-type="float" office:value="0.9736">
            <text:p>0,9736</text:p>
          </table:table-cell>
          <table:table-cell office:value-type="float" office:value="0.9631">
            <text:p>0,9631</text:p>
          </table:table-cell>
          <table:table-cell office:value-type="float" office:value="0.9842">
            <text:p>0,9842</text:p>
          </table:table-cell>
          <table:table-cell office:value-type="float" office:value="0.9992">
            <text:p>0,9992</text:p>
          </table:table-cell>
          <table:table-cell office:value-type="float" office:value="0.9917">
            <text:p>0,9917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36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83">
            <text:p>0,8083</text:p>
          </table:table-cell>
          <table:table-cell office:value-type="float" office:value="0.894">
            <text:p>0,894</text:p>
          </table:table-cell>
          <table:table-cell office:value-type="float" office:value="0.8178">
            <text:p>0,8178</text:p>
          </table:table-cell>
          <table:table-cell office:value-type="float" office:value="0.9858">
            <text:p>0,9858</text:p>
          </table:table-cell>
          <table:table-cell office:value-type="float" office:value="0.9986">
            <text:p>0,9986</text:p>
          </table:table-cell>
          <table:table-cell office:value-type="float" office:value="0.9922">
            <text:p>0,9922</text:p>
          </table:table-cell>
          <table:table-cell office:value-type="float" office:value="8.54">
            <text:p>8,54</text:p>
          </table:table-cell>
          <table:table-cell table:number-columns-repeated="1013"/>
        </table:table-row>
        <table:table-row table:style-name="ro1">
          <table:table-cell office:value-type="string">
            <text:p>brisc2025_test_0037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9">
            <text:p>0,9559</text:p>
          </table:table-cell>
          <table:table-cell office:value-type="float" office:value="0.9774">
            <text:p>0,9774</text:p>
          </table:table-cell>
          <table:table-cell office:value-type="float" office:value="0.9727">
            <text:p>0,9727</text:p>
          </table:table-cell>
          <table:table-cell office:value-type="float" office:value="0.9822">
            <text:p>0,9822</text:p>
          </table:table-cell>
          <table:table-cell office:value-type="float" office:value="0.9994">
            <text:p>0,9994</text:p>
          </table:table-cell>
          <table:table-cell office:value-type="float" office:value="0.9908">
            <text:p>0,9908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7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5">
            <text:p>0,915</text:p>
          </table:table-cell>
          <table:table-cell office:value-type="float" office:value="0.9556">
            <text:p>0,9556</text:p>
          </table:table-cell>
          <table:table-cell office:value-type="float" office:value="0.9228">
            <text:p>0,9228</text:p>
          </table:table-cell>
          <table:table-cell office:value-type="float" office:value="0.9909">
            <text:p>0,9909</text:p>
          </table:table-cell>
          <table:table-cell office:value-type="float" office:value="0.9992">
            <text:p>0,9992</text:p>
          </table:table-cell>
          <table:table-cell office:value-type="float" office:value="0.9951">
            <text:p>0,9951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37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9583">
            <text:p>0,9583</text:p>
          </table:table-cell>
          <table:table-cell office:value-type="float" office:value="0.9904">
            <text:p>0,9904</text:p>
          </table:table-cell>
          <table:table-cell office:value-type="float" office:value="0.9282">
            <text:p>0,9282</text:p>
          </table:table-cell>
          <table:table-cell office:value-type="float" office:value="1">
            <text:p>1</text:p>
          </table:table-cell>
          <table:table-cell office:value-type="float" office:value="0.9641">
            <text:p>0,9641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37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04">
            <text:p>0,9404</text:p>
          </table:table-cell>
          <table:table-cell office:value-type="float" office:value="0.9693">
            <text:p>0,9693</text:p>
          </table:table-cell>
          <table:table-cell office:value-type="float" office:value="0.9826">
            <text:p>0,9826</text:p>
          </table:table-cell>
          <table:table-cell office:value-type="float" office:value="0.9564">
            <text:p>0,9564</text:p>
          </table:table-cell>
          <table:table-cell office:value-type="float" office:value="0.9997">
            <text:p>0,9997</text:p>
          </table:table-cell>
          <table:table-cell office:value-type="float" office:value="0.978">
            <text:p>0,978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7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7">
            <text:p>0,887</text:p>
          </table:table-cell>
          <table:table-cell office:value-type="float" office:value="0.9401">
            <text:p>0,9401</text:p>
          </table:table-cell>
          <table:table-cell office:value-type="float" office:value="0.8943">
            <text:p>0,8943</text:p>
          </table:table-cell>
          <table:table-cell office:value-type="float" office:value="0.991">
            <text:p>0,991</text:p>
          </table:table-cell>
          <table:table-cell office:value-type="float" office:value="0.9983">
            <text:p>0,9983</text:p>
          </table:table-cell>
          <table:table-cell office:value-type="float" office:value="0.9946">
            <text:p>0,9946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37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681">
            <text:p>0,7681</text:p>
          </table:table-cell>
          <table:table-cell office:value-type="float" office:value="0.8688">
            <text:p>0,8688</text:p>
          </table:table-cell>
          <table:table-cell office:value-type="float" office:value="0.9875">
            <text:p>0,9875</text:p>
          </table:table-cell>
          <table:table-cell office:value-type="float" office:value="0.7756">
            <text:p>0,7756</text:p>
          </table:table-cell>
          <table:table-cell office:value-type="float" office:value="0.9999">
            <text:p>0,9999</text:p>
          </table:table-cell>
          <table:table-cell office:value-type="float" office:value="0.8878">
            <text:p>0,8878</text:p>
          </table:table-cell>
          <table:table-cell office:value-type="float" office:value="16.16">
            <text:p>16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7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61">
            <text:p>0,8861</text:p>
          </table:table-cell>
          <table:table-cell office:value-type="float" office:value="0.9396">
            <text:p>0,9396</text:p>
          </table:table-cell>
          <table:table-cell office:value-type="float" office:value="0.9876">
            <text:p>0,9876</text:p>
          </table:table-cell>
          <table:table-cell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0.948">
            <text:p>0,948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37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37">
            <text:p>0,9537</text:p>
          </table:table-cell>
          <table:table-cell office:value-type="float" office:value="0.9763">
            <text:p>0,9763</text:p>
          </table:table-cell>
          <table:table-cell office:value-type="float" office:value="0.9736">
            <text:p>0,9736</text:p>
          </table:table-cell>
          <table:table-cell office:value-type="float" office:value="0.979">
            <text:p>0,979</text:p>
          </table:table-cell>
          <table:table-cell office:value-type="float" office:value="0.9989">
            <text:p>0,9989</text:p>
          </table:table-cell>
          <table:table-cell office:value-type="float" office:value="0.9889">
            <text:p>0,9889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37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6092">
            <text:p>0,6092</text:p>
          </table:table-cell>
          <table:table-cell office:value-type="float" office:value="0.7571">
            <text:p>0,7571</text:p>
          </table:table-cell>
          <table:table-cell office:value-type="float" office:value="0.9803">
            <text:p>0,9803</text:p>
          </table:table-cell>
          <table:table-cell office:value-type="float" office:value="0.6167">
            <text:p>0,6167</text:p>
          </table:table-cell>
          <table:table-cell office:value-type="float" office:value="0.9999">
            <text:p>0,9999</text:p>
          </table:table-cell>
          <table:table-cell office:value-type="float" office:value="0.8083">
            <text:p>0,8083</text:p>
          </table:table-cell>
          <table:table-cell office:value-type="float" office:value="32.7">
            <text:p>32,7</text:p>
          </table:table-cell>
          <table:table-cell table:number-columns-repeated="1013"/>
        </table:table-row>
        <table:table-row table:style-name="ro1">
          <table:table-cell office:value-type="string">
            <text:p>brisc2025_test_0037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18">
            <text:p>0,9418</text:p>
          </table:table-cell>
          <table:table-cell office:value-type="float" office:value="0.97">
            <text:p>0,97</text:p>
          </table:table-cell>
          <table:table-cell office:value-type="float" office:value="0.9635">
            <text:p>0,9635</text:p>
          </table:table-cell>
          <table:table-cell office:value-type="float" office:value="0.9767">
            <text:p>0,9767</text:p>
          </table:table-cell>
          <table:table-cell office:value-type="float" office:value="0.998">
            <text:p>0,998</text:p>
          </table:table-cell>
          <table:table-cell office:value-type="float" office:value="0.9873">
            <text:p>0,9873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brisc2025_test_00380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1">
            <text:p>0,921</text:p>
          </table:table-cell>
          <table:table-cell office:value-type="float" office:value="0.9589">
            <text:p>0,9589</text:p>
          </table:table-cell>
          <table:table-cell office:value-type="float" office:value="0.9816">
            <text:p>0,9816</text:p>
          </table:table-cell>
          <table:table-cell office:value-type="float" office:value="0.9371">
            <text:p>0,9371</text:p>
          </table:table-cell>
          <table:table-cell office:value-type="float" office:value="0.9997">
            <text:p>0,9997</text:p>
          </table:table-cell>
          <table:table-cell office:value-type="float" office:value="0.9684">
            <text:p>0,9684</text:p>
          </table:table-cell>
          <table:table-cell office:value-type="float" office:value="7.81">
            <text:p>7,81</text:p>
          </table:table-cell>
          <table:table-cell table:number-columns-repeated="1013"/>
        </table:table-row>
        <table:table-row table:style-name="ro1">
          <table:table-cell office:value-type="string">
            <text:p>brisc2025_test_0038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91">
            <text:p>0,8791</text:p>
          </table:table-cell>
          <table:table-cell office:value-type="float" office:value="0.9357">
            <text:p>0,9357</text:p>
          </table:table-cell>
          <table:table-cell office:value-type="float" office:value="0.9721">
            <text:p>0,9721</text:p>
          </table:table-cell>
          <table:table-cell office:value-type="float" office:value="0.9018">
            <text:p>0,9018</text:p>
          </table:table-cell>
          <table:table-cell office:value-type="float" office:value="0.9995">
            <text:p>0,9995</text:p>
          </table:table-cell>
          <table:table-cell office:value-type="float" office:value="0.9507">
            <text:p>0,9507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382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5">
            <text:p>0,9305</text:p>
          </table:table-cell>
          <table:table-cell office:value-type="float" office:value="0.964">
            <text:p>0,964</text:p>
          </table:table-cell>
          <table:table-cell office:value-type="float" office:value="0.9633">
            <text:p>0,9633</text:p>
          </table:table-cell>
          <table:table-cell office:value-type="float" office:value="0.9647">
            <text:p>0,9647</text:p>
          </table:table-cell>
          <table:table-cell office:value-type="float" office:value="0.9996">
            <text:p>0,9996</text:p>
          </table:table-cell>
          <table:table-cell office:value-type="float" office:value="0.9821">
            <text:p>0,9821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83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82">
            <text:p>0,9282</text:p>
          </table:table-cell>
          <table:table-cell office:value-type="float" office:value="0.9628">
            <text:p>0,9628</text:p>
          </table:table-cell>
          <table:table-cell office:value-type="float" office:value="0.9579">
            <text:p>0,9579</text:p>
          </table:table-cell>
          <table:table-cell office:value-type="float" office:value="0.9677">
            <text:p>0,9677</text:p>
          </table:table-cell>
          <table:table-cell office:value-type="float" office:value="0.9997">
            <text:p>0,9997</text:p>
          </table:table-cell>
          <table:table-cell office:value-type="float" office:value="0.9837">
            <text:p>0,9837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384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68">
            <text:p>0,9368</text:p>
          </table:table-cell>
          <table:table-cell office:value-type="float" office:value="0.9674">
            <text:p>0,9674</text:p>
          </table:table-cell>
          <table:table-cell office:value-type="float" office:value="0.9555">
            <text:p>0,9555</text:p>
          </table:table-cell>
          <table:table-cell office:value-type="float" office:value="0.9795">
            <text:p>0,9795</text:p>
          </table:table-cell>
          <table:table-cell office:value-type="float" office:value="0.9995">
            <text:p>0,9995</text:p>
          </table:table-cell>
          <table:table-cell office:value-type="float" office:value="0.9895">
            <text:p>0,9895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385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89">
            <text:p>0,9289</text:p>
          </table:table-cell>
          <table:table-cell office:value-type="float" office:value="0.9632">
            <text:p>0,9632</text:p>
          </table:table-cell>
          <table:table-cell office:value-type="float" office:value="0.9735">
            <text:p>0,9735</text:p>
          </table:table-cell>
          <table:table-cell office:value-type="float" office:value="0.953">
            <text:p>0,953</text:p>
          </table:table-cell>
          <table:table-cell office:value-type="float" office:value="0.9993">
            <text:p>0,9993</text:p>
          </table:table-cell>
          <table:table-cell office:value-type="float" office:value="0.9762">
            <text:p>0,9762</text:p>
          </table:table-cell>
          <table:table-cell office:value-type="float" office:value="9.06">
            <text:p>9,06</text:p>
          </table:table-cell>
          <table:table-cell table:number-columns-repeated="1013"/>
        </table:table-row>
        <table:table-row table:style-name="ro1">
          <table:table-cell office:value-type="string">
            <text:p>brisc2025_test_00386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83">
            <text:p>0,9383</text:p>
          </table:table-cell>
          <table:table-cell office:value-type="float" office:value="0.9682">
            <text:p>0,9682</text:p>
          </table:table-cell>
          <table:table-cell office:value-type="float" office:value="0.9855">
            <text:p>0,9855</text:p>
          </table:table-cell>
          <table:table-cell office:value-type="float" office:value="0.9515">
            <text:p>0,9515</text:p>
          </table:table-cell>
          <table:table-cell office:value-type="float" office:value="0.9998">
            <text:p>0,9998</text:p>
          </table:table-cell>
          <table:table-cell office:value-type="float" office:value="0.9757">
            <text:p>0,9757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387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88">
            <text:p>0,9388</text:p>
          </table:table-cell>
          <table:table-cell office:value-type="float" office:value="0.9685">
            <text:p>0,9685</text:p>
          </table:table-cell>
          <table:table-cell office:value-type="float" office:value="0.9852">
            <text:p>0,9852</text:p>
          </table:table-cell>
          <table:table-cell office:value-type="float" office:value="0.9523">
            <text:p>0,9523</text:p>
          </table:table-cell>
          <table:table-cell office:value-type="float" office:value="0.9996">
            <text:p>0,9996</text:p>
          </table:table-cell>
          <table:table-cell office:value-type="float" office:value="0.9759">
            <text:p>0,9759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388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6">
            <text:p>0,936</text:p>
          </table:table-cell>
          <table:table-cell office:value-type="float" office:value="0.9669">
            <text:p>0,9669</text:p>
          </table:table-cell>
          <table:table-cell office:value-type="float" office:value="0.9461">
            <text:p>0,9461</text:p>
          </table:table-cell>
          <table:table-cell office:value-type="float" office:value="0.9888">
            <text:p>0,9888</text:p>
          </table:table-cell>
          <table:table-cell office:value-type="float" office:value="0.999">
            <text:p>0,999</text:p>
          </table:table-cell>
          <table:table-cell office:value-type="float" office:value="0.9939">
            <text:p>0,9939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389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78">
            <text:p>0,9678</text:p>
          </table:table-cell>
          <table:table-cell office:value-type="float" office:value="0.9836">
            <text:p>0,9836</text:p>
          </table:table-cell>
          <table:table-cell office:value-type="float" office:value="0.9871">
            <text:p>0,9871</text:p>
          </table:table-cell>
          <table:table-cell office:value-type="float" office:value="0.9802">
            <text:p>0,9802</text:p>
          </table:table-cell>
          <table:table-cell office:value-type="float" office:value="0.9998">
            <text:p>0,9998</text:p>
          </table:table-cell>
          <table:table-cell office:value-type="float" office:value="0.99">
            <text:p>0,99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390_me_ax_t1.jpg</text:p>
          </table:table-cell>
          <table:table-cell office:value-type="string">
            <text:p>Meningioma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391_me_ax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21">
            <text:p>0,9421</text:p>
          </table:table-cell>
          <table:table-cell office:value-type="float" office:value="0.9702">
            <text:p>0,9702</text:p>
          </table:table-cell>
          <table:table-cell office:value-type="float" office:value="0.9527">
            <text:p>0,9527</text:p>
          </table:table-cell>
          <table:table-cell office:value-type="float" office:value="0.9883">
            <text:p>0,9883</text:p>
          </table:table-cell>
          <table:table-cell office:value-type="float" office:value="0.9993">
            <text:p>0,9993</text:p>
          </table:table-cell>
          <table:table-cell office:value-type="float" office:value="0.9938">
            <text:p>0,9938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39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6992">
            <text:p>0,6992</text:p>
          </table:table-cell>
          <table:table-cell office:value-type="float" office:value="0.823">
            <text:p>0,823</text:p>
          </table:table-cell>
          <table:table-cell office:value-type="float" office:value="0.709">
            <text:p>0,709</text:p>
          </table:table-cell>
          <table:table-cell office:value-type="float" office:value="0.9807">
            <text:p>0,9807</text:p>
          </table:table-cell>
          <table:table-cell office:value-type="float" office:value="0.982">
            <text:p>0,982</text:p>
          </table:table-cell>
          <table:table-cell office:value-type="float" office:value="0.9814">
            <text:p>0,9814</text:p>
          </table:table-cell>
          <table:table-cell office:value-type="float" office:value="17.89">
            <text:p>17,89</text:p>
          </table:table-cell>
          <table:table-cell table:number-columns-repeated="1013"/>
        </table:table-row>
        <table:table-row table:style-name="ro1">
          <table:table-cell office:value-type="string">
            <text:p>brisc2025_test_0039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545">
            <text:p>0,7545</text:p>
          </table:table-cell>
          <table:table-cell office:value-type="float" office:value="0.8601">
            <text:p>0,8601</text:p>
          </table:table-cell>
          <table:table-cell office:value-type="float" office:value="0.9155">
            <text:p>0,9155</text:p>
          </table:table-cell>
          <table:table-cell office:value-type="float" office:value="0.811">
            <text:p>0,811</text:p>
          </table:table-cell>
          <table:table-cell office:value-type="float" office:value="0.998">
            <text:p>0,998</text:p>
          </table:table-cell>
          <table:table-cell office:value-type="float" office:value="0.9045">
            <text:p>0,9045</text:p>
          </table:table-cell>
          <table:table-cell office:value-type="float" office:value="12.08">
            <text:p>12,08</text:p>
          </table:table-cell>
          <table:table-cell table:number-columns-repeated="1013"/>
        </table:table-row>
        <table:table-row table:style-name="ro1">
          <table:table-cell office:value-type="string">
            <text:p>brisc2025_test_0039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7">
            <text:p>0,927</text:p>
          </table:table-cell>
          <table:table-cell office:value-type="float" office:value="0.9621">
            <text:p>0,9621</text:p>
          </table:table-cell>
          <table:table-cell office:value-type="float" office:value="0.9738">
            <text:p>0,9738</text:p>
          </table:table-cell>
          <table:table-cell office:value-type="float" office:value="0.9507">
            <text:p>0,9507</text:p>
          </table:table-cell>
          <table:table-cell office:value-type="float" office:value="0.9988">
            <text:p>0,9988</text:p>
          </table:table-cell>
          <table:table-cell office:value-type="float" office:value="0.9747">
            <text:p>0,9747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39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76">
            <text:p>0,9376</text:p>
          </table:table-cell>
          <table:table-cell office:value-type="float" office:value="0.9678">
            <text:p>0,9678</text:p>
          </table:table-cell>
          <table:table-cell office:value-type="float" office:value="0.9883">
            <text:p>0,9883</text:p>
          </table:table-cell>
          <table:table-cell office:value-type="float" office:value="0.948">
            <text:p>0,948</text:p>
          </table:table-cell>
          <table:table-cell office:value-type="float" office:value="0.9997">
            <text:p>0,9997</text:p>
          </table:table-cell>
          <table:table-cell office:value-type="float" office:value="0.9738">
            <text:p>0,9738</text:p>
          </table:table-cell>
          <table:table-cell office:value-type="float" office:value="14.32">
            <text:p>14,32</text:p>
          </table:table-cell>
          <table:table-cell table:number-columns-repeated="1013"/>
        </table:table-row>
        <table:table-row table:style-name="ro1">
          <table:table-cell office:value-type="string">
            <text:p>brisc2025_test_0039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99">
            <text:p>0,9399</text:p>
          </table:table-cell>
          <table:table-cell office:value-type="float" office:value="0.969">
            <text:p>0,969</text:p>
          </table:table-cell>
          <table:table-cell office:value-type="float" office:value="0.9875">
            <text:p>0,9875</text:p>
          </table:table-cell>
          <table:table-cell office:value-type="float" office:value="0.9513">
            <text:p>0,9513</text:p>
          </table:table-cell>
          <table:table-cell office:value-type="float" office:value="0.9994">
            <text:p>0,9994</text:p>
          </table:table-cell>
          <table:table-cell office:value-type="float" office:value="0.9753">
            <text:p>0,9753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39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22">
            <text:p>0,9222</text:p>
          </table:table-cell>
          <table:table-cell office:value-type="float" office:value="0.9595">
            <text:p>0,9595</text:p>
          </table:table-cell>
          <table:table-cell office:value-type="float" office:value="0.9813">
            <text:p>0,9813</text:p>
          </table:table-cell>
          <table:table-cell office:value-type="float" office:value="0.9387">
            <text:p>0,9387</text:p>
          </table:table-cell>
          <table:table-cell office:value-type="float" office:value="0.9989">
            <text:p>0,9989</text:p>
          </table:table-cell>
          <table:table-cell office:value-type="float" office:value="0.9688">
            <text:p>0,9688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string">
            <text:p>brisc2025_test_0039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4">
            <text:p>0,934</text:p>
          </table:table-cell>
          <table:table-cell office:value-type="float" office:value="0.9658">
            <text:p>0,9658</text:p>
          </table:table-cell>
          <table:table-cell office:value-type="float" office:value="0.9836">
            <text:p>0,9836</text:p>
          </table:table-cell>
          <table:table-cell office:value-type="float" office:value="0.9487">
            <text:p>0,9487</text:p>
          </table:table-cell>
          <table:table-cell office:value-type="float" office:value="0.9987">
            <text:p>0,9987</text:p>
          </table:table-cell>
          <table:table-cell office:value-type="float" office:value="0.9737">
            <text:p>0,9737</text:p>
          </table:table-cell>
          <table:table-cell office:value-type="float" office:value="9.85">
            <text:p>9,85</text:p>
          </table:table-cell>
          <table:table-cell table:number-columns-repeated="1013"/>
        </table:table-row>
        <table:table-row table:style-name="ro1">
          <table:table-cell office:value-type="string">
            <text:p>brisc2025_test_0039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3">
            <text:p>0,913</text:p>
          </table:table-cell>
          <table:table-cell office:value-type="float" office:value="0.9545">
            <text:p>0,9545</text:p>
          </table:table-cell>
          <table:table-cell office:value-type="float" office:value="0.9896">
            <text:p>0,9896</text:p>
          </table:table-cell>
          <table:table-cell office:value-type="float" office:value="0.9219">
            <text:p>0,9219</text:p>
          </table:table-cell>
          <table:table-cell office:value-type="float" office:value="0.999">
            <text:p>0,999</text:p>
          </table:table-cell>
          <table:table-cell office:value-type="float" office:value="0.9604">
            <text:p>0,960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40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16">
            <text:p>0,9316</text:p>
          </table:table-cell>
          <table:table-cell office:value-type="float" office:value="0.9646">
            <text:p>0,9646</text:p>
          </table:table-cell>
          <table:table-cell office:value-type="float" office:value="0.9978">
            <text:p>0,9978</text:p>
          </table:table-cell>
          <table:table-cell office:value-type="float" office:value="0.9335">
            <text:p>0,9335</text:p>
          </table:table-cell>
          <table:table-cell office:value-type="float" office:value="0.9998">
            <text:p>0,9998</text:p>
          </table:table-cell>
          <table:table-cell office:value-type="float" office:value="0.9667">
            <text:p>0,9667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0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21">
            <text:p>0,9421</text:p>
          </table:table-cell>
          <table:table-cell office:value-type="float" office:value="0.9702">
            <text:p>0,9702</text:p>
          </table:table-cell>
          <table:table-cell office:value-type="float" office:value="0.9906">
            <text:p>0,9906</text:p>
          </table:table-cell>
          <table:table-cell office:value-type="float" office:value="0.9506">
            <text:p>0,9506</text:p>
          </table:table-cell>
          <table:table-cell office:value-type="float" office:value="0.9996">
            <text:p>0,9996</text:p>
          </table:table-cell>
          <table:table-cell office:value-type="float" office:value="0.9751">
            <text:p>0,9751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40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97">
            <text:p>0,8797</text:p>
          </table:table-cell>
          <table:table-cell office:value-type="float" office:value="0.936">
            <text:p>0,936</text:p>
          </table:table-cell>
          <table:table-cell office:value-type="float" office:value="0.9871">
            <text:p>0,9871</text:p>
          </table:table-cell>
          <table:table-cell office:value-type="float" office:value="0.89">
            <text:p>0,89</text:p>
          </table:table-cell>
          <table:table-cell office:value-type="float" office:value="0.9994">
            <text:p>0,9994</text:p>
          </table:table-cell>
          <table:table-cell office:value-type="float" office:value="0.9447">
            <text:p>0,9447</text:p>
          </table:table-cell>
          <table:table-cell office:value-type="float" office:value="16.12">
            <text:p>16,12</text:p>
          </table:table-cell>
          <table:table-cell table:number-columns-repeated="1013"/>
        </table:table-row>
        <table:table-row table:style-name="ro1">
          <table:table-cell office:value-type="string">
            <text:p>brisc2025_test_0040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92">
            <text:p>0,8792</text:p>
          </table:table-cell>
          <table:table-cell office:value-type="float" office:value="0.9357">
            <text:p>0,9357</text:p>
          </table:table-cell>
          <table:table-cell office:value-type="float" office:value="0.9541">
            <text:p>0,9541</text:p>
          </table:table-cell>
          <table:table-cell office:value-type="float" office:value="0.918">
            <text:p>0,918</text:p>
          </table:table-cell>
          <table:table-cell office:value-type="float" office:value="0.9992">
            <text:p>0,9992</text:p>
          </table:table-cell>
          <table:table-cell office:value-type="float" office:value="0.9586">
            <text:p>0,9586</text:p>
          </table:table-cell>
          <table:table-cell office:value-type="float" office:value="15.65">
            <text:p>15,65</text:p>
          </table:table-cell>
          <table:table-cell table:number-columns-repeated="1013"/>
        </table:table-row>
        <table:table-row table:style-name="ro1">
          <table:table-cell office:value-type="string">
            <text:p>brisc2025_test_0040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81">
            <text:p>0,9181</text:p>
          </table:table-cell>
          <table:table-cell office:value-type="float" office:value="0.9573">
            <text:p>0,9573</text:p>
          </table:table-cell>
          <table:table-cell office:value-type="float" office:value="0.9819">
            <text:p>0,9819</text:p>
          </table:table-cell>
          <table:table-cell office:value-type="float" office:value="0.934">
            <text:p>0,934</text:p>
          </table:table-cell>
          <table:table-cell office:value-type="float" office:value="0.9995">
            <text:p>0,9995</text:p>
          </table:table-cell>
          <table:table-cell office:value-type="float" office:value="0.9668">
            <text:p>0,9668</text:p>
          </table:table-cell>
          <table:table-cell office:value-type="float" office:value="16.28">
            <text:p>16,28</text:p>
          </table:table-cell>
          <table:table-cell table:number-columns-repeated="1013"/>
        </table:table-row>
        <table:table-row table:style-name="ro1">
          <table:table-cell office:value-type="string">
            <text:p>brisc2025_test_0040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52">
            <text:p>0,8852</text:p>
          </table:table-cell>
          <table:table-cell office:value-type="float" office:value="0.9391">
            <text:p>0,9391</text:p>
          </table:table-cell>
          <table:table-cell office:value-type="float" office:value="0.9077">
            <text:p>0,9077</text:p>
          </table:table-cell>
          <table:table-cell office:value-type="float" office:value="0.9727">
            <text:p>0,9727</text:p>
          </table:table-cell>
          <table:table-cell office:value-type="float" office:value="0.9986">
            <text:p>0,9986</text:p>
          </table:table-cell>
          <table:table-cell office:value-type="float" office:value="0.9856">
            <text:p>0,9856</text:p>
          </table:table-cell>
          <table:table-cell office:value-type="float" office:value="11.7">
            <text:p>11,7</text:p>
          </table:table-cell>
          <table:table-cell table:number-columns-repeated="1013"/>
        </table:table-row>
        <table:table-row table:style-name="ro1">
          <table:table-cell office:value-type="string">
            <text:p>brisc2025_test_0040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89">
            <text:p>0,8989</text:p>
          </table:table-cell>
          <table:table-cell office:value-type="float" office:value="0.9467">
            <text:p>0,9467</text:p>
          </table:table-cell>
          <table:table-cell office:value-type="float" office:value="0.9823">
            <text:p>0,9823</text:p>
          </table:table-cell>
          <table:table-cell office:value-type="float" office:value="0.9136">
            <text:p>0,9136</text:p>
          </table:table-cell>
          <table:table-cell office:value-type="float" office:value="0.9998">
            <text:p>0,9998</text:p>
          </table:table-cell>
          <table:table-cell office:value-type="float" office:value="0.9567">
            <text:p>0,9567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0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76">
            <text:p>0,9576</text:p>
          </table:table-cell>
          <table:table-cell office:value-type="float" office:value="0.9783">
            <text:p>0,9783</text:p>
          </table:table-cell>
          <table:table-cell office:value-type="float" office:value="0.9909">
            <text:p>0,9909</text:p>
          </table:table-cell>
          <table:table-cell office:value-type="float" office:value="0.9661">
            <text:p>0,9661</text:p>
          </table:table-cell>
          <table:table-cell office:value-type="float" office:value="0.9997">
            <text:p>0,9997</text:p>
          </table:table-cell>
          <table:table-cell office:value-type="float" office:value="0.9829">
            <text:p>0,9829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0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3">
            <text:p>0,883</text:p>
          </table:table-cell>
          <table:table-cell office:value-type="float" office:value="0.9379">
            <text:p>0,9379</text:p>
          </table:table-cell>
          <table:table-cell office:value-type="float" office:value="0.9772">
            <text:p>0,9772</text:p>
          </table:table-cell>
          <table:table-cell office:value-type="float" office:value="0.9016">
            <text:p>0,9016</text:p>
          </table:table-cell>
          <table:table-cell office:value-type="float" office:value="0.999">
            <text:p>0,999</text:p>
          </table:table-cell>
          <table:table-cell office:value-type="float" office:value="0.9503">
            <text:p>0,9503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40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33">
            <text:p>0,9433</text:p>
          </table:table-cell>
          <table:table-cell office:value-type="float" office:value="0.9708">
            <text:p>0,9708</text:p>
          </table:table-cell>
          <table:table-cell office:value-type="float" office:value="0.9931">
            <text:p>0,9931</text:p>
          </table:table-cell>
          <table:table-cell office:value-type="float" office:value="0.9495">
            <text:p>0,9495</text:p>
          </table:table-cell>
          <table:table-cell office:value-type="float" office:value="0.9997">
            <text:p>0,9997</text:p>
          </table:table-cell>
          <table:table-cell office:value-type="float" office:value="0.9746">
            <text:p>0,9746</text:p>
          </table:table-cell>
          <table:table-cell office:value-type="float" office:value="10.44">
            <text:p>10,44</text:p>
          </table:table-cell>
          <table:table-cell table:number-columns-repeated="1013"/>
        </table:table-row>
        <table:table-row table:style-name="ro1">
          <table:table-cell office:value-type="string">
            <text:p>brisc2025_test_0041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05">
            <text:p>0,9605</text:p>
          </table:table-cell>
          <table:table-cell office:value-type="float" office:value="0.9799">
            <text:p>0,9799</text:p>
          </table:table-cell>
          <table:table-cell office:value-type="float" office:value="0.9822">
            <text:p>0,9822</text:p>
          </table:table-cell>
          <table:table-cell office:value-type="float" office:value="0.9776">
            <text:p>0,9776</text:p>
          </table:table-cell>
          <table:table-cell office:value-type="float" office:value="0.998">
            <text:p>0,998</text:p>
          </table:table-cell>
          <table:table-cell office:value-type="float" office:value="0.9878">
            <text:p>0,9878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41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83">
            <text:p>0,9383</text:p>
          </table:table-cell>
          <table:table-cell office:value-type="float" office:value="0.9682">
            <text:p>0,9682</text:p>
          </table:table-cell>
          <table:table-cell office:value-type="float" office:value="0.9752">
            <text:p>0,9752</text:p>
          </table:table-cell>
          <table:table-cell office:value-type="float" office:value="0.9613">
            <text:p>0,9613</text:p>
          </table:table-cell>
          <table:table-cell office:value-type="float" office:value="0.9994">
            <text:p>0,9994</text:p>
          </table:table-cell>
          <table:table-cell office:value-type="float" office:value="0.9803">
            <text:p>0,980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41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038">
            <text:p>0,7038</text:p>
          </table:table-cell>
          <table:table-cell office:value-type="float" office:value="0.8262">
            <text:p>0,8262</text:p>
          </table:table-cell>
          <table:table-cell office:value-type="float" office:value="0.9978">
            <text:p>0,9978</text:p>
          </table:table-cell>
          <table:table-cell office:value-type="float" office:value="0.7049">
            <text:p>0,7049</text:p>
          </table:table-cell>
          <table:table-cell office:value-type="float" office:value="1">
            <text:p>1</text:p>
          </table:table-cell>
          <table:table-cell office:value-type="float" office:value="0.8524">
            <text:p>0,8524</text:p>
          </table:table-cell>
          <table:table-cell office:value-type="float" office:value="9.49">
            <text:p>9,49</text:p>
          </table:table-cell>
          <table:table-cell table:number-columns-repeated="1013"/>
        </table:table-row>
        <table:table-row table:style-name="ro1">
          <table:table-cell office:value-type="string">
            <text:p>brisc2025_test_0041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82">
            <text:p>0,8882</text:p>
          </table:table-cell>
          <table:table-cell office:value-type="float" office:value="0.9408">
            <text:p>0,9408</text:p>
          </table:table-cell>
          <table:table-cell office:value-type="float" office:value="0.9873">
            <text:p>0,9873</text:p>
          </table:table-cell>
          <table:table-cell office:value-type="float" office:value="0.8985">
            <text:p>0,8985</text:p>
          </table:table-cell>
          <table:table-cell office:value-type="float" office:value="0.9993">
            <text:p>0,9993</text:p>
          </table:table-cell>
          <table:table-cell office:value-type="float" office:value="0.9489">
            <text:p>0,9489</text:p>
          </table:table-cell>
          <table:table-cell office:value-type="float" office:value="38.01">
            <text:p>38,01</text:p>
          </table:table-cell>
          <table:table-cell table:number-columns-repeated="1013"/>
        </table:table-row>
        <table:table-row table:style-name="ro1">
          <table:table-cell office:value-type="string">
            <text:p>brisc2025_test_0041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24">
            <text:p>0,9024</text:p>
          </table:table-cell>
          <table:table-cell office:value-type="float" office:value="0.9487">
            <text:p>0,9487</text:p>
          </table:table-cell>
          <table:table-cell office:value-type="float" office:value="0.9828">
            <text:p>0,9828</text:p>
          </table:table-cell>
          <table:table-cell office:value-type="float" office:value="0.9168">
            <text:p>0,9168</text:p>
          </table:table-cell>
          <table:table-cell office:value-type="float" office:value="0.9986">
            <text:p>0,9986</text:p>
          </table:table-cell>
          <table:table-cell office:value-type="float" office:value="0.9577">
            <text:p>0,9577</text:p>
          </table:table-cell>
          <table:table-cell office:value-type="float" office:value="17.03">
            <text:p>17,03</text:p>
          </table:table-cell>
          <table:table-cell table:number-columns-repeated="1013"/>
        </table:table-row>
        <table:table-row table:style-name="ro1">
          <table:table-cell office:value-type="string">
            <text:p>brisc2025_test_0041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34">
            <text:p>0,9534</text:p>
          </table:table-cell>
          <table:table-cell office:value-type="float" office:value="0.9762">
            <text:p>0,9762</text:p>
          </table:table-cell>
          <table:table-cell office:value-type="float" office:value="0.978">
            <text:p>0,978</text:p>
          </table:table-cell>
          <table:table-cell office:value-type="float" office:value="0.9744">
            <text:p>0,9744</text:p>
          </table:table-cell>
          <table:table-cell office:value-type="float" office:value="0.9987">
            <text:p>0,9987</text:p>
          </table:table-cell>
          <table:table-cell office:value-type="float" office:value="0.9866">
            <text:p>0,9866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41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15">
            <text:p>0,9615</text:p>
          </table:table-cell>
          <table:table-cell office:value-type="float" office:value="0.9804">
            <text:p>0,9804</text:p>
          </table:table-cell>
          <table:table-cell office:value-type="float" office:value="0.9788">
            <text:p>0,9788</text:p>
          </table:table-cell>
          <table:table-cell office:value-type="float" office:value="0.9819">
            <text:p>0,9819</text:p>
          </table:table-cell>
          <table:table-cell office:value-type="float" office:value="0.9988">
            <text:p>0,9988</text:p>
          </table:table-cell>
          <table:table-cell office:value-type="float" office:value="0.9904">
            <text:p>0,9904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1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19">
            <text:p>0,9419</text:p>
          </table:table-cell>
          <table:table-cell office:value-type="float" office:value="0.9701">
            <text:p>0,9701</text:p>
          </table:table-cell>
          <table:table-cell office:value-type="float" office:value="0.9837">
            <text:p>0,9837</text:p>
          </table:table-cell>
          <table:table-cell office:value-type="float" office:value="0.9568">
            <text:p>0,9568</text:p>
          </table:table-cell>
          <table:table-cell office:value-type="float" office:value="0.9988">
            <text:p>0,9988</text:p>
          </table:table-cell>
          <table:table-cell office:value-type="float" office:value="0.9778">
            <text:p>0,9778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18_me_co_t1.jpg</text:p>
          </table:table-cell>
          <table:table-cell office:value-type="string">
            <text:p>Meningioma</text:p>
          </table:table-cell>
          <table:table-cell office:value-type="string">
            <text:p>Glioma</text:p>
          </table:table-cell>
          <table:table-cell office:value-type="float" office:value="0">
            <text:p>0</text:p>
          </table:table-cell>
          <table:table-cell office:value-type="float" office:value="0.4617">
            <text:p>0,4617</text:p>
          </table:table-cell>
          <table:table-cell office:value-type="float" office:value="0.6318">
            <text:p>0,6318</text:p>
          </table:table-cell>
          <table:table-cell office:value-type="float" office:value="0.4897">
            <text:p>0,4897</text:p>
          </table:table-cell>
          <table:table-cell office:value-type="float" office:value="0.8898">
            <text:p>0,8898</text:p>
          </table:table-cell>
          <table:table-cell office:value-type="float" office:value="0.9778">
            <text:p>0,9778</text:p>
          </table:table-cell>
          <table:table-cell office:value-type="float" office:value="0.9338">
            <text:p>0,9338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string">
            <text:p>brisc2025_test_0041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9691">
            <text:p>0,9691</text:p>
          </table:table-cell>
          <table:table-cell office:value-type="float" office:value="0.9744">
            <text:p>0,9744</text:p>
          </table:table-cell>
          <table:table-cell office:value-type="float" office:value="0.9638">
            <text:p>0,9638</text:p>
          </table:table-cell>
          <table:table-cell office:value-type="float" office:value="0.9982">
            <text:p>0,9982</text:p>
          </table:table-cell>
          <table:table-cell office:value-type="float" office:value="0.981">
            <text:p>0,981</text:p>
          </table:table-cell>
          <table:table-cell office:value-type="float" office:value="11.7">
            <text:p>11,7</text:p>
          </table:table-cell>
          <table:table-cell table:number-columns-repeated="1013"/>
        </table:table-row>
        <table:table-row table:style-name="ro1">
          <table:table-cell office:value-type="string">
            <text:p>brisc2025_test_0042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24">
            <text:p>0,9624</text:p>
          </table:table-cell>
          <table:table-cell office:value-type="float" office:value="0.9808">
            <text:p>0,9808</text:p>
          </table:table-cell>
          <table:table-cell office:value-type="float" office:value="0.9887">
            <text:p>0,9887</text:p>
          </table:table-cell>
          <table:table-cell office:value-type="float" office:value="0.9731">
            <text:p>0,9731</text:p>
          </table:table-cell>
          <table:table-cell office:value-type="float" office:value="0.9995">
            <text:p>0,9995</text:p>
          </table:table-cell>
          <table:table-cell office:value-type="float" office:value="0.9863">
            <text:p>0,9863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2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27">
            <text:p>0,8027</text:p>
          </table:table-cell>
          <table:table-cell office:value-type="float" office:value="0.8906">
            <text:p>0,8906</text:p>
          </table:table-cell>
          <table:table-cell office:value-type="float" office:value="0.9932">
            <text:p>0,9932</text:p>
          </table:table-cell>
          <table:table-cell office:value-type="float" office:value="0.8072">
            <text:p>0,8072</text:p>
          </table:table-cell>
          <table:table-cell office:value-type="float" office:value="0.9998">
            <text:p>0,9998</text:p>
          </table:table-cell>
          <table:table-cell office:value-type="float" office:value="0.9035">
            <text:p>0,9035</text:p>
          </table:table-cell>
          <table:table-cell office:value-type="float" office:value="22.14">
            <text:p>22,14</text:p>
          </table:table-cell>
          <table:table-cell table:number-columns-repeated="1013"/>
        </table:table-row>
        <table:table-row table:style-name="ro1">
          <table:table-cell office:value-type="string">
            <text:p>brisc2025_test_0042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53">
            <text:p>0,9353</text:p>
          </table:table-cell>
          <table:table-cell office:value-type="float" office:value="0.9666">
            <text:p>0,9666</text:p>
          </table:table-cell>
          <table:table-cell office:value-type="float" office:value="0.953">
            <text:p>0,953</text:p>
          </table:table-cell>
          <table:table-cell office:value-type="float" office:value="0.9805">
            <text:p>0,9805</text:p>
          </table:table-cell>
          <table:table-cell office:value-type="float" office:value="0.9984">
            <text:p>0,9984</text:p>
          </table:table-cell>
          <table:table-cell office:value-type="float" office:value="0.9894">
            <text:p>0,9894</text:p>
          </table:table-cell>
          <table:table-cell office:value-type="float" office:value="15.13">
            <text:p>15,13</text:p>
          </table:table-cell>
          <table:table-cell table:number-columns-repeated="1013"/>
        </table:table-row>
        <table:table-row table:style-name="ro1">
          <table:table-cell office:value-type="string">
            <text:p>brisc2025_test_0042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29">
            <text:p>0,8629</text:p>
          </table:table-cell>
          <table:table-cell office:value-type="float" office:value="0.9264">
            <text:p>0,9264</text:p>
          </table:table-cell>
          <table:table-cell office:value-type="float" office:value="0.8962">
            <text:p>0,8962</text:p>
          </table:table-cell>
          <table:table-cell office:value-type="float" office:value="0.9587">
            <text:p>0,9587</text:p>
          </table:table-cell>
          <table:table-cell office:value-type="float" office:value="0.9993">
            <text:p>0,9993</text:p>
          </table:table-cell>
          <table:table-cell office:value-type="float" office:value="0.979">
            <text:p>0,979</text:p>
          </table:table-cell>
          <table:table-cell office:value-type="float" office:value="9.85">
            <text:p>9,85</text:p>
          </table:table-cell>
          <table:table-cell table:number-columns-repeated="1013"/>
        </table:table-row>
        <table:table-row table:style-name="ro1">
          <table:table-cell office:value-type="string">
            <text:p>brisc2025_test_0042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45">
            <text:p>0,8745</text:p>
          </table:table-cell>
          <table:table-cell office:value-type="float" office:value="0.9331">
            <text:p>0,9331</text:p>
          </table:table-cell>
          <table:table-cell office:value-type="float" office:value="0.9577">
            <text:p>0,9577</text:p>
          </table:table-cell>
          <table:table-cell office:value-type="float" office:value="0.9097">
            <text:p>0,9097</text:p>
          </table:table-cell>
          <table:table-cell office:value-type="float" office:value="0.9993">
            <text:p>0,9993</text:p>
          </table:table-cell>
          <table:table-cell office:value-type="float" office:value="0.9545">
            <text:p>0,9545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42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21">
            <text:p>0,9621</text:p>
          </table:table-cell>
          <table:table-cell office:value-type="float" office:value="0.9807">
            <text:p>0,9807</text:p>
          </table:table-cell>
          <table:table-cell office:value-type="float" office:value="0.9762">
            <text:p>0,9762</text:p>
          </table:table-cell>
          <table:table-cell office:value-type="float" office:value="0.9852">
            <text:p>0,9852</text:p>
          </table:table-cell>
          <table:table-cell office:value-type="float" office:value="0.9994">
            <text:p>0,9994</text:p>
          </table:table-cell>
          <table:table-cell office:value-type="float" office:value="0.9923">
            <text:p>0,992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2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42">
            <text:p>0,8642</text:p>
          </table:table-cell>
          <table:table-cell office:value-type="float" office:value="0.9271">
            <text:p>0,9271</text:p>
          </table:table-cell>
          <table:table-cell office:value-type="float" office:value="0.9465">
            <text:p>0,9465</text:p>
          </table:table-cell>
          <table:table-cell office:value-type="float" office:value="0.9086">
            <text:p>0,9086</text:p>
          </table:table-cell>
          <table:table-cell office:value-type="float" office:value="0.9995">
            <text:p>0,9995</text:p>
          </table:table-cell>
          <table:table-cell office:value-type="float" office:value="0.9541">
            <text:p>0,9541</text:p>
          </table:table-cell>
          <table:table-cell office:value-type="float" office:value="7.81">
            <text:p>7,81</text:p>
          </table:table-cell>
          <table:table-cell office:value-type="string">
            <text:p>buono</text:p>
          </table:table-cell>
          <table:table-cell table:number-columns-repeated="1012"/>
        </table:table-row>
        <table:table-row table:style-name="ro1">
          <table:table-cell office:value-type="string">
            <text:p>brisc2025_test_0042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09">
            <text:p>0,9409</text:p>
          </table:table-cell>
          <table:table-cell office:value-type="float" office:value="0.9696">
            <text:p>0,9696</text:p>
          </table:table-cell>
          <table:table-cell office:value-type="float" office:value="0.9686">
            <text:p>0,9686</text:p>
          </table:table-cell>
          <table:table-cell office:value-type="float" office:value="0.9705">
            <text:p>0,9705</text:p>
          </table:table-cell>
          <table:table-cell office:value-type="float" office:value="0.9994">
            <text:p>0,9994</text:p>
          </table:table-cell>
          <table:table-cell office:value-type="float" office:value="0.9849">
            <text:p>0,9849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2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216">
            <text:p>0,8216</text:p>
          </table:table-cell>
          <table:table-cell office:value-type="float" office:value="0.9021">
            <text:p>0,9021</text:p>
          </table:table-cell>
          <table:table-cell office:value-type="float" office:value="0.9452">
            <text:p>0,9452</text:p>
          </table:table-cell>
          <table:table-cell office:value-type="float" office:value="0.8628">
            <text:p>0,8628</text:p>
          </table:table-cell>
          <table:table-cell office:value-type="float" office:value="0.9994">
            <text:p>0,9994</text:p>
          </table:table-cell>
          <table:table-cell office:value-type="float" office:value="0.9311">
            <text:p>0,9311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42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">
            <text:p>0,88</text:p>
          </table:table-cell>
          <table:table-cell office:value-type="float" office:value="0.9362">
            <text:p>0,9362</text:p>
          </table:table-cell>
          <table:table-cell office:value-type="float" office:value="0.9374">
            <text:p>0,9374</text:p>
          </table:table-cell>
          <table:table-cell office:value-type="float" office:value="0.9349">
            <text:p>0,9349</text:p>
          </table:table-cell>
          <table:table-cell office:value-type="float" office:value="0.9992">
            <text:p>0,9992</text:p>
          </table:table-cell>
          <table:table-cell office:value-type="float" office:value="0.967">
            <text:p>0,967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43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63">
            <text:p>0,9563</text:p>
          </table:table-cell>
          <table:table-cell office:value-type="float" office:value="0.9777">
            <text:p>0,9777</text:p>
          </table:table-cell>
          <table:table-cell office:value-type="float" office:value="0.9767">
            <text:p>0,9767</text:p>
          </table:table-cell>
          <table:table-cell office:value-type="float" office:value="0.9786">
            <text:p>0,9786</text:p>
          </table:table-cell>
          <table:table-cell office:value-type="float" office:value="0.9996">
            <text:p>0,9996</text:p>
          </table:table-cell>
          <table:table-cell office:value-type="float" office:value="0.9891">
            <text:p>0,9891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3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594">
            <text:p>0,8594</text:p>
          </table:table-cell>
          <table:table-cell office:value-type="float" office:value="0.9244">
            <text:p>0,9244</text:p>
          </table:table-cell>
          <table:table-cell office:value-type="float" office:value="0.9601">
            <text:p>0,9601</text:p>
          </table:table-cell>
          <table:table-cell office:value-type="float" office:value="0.8912">
            <text:p>0,8912</text:p>
          </table:table-cell>
          <table:table-cell office:value-type="float" office:value="0.9997">
            <text:p>0,9997</text:p>
          </table:table-cell>
          <table:table-cell office:value-type="float" office:value="0.9455">
            <text:p>0,9455</text:p>
          </table:table-cell>
          <table:table-cell office:value-type="float" office:value="8.25">
            <text:p>8,25</text:p>
          </table:table-cell>
          <table:table-cell table:number-columns-repeated="1013"/>
        </table:table-row>
        <table:table-row table:style-name="ro1">
          <table:table-cell office:value-type="string">
            <text:p>brisc2025_test_0043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25">
            <text:p>0,8925</text:p>
          </table:table-cell>
          <table:table-cell office:value-type="float" office:value="0.9432">
            <text:p>0,9432</text:p>
          </table:table-cell>
          <table:table-cell office:value-type="float" office:value="0.977">
            <text:p>0,977</text:p>
          </table:table-cell>
          <table:table-cell office:value-type="float" office:value="0.9116">
            <text:p>0,9116</text:p>
          </table:table-cell>
          <table:table-cell office:value-type="float" office:value="0.9998">
            <text:p>0,9998</text:p>
          </table:table-cell>
          <table:table-cell office:value-type="float" office:value="0.9557">
            <text:p>0,9557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43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46">
            <text:p>0,9246</text:p>
          </table:table-cell>
          <table:table-cell office:value-type="float" office:value="0.9608">
            <text:p>0,9608</text:p>
          </table:table-cell>
          <table:table-cell office:value-type="float" office:value="0.9662">
            <text:p>0,9662</text:p>
          </table:table-cell>
          <table:table-cell office:value-type="float" office:value="0.9556">
            <text:p>0,9556</text:p>
          </table:table-cell>
          <table:table-cell office:value-type="float" office:value="0.9998">
            <text:p>0,9998</text:p>
          </table:table-cell>
          <table:table-cell office:value-type="float" office:value="0.9777">
            <text:p>0,977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3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11">
            <text:p>0,8911</text:p>
          </table:table-cell>
          <table:table-cell office:value-type="float" office:value="0.9424">
            <text:p>0,9424</text:p>
          </table:table-cell>
          <table:table-cell office:value-type="float" office:value="0.9819">
            <text:p>0,9819</text:p>
          </table:table-cell>
          <table:table-cell office:value-type="float" office:value="0.9059">
            <text:p>0,9059</text:p>
          </table:table-cell>
          <table:table-cell office:value-type="float" office:value="0.9998">
            <text:p>0,9998</text:p>
          </table:table-cell>
          <table:table-cell office:value-type="float" office:value="0.9529">
            <text:p>0,9529</text:p>
          </table:table-cell>
          <table:table-cell office:value-type="float" office:value="9.49">
            <text:p>9,49</text:p>
          </table:table-cell>
          <table:table-cell table:number-columns-repeated="1013"/>
        </table:table-row>
        <table:table-row table:style-name="ro1">
          <table:table-cell office:value-type="string">
            <text:p>brisc2025_test_0043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447">
            <text:p>0,8447</text:p>
          </table:table-cell>
          <table:table-cell office:value-type="float" office:value="0.9158">
            <text:p>0,9158</text:p>
          </table:table-cell>
          <table:table-cell office:value-type="float" office:value="0.8944">
            <text:p>0,8944</text:p>
          </table:table-cell>
          <table:table-cell office:value-type="float" office:value="0.9383">
            <text:p>0,9383</text:p>
          </table:table-cell>
          <table:table-cell office:value-type="float" office:value="0.9991">
            <text:p>0,9991</text:p>
          </table:table-cell>
          <table:table-cell office:value-type="float" office:value="0.9687">
            <text:p>0,9687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43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38">
            <text:p>0,9438</text:p>
          </table:table-cell>
          <table:table-cell office:value-type="float" office:value="0.9711">
            <text:p>0,9711</text:p>
          </table:table-cell>
          <table:table-cell office:value-type="float" office:value="0.9551">
            <text:p>0,9551</text:p>
          </table:table-cell>
          <table:table-cell office:value-type="float" office:value="0.9876">
            <text:p>0,9876</text:p>
          </table:table-cell>
          <table:table-cell office:value-type="float" office:value="0.9993">
            <text:p>0,9993</text:p>
          </table:table-cell>
          <table:table-cell office:value-type="float" office:value="0.9935">
            <text:p>0,993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3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39">
            <text:p>0,8639</text:p>
          </table:table-cell>
          <table:table-cell office:value-type="float" office:value="0.927">
            <text:p>0,927</text:p>
          </table:table-cell>
          <table:table-cell office:value-type="float" office:value="0.8712">
            <text:p>0,8712</text:p>
          </table:table-cell>
          <table:table-cell office:value-type="float" office:value="0.9903">
            <text:p>0,9903</text:p>
          </table:table-cell>
          <table:table-cell office:value-type="float" office:value="0.9988">
            <text:p>0,9988</text:p>
          </table:table-cell>
          <table:table-cell office:value-type="float" office:value="0.9945">
            <text:p>0,9945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43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">
            <text:p>0,955</text:p>
          </table:table-cell>
          <table:table-cell office:value-type="float" office:value="0.977">
            <text:p>0,977</text:p>
          </table:table-cell>
          <table:table-cell office:value-type="float" office:value="0.9669">
            <text:p>0,9669</text:p>
          </table:table-cell>
          <table:table-cell office:value-type="float" office:value="0.9873">
            <text:p>0,9873</text:p>
          </table:table-cell>
          <table:table-cell office:value-type="float" office:value="0.9993">
            <text:p>0,9993</text:p>
          </table:table-cell>
          <table:table-cell office:value-type="float" office:value="0.9933">
            <text:p>0,9933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43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22">
            <text:p>0,9322</text:p>
          </table:table-cell>
          <table:table-cell office:value-type="float" office:value="0.9649">
            <text:p>0,9649</text:p>
          </table:table-cell>
          <table:table-cell office:value-type="float" office:value="0.9688">
            <text:p>0,9688</text:p>
          </table:table-cell>
          <table:table-cell office:value-type="float" office:value="0.9611">
            <text:p>0,9611</text:p>
          </table:table-cell>
          <table:table-cell office:value-type="float" office:value="0.9993">
            <text:p>0,9993</text:p>
          </table:table-cell>
          <table:table-cell office:value-type="float" office:value="0.9802">
            <text:p>0,980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44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08">
            <text:p>0,8708</text:p>
          </table:table-cell>
          <table:table-cell office:value-type="float" office:value="0.9309">
            <text:p>0,9309</text:p>
          </table:table-cell>
          <table:table-cell office:value-type="float" office:value="0.9947">
            <text:p>0,9947</text:p>
          </table:table-cell>
          <table:table-cell office:value-type="float" office:value="0.8749">
            <text:p>0,8749</text:p>
          </table:table-cell>
          <table:table-cell office:value-type="float" office:value="1">
            <text:p>1</text:p>
          </table:table-cell>
          <table:table-cell office:value-type="float" office:value="0.9374">
            <text:p>0,937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44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89">
            <text:p>0,9489</text:p>
          </table:table-cell>
          <table:table-cell office:value-type="float" office:value="0.9738">
            <text:p>0,9738</text:p>
          </table:table-cell>
          <table:table-cell office:value-type="float" office:value="0.962">
            <text:p>0,962</text:p>
          </table:table-cell>
          <table:table-cell office:value-type="float" office:value="0.9858">
            <text:p>0,9858</text:p>
          </table:table-cell>
          <table:table-cell office:value-type="float" office:value="0.9995">
            <text:p>0,9995</text:p>
          </table:table-cell>
          <table:table-cell office:value-type="float" office:value="0.9926">
            <text:p>0,9926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4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35">
            <text:p>0,8935</text:p>
          </table:table-cell>
          <table:table-cell office:value-type="float" office:value="0.9438">
            <text:p>0,9438</text:p>
          </table:table-cell>
          <table:table-cell office:value-type="float" office:value="0.9682">
            <text:p>0,9682</text:p>
          </table:table-cell>
          <table:table-cell office:value-type="float" office:value="0.9206">
            <text:p>0,9206</text:p>
          </table:table-cell>
          <table:table-cell office:value-type="float" office:value="0.9993">
            <text:p>0,9993</text:p>
          </table:table-cell>
          <table:table-cell office:value-type="float" office:value="0.96">
            <text:p>0,96</text:p>
          </table:table-cell>
          <table:table-cell office:value-type="float" office:value="17.8">
            <text:p>17,8</text:p>
          </table:table-cell>
          <table:table-cell table:number-columns-repeated="1013"/>
        </table:table-row>
        <table:table-row table:style-name="ro1">
          <table:table-cell office:value-type="string">
            <text:p>brisc2025_test_0044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05">
            <text:p>0,9505</text:p>
          </table:table-cell>
          <table:table-cell office:value-type="float" office:value="0.9746">
            <text:p>0,9746</text:p>
          </table:table-cell>
          <table:table-cell office:value-type="float" office:value="0.9725">
            <text:p>0,9725</text:p>
          </table:table-cell>
          <table:table-cell office:value-type="float" office:value="0.9767">
            <text:p>0,9767</text:p>
          </table:table-cell>
          <table:table-cell office:value-type="float" office:value="0.9997">
            <text:p>0,9997</text:p>
          </table:table-cell>
          <table:table-cell office:value-type="float" office:value="0.9882">
            <text:p>0,9882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4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651">
            <text:p>0,8651</text:p>
          </table:table-cell>
          <table:table-cell office:value-type="float" office:value="0.9276">
            <text:p>0,9276</text:p>
          </table:table-cell>
          <table:table-cell office:value-type="float" office:value="0.9778">
            <text:p>0,9778</text:p>
          </table:table-cell>
          <table:table-cell office:value-type="float" office:value="0.8824">
            <text:p>0,8824</text:p>
          </table:table-cell>
          <table:table-cell office:value-type="float" office:value="0.9999">
            <text:p>0,9999</text:p>
          </table:table-cell>
          <table:table-cell office:value-type="float" office:value="0.9412">
            <text:p>0,941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4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99">
            <text:p>0,9599</text:p>
          </table:table-cell>
          <table:table-cell office:value-type="float" office:value="0.9796">
            <text:p>0,9796</text:p>
          </table:table-cell>
          <table:table-cell office:value-type="float" office:value="0.9835">
            <text:p>0,9835</text:p>
          </table:table-cell>
          <table:table-cell office:value-type="float" office:value="0.9757">
            <text:p>0,9757</text:p>
          </table:table-cell>
          <table:table-cell office:value-type="float" office:value="0.9993">
            <text:p>0,9993</text:p>
          </table:table-cell>
          <table:table-cell office:value-type="float" office:value="0.9875">
            <text:p>0,987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4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377">
            <text:p>0,8377</text:p>
          </table:table-cell>
          <table:table-cell office:value-type="float" office:value="0.9117">
            <text:p>0,9117</text:p>
          </table:table-cell>
          <table:table-cell office:value-type="float" office:value="0.8491">
            <text:p>0,8491</text:p>
          </table:table-cell>
          <table:table-cell office:value-type="float" office:value="0.9843">
            <text:p>0,9843</text:p>
          </table:table-cell>
          <table:table-cell office:value-type="float" office:value="0.9957">
            <text:p>0,9957</text:p>
          </table:table-cell>
          <table:table-cell office:value-type="float" office:value="0.99">
            <text:p>0,99</text:p>
          </table:table-cell>
          <table:table-cell office:value-type="float" office:value="11.4">
            <text:p>11,4</text:p>
          </table:table-cell>
          <table:table-cell table:number-columns-repeated="1013"/>
        </table:table-row>
        <table:table-row table:style-name="ro1">
          <table:table-cell office:value-type="string">
            <text:p>brisc2025_test_0044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99">
            <text:p>0,9499</text:p>
          </table:table-cell>
          <table:table-cell office:value-type="float" office:value="0.9743">
            <text:p>0,9743</text:p>
          </table:table-cell>
          <table:table-cell office:value-type="float" office:value="0.9813">
            <text:p>0,9813</text:p>
          </table:table-cell>
          <table:table-cell office:value-type="float" office:value="0.9675">
            <text:p>0,9675</text:p>
          </table:table-cell>
          <table:table-cell office:value-type="float" office:value="0.9995">
            <text:p>0,9995</text:p>
          </table:table-cell>
          <table:table-cell office:value-type="float" office:value="0.9835">
            <text:p>0,9835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4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07">
            <text:p>0,9207</text:p>
          </table:table-cell>
          <table:table-cell office:value-type="float" office:value="0.9587">
            <text:p>0,9587</text:p>
          </table:table-cell>
          <table:table-cell office:value-type="float" office:value="0.9532">
            <text:p>0,9532</text:p>
          </table:table-cell>
          <table:table-cell office:value-type="float" office:value="0.9643">
            <text:p>0,9643</text:p>
          </table:table-cell>
          <table:table-cell office:value-type="float" office:value="0.9993">
            <text:p>0,9993</text:p>
          </table:table-cell>
          <table:table-cell office:value-type="float" office:value="0.9818">
            <text:p>0,9818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44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22">
            <text:p>0,9022</text:p>
          </table:table-cell>
          <table:table-cell office:value-type="float" office:value="0.9486">
            <text:p>0,9486</text:p>
          </table:table-cell>
          <table:table-cell office:value-type="float" office:value="0.9651">
            <text:p>0,9651</text:p>
          </table:table-cell>
          <table:table-cell office:value-type="float" office:value="0.9326">
            <text:p>0,9326</text:p>
          </table:table-cell>
          <table:table-cell office:value-type="float" office:value="0.9997">
            <text:p>0,9997</text:p>
          </table:table-cell>
          <table:table-cell office:value-type="float" office:value="0.9661">
            <text:p>0,9661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45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4">
            <text:p>0,914</text:p>
          </table:table-cell>
          <table:table-cell office:value-type="float" office:value="0.9551">
            <text:p>0,9551</text:p>
          </table:table-cell>
          <table:table-cell office:value-type="float" office:value="0.9769">
            <text:p>0,9769</text:p>
          </table:table-cell>
          <table:table-cell office:value-type="float" office:value="0.9342">
            <text:p>0,9342</text:p>
          </table:table-cell>
          <table:table-cell office:value-type="float" office:value="0.9994">
            <text:p>0,9994</text:p>
          </table:table-cell>
          <table:table-cell office:value-type="float" office:value="0.9668">
            <text:p>0,9668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45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06">
            <text:p>0,9206</text:p>
          </table:table-cell>
          <table:table-cell office:value-type="float" office:value="0.9587">
            <text:p>0,9587</text:p>
          </table:table-cell>
          <table:table-cell office:value-type="float" office:value="0.9476">
            <text:p>0,9476</text:p>
          </table:table-cell>
          <table:table-cell office:value-type="float" office:value="0.97">
            <text:p>0,97</text:p>
          </table:table-cell>
          <table:table-cell office:value-type="float" office:value="0.9987">
            <text:p>0,9987</text:p>
          </table:table-cell>
          <table:table-cell office:value-type="float" office:value="0.9844">
            <text:p>0,9844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45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5">
            <text:p>0,925</text:p>
          </table:table-cell>
          <table:table-cell office:value-type="float" office:value="0.961">
            <text:p>0,961</text:p>
          </table:table-cell>
          <table:table-cell office:value-type="float" office:value="0.9532">
            <text:p>0,9532</text:p>
          </table:table-cell>
          <table:table-cell office:value-type="float" office:value="0.969">
            <text:p>0,969</text:p>
          </table:table-cell>
          <table:table-cell office:value-type="float" office:value="0.9997">
            <text:p>0,9997</text:p>
          </table:table-cell>
          <table:table-cell office:value-type="float" office:value="0.9844">
            <text:p>0,9844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5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01">
            <text:p>0,9201</text:p>
          </table:table-cell>
          <table:table-cell office:value-type="float" office:value="0.9584">
            <text:p>0,9584</text:p>
          </table:table-cell>
          <table:table-cell office:value-type="float" office:value="0.9555">
            <text:p>0,9555</text:p>
          </table:table-cell>
          <table:table-cell office:value-type="float" office:value="0.9613">
            <text:p>0,9613</text:p>
          </table:table-cell>
          <table:table-cell office:value-type="float" office:value="0.9993">
            <text:p>0,9993</text:p>
          </table:table-cell>
          <table:table-cell office:value-type="float" office:value="0.9803">
            <text:p>0,9803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45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434">
            <text:p>0,7434</text:p>
          </table:table-cell>
          <table:table-cell office:value-type="float" office:value="0.8528">
            <text:p>0,8528</text:p>
          </table:table-cell>
          <table:table-cell office:value-type="float" office:value="0.9856">
            <text:p>0,9856</text:p>
          </table:table-cell>
          <table:table-cell office:value-type="float" office:value="0.7516">
            <text:p>0,7516</text:p>
          </table:table-cell>
          <table:table-cell office:value-type="float" office:value="0.9998">
            <text:p>0,9998</text:p>
          </table:table-cell>
          <table:table-cell office:value-type="float" office:value="0.8757">
            <text:p>0,8757</text:p>
          </table:table-cell>
          <table:table-cell office:value-type="float" office:value="25.3">
            <text:p>25,3</text:p>
          </table:table-cell>
          <table:table-cell table:number-columns-repeated="1013"/>
        </table:table-row>
        <table:table-row table:style-name="ro1">
          <table:table-cell office:value-type="string">
            <text:p>brisc2025_test_0045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.5294">
            <text:p>0,5294</text:p>
          </table:table-cell>
          <table:table-cell office:value-type="float" office:value="0.56">
            <text:p>0,56</text:p>
          </table:table-cell>
          <table:table-cell office:value-type="float" office:value="0.502">
            <text:p>0,502</text:p>
          </table:table-cell>
          <table:table-cell office:value-type="float" office:value="0.9954">
            <text:p>0,9954</text:p>
          </table:table-cell>
          <table:table-cell office:value-type="float" office:value="0.7487">
            <text:p>0,7487</text:p>
          </table:table-cell>
          <table:table-cell office:value-type="float" office:value="31.62">
            <text:p>31,62</text:p>
          </table:table-cell>
          <table:table-cell table:number-columns-repeated="1013"/>
        </table:table-row>
        <table:table-row table:style-name="ro1">
          <table:table-cell office:value-type="string">
            <text:p>brisc2025_test_0045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74">
            <text:p>0,9074</text:p>
          </table:table-cell>
          <table:table-cell office:value-type="float" office:value="0.9515">
            <text:p>0,9515</text:p>
          </table:table-cell>
          <table:table-cell office:value-type="float" office:value="0.9155">
            <text:p>0,9155</text:p>
          </table:table-cell>
          <table:table-cell office:value-type="float" office:value="0.9903">
            <text:p>0,9903</text:p>
          </table:table-cell>
          <table:table-cell office:value-type="float" office:value="0.9995">
            <text:p>0,9995</text:p>
          </table:table-cell>
          <table:table-cell office:value-type="float" office:value="0.9949">
            <text:p>0,9949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5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65">
            <text:p>0,9265</text:p>
          </table:table-cell>
          <table:table-cell office:value-type="float" office:value="0.9618">
            <text:p>0,9618</text:p>
          </table:table-cell>
          <table:table-cell office:value-type="float" office:value="0.9753">
            <text:p>0,9753</text:p>
          </table:table-cell>
          <table:table-cell office:value-type="float" office:value="0.9488">
            <text:p>0,9488</text:p>
          </table:table-cell>
          <table:table-cell office:value-type="float" office:value="0.9998">
            <text:p>0,9998</text:p>
          </table:table-cell>
          <table:table-cell office:value-type="float" office:value="0.9743">
            <text:p>0,9743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5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7">
            <text:p>0,937</text:p>
          </table:table-cell>
          <table:table-cell office:value-type="float" office:value="0.9675">
            <text:p>0,9675</text:p>
          </table:table-cell>
          <table:table-cell office:value-type="float" office:value="0.9644">
            <text:p>0,9644</text:p>
          </table:table-cell>
          <table:table-cell office:value-type="float" office:value="0.9706">
            <text:p>0,9706</text:p>
          </table:table-cell>
          <table:table-cell office:value-type="float" office:value="0.9994">
            <text:p>0,9994</text:p>
          </table:table-cell>
          <table:table-cell office:value-type="float" office:value="0.985">
            <text:p>0,98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5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41">
            <text:p>0,9041</text:p>
          </table:table-cell>
          <table:table-cell office:value-type="float" office:value="0.9496">
            <text:p>0,9496</text:p>
          </table:table-cell>
          <table:table-cell office:value-type="float" office:value="0.9272">
            <text:p>0,9272</text:p>
          </table:table-cell>
          <table:table-cell office:value-type="float" office:value="0.9732">
            <text:p>0,9732</text:p>
          </table:table-cell>
          <table:table-cell office:value-type="float" office:value="0.9988">
            <text:p>0,9988</text:p>
          </table:table-cell>
          <table:table-cell office:value-type="float" office:value="0.986">
            <text:p>0,986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6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365">
            <text:p>0,8365</text:p>
          </table:table-cell>
          <table:table-cell office:value-type="float" office:value="0.911">
            <text:p>0,911</text:p>
          </table:table-cell>
          <table:table-cell office:value-type="float" office:value="0.9415">
            <text:p>0,9415</text:p>
          </table:table-cell>
          <table:table-cell office:value-type="float" office:value="0.8823">
            <text:p>0,8823</text:p>
          </table:table-cell>
          <table:table-cell office:value-type="float" office:value="0.9997">
            <text:p>0,9997</text:p>
          </table:table-cell>
          <table:table-cell office:value-type="float" office:value="0.941">
            <text:p>0,941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46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25">
            <text:p>0,9525</text:p>
          </table:table-cell>
          <table:table-cell office:value-type="float" office:value="0.9757">
            <text:p>0,9757</text:p>
          </table:table-cell>
          <table:table-cell office:value-type="float" office:value="0.9618">
            <text:p>0,9618</text:p>
          </table:table-cell>
          <table:table-cell office:value-type="float" office:value="0.9899">
            <text:p>0,9899</text:p>
          </table:table-cell>
          <table:table-cell office:value-type="float" office:value="0.9985">
            <text:p>0,9985</text:p>
          </table:table-cell>
          <table:table-cell office:value-type="float" office:value="0.9942">
            <text:p>0,9942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46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67">
            <text:p>0,9367</text:p>
          </table:table-cell>
          <table:table-cell office:value-type="float" office:value="0.9673">
            <text:p>0,9673</text:p>
          </table:table-cell>
          <table:table-cell office:value-type="float" office:value="0.9869">
            <text:p>0,9869</text:p>
          </table:table-cell>
          <table:table-cell office:value-type="float" office:value="0.9485">
            <text:p>0,9485</text:p>
          </table:table-cell>
          <table:table-cell office:value-type="float" office:value="0.9995">
            <text:p>0,9995</text:p>
          </table:table-cell>
          <table:table-cell office:value-type="float" office:value="0.974">
            <text:p>0,974</text:p>
          </table:table-cell>
          <table:table-cell office:value-type="float" office:value="10.05">
            <text:p>10,05</text:p>
          </table:table-cell>
          <table:table-cell table:number-columns-repeated="1013"/>
        </table:table-row>
        <table:table-row table:style-name="ro1">
          <table:table-cell office:value-type="string">
            <text:p>brisc2025_test_0046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12">
            <text:p>0,8912</text:p>
          </table:table-cell>
          <table:table-cell office:value-type="float" office:value="0.9425">
            <text:p>0,9425</text:p>
          </table:table-cell>
          <table:table-cell office:value-type="float" office:value="0.9831">
            <text:p>0,9831</text:p>
          </table:table-cell>
          <table:table-cell office:value-type="float" office:value="0.9051">
            <text:p>0,9051</text:p>
          </table:table-cell>
          <table:table-cell office:value-type="float" office:value="0.9998">
            <text:p>0,9998</text:p>
          </table:table-cell>
          <table:table-cell office:value-type="float" office:value="0.9525">
            <text:p>0,9525</text:p>
          </table:table-cell>
          <table:table-cell office:value-type="float" office:value="9.06">
            <text:p>9,06</text:p>
          </table:table-cell>
          <table:table-cell table:number-columns-repeated="1013"/>
        </table:table-row>
        <table:table-row table:style-name="ro1">
          <table:table-cell office:value-type="string">
            <text:p>brisc2025_test_0046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4">
            <text:p>0,9554</text:p>
          </table:table-cell>
          <table:table-cell office:value-type="float" office:value="0.9772">
            <text:p>0,9772</text:p>
          </table:table-cell>
          <table:table-cell office:value-type="float" office:value="0.9774">
            <text:p>0,9774</text:p>
          </table:table-cell>
          <table:table-cell office:value-type="float" office:value="0.977">
            <text:p>0,977</text:p>
          </table:table-cell>
          <table:table-cell office:value-type="float" office:value="0.9992">
            <text:p>0,9992</text:p>
          </table:table-cell>
          <table:table-cell office:value-type="float" office:value="0.9881">
            <text:p>0,9881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6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1">
            <text:p>0,931</text:p>
          </table:table-cell>
          <table:table-cell office:value-type="float" office:value="0.9643">
            <text:p>0,9643</text:p>
          </table:table-cell>
          <table:table-cell office:value-type="float" office:value="0.9535">
            <text:p>0,9535</text:p>
          </table:table-cell>
          <table:table-cell office:value-type="float" office:value="0.9752">
            <text:p>0,9752</text:p>
          </table:table-cell>
          <table:table-cell office:value-type="float" office:value="0.9987">
            <text:p>0,9987</text:p>
          </table:table-cell>
          <table:table-cell office:value-type="float" office:value="0.987">
            <text:p>0,987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6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66">
            <text:p>0,8866</text:p>
          </table:table-cell>
          <table:table-cell office:value-type="float" office:value="0.9399">
            <text:p>0,9399</text:p>
          </table:table-cell>
          <table:table-cell office:value-type="float" office:value="0.9439">
            <text:p>0,9439</text:p>
          </table:table-cell>
          <table:table-cell office:value-type="float" office:value="0.936">
            <text:p>0,936</text:p>
          </table:table-cell>
          <table:table-cell office:value-type="float" office:value="0.9997">
            <text:p>0,9997</text:p>
          </table:table-cell>
          <table:table-cell office:value-type="float" office:value="0.9678">
            <text:p>0,9678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46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461">
            <text:p>0,8461</text:p>
          </table:table-cell>
          <table:table-cell office:value-type="float" office:value="0.9166">
            <text:p>0,9166</text:p>
          </table:table-cell>
          <table:table-cell office:value-type="float" office:value="0.9784">
            <text:p>0,9784</text:p>
          </table:table-cell>
          <table:table-cell office:value-type="float" office:value="0.8622">
            <text:p>0,8622</text:p>
          </table:table-cell>
          <table:table-cell office:value-type="float" office:value="0.9991">
            <text:p>0,9991</text:p>
          </table:table-cell>
          <table:table-cell office:value-type="float" office:value="0.9306">
            <text:p>0,9306</text:p>
          </table:table-cell>
          <table:table-cell office:value-type="float" office:value="19.21">
            <text:p>19,21</text:p>
          </table:table-cell>
          <table:table-cell table:number-columns-repeated="1013"/>
        </table:table-row>
        <table:table-row table:style-name="ro1">
          <table:table-cell office:value-type="string">
            <text:p>brisc2025_test_00468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755">
            <text:p>0,9755</text:p>
          </table:table-cell>
          <table:table-cell office:value-type="float" office:value="0.9876">
            <text:p>0,9876</text:p>
          </table:table-cell>
          <table:table-cell office:value-type="float" office:value="0.991">
            <text:p>0,991</text:p>
          </table:table-cell>
          <table:table-cell office:value-type="float" office:value="0.9842">
            <text:p>0,9842</text:p>
          </table:table-cell>
          <table:table-cell office:value-type="float" office:value="0.9997">
            <text:p>0,9997</text:p>
          </table:table-cell>
          <table:table-cell office:value-type="float" office:value="0.9919">
            <text:p>0,991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469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02">
            <text:p>0,9602</text:p>
          </table:table-cell>
          <table:table-cell office:value-type="float" office:value="0.9797">
            <text:p>0,9797</text:p>
          </table:table-cell>
          <table:table-cell office:value-type="float" office:value="0.9863">
            <text:p>0,9863</text:p>
          </table:table-cell>
          <table:table-cell office:value-type="float" office:value="0.9732">
            <text:p>0,9732</text:p>
          </table:table-cell>
          <table:table-cell office:value-type="float" office:value="0.9998">
            <text:p>0,9998</text:p>
          </table:table-cell>
          <table:table-cell office:value-type="float" office:value="0.9865">
            <text:p>0,986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70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84">
            <text:p>0,8884</text:p>
          </table:table-cell>
          <table:table-cell office:value-type="float" office:value="0.9409">
            <text:p>0,9409</text:p>
          </table:table-cell>
          <table:table-cell office:value-type="float" office:value="0.9231">
            <text:p>0,9231</text:p>
          </table:table-cell>
          <table:table-cell office:value-type="float" office:value="0.9594">
            <text:p>0,9594</text:p>
          </table:table-cell>
          <table:table-cell office:value-type="float" office:value="0.9995">
            <text:p>0,9995</text:p>
          </table:table-cell>
          <table:table-cell office:value-type="float" office:value="0.9795">
            <text:p>0,9795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471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3224">
            <text:p>0,3224</text:p>
          </table:table-cell>
          <table:table-cell office:value-type="float" office:value="0.4876">
            <text:p>0,4876</text:p>
          </table:table-cell>
          <table:table-cell office:value-type="float" office:value="0.9593">
            <text:p>0,9593</text:p>
          </table:table-cell>
          <table:table-cell office:value-type="float" office:value="0.3269">
            <text:p>0,3269</text:p>
          </table:table-cell>
          <table:table-cell office:value-type="float" office:value="0.9998">
            <text:p>0,9998</text:p>
          </table:table-cell>
          <table:table-cell office:value-type="float" office:value="0.6634">
            <text:p>0,6634</text:p>
          </table:table-cell>
          <table:table-cell office:value-type="float" office:value="50.22">
            <text:p>50,22</text:p>
          </table:table-cell>
          <table:table-cell table:number-columns-repeated="1013"/>
        </table:table-row>
        <table:table-row table:style-name="ro1">
          <table:table-cell office:value-type="string">
            <text:p>brisc2025_test_00472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14">
            <text:p>0,9514</text:p>
          </table:table-cell>
          <table:table-cell office:value-type="float" office:value="0.9751">
            <text:p>0,9751</text:p>
          </table:table-cell>
          <table:table-cell office:value-type="float" office:value="0.9788">
            <text:p>0,9788</text:p>
          </table:table-cell>
          <table:table-cell office:value-type="float" office:value="0.9715">
            <text:p>0,9715</text:p>
          </table:table-cell>
          <table:table-cell office:value-type="float" office:value="0.9995">
            <text:p>0,9995</text:p>
          </table:table-cell>
          <table:table-cell office:value-type="float" office:value="0.9855">
            <text:p>0,9855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473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84">
            <text:p>0,9584</text:p>
          </table:table-cell>
          <table:table-cell office:value-type="float" office:value="0.9788">
            <text:p>0,9788</text:p>
          </table:table-cell>
          <table:table-cell office:value-type="float" office:value="0.9704">
            <text:p>0,9704</text:p>
          </table:table-cell>
          <table:table-cell office:value-type="float" office:value="0.9873">
            <text:p>0,9873</text:p>
          </table:table-cell>
          <table:table-cell office:value-type="float" office:value="0.9989">
            <text:p>0,9989</text:p>
          </table:table-cell>
          <table:table-cell office:value-type="float" office:value="0.9931">
            <text:p>0,9931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74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82">
            <text:p>0,9382</text:p>
          </table:table-cell>
          <table:table-cell office:value-type="float" office:value="0.9681">
            <text:p>0,9681</text:p>
          </table:table-cell>
          <table:table-cell office:value-type="float" office:value="0.9528">
            <text:p>0,9528</text:p>
          </table:table-cell>
          <table:table-cell office:value-type="float" office:value="0.9839">
            <text:p>0,9839</text:p>
          </table:table-cell>
          <table:table-cell office:value-type="float" office:value="0.9987">
            <text:p>0,9987</text:p>
          </table:table-cell>
          <table:table-cell office:value-type="float" office:value="0.9913">
            <text:p>0,9913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475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33">
            <text:p>0,9533</text:p>
          </table:table-cell>
          <table:table-cell office:value-type="float" office:value="0.9761">
            <text:p>0,9761</text:p>
          </table:table-cell>
          <table:table-cell office:value-type="float" office:value="0.9807">
            <text:p>0,9807</text:p>
          </table:table-cell>
          <table:table-cell office:value-type="float" office:value="0.9715">
            <text:p>0,9715</text:p>
          </table:table-cell>
          <table:table-cell office:value-type="float" office:value="0.9999">
            <text:p>0,9999</text:p>
          </table:table-cell>
          <table:table-cell office:value-type="float" office:value="0.9857">
            <text:p>0,9857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476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1">
            <text:p>0,9551</text:p>
          </table:table-cell>
          <table:table-cell office:value-type="float" office:value="0.977">
            <text:p>0,977</text:p>
          </table:table-cell>
          <table:table-cell office:value-type="float" office:value="0.9918">
            <text:p>0,9918</text:p>
          </table:table-cell>
          <table:table-cell office:value-type="float" office:value="0.9628">
            <text:p>0,9628</text:p>
          </table:table-cell>
          <table:table-cell office:value-type="float" office:value="0.9999">
            <text:p>0,9999</text:p>
          </table:table-cell>
          <table:table-cell office:value-type="float" office:value="0.9813">
            <text:p>0,9813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77_me_co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51">
            <text:p>0,9451</text:p>
          </table:table-cell>
          <table:table-cell office:value-type="float" office:value="0.9718">
            <text:p>0,9718</text:p>
          </table:table-cell>
          <table:table-cell office:value-type="float" office:value="0.9567">
            <text:p>0,9567</text:p>
          </table:table-cell>
          <table:table-cell office:value-type="float" office:value="0.9873">
            <text:p>0,9873</text:p>
          </table:table-cell>
          <table:table-cell office:value-type="float" office:value="0.9986">
            <text:p>0,9986</text:p>
          </table:table-cell>
          <table:table-cell office:value-type="float" office:value="0.993">
            <text:p>0,99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47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11">
            <text:p>0,9411</text:p>
          </table:table-cell>
          <table:table-cell office:value-type="float" office:value="0.9697">
            <text:p>0,9697</text:p>
          </table:table-cell>
          <table:table-cell office:value-type="float" office:value="0.9875">
            <text:p>0,9875</text:p>
          </table:table-cell>
          <table:table-cell office:value-type="float" office:value="0.9525">
            <text:p>0,9525</text:p>
          </table:table-cell>
          <table:table-cell office:value-type="float" office:value="0.9996">
            <text:p>0,9996</text:p>
          </table:table-cell>
          <table:table-cell office:value-type="float" office:value="0.976">
            <text:p>0,97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47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3">
            <text:p>0,9553</text:p>
          </table:table-cell>
          <table:table-cell office:value-type="float" office:value="0.9772">
            <text:p>0,9772</text:p>
          </table:table-cell>
          <table:table-cell office:value-type="float" office:value="0.9812">
            <text:p>0,9812</text:p>
          </table:table-cell>
          <table:table-cell office:value-type="float" office:value="0.9732">
            <text:p>0,9732</text:p>
          </table:table-cell>
          <table:table-cell office:value-type="float" office:value="0.9993">
            <text:p>0,9993</text:p>
          </table:table-cell>
          <table:table-cell office:value-type="float" office:value="0.9862">
            <text:p>0,9862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48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57">
            <text:p>0,9257</text:p>
          </table:table-cell>
          <table:table-cell office:value-type="float" office:value="0.9614">
            <text:p>0,9614</text:p>
          </table:table-cell>
          <table:table-cell office:value-type="float" office:value="0.979">
            <text:p>0,979</text:p>
          </table:table-cell>
          <table:table-cell office:value-type="float" office:value="0.9444">
            <text:p>0,9444</text:p>
          </table:table-cell>
          <table:table-cell office:value-type="float" office:value="0.9989">
            <text:p>0,9989</text:p>
          </table:table-cell>
          <table:table-cell office:value-type="float" office:value="0.9716">
            <text:p>0,9716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48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39">
            <text:p>0,9139</text:p>
          </table:table-cell>
          <table:table-cell office:value-type="float" office:value="0.955">
            <text:p>0,955</text:p>
          </table:table-cell>
          <table:table-cell office:value-type="float" office:value="0.9447">
            <text:p>0,9447</text:p>
          </table:table-cell>
          <table:table-cell office:value-type="float" office:value="0.9655">
            <text:p>0,9655</text:p>
          </table:table-cell>
          <table:table-cell office:value-type="float" office:value="0.9981">
            <text:p>0,9981</text:p>
          </table:table-cell>
          <table:table-cell office:value-type="float" office:value="0.9818">
            <text:p>0,9818</text:p>
          </table:table-cell>
          <table:table-cell office:value-type="float" office:value="16.28">
            <text:p>16,28</text:p>
          </table:table-cell>
          <table:table-cell table:number-columns-repeated="1013"/>
        </table:table-row>
        <table:table-row table:style-name="ro1">
          <table:table-cell office:value-type="string">
            <text:p>brisc2025_test_0048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3">
            <text:p>0,9303</text:p>
          </table:table-cell>
          <table:table-cell office:value-type="float" office:value="0.9639">
            <text:p>0,9639</text:p>
          </table:table-cell>
          <table:table-cell office:value-type="float" office:value="0.9728">
            <text:p>0,9728</text:p>
          </table:table-cell>
          <table:table-cell office:value-type="float" office:value="0.9551">
            <text:p>0,9551</text:p>
          </table:table-cell>
          <table:table-cell office:value-type="float" office:value="0.9995">
            <text:p>0,9995</text:p>
          </table:table-cell>
          <table:table-cell office:value-type="float" office:value="0.9773">
            <text:p>0,977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48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73">
            <text:p>0,9173</text:p>
          </table:table-cell>
          <table:table-cell office:value-type="float" office:value="0.9569">
            <text:p>0,9569</text:p>
          </table:table-cell>
          <table:table-cell office:value-type="float" office:value="0.9384">
            <text:p>0,9384</text:p>
          </table:table-cell>
          <table:table-cell office:value-type="float" office:value="0.9761">
            <text:p>0,9761</text:p>
          </table:table-cell>
          <table:table-cell office:value-type="float" office:value="0.9994">
            <text:p>0,9994</text:p>
          </table:table-cell>
          <table:table-cell office:value-type="float" office:value="0.9877">
            <text:p>0,987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8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13">
            <text:p>0,9313</text:p>
          </table:table-cell>
          <table:table-cell office:value-type="float" office:value="0.9644">
            <text:p>0,9644</text:p>
          </table:table-cell>
          <table:table-cell office:value-type="float" office:value="0.9784">
            <text:p>0,9784</text:p>
          </table:table-cell>
          <table:table-cell office:value-type="float" office:value="0.9509">
            <text:p>0,9509</text:p>
          </table:table-cell>
          <table:table-cell office:value-type="float" office:value="0.9995">
            <text:p>0,9995</text:p>
          </table:table-cell>
          <table:table-cell office:value-type="float" office:value="0.9752">
            <text:p>0,9752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48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04">
            <text:p>0,9404</text:p>
          </table:table-cell>
          <table:table-cell office:value-type="float" office:value="0.9693">
            <text:p>0,9693</text:p>
          </table:table-cell>
          <table:table-cell office:value-type="float" office:value="0.9861">
            <text:p>0,9861</text:p>
          </table:table-cell>
          <table:table-cell office:value-type="float" office:value="0.953">
            <text:p>0,953</text:p>
          </table:table-cell>
          <table:table-cell office:value-type="float" office:value="0.9997">
            <text:p>0,9997</text:p>
          </table:table-cell>
          <table:table-cell office:value-type="float" office:value="0.9764">
            <text:p>0,9764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48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34">
            <text:p>0,9234</text:p>
          </table:table-cell>
          <table:table-cell office:value-type="float" office:value="0.9602">
            <text:p>0,9602</text:p>
          </table:table-cell>
          <table:table-cell office:value-type="float" office:value="0.9572">
            <text:p>0,9572</text:p>
          </table:table-cell>
          <table:table-cell office:value-type="float" office:value="0.9631">
            <text:p>0,9631</text:p>
          </table:table-cell>
          <table:table-cell office:value-type="float" office:value="0.9985">
            <text:p>0,9985</text:p>
          </table:table-cell>
          <table:table-cell office:value-type="float" office:value="0.9808">
            <text:p>0,9808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string">
            <text:p>brisc2025_test_0048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1">
            <text:p>0,911</text:p>
          </table:table-cell>
          <table:table-cell office:value-type="float" office:value="0.9534">
            <text:p>0,9534</text:p>
          </table:table-cell>
          <table:table-cell office:value-type="float" office:value="0.9395">
            <text:p>0,9395</text:p>
          </table:table-cell>
          <table:table-cell office:value-type="float" office:value="0.9677">
            <text:p>0,9677</text:p>
          </table:table-cell>
          <table:table-cell office:value-type="float" office:value="0.9989">
            <text:p>0,9989</text:p>
          </table:table-cell>
          <table:table-cell office:value-type="float" office:value="0.9833">
            <text:p>0,9833</text:p>
          </table:table-cell>
          <table:table-cell office:value-type="float" office:value="5.1">
            <text:p>5,1</text:p>
          </table:table-cell>
          <table:table-cell table:number-columns-repeated="1013"/>
        </table:table-row>
        <table:table-row table:style-name="ro1">
          <table:table-cell office:value-type="string">
            <text:p>brisc2025_test_0048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47">
            <text:p>0,9547</text:p>
          </table:table-cell>
          <table:table-cell office:value-type="float" office:value="0.9768">
            <text:p>0,9768</text:p>
          </table:table-cell>
          <table:table-cell office:value-type="float" office:value="0.98">
            <text:p>0,98</text:p>
          </table:table-cell>
          <table:table-cell office:value-type="float" office:value="0.9736">
            <text:p>0,9736</text:p>
          </table:table-cell>
          <table:table-cell office:value-type="float" office:value="0.999">
            <text:p>0,999</text:p>
          </table:table-cell>
          <table:table-cell office:value-type="float" office:value="0.9863">
            <text:p>0,986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48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24">
            <text:p>0,9424</text:p>
          </table:table-cell>
          <table:table-cell office:value-type="float" office:value="0.9704">
            <text:p>0,9704</text:p>
          </table:table-cell>
          <table:table-cell office:value-type="float" office:value="0.9832">
            <text:p>0,9832</text:p>
          </table:table-cell>
          <table:table-cell office:value-type="float" office:value="0.9579">
            <text:p>0,9579</text:p>
          </table:table-cell>
          <table:table-cell office:value-type="float" office:value="0.9997">
            <text:p>0,9997</text:p>
          </table:table-cell>
          <table:table-cell office:value-type="float" office:value="0.9788">
            <text:p>0,9788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49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45">
            <text:p>0,9445</text:p>
          </table:table-cell>
          <table:table-cell office:value-type="float" office:value="0.9715">
            <text:p>0,9715</text:p>
          </table:table-cell>
          <table:table-cell office:value-type="float" office:value="0.9831">
            <text:p>0,9831</text:p>
          </table:table-cell>
          <table:table-cell office:value-type="float" office:value="0.96">
            <text:p>0,96</text:p>
          </table:table-cell>
          <table:table-cell office:value-type="float" office:value="0.9996">
            <text:p>0,9996</text:p>
          </table:table-cell>
          <table:table-cell office:value-type="float" office:value="0.9798">
            <text:p>0,9798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9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65">
            <text:p>0,9065</text:p>
          </table:table-cell>
          <table:table-cell office:value-type="float" office:value="0.9509">
            <text:p>0,9509</text:p>
          </table:table-cell>
          <table:table-cell office:value-type="float" office:value="0.927">
            <text:p>0,927</text:p>
          </table:table-cell>
          <table:table-cell office:value-type="float" office:value="0.9762">
            <text:p>0,9762</text:p>
          </table:table-cell>
          <table:table-cell office:value-type="float" office:value="0.9973">
            <text:p>0,9973</text:p>
          </table:table-cell>
          <table:table-cell office:value-type="float" office:value="0.9867">
            <text:p>0,9867</text:p>
          </table:table-cell>
          <table:table-cell office:value-type="float" office:value="23.85">
            <text:p>23,85</text:p>
          </table:table-cell>
          <table:table-cell table:number-columns-repeated="1013"/>
        </table:table-row>
        <table:table-row table:style-name="ro1">
          <table:table-cell office:value-type="string">
            <text:p>brisc2025_test_0049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6">
            <text:p>0,9556</text:p>
          </table:table-cell>
          <table:table-cell table:number-columns-repeated="3" office:value-type="float" office:value="0.9773">
            <text:p>0,9773</text:p>
          </table:table-cell>
          <table:table-cell office:value-type="float" office:value="0.999">
            <text:p>0,999</text:p>
          </table:table-cell>
          <table:table-cell office:value-type="float" office:value="0.9881">
            <text:p>0,988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49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9">
            <text:p>0,9309</text:p>
          </table:table-cell>
          <table:table-cell office:value-type="float" office:value="0.9642">
            <text:p>0,9642</text:p>
          </table:table-cell>
          <table:table-cell office:value-type="float" office:value="0.9951">
            <text:p>0,9951</text:p>
          </table:table-cell>
          <table:table-cell office:value-type="float" office:value="0.9351">
            <text:p>0,9351</text:p>
          </table:table-cell>
          <table:table-cell office:value-type="float" office:value="0.9996">
            <text:p>0,9996</text:p>
          </table:table-cell>
          <table:table-cell office:value-type="float" office:value="0.9674">
            <text:p>0,9674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9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15">
            <text:p>0,9615</text:p>
          </table:table-cell>
          <table:table-cell office:value-type="float" office:value="0.9804">
            <text:p>0,9804</text:p>
          </table:table-cell>
          <table:table-cell office:value-type="float" office:value="0.9773">
            <text:p>0,9773</text:p>
          </table:table-cell>
          <table:table-cell office:value-type="float" office:value="0.9835">
            <text:p>0,9835</text:p>
          </table:table-cell>
          <table:table-cell office:value-type="float" office:value="0.9995">
            <text:p>0,9995</text:p>
          </table:table-cell>
          <table:table-cell office:value-type="float" office:value="0.9915">
            <text:p>0,9915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49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6323">
            <text:p>0,6323</text:p>
          </table:table-cell>
          <table:table-cell office:value-type="float" office:value="0.7748">
            <text:p>0,7748</text:p>
          </table:table-cell>
          <table:table-cell office:value-type="float" office:value="0.6474">
            <text:p>0,6474</text:p>
          </table:table-cell>
          <table:table-cell office:value-type="float" office:value="0.9646">
            <text:p>0,9646</text:p>
          </table:table-cell>
          <table:table-cell office:value-type="float" office:value="0.989">
            <text:p>0,989</text:p>
          </table:table-cell>
          <table:table-cell office:value-type="float" office:value="0.9768">
            <text:p>0,9768</text:p>
          </table:table-cell>
          <table:table-cell office:value-type="float" office:value="31.62">
            <text:p>31,62</text:p>
          </table:table-cell>
          <table:table-cell table:number-columns-repeated="1013"/>
        </table:table-row>
        <table:table-row table:style-name="ro1">
          <table:table-cell office:value-type="string">
            <text:p>brisc2025_test_0049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244">
            <text:p>0,8244</text:p>
          </table:table-cell>
          <table:table-cell office:value-type="float" office:value="0.9038">
            <text:p>0,9038</text:p>
          </table:table-cell>
          <table:table-cell office:value-type="float" office:value="0.9119">
            <text:p>0,9119</text:p>
          </table:table-cell>
          <table:table-cell office:value-type="float" office:value="0.8958">
            <text:p>0,8958</text:p>
          </table:table-cell>
          <table:table-cell office:value-type="float" office:value="0.9979">
            <text:p>0,9979</text:p>
          </table:table-cell>
          <table:table-cell office:value-type="float" office:value="0.9469">
            <text:p>0,9469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string">
            <text:p>brisc2025_test_0049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65">
            <text:p>0,9365</text:p>
          </table:table-cell>
          <table:table-cell office:value-type="float" office:value="0.9672">
            <text:p>0,9672</text:p>
          </table:table-cell>
          <table:table-cell office:value-type="float" office:value="0.9918">
            <text:p>0,9918</text:p>
          </table:table-cell>
          <table:table-cell office:value-type="float" office:value="0.9438">
            <text:p>0,9438</text:p>
          </table:table-cell>
          <table:table-cell office:value-type="float" office:value="0.9999">
            <text:p>0,9999</text:p>
          </table:table-cell>
          <table:table-cell office:value-type="float" office:value="0.9719">
            <text:p>0,9719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49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7">
            <text:p>0,967</text:p>
          </table:table-cell>
          <table:table-cell office:value-type="float" office:value="0.9832">
            <text:p>0,9832</text:p>
          </table:table-cell>
          <table:table-cell office:value-type="float" office:value="0.9978">
            <text:p>0,9978</text:p>
          </table:table-cell>
          <table:table-cell office:value-type="float" office:value="0.969">
            <text:p>0,969</text:p>
          </table:table-cell>
          <table:table-cell office:value-type="float" office:value="0.9999">
            <text:p>0,9999</text:p>
          </table:table-cell>
          <table:table-cell office:value-type="float" office:value="0.9845">
            <text:p>0,984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49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84">
            <text:p>0,8984</text:p>
          </table:table-cell>
          <table:table-cell office:value-type="float" office:value="0.9465">
            <text:p>0,9465</text:p>
          </table:table-cell>
          <table:table-cell office:value-type="float" office:value="0.9939">
            <text:p>0,9939</text:p>
          </table:table-cell>
          <table:table-cell office:value-type="float" office:value="0.9034">
            <text:p>0,9034</text:p>
          </table:table-cell>
          <table:table-cell office:value-type="float" office:value="0.9999">
            <text:p>0,9999</text:p>
          </table:table-cell>
          <table:table-cell office:value-type="float" office:value="0.9517">
            <text:p>0,9517</text:p>
          </table:table-cell>
          <table:table-cell office:value-type="float" office:value="12.17">
            <text:p>12,17</text:p>
          </table:table-cell>
          <table:table-cell table:number-columns-repeated="1013"/>
        </table:table-row>
        <table:table-row table:style-name="ro1">
          <table:table-cell office:value-type="string">
            <text:p>brisc2025_test_0050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509">
            <text:p>0,7509</text:p>
          </table:table-cell>
          <table:table-cell office:value-type="float" office:value="0.8578">
            <text:p>0,8578</text:p>
          </table:table-cell>
          <table:table-cell office:value-type="float" office:value="0.7852">
            <text:p>0,7852</text:p>
          </table:table-cell>
          <table:table-cell office:value-type="float" office:value="0.9451">
            <text:p>0,9451</text:p>
          </table:table-cell>
          <table:table-cell office:value-type="float" office:value="0.999">
            <text:p>0,999</text:p>
          </table:table-cell>
          <table:table-cell office:value-type="float" office:value="0.972">
            <text:p>0,972</text:p>
          </table:table-cell>
          <table:table-cell office:value-type="float" office:value="10.2">
            <text:p>10,2</text:p>
          </table:table-cell>
          <table:table-cell table:number-columns-repeated="1013"/>
        </table:table-row>
        <table:table-row table:style-name="ro1">
          <table:table-cell office:value-type="string">
            <text:p>brisc2025_test_0050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47">
            <text:p>0,9447</text:p>
          </table:table-cell>
          <table:table-cell office:value-type="float" office:value="0.9715">
            <text:p>0,9715</text:p>
          </table:table-cell>
          <table:table-cell office:value-type="float" office:value="0.9823">
            <text:p>0,9823</text:p>
          </table:table-cell>
          <table:table-cell office:value-type="float" office:value="0.961">
            <text:p>0,961</text:p>
          </table:table-cell>
          <table:table-cell office:value-type="float" office:value="0.9997">
            <text:p>0,9997</text:p>
          </table:table-cell>
          <table:table-cell office:value-type="float" office:value="0.9804">
            <text:p>0,9804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50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82">
            <text:p>0,9182</text:p>
          </table:table-cell>
          <table:table-cell office:value-type="float" office:value="0.9574">
            <text:p>0,9574</text:p>
          </table:table-cell>
          <table:table-cell office:value-type="float" office:value="0.9349">
            <text:p>0,9349</text:p>
          </table:table-cell>
          <table:table-cell office:value-type="float" office:value="0.981">
            <text:p>0,981</text:p>
          </table:table-cell>
          <table:table-cell office:value-type="float" office:value="0.9996">
            <text:p>0,9996</text:p>
          </table:table-cell>
          <table:table-cell office:value-type="float" office:value="0.9903">
            <text:p>0,990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0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19">
            <text:p>0,8819</text:p>
          </table:table-cell>
          <table:table-cell office:value-type="float" office:value="0.9372">
            <text:p>0,9372</text:p>
          </table:table-cell>
          <table:table-cell office:value-type="float" office:value="0.9761">
            <text:p>0,9761</text:p>
          </table:table-cell>
          <table:table-cell office:value-type="float" office:value="0.9014">
            <text:p>0,9014</text:p>
          </table:table-cell>
          <table:table-cell office:value-type="float" office:value="0.9999">
            <text:p>0,9999</text:p>
          </table:table-cell>
          <table:table-cell office:value-type="float" office:value="0.9506">
            <text:p>0,9506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50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97">
            <text:p>0,9097</text:p>
          </table:table-cell>
          <table:table-cell office:value-type="float" office:value="0.9527">
            <text:p>0,9527</text:p>
          </table:table-cell>
          <table:table-cell office:value-type="float" office:value="0.9794">
            <text:p>0,9794</text:p>
          </table:table-cell>
          <table:table-cell office:value-type="float" office:value="0.9275">
            <text:p>0,9275</text:p>
          </table:table-cell>
          <table:table-cell office:value-type="float" office:value="0.9999">
            <text:p>0,9999</text:p>
          </table:table-cell>
          <table:table-cell office:value-type="float" office:value="0.9637">
            <text:p>0,963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50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43">
            <text:p>0,9343</text:p>
          </table:table-cell>
          <table:table-cell office:value-type="float" office:value="0.966">
            <text:p>0,966</text:p>
          </table:table-cell>
          <table:table-cell office:value-type="float" office:value="0.9704">
            <text:p>0,9704</text:p>
          </table:table-cell>
          <table:table-cell office:value-type="float" office:value="0.9617">
            <text:p>0,9617</text:p>
          </table:table-cell>
          <table:table-cell office:value-type="float" office:value="0.9995">
            <text:p>0,9995</text:p>
          </table:table-cell>
          <table:table-cell office:value-type="float" office:value="0.9806">
            <text:p>0,980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50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05">
            <text:p>0,9205</text:p>
          </table:table-cell>
          <table:table-cell office:value-type="float" office:value="0.9586">
            <text:p>0,9586</text:p>
          </table:table-cell>
          <table:table-cell office:value-type="float" office:value="0.9504">
            <text:p>0,9504</text:p>
          </table:table-cell>
          <table:table-cell office:value-type="float" office:value="0.9669">
            <text:p>0,9669</text:p>
          </table:table-cell>
          <table:table-cell office:value-type="float" office:value="0.9994">
            <text:p>0,9994</text:p>
          </table:table-cell>
          <table:table-cell office:value-type="float" office:value="0.9831">
            <text:p>0,983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0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08">
            <text:p>0,9408</text:p>
          </table:table-cell>
          <table:table-cell office:value-type="float" office:value="0.9695">
            <text:p>0,9695</text:p>
          </table:table-cell>
          <table:table-cell office:value-type="float" office:value="0.9635">
            <text:p>0,9635</text:p>
          </table:table-cell>
          <table:table-cell office:value-type="float" office:value="0.9755">
            <text:p>0,9755</text:p>
          </table:table-cell>
          <table:table-cell office:value-type="float" office:value="0.9996">
            <text:p>0,9996</text:p>
          </table:table-cell>
          <table:table-cell office:value-type="float" office:value="0.9875">
            <text:p>0,9875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508_me_sa_t1.jpg</text:p>
          </table:table-cell>
          <table:table-cell office:value-type="string">
            <text:p>Meningioma</text:p>
          </table:table-cell>
          <table:table-cell office:value-type="string">
            <text:p>Pituitario</text:p>
          </table:table-cell>
          <table:table-cell office:value-type="float" office:value="0">
            <text:p>0</text:p>
          </table:table-cell>
          <table:table-cell office:value-type="float" office:value="0.9408">
            <text:p>0,9408</text:p>
          </table:table-cell>
          <table:table-cell office:value-type="float" office:value="0.9695">
            <text:p>0,9695</text:p>
          </table:table-cell>
          <table:table-cell office:value-type="float" office:value="0.9549">
            <text:p>0,9549</text:p>
          </table:table-cell>
          <table:table-cell office:value-type="float" office:value="0.9845">
            <text:p>0,9845</text:p>
          </table:table-cell>
          <table:table-cell office:value-type="float" office:value="0.9994">
            <text:p>0,9994</text:p>
          </table:table-cell>
          <table:table-cell office:value-type="float" office:value="0.992">
            <text:p>0,992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50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75">
            <text:p>0,9275</text:p>
          </table:table-cell>
          <table:table-cell office:value-type="float" office:value="0.9624">
            <text:p>0,9624</text:p>
          </table:table-cell>
          <table:table-cell office:value-type="float" office:value="0.9818">
            <text:p>0,9818</text:p>
          </table:table-cell>
          <table:table-cell office:value-type="float" office:value="0.9436">
            <text:p>0,9436</text:p>
          </table:table-cell>
          <table:table-cell office:value-type="float" office:value="0.9997">
            <text:p>0,9997</text:p>
          </table:table-cell>
          <table:table-cell office:value-type="float" office:value="0.9717">
            <text:p>0,9717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51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44">
            <text:p>0,9544</text:p>
          </table:table-cell>
          <table:table-cell office:value-type="float" office:value="0.9767">
            <text:p>0,9767</text:p>
          </table:table-cell>
          <table:table-cell office:value-type="float" office:value="0.98">
            <text:p>0,98</text:p>
          </table:table-cell>
          <table:table-cell office:value-type="float" office:value="0.9733">
            <text:p>0,9733</text:p>
          </table:table-cell>
          <table:table-cell office:value-type="float" office:value="0.9994">
            <text:p>0,9994</text:p>
          </table:table-cell>
          <table:table-cell office:value-type="float" office:value="0.9863">
            <text:p>0,9863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51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72">
            <text:p>0,9472</text:p>
          </table:table-cell>
          <table:table-cell office:value-type="float" office:value="0.9729">
            <text:p>0,9729</text:p>
          </table:table-cell>
          <table:table-cell office:value-type="float" office:value="0.979">
            <text:p>0,979</text:p>
          </table:table-cell>
          <table:table-cell office:value-type="float" office:value="0.9669">
            <text:p>0,9669</text:p>
          </table:table-cell>
          <table:table-cell office:value-type="float" office:value="0.9995">
            <text:p>0,9995</text:p>
          </table:table-cell>
          <table:table-cell office:value-type="float" office:value="0.9832">
            <text:p>0,983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1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87">
            <text:p>0,8887</text:p>
          </table:table-cell>
          <table:table-cell office:value-type="float" office:value="0.9411">
            <text:p>0,9411</text:p>
          </table:table-cell>
          <table:table-cell office:value-type="float" office:value="0.9133">
            <text:p>0,9133</text:p>
          </table:table-cell>
          <table:table-cell office:value-type="float" office:value="0.9705">
            <text:p>0,9705</text:p>
          </table:table-cell>
          <table:table-cell office:value-type="float" office:value="0.999">
            <text:p>0,999</text:p>
          </table:table-cell>
          <table:table-cell office:value-type="float" office:value="0.9848">
            <text:p>0,9848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51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59">
            <text:p>0,8859</text:p>
          </table:table-cell>
          <table:table-cell office:value-type="float" office:value="0.9395">
            <text:p>0,9395</text:p>
          </table:table-cell>
          <table:table-cell office:value-type="float" office:value="0.9159">
            <text:p>0,9159</text:p>
          </table:table-cell>
          <table:table-cell office:value-type="float" office:value="0.9644">
            <text:p>0,9644</text:p>
          </table:table-cell>
          <table:table-cell office:value-type="float" office:value="0.9997">
            <text:p>0,9997</text:p>
          </table:table-cell>
          <table:table-cell office:value-type="float" office:value="0.982">
            <text:p>0,982</text:p>
          </table:table-cell>
          <table:table-cell office:value-type="float" office:value="8.54">
            <text:p>8,54</text:p>
          </table:table-cell>
          <table:table-cell table:number-columns-repeated="1013"/>
        </table:table-row>
        <table:table-row table:style-name="ro1">
          <table:table-cell office:value-type="string">
            <text:p>brisc2025_test_0051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05">
            <text:p>0,9605</text:p>
          </table:table-cell>
          <table:table-cell office:value-type="float" office:value="0.9799">
            <text:p>0,9799</text:p>
          </table:table-cell>
          <table:table-cell office:value-type="float" office:value="0.9827">
            <text:p>0,9827</text:p>
          </table:table-cell>
          <table:table-cell office:value-type="float" office:value="0.977">
            <text:p>0,977</text:p>
          </table:table-cell>
          <table:table-cell office:value-type="float" office:value="0.9997">
            <text:p>0,9997</text:p>
          </table:table-cell>
          <table:table-cell office:value-type="float" office:value="0.9884">
            <text:p>0,9884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51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89">
            <text:p>0,9589</text:p>
          </table:table-cell>
          <table:table-cell office:value-type="float" office:value="0.979">
            <text:p>0,979</text:p>
          </table:table-cell>
          <table:table-cell office:value-type="float" office:value="0.9835">
            <text:p>0,9835</text:p>
          </table:table-cell>
          <table:table-cell office:value-type="float" office:value="0.9747">
            <text:p>0,9747</text:p>
          </table:table-cell>
          <table:table-cell office:value-type="float" office:value="0.9996">
            <text:p>0,9996</text:p>
          </table:table-cell>
          <table:table-cell office:value-type="float" office:value="0.9871">
            <text:p>0,9871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51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36">
            <text:p>0,9536</text:p>
          </table:table-cell>
          <table:table-cell office:value-type="float" office:value="0.9763">
            <text:p>0,9763</text:p>
          </table:table-cell>
          <table:table-cell office:value-type="float" office:value="0.9796">
            <text:p>0,9796</text:p>
          </table:table-cell>
          <table:table-cell office:value-type="float" office:value="0.973">
            <text:p>0,973</text:p>
          </table:table-cell>
          <table:table-cell office:value-type="float" office:value="0.9997">
            <text:p>0,9997</text:p>
          </table:table-cell>
          <table:table-cell office:value-type="float" office:value="0.9863">
            <text:p>0,9863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51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87">
            <text:p>0,8787</text:p>
          </table:table-cell>
          <table:table-cell office:value-type="float" office:value="0.9354">
            <text:p>0,9354</text:p>
          </table:table-cell>
          <table:table-cell office:value-type="float" office:value="0.8925">
            <text:p>0,8925</text:p>
          </table:table-cell>
          <table:table-cell office:value-type="float" office:value="0.9826">
            <text:p>0,9826</text:p>
          </table:table-cell>
          <table:table-cell office:value-type="float" office:value="0.999">
            <text:p>0,999</text:p>
          </table:table-cell>
          <table:table-cell office:value-type="float" office:value="0.9908">
            <text:p>0,9908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51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43">
            <text:p>0,9643</text:p>
          </table:table-cell>
          <table:table-cell office:value-type="float" office:value="0.9818">
            <text:p>0,9818</text:p>
          </table:table-cell>
          <table:table-cell office:value-type="float" office:value="0.9817">
            <text:p>0,9817</text:p>
          </table:table-cell>
          <table:table-cell office:value-type="float" office:value="0.9819">
            <text:p>0,9819</text:p>
          </table:table-cell>
          <table:table-cell office:value-type="float" office:value="0.9992">
            <text:p>0,9992</text:p>
          </table:table-cell>
          <table:table-cell office:value-type="float" office:value="0.9905">
            <text:p>0,9905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1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79">
            <text:p>0,9279</text:p>
          </table:table-cell>
          <table:table-cell office:value-type="float" office:value="0.9626">
            <text:p>0,9626</text:p>
          </table:table-cell>
          <table:table-cell office:value-type="float" office:value="0.9875">
            <text:p>0,9875</text:p>
          </table:table-cell>
          <table:table-cell office:value-type="float" office:value="0.939">
            <text:p>0,939</text:p>
          </table:table-cell>
          <table:table-cell office:value-type="float" office:value="0.9997">
            <text:p>0,9997</text:p>
          </table:table-cell>
          <table:table-cell office:value-type="float" office:value="0.9694">
            <text:p>0,969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2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33">
            <text:p>0,8933</text:p>
          </table:table-cell>
          <table:table-cell office:value-type="float" office:value="0.9437">
            <text:p>0,9437</text:p>
          </table:table-cell>
          <table:table-cell office:value-type="float" office:value="0.9299">
            <text:p>0,9299</text:p>
          </table:table-cell>
          <table:table-cell office:value-type="float" office:value="0.9578">
            <text:p>0,9578</text:p>
          </table:table-cell>
          <table:table-cell office:value-type="float" office:value="0.999">
            <text:p>0,999</text:p>
          </table:table-cell>
          <table:table-cell office:value-type="float" office:value="0.9784">
            <text:p>0,9784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brisc2025_test_0052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857">
            <text:p>0,7857</text:p>
          </table:table-cell>
          <table:table-cell office:value-type="float" office:value="0.88">
            <text:p>0,88</text:p>
          </table:table-cell>
          <table:table-cell office:value-type="float" office:value="0.8365">
            <text:p>0,8365</text:p>
          </table:table-cell>
          <table:table-cell office:value-type="float" office:value="0.9283">
            <text:p>0,9283</text:p>
          </table:table-cell>
          <table:table-cell office:value-type="float" office:value="0.9995">
            <text:p>0,9995</text:p>
          </table:table-cell>
          <table:table-cell office:value-type="float" office:value="0.9639">
            <text:p>0,9639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52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54">
            <text:p>0,9054</text:p>
          </table:table-cell>
          <table:table-cell office:value-type="float" office:value="0.9504">
            <text:p>0,9504</text:p>
          </table:table-cell>
          <table:table-cell office:value-type="float" office:value="0.9725">
            <text:p>0,9725</text:p>
          </table:table-cell>
          <table:table-cell office:value-type="float" office:value="0.9292">
            <text:p>0,9292</text:p>
          </table:table-cell>
          <table:table-cell office:value-type="float" office:value="0.9998">
            <text:p>0,9998</text:p>
          </table:table-cell>
          <table:table-cell office:value-type="float" office:value="0.9645">
            <text:p>0,9645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52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89">
            <text:p>0,8789</text:p>
          </table:table-cell>
          <table:table-cell office:value-type="float" office:value="0.9355">
            <text:p>0,9355</text:p>
          </table:table-cell>
          <table:table-cell office:value-type="float" office:value="0.901">
            <text:p>0,901</text:p>
          </table:table-cell>
          <table:table-cell office:value-type="float" office:value="0.9729">
            <text:p>0,9729</text:p>
          </table:table-cell>
          <table:table-cell office:value-type="float" office:value="0.9993">
            <text:p>0,9993</text:p>
          </table:table-cell>
          <table:table-cell office:value-type="float" office:value="0.9861">
            <text:p>0,9861</text:p>
          </table:table-cell>
          <table:table-cell office:value-type="float" office:value="8.49">
            <text:p>8,49</text:p>
          </table:table-cell>
          <table:table-cell table:number-columns-repeated="1013"/>
        </table:table-row>
        <table:table-row table:style-name="ro1">
          <table:table-cell office:value-type="string">
            <text:p>brisc2025_test_0052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48">
            <text:p>0,8848</text:p>
          </table:table-cell>
          <table:table-cell office:value-type="float" office:value="0.9389">
            <text:p>0,9389</text:p>
          </table:table-cell>
          <table:table-cell office:value-type="float" office:value="0.9085">
            <text:p>0,9085</text:p>
          </table:table-cell>
          <table:table-cell office:value-type="float" office:value="0.9714">
            <text:p>0,9714</text:p>
          </table:table-cell>
          <table:table-cell office:value-type="float" office:value="0.9967">
            <text:p>0,9967</text:p>
          </table:table-cell>
          <table:table-cell office:value-type="float" office:value="0.984">
            <text:p>0,984</text:p>
          </table:table-cell>
          <table:table-cell office:value-type="float" office:value="11.66">
            <text:p>11,66</text:p>
          </table:table-cell>
          <table:table-cell table:number-columns-repeated="1013"/>
        </table:table-row>
        <table:table-row table:style-name="ro1">
          <table:table-cell office:value-type="string">
            <text:p>brisc2025_test_0052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34">
            <text:p>0,9234</text:p>
          </table:table-cell>
          <table:table-cell office:value-type="float" office:value="0.9602">
            <text:p>0,9602</text:p>
          </table:table-cell>
          <table:table-cell office:value-type="float" office:value="0.9885">
            <text:p>0,9885</text:p>
          </table:table-cell>
          <table:table-cell office:value-type="float" office:value="0.9334">
            <text:p>0,9334</text:p>
          </table:table-cell>
          <table:table-cell office:value-type="float" office:value="0.9996">
            <text:p>0,9996</text:p>
          </table:table-cell>
          <table:table-cell office:value-type="float" office:value="0.9665">
            <text:p>0,9665</text:p>
          </table:table-cell>
          <table:table-cell office:value-type="float" office:value="12.37">
            <text:p>12,37</text:p>
          </table:table-cell>
          <table:table-cell table:number-columns-repeated="1013"/>
        </table:table-row>
        <table:table-row table:style-name="ro1">
          <table:table-cell office:value-type="string">
            <text:p>brisc2025_test_0052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7849">
            <text:p>0,7849</text:p>
          </table:table-cell>
          <table:table-cell office:value-type="float" office:value="0.8795">
            <text:p>0,8795</text:p>
          </table:table-cell>
          <table:table-cell office:value-type="float" office:value="0.8659">
            <text:p>0,8659</text:p>
          </table:table-cell>
          <table:table-cell office:value-type="float" office:value="0.8936">
            <text:p>0,8936</text:p>
          </table:table-cell>
          <table:table-cell office:value-type="float" office:value="0.999">
            <text:p>0,999</text:p>
          </table:table-cell>
          <table:table-cell office:value-type="float" office:value="0.9463">
            <text:p>0,9463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52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35">
            <text:p>0,8735</text:p>
          </table:table-cell>
          <table:table-cell office:value-type="float" office:value="0.9325">
            <text:p>0,9325</text:p>
          </table:table-cell>
          <table:table-cell office:value-type="float" office:value="0.976">
            <text:p>0,976</text:p>
          </table:table-cell>
          <table:table-cell office:value-type="float" office:value="0.8927">
            <text:p>0,8927</text:p>
          </table:table-cell>
          <table:table-cell office:value-type="float" office:value="0.9999">
            <text:p>0,9999</text:p>
          </table:table-cell>
          <table:table-cell office:value-type="float" office:value="0.9463">
            <text:p>0,946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2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16">
            <text:p>0,8716</text:p>
          </table:table-cell>
          <table:table-cell office:value-type="float" office:value="0.9314">
            <text:p>0,9314</text:p>
          </table:table-cell>
          <table:table-cell office:value-type="float" office:value="0.9691">
            <text:p>0,9691</text:p>
          </table:table-cell>
          <table:table-cell office:value-type="float" office:value="0.8965">
            <text:p>0,8965</text:p>
          </table:table-cell>
          <table:table-cell office:value-type="float" office:value="0.9995">
            <text:p>0,9995</text:p>
          </table:table-cell>
          <table:table-cell office:value-type="float" office:value="0.948">
            <text:p>0,948</text:p>
          </table:table-cell>
          <table:table-cell office:value-type="float" office:value="14.21">
            <text:p>14,21</text:p>
          </table:table-cell>
          <table:table-cell table:number-columns-repeated="1013"/>
        </table:table-row>
        <table:table-row table:style-name="ro1">
          <table:table-cell office:value-type="string">
            <text:p>brisc2025_test_0052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06">
            <text:p>0,9306</text:p>
          </table:table-cell>
          <table:table-cell office:value-type="float" office:value="0.964">
            <text:p>0,964</text:p>
          </table:table-cell>
          <table:table-cell office:value-type="float" office:value="0.9859">
            <text:p>0,9859</text:p>
          </table:table-cell>
          <table:table-cell office:value-type="float" office:value="0.9431">
            <text:p>0,9431</text:p>
          </table:table-cell>
          <table:table-cell office:value-type="float" office:value="0.9997">
            <text:p>0,9997</text:p>
          </table:table-cell>
          <table:table-cell office:value-type="float" office:value="0.9714">
            <text:p>0,9714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53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26">
            <text:p>0,9626</text:p>
          </table:table-cell>
          <table:table-cell office:value-type="float" office:value="0.9809">
            <text:p>0,9809</text:p>
          </table:table-cell>
          <table:table-cell office:value-type="float" office:value="0.9862">
            <text:p>0,9862</text:p>
          </table:table-cell>
          <table:table-cell office:value-type="float" office:value="0.9758">
            <text:p>0,9758</text:p>
          </table:table-cell>
          <table:table-cell office:value-type="float" office:value="0.9998">
            <text:p>0,9998</text:p>
          </table:table-cell>
          <table:table-cell office:value-type="float" office:value="0.9878">
            <text:p>0,9878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53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8">
            <text:p>0,908</text:p>
          </table:table-cell>
          <table:table-cell office:value-type="float" office:value="0.9518">
            <text:p>0,9518</text:p>
          </table:table-cell>
          <table:table-cell office:value-type="float" office:value="0.9883">
            <text:p>0,9883</text:p>
          </table:table-cell>
          <table:table-cell office:value-type="float" office:value="0.9179">
            <text:p>0,9179</text:p>
          </table:table-cell>
          <table:table-cell office:value-type="float" office:value="0.9998">
            <text:p>0,9998</text:p>
          </table:table-cell>
          <table:table-cell office:value-type="float" office:value="0.9589">
            <text:p>0,9589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53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12">
            <text:p>0,9512</text:p>
          </table:table-cell>
          <table:table-cell office:value-type="float" office:value="0.975">
            <text:p>0,975</text:p>
          </table:table-cell>
          <table:table-cell office:value-type="float" office:value="0.9744">
            <text:p>0,9744</text:p>
          </table:table-cell>
          <table:table-cell office:value-type="float" office:value="0.9756">
            <text:p>0,9756</text:p>
          </table:table-cell>
          <table:table-cell office:value-type="float" office:value="0.9995">
            <text:p>0,9995</text:p>
          </table:table-cell>
          <table:table-cell office:value-type="float" office:value="0.9875">
            <text:p>0,9875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53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27">
            <text:p>0,9227</text:p>
          </table:table-cell>
          <table:table-cell office:value-type="float" office:value="0.9598">
            <text:p>0,9598</text:p>
          </table:table-cell>
          <table:table-cell office:value-type="float" office:value="0.9542">
            <text:p>0,9542</text:p>
          </table:table-cell>
          <table:table-cell office:value-type="float" office:value="0.9654">
            <text:p>0,9654</text:p>
          </table:table-cell>
          <table:table-cell office:value-type="float" office:value="0.9994">
            <text:p>0,9994</text:p>
          </table:table-cell>
          <table:table-cell office:value-type="float" office:value="0.9824">
            <text:p>0,9824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53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9">
            <text:p>0,939</text:p>
          </table:table-cell>
          <table:table-cell office:value-type="float" office:value="0.9685">
            <text:p>0,9685</text:p>
          </table:table-cell>
          <table:table-cell office:value-type="float" office:value="0.9608">
            <text:p>0,9608</text:p>
          </table:table-cell>
          <table:table-cell office:value-type="float" office:value="0.9764">
            <text:p>0,9764</text:p>
          </table:table-cell>
          <table:table-cell office:value-type="float" office:value="0.9992">
            <text:p>0,9992</text:p>
          </table:table-cell>
          <table:table-cell office:value-type="float" office:value="0.9878">
            <text:p>0,9878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53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41">
            <text:p>0,9041</text:p>
          </table:table-cell>
          <table:table-cell office:value-type="float" office:value="0.9496">
            <text:p>0,9496</text:p>
          </table:table-cell>
          <table:table-cell office:value-type="float" office:value="0.9333">
            <text:p>0,9333</text:p>
          </table:table-cell>
          <table:table-cell office:value-type="float" office:value="0.9665">
            <text:p>0,9665</text:p>
          </table:table-cell>
          <table:table-cell office:value-type="float" office:value="0.9993">
            <text:p>0,9993</text:p>
          </table:table-cell>
          <table:table-cell office:value-type="float" office:value="0.9829">
            <text:p>0,9829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53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43">
            <text:p>0,9543</text:p>
          </table:table-cell>
          <table:table-cell office:value-type="float" office:value="0.9766">
            <text:p>0,9766</text:p>
          </table:table-cell>
          <table:table-cell office:value-type="float" office:value="0.9738">
            <text:p>0,9738</text:p>
          </table:table-cell>
          <table:table-cell office:value-type="float" office:value="0.9795">
            <text:p>0,9795</text:p>
          </table:table-cell>
          <table:table-cell office:value-type="float" office:value="0.9988">
            <text:p>0,9988</text:p>
          </table:table-cell>
          <table:table-cell office:value-type="float" office:value="0.9891">
            <text:p>0,9891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53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53">
            <text:p>0,9453</text:p>
          </table:table-cell>
          <table:table-cell office:value-type="float" office:value="0.9719">
            <text:p>0,9719</text:p>
          </table:table-cell>
          <table:table-cell office:value-type="float" office:value="0.9805">
            <text:p>0,9805</text:p>
          </table:table-cell>
          <table:table-cell office:value-type="float" office:value="0.9634">
            <text:p>0,9634</text:p>
          </table:table-cell>
          <table:table-cell office:value-type="float" office:value="0.9991">
            <text:p>0,9991</text:p>
          </table:table-cell>
          <table:table-cell office:value-type="float" office:value="0.9812">
            <text:p>0,9812</text:p>
          </table:table-cell>
          <table:table-cell office:value-type="float" office:value="13.89">
            <text:p>13,89</text:p>
          </table:table-cell>
          <table:table-cell table:number-columns-repeated="1013"/>
        </table:table-row>
        <table:table-row table:style-name="ro1">
          <table:table-cell office:value-type="string">
            <text:p>brisc2025_test_0053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33">
            <text:p>0,8033</text:p>
          </table:table-cell>
          <table:table-cell office:value-type="float" office:value="0.8909">
            <text:p>0,8909</text:p>
          </table:table-cell>
          <table:table-cell office:value-type="float" office:value="0.8236">
            <text:p>0,8236</text:p>
          </table:table-cell>
          <table:table-cell office:value-type="float" office:value="0.9702">
            <text:p>0,9702</text:p>
          </table:table-cell>
          <table:table-cell office:value-type="float" office:value="0.9974">
            <text:p>0,9974</text:p>
          </table:table-cell>
          <table:table-cell office:value-type="float" office:value="0.9838">
            <text:p>0,9838</text:p>
          </table:table-cell>
          <table:table-cell office:value-type="float" office:value="30.61">
            <text:p>30,61</text:p>
          </table:table-cell>
          <table:table-cell table:number-columns-repeated="1013"/>
        </table:table-row>
        <table:table-row table:style-name="ro1">
          <table:table-cell office:value-type="string">
            <text:p>brisc2025_test_0053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85">
            <text:p>0,885</text:p>
          </table:table-cell>
          <table:table-cell office:value-type="float" office:value="0.939">
            <text:p>0,939</text:p>
          </table:table-cell>
          <table:table-cell office:value-type="float" office:value="0.9746">
            <text:p>0,9746</text:p>
          </table:table-cell>
          <table:table-cell office:value-type="float" office:value="0.9059">
            <text:p>0,9059</text:p>
          </table:table-cell>
          <table:table-cell office:value-type="float" office:value="0.9993">
            <text:p>0,9993</text:p>
          </table:table-cell>
          <table:table-cell office:value-type="float" office:value="0.9526">
            <text:p>0,9526</text:p>
          </table:table-cell>
          <table:table-cell office:value-type="float" office:value="23.41">
            <text:p>23,41</text:p>
          </table:table-cell>
          <table:table-cell table:number-columns-repeated="1013"/>
        </table:table-row>
        <table:table-row table:style-name="ro1">
          <table:table-cell office:value-type="string">
            <text:p>brisc2025_test_0054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553">
            <text:p>0,9553</text:p>
          </table:table-cell>
          <table:table-cell office:value-type="float" office:value="0.9771">
            <text:p>0,9771</text:p>
          </table:table-cell>
          <table:table-cell office:value-type="float" office:value="0.9755">
            <text:p>0,9755</text:p>
          </table:table-cell>
          <table:table-cell office:value-type="float" office:value="0.9788">
            <text:p>0,9788</text:p>
          </table:table-cell>
          <table:table-cell office:value-type="float" office:value="0.9985">
            <text:p>0,9985</text:p>
          </table:table-cell>
          <table:table-cell office:value-type="float" office:value="0.9886">
            <text:p>0,9886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54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03">
            <text:p>0,8703</text:p>
          </table:table-cell>
          <table:table-cell office:value-type="float" office:value="0.9306">
            <text:p>0,9306</text:p>
          </table:table-cell>
          <table:table-cell office:value-type="float" office:value="0.9445">
            <text:p>0,9445</text:p>
          </table:table-cell>
          <table:table-cell office:value-type="float" office:value="0.9171">
            <text:p>0,9171</text:p>
          </table:table-cell>
          <table:table-cell office:value-type="float" office:value="0.9987">
            <text:p>0,9987</text:p>
          </table:table-cell>
          <table:table-cell office:value-type="float" office:value="0.9579">
            <text:p>0,9579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54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452">
            <text:p>0,8452</text:p>
          </table:table-cell>
          <table:table-cell office:value-type="float" office:value="0.9161">
            <text:p>0,9161</text:p>
          </table:table-cell>
          <table:table-cell office:value-type="float" office:value="0.9955">
            <text:p>0,9955</text:p>
          </table:table-cell>
          <table:table-cell office:value-type="float" office:value="0.8484">
            <text:p>0,8484</text:p>
          </table:table-cell>
          <table:table-cell office:value-type="float" office:value="1">
            <text:p>1</text:p>
          </table:table-cell>
          <table:table-cell office:value-type="float" office:value="0.9242">
            <text:p>0,9242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54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076">
            <text:p>0,8076</text:p>
          </table:table-cell>
          <table:table-cell office:value-type="float" office:value="0.8936">
            <text:p>0,8936</text:p>
          </table:table-cell>
          <table:table-cell office:value-type="float" office:value="0.8097">
            <text:p>0,8097</text:p>
          </table:table-cell>
          <table:table-cell office:value-type="float" office:value="0.9969">
            <text:p>0,9969</text:p>
          </table:table-cell>
          <table:table-cell office:value-type="float" office:value="0.9951">
            <text:p>0,9951</text:p>
          </table:table-cell>
          <table:table-cell office:value-type="float" office:value="0.996">
            <text:p>0,996</text:p>
          </table:table-cell>
          <table:table-cell office:value-type="float" office:value="19.42">
            <text:p>19,42</text:p>
          </table:table-cell>
          <table:table-cell table:number-columns-repeated="1013"/>
        </table:table-row>
        <table:table-row table:style-name="ro1">
          <table:table-cell office:value-type="string">
            <text:p>brisc2025_test_0054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48">
            <text:p>0,8948</text:p>
          </table:table-cell>
          <table:table-cell office:value-type="float" office:value="0.9445">
            <text:p>0,9445</text:p>
          </table:table-cell>
          <table:table-cell office:value-type="float" office:value="0.9303">
            <text:p>0,9303</text:p>
          </table:table-cell>
          <table:table-cell office:value-type="float" office:value="0.9592">
            <text:p>0,9592</text:p>
          </table:table-cell>
          <table:table-cell office:value-type="float" office:value="0.9997">
            <text:p>0,9997</text:p>
          </table:table-cell>
          <table:table-cell office:value-type="float" office:value="0.9794">
            <text:p>0,9794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54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42">
            <text:p>0,9142</text:p>
          </table:table-cell>
          <table:table-cell office:value-type="float" office:value="0.9552">
            <text:p>0,9552</text:p>
          </table:table-cell>
          <table:table-cell office:value-type="float" office:value="0.9758">
            <text:p>0,9758</text:p>
          </table:table-cell>
          <table:table-cell office:value-type="float" office:value="0.9354">
            <text:p>0,9354</text:p>
          </table:table-cell>
          <table:table-cell office:value-type="float" office:value="0.9995">
            <text:p>0,9995</text:p>
          </table:table-cell>
          <table:table-cell office:value-type="float" office:value="0.9675">
            <text:p>0,9675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54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74">
            <text:p>0,9274</text:p>
          </table:table-cell>
          <table:table-cell office:value-type="float" office:value="0.9623">
            <text:p>0,9623</text:p>
          </table:table-cell>
          <table:table-cell office:value-type="float" office:value="0.9493">
            <text:p>0,9493</text:p>
          </table:table-cell>
          <table:table-cell office:value-type="float" office:value="0.9757">
            <text:p>0,9757</text:p>
          </table:table-cell>
          <table:table-cell office:value-type="float" office:value="0.9986">
            <text:p>0,9986</text:p>
          </table:table-cell>
          <table:table-cell office:value-type="float" office:value="0.9872">
            <text:p>0,9872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54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31">
            <text:p>0,9631</text:p>
          </table:table-cell>
          <table:table-cell office:value-type="float" office:value="0.9812">
            <text:p>0,9812</text:p>
          </table:table-cell>
          <table:table-cell office:value-type="float" office:value="0.9835">
            <text:p>0,9835</text:p>
          </table:table-cell>
          <table:table-cell office:value-type="float" office:value="0.9789">
            <text:p>0,9789</text:p>
          </table:table-cell>
          <table:table-cell office:value-type="float" office:value="0.9995">
            <text:p>0,9995</text:p>
          </table:table-cell>
          <table:table-cell office:value-type="float" office:value="0.9892">
            <text:p>0,989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54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53">
            <text:p>0,9153</text:p>
          </table:table-cell>
          <table:table-cell office:value-type="float" office:value="0.9558">
            <text:p>0,9558</text:p>
          </table:table-cell>
          <table:table-cell office:value-type="float" office:value="0.9326">
            <text:p>0,9326</text:p>
          </table:table-cell>
          <table:table-cell office:value-type="float" office:value="0.9801">
            <text:p>0,9801</text:p>
          </table:table-cell>
          <table:table-cell office:value-type="float" office:value="0.9986">
            <text:p>0,9986</text:p>
          </table:table-cell>
          <table:table-cell office:value-type="float" office:value="0.9894">
            <text:p>0,9894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54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85">
            <text:p>0,9385</text:p>
          </table:table-cell>
          <table:table-cell office:value-type="float" office:value="0.9682">
            <text:p>0,9682</text:p>
          </table:table-cell>
          <table:table-cell office:value-type="float" office:value="0.9422">
            <text:p>0,9422</text:p>
          </table:table-cell>
          <table:table-cell office:value-type="float" office:value="0.9958">
            <text:p>0,9958</text:p>
          </table:table-cell>
          <table:table-cell office:value-type="float" office:value="0.9988">
            <text:p>0,9988</text:p>
          </table:table-cell>
          <table:table-cell office:value-type="float" office:value="0.9973">
            <text:p>0,997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55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914">
            <text:p>0,8914</text:p>
          </table:table-cell>
          <table:table-cell office:value-type="float" office:value="0.9426">
            <text:p>0,9426</text:p>
          </table:table-cell>
          <table:table-cell office:value-type="float" office:value="0.9101">
            <text:p>0,9101</text:p>
          </table:table-cell>
          <table:table-cell office:value-type="float" office:value="0.9774">
            <text:p>0,9774</text:p>
          </table:table-cell>
          <table:table-cell office:value-type="float" office:value="0.9989">
            <text:p>0,9989</text:p>
          </table:table-cell>
          <table:table-cell office:value-type="float" office:value="0.9882">
            <text:p>0,9882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551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07">
            <text:p>0,9607</text:p>
          </table:table-cell>
          <table:table-cell office:value-type="float" office:value="0.98">
            <text:p>0,98</text:p>
          </table:table-cell>
          <table:table-cell office:value-type="float" office:value="0.9682">
            <text:p>0,9682</text:p>
          </table:table-cell>
          <table:table-cell office:value-type="float" office:value="0.992">
            <text:p>0,992</text:p>
          </table:table-cell>
          <table:table-cell office:value-type="float" office:value="0.9994">
            <text:p>0,9994</text:p>
          </table:table-cell>
          <table:table-cell office:value-type="float" office:value="0.9957">
            <text:p>0,9957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552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32">
            <text:p>0,8732</text:p>
          </table:table-cell>
          <table:table-cell office:value-type="float" office:value="0.9323">
            <text:p>0,9323</text:p>
          </table:table-cell>
          <table:table-cell office:value-type="float" office:value="0.9621">
            <text:p>0,9621</text:p>
          </table:table-cell>
          <table:table-cell office:value-type="float" office:value="0.9043">
            <text:p>0,9043</text:p>
          </table:table-cell>
          <table:table-cell office:value-type="float" office:value="0.9998">
            <text:p>0,9998</text:p>
          </table:table-cell>
          <table:table-cell office:value-type="float" office:value="0.952">
            <text:p>0,952</text:p>
          </table:table-cell>
          <table:table-cell office:value-type="float" office:value="9.06">
            <text:p>9,06</text:p>
          </table:table-cell>
          <table:table-cell table:number-columns-repeated="1013"/>
        </table:table-row>
        <table:table-row table:style-name="ro1">
          <table:table-cell office:value-type="string">
            <text:p>brisc2025_test_00553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231">
            <text:p>0,9231</text:p>
          </table:table-cell>
          <table:table-cell office:value-type="float" office:value="0.96">
            <text:p>0,96</text:p>
          </table:table-cell>
          <table:table-cell office:value-type="float" office:value="0.9441">
            <text:p>0,9441</text:p>
          </table:table-cell>
          <table:table-cell office:value-type="float" office:value="0.9765">
            <text:p>0,9765</text:p>
          </table:table-cell>
          <table:table-cell office:value-type="float" office:value="0.9989">
            <text:p>0,9989</text:p>
          </table:table-cell>
          <table:table-cell office:value-type="float" office:value="0.9877">
            <text:p>0,9877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554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633">
            <text:p>0,9633</text:p>
          </table:table-cell>
          <table:table-cell office:value-type="float" office:value="0.9813">
            <text:p>0,9813</text:p>
          </table:table-cell>
          <table:table-cell office:value-type="float" office:value="0.9736">
            <text:p>0,9736</text:p>
          </table:table-cell>
          <table:table-cell office:value-type="float" office:value="0.9892">
            <text:p>0,9892</text:p>
          </table:table-cell>
          <table:table-cell office:value-type="float" office:value="0.999">
            <text:p>0,999</text:p>
          </table:table-cell>
          <table:table-cell office:value-type="float" office:value="0.9941">
            <text:p>0,9941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555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009">
            <text:p>0,9009</text:p>
          </table:table-cell>
          <table:table-cell office:value-type="float" office:value="0.9479">
            <text:p>0,9479</text:p>
          </table:table-cell>
          <table:table-cell office:value-type="float" office:value="0.955">
            <text:p>0,955</text:p>
          </table:table-cell>
          <table:table-cell office:value-type="float" office:value="0.9409">
            <text:p>0,9409</text:p>
          </table:table-cell>
          <table:table-cell office:value-type="float" office:value="0.9989">
            <text:p>0,9989</text:p>
          </table:table-cell>
          <table:table-cell office:value-type="float" office:value="0.9699">
            <text:p>0,9699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556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159">
            <text:p>0,9159</text:p>
          </table:table-cell>
          <table:table-cell office:value-type="float" office:value="0.9561">
            <text:p>0,9561</text:p>
          </table:table-cell>
          <table:table-cell office:value-type="float" office:value="0.9329">
            <text:p>0,9329</text:p>
          </table:table-cell>
          <table:table-cell office:value-type="float" office:value="0.9805">
            <text:p>0,9805</text:p>
          </table:table-cell>
          <table:table-cell office:value-type="float" office:value="0.9992">
            <text:p>0,9992</text:p>
          </table:table-cell>
          <table:table-cell office:value-type="float" office:value="0.9898">
            <text:p>0,9898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557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399">
            <text:p>0,9399</text:p>
          </table:table-cell>
          <table:table-cell office:value-type="float" office:value="0.969">
            <text:p>0,969</text:p>
          </table:table-cell>
          <table:table-cell office:value-type="float" office:value="0.958">
            <text:p>0,958</text:p>
          </table:table-cell>
          <table:table-cell office:value-type="float" office:value="0.9803">
            <text:p>0,9803</text:p>
          </table:table-cell>
          <table:table-cell office:value-type="float" office:value="0.9997">
            <text:p>0,9997</text:p>
          </table:table-cell>
          <table:table-cell office:value-type="float" office:value="0.99">
            <text:p>0,99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558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8702">
            <text:p>0,8702</text:p>
          </table:table-cell>
          <table:table-cell office:value-type="float" office:value="0.9306">
            <text:p>0,9306</text:p>
          </table:table-cell>
          <table:table-cell office:value-type="float" office:value="0.9017">
            <text:p>0,9017</text:p>
          </table:table-cell>
          <table:table-cell office:value-type="float" office:value="0.9614">
            <text:p>0,9614</text:p>
          </table:table-cell>
          <table:table-cell office:value-type="float" office:value="0.9998">
            <text:p>0,9998</text:p>
          </table:table-cell>
          <table:table-cell office:value-type="float" office:value="0.9806">
            <text:p>0,9806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559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.7879">
            <text:p>0,7879</text:p>
          </table:table-cell>
          <table:table-cell office:value-type="float" office:value="0.65">
            <text:p>0,65</text:p>
          </table:table-cell>
          <table:table-cell office:value-type="float" office:value="1">
            <text:p>1</text:p>
          </table:table-cell>
          <table:table-cell office:value-type="float" office:value="0.996">
            <text:p>0,996</text:p>
          </table:table-cell>
          <table:table-cell office:value-type="float" office:value="0.998">
            <text:p>0,998</text:p>
          </table:table-cell>
          <table:table-cell office:value-type="float" office:value="25">
            <text:p>25</text:p>
          </table:table-cell>
          <table:table-cell table:number-columns-repeated="1013"/>
        </table:table-row>
        <table:table-row table:style-name="ro1">
          <table:table-cell office:value-type="string">
            <text:p>brisc2025_test_00560_me_sa_t1.jpg</text:p>
          </table:table-cell>
          <table:table-cell table:number-columns-repeated="2" office:value-type="string">
            <text:p>Meningioma</text:p>
          </table:table-cell>
          <table:table-cell office:value-type="float" office:value="1">
            <text:p>1</text:p>
          </table:table-cell>
          <table:table-cell office:value-type="float" office:value="0.9419">
            <text:p>0,9419</text:p>
          </table:table-cell>
          <table:table-cell office:value-type="float" office:value="0.9701">
            <text:p>0,9701</text:p>
          </table:table-cell>
          <table:table-cell office:value-type="float" office:value="0.9764">
            <text:p>0,9764</text:p>
          </table:table-cell>
          <table:table-cell office:value-type="float" office:value="0.9639">
            <text:p>0,9639</text:p>
          </table:table-cell>
          <table:table-cell office:value-type="float" office:value="0.9993">
            <text:p>0,9993</text:p>
          </table:table-cell>
          <table:table-cell office:value-type="float" office:value="0.9816">
            <text:p>0,9816</text:p>
          </table:table-cell>
          <table:table-cell office:value-type="float" office:value="8.25">
            <text:p>8,25</text:p>
          </table:table-cell>
          <table:table-cell table:number-columns-repeated="1013"/>
        </table:table-row>
        <table:table-row table:style-name="ro1">
          <table:table-cell office:value-type="string">
            <text:p>brisc2025_test_0070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727">
            <text:p>0,7727</text:p>
          </table:table-cell>
          <table:table-cell office:value-type="float" office:value="0.8718">
            <text:p>0,8718</text:p>
          </table:table-cell>
          <table:table-cell office:value-type="float" office:value="0.9942">
            <text:p>0,9942</text:p>
          </table:table-cell>
          <table:table-cell office:value-type="float" office:value="0.7763">
            <text:p>0,7763</text:p>
          </table:table-cell>
          <table:table-cell office:value-type="float" office:value="1">
            <text:p>1</text:p>
          </table:table-cell>
          <table:table-cell office:value-type="float" office:value="0.8881">
            <text:p>0,8881</text:p>
          </table:table-cell>
          <table:table-cell office:value-type="float" office:value="11.31">
            <text:p>11,31</text:p>
          </table:table-cell>
          <table:table-cell table:number-columns-repeated="1013"/>
        </table:table-row>
        <table:table-row table:style-name="ro1">
          <table:table-cell office:value-type="string">
            <text:p>brisc2025_test_0070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21">
            <text:p>0,9321</text:p>
          </table:table-cell>
          <table:table-cell office:value-type="float" office:value="0.9649">
            <text:p>0,9649</text:p>
          </table:table-cell>
          <table:table-cell office:value-type="float" office:value="0.9427">
            <text:p>0,9427</text:p>
          </table:table-cell>
          <table:table-cell office:value-type="float" office:value="0.9881">
            <text:p>0,9881</text:p>
          </table:table-cell>
          <table:table-cell office:value-type="float" office:value="0.9996">
            <text:p>0,9996</text:p>
          </table:table-cell>
          <table:table-cell office:value-type="float" office:value="0.9939">
            <text:p>0,9939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70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24">
            <text:p>0,8824</text:p>
          </table:table-cell>
          <table:table-cell office:value-type="float" office:value="0.9375">
            <text:p>0,9375</text:p>
          </table:table-cell>
          <table:table-cell office:value-type="float" office:value="0.9066">
            <text:p>0,9066</text:p>
          </table:table-cell>
          <table:table-cell office:value-type="float" office:value="0.9706">
            <text:p>0,9706</text:p>
          </table:table-cell>
          <table:table-cell office:value-type="float" office:value="0.9999">
            <text:p>0,9999</text:p>
          </table:table-cell>
          <table:table-cell office:value-type="float" office:value="0.9852">
            <text:p>0,9852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70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02">
            <text:p>0,8002</text:p>
          </table:table-cell>
          <table:table-cell office:value-type="float" office:value="0.889">
            <text:p>0,889</text:p>
          </table:table-cell>
          <table:table-cell office:value-type="float" office:value="0.8869">
            <text:p>0,8869</text:p>
          </table:table-cell>
          <table:table-cell office:value-type="float" office:value="0.8912">
            <text:p>0,8912</text:p>
          </table:table-cell>
          <table:table-cell office:value-type="float" office:value="0.9994">
            <text:p>0,9994</text:p>
          </table:table-cell>
          <table:table-cell office:value-type="float" office:value="0.9453">
            <text:p>0,9453</text:p>
          </table:table-cell>
          <table:table-cell office:value-type="float" office:value="10.77">
            <text:p>10,77</text:p>
          </table:table-cell>
          <table:table-cell table:number-columns-repeated="1013"/>
        </table:table-row>
        <table:table-row table:style-name="ro1">
          <table:table-cell office:value-type="string">
            <text:p>brisc2025_test_0070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857">
            <text:p>0,5857</text:p>
          </table:table-cell>
          <table:table-cell office:value-type="float" office:value="0.7387">
            <text:p>0,7387</text:p>
          </table:table-cell>
          <table:table-cell office:value-type="float" office:value="0.5911">
            <text:p>0,5911</text:p>
          </table:table-cell>
          <table:table-cell office:value-type="float" office:value="0.9846">
            <text:p>0,9846</text:p>
          </table:table-cell>
          <table:table-cell office:value-type="float" office:value="0.9966">
            <text:p>0,9966</text:p>
          </table:table-cell>
          <table:table-cell office:value-type="float" office:value="0.9906">
            <text:p>0,9906</text:p>
          </table:table-cell>
          <table:table-cell office:value-type="float" office:value="21.26">
            <text:p>21,26</text:p>
          </table:table-cell>
          <table:table-cell table:number-columns-repeated="1013"/>
        </table:table-row>
        <table:table-row table:style-name="ro1">
          <table:table-cell office:value-type="string">
            <text:p>brisc2025_test_0070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04">
            <text:p>0,8904</text:p>
          </table:table-cell>
          <table:table-cell office:value-type="float" office:value="0.942">
            <text:p>0,942</text:p>
          </table:table-cell>
          <table:table-cell office:value-type="float" office:value="0.9233">
            <text:p>0,9233</text:p>
          </table:table-cell>
          <table:table-cell office:value-type="float" office:value="0.9615">
            <text:p>0,9615</text:p>
          </table:table-cell>
          <table:table-cell office:value-type="float" office:value="0.9998">
            <text:p>0,9998</text:p>
          </table:table-cell>
          <table:table-cell office:value-type="float" office:value="0.9807">
            <text:p>0,9807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70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14">
            <text:p>0,8314</text:p>
          </table:table-cell>
          <table:table-cell office:value-type="float" office:value="0.9079">
            <text:p>0,9079</text:p>
          </table:table-cell>
          <table:table-cell office:value-type="float" office:value="0.8364">
            <text:p>0,8364</text:p>
          </table:table-cell>
          <table:table-cell office:value-type="float" office:value="0.9929">
            <text:p>0,9929</text:p>
          </table:table-cell>
          <table:table-cell office:value-type="float" office:value="0.9981">
            <text:p>0,9981</text:p>
          </table:table-cell>
          <table:table-cell office:value-type="float" office:value="0.9955">
            <text:p>0,9955</text:p>
          </table:table-cell>
          <table:table-cell office:value-type="float" office:value="14.14">
            <text:p>14,14</text:p>
          </table:table-cell>
          <table:table-cell table:number-columns-repeated="1013"/>
        </table:table-row>
        <table:table-row table:style-name="ro1">
          <table:table-cell office:value-type="string">
            <text:p>brisc2025_test_0070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08">
            <text:p>0,8608</text:p>
          </table:table-cell>
          <table:table-cell office:value-type="float" office:value="0.9252">
            <text:p>0,9252</text:p>
          </table:table-cell>
          <table:table-cell office:value-type="float" office:value="0.8719">
            <text:p>0,8719</text:p>
          </table:table-cell>
          <table:table-cell office:value-type="float" office:value="0.9855">
            <text:p>0,9855</text:p>
          </table:table-cell>
          <table:table-cell office:value-type="float" office:value="0.9991">
            <text:p>0,9991</text:p>
          </table:table-cell>
          <table:table-cell office:value-type="float" office:value="0.9923">
            <text:p>0,9923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70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01">
            <text:p>0,9301</text:p>
          </table:table-cell>
          <table:table-cell office:value-type="float" office:value="0.9638">
            <text:p>0,9638</text:p>
          </table:table-cell>
          <table:table-cell office:value-type="float" office:value="0.9828">
            <text:p>0,9828</text:p>
          </table:table-cell>
          <table:table-cell office:value-type="float" office:value="0.9455">
            <text:p>0,9455</text:p>
          </table:table-cell>
          <table:table-cell office:value-type="float" office:value="0.9998">
            <text:p>0,9998</text:p>
          </table:table-cell>
          <table:table-cell office:value-type="float" office:value="0.9727">
            <text:p>0,9727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71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093">
            <text:p>0,7093</text:p>
          </table:table-cell>
          <table:table-cell office:value-type="float" office:value="0.8299">
            <text:p>0,8299</text:p>
          </table:table-cell>
          <table:table-cell office:value-type="float" office:value="0.7231">
            <text:p>0,7231</text:p>
          </table:table-cell>
          <table:table-cell office:value-type="float" office:value="0.9738">
            <text:p>0,9738</text:p>
          </table:table-cell>
          <table:table-cell office:value-type="float" office:value="0.997">
            <text:p>0,997</text:p>
          </table:table-cell>
          <table:table-cell office:value-type="float" office:value="0.9854">
            <text:p>0,9854</text:p>
          </table:table-cell>
          <table:table-cell office:value-type="float" office:value="15.56">
            <text:p>15,56</text:p>
          </table:table-cell>
          <table:table-cell table:number-columns-repeated="1013"/>
        </table:table-row>
        <table:table-row table:style-name="ro1">
          <table:table-cell office:value-type="string">
            <text:p>brisc2025_test_0071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49">
            <text:p>0,8949</text:p>
          </table:table-cell>
          <table:table-cell office:value-type="float" office:value="0.9445">
            <text:p>0,9445</text:p>
          </table:table-cell>
          <table:table-cell office:value-type="float" office:value="0.9333">
            <text:p>0,9333</text:p>
          </table:table-cell>
          <table:table-cell office:value-type="float" office:value="0.956">
            <text:p>0,956</text:p>
          </table:table-cell>
          <table:table-cell office:value-type="float" office:value="0.9998">
            <text:p>0,9998</text:p>
          </table:table-cell>
          <table:table-cell office:value-type="float" office:value="0.9779">
            <text:p>0,9779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71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026">
            <text:p>0,6026</text:p>
          </table:table-cell>
          <table:table-cell office:value-type="float" office:value="0.752">
            <text:p>0,752</text:p>
          </table:table-cell>
          <table:table-cell office:value-type="float" office:value="0.6082">
            <text:p>0,6082</text:p>
          </table:table-cell>
          <table:table-cell office:value-type="float" office:value="0.9848">
            <text:p>0,9848</text:p>
          </table:table-cell>
          <table:table-cell office:value-type="float" office:value="0.997">
            <text:p>0,997</text:p>
          </table:table-cell>
          <table:table-cell office:value-type="float" office:value="0.9909">
            <text:p>0,9909</text:p>
          </table:table-cell>
          <table:table-cell office:value-type="float" office:value="18.38">
            <text:p>18,38</text:p>
          </table:table-cell>
          <table:table-cell table:number-columns-repeated="1013"/>
        </table:table-row>
        <table:table-row table:style-name="ro1">
          <table:table-cell office:value-type="string">
            <text:p>brisc2025_test_0071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517">
            <text:p>0,6517</text:p>
          </table:table-cell>
          <table:table-cell office:value-type="float" office:value="0.7891">
            <text:p>0,7891</text:p>
          </table:table-cell>
          <table:table-cell office:value-type="float" office:value="0.6599">
            <text:p>0,6599</text:p>
          </table:table-cell>
          <table:table-cell office:value-type="float" office:value="0.9814">
            <text:p>0,9814</text:p>
          </table:table-cell>
          <table:table-cell office:value-type="float" office:value="0.9977">
            <text:p>0,9977</text:p>
          </table:table-cell>
          <table:table-cell office:value-type="float" office:value="0.9896">
            <text:p>0,9896</text:p>
          </table:table-cell>
          <table:table-cell office:value-type="float" office:value="20.81">
            <text:p>20,81</text:p>
          </table:table-cell>
          <table:table-cell table:number-columns-repeated="1013"/>
        </table:table-row>
        <table:table-row table:style-name="ro1">
          <table:table-cell office:value-type="string">
            <text:p>brisc2025_test_0071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37">
            <text:p>0,8937</text:p>
          </table:table-cell>
          <table:table-cell office:value-type="float" office:value="0.9439">
            <text:p>0,9439</text:p>
          </table:table-cell>
          <table:table-cell office:value-type="float" office:value="0.8986">
            <text:p>0,8986</text:p>
          </table:table-cell>
          <table:table-cell office:value-type="float" office:value="0.9939">
            <text:p>0,9939</text:p>
          </table:table-cell>
          <table:table-cell office:value-type="float" office:value="0.9993">
            <text:p>0,9993</text:p>
          </table:table-cell>
          <table:table-cell office:value-type="float" office:value="0.9966">
            <text:p>0,9966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71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17">
            <text:p>0,9017</text:p>
          </table:table-cell>
          <table:table-cell office:value-type="float" office:value="0.9483">
            <text:p>0,9483</text:p>
          </table:table-cell>
          <table:table-cell office:value-type="float" office:value="0.9017">
            <text:p>0,9017</text:p>
          </table:table-cell>
          <table:table-cell office:value-type="float" office:value="1">
            <text:p>1</text:p>
          </table:table-cell>
          <table:table-cell office:value-type="float" office:value="0.9995">
            <text:p>0,9995</text:p>
          </table:table-cell>
          <table:table-cell office:value-type="float" office:value="0.9997">
            <text:p>0,9997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71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3821">
            <text:p>0,3821</text:p>
          </table:table-cell>
          <table:table-cell office:value-type="float" office:value="0.553">
            <text:p>0,553</text:p>
          </table:table-cell>
          <table:table-cell office:value-type="float" office:value="0.3865">
            <text:p>0,3865</text:p>
          </table:table-cell>
          <table:table-cell office:value-type="float" office:value="0.9714">
            <text:p>0,9714</text:p>
          </table:table-cell>
          <table:table-cell office:value-type="float" office:value="0.9973">
            <text:p>0,9973</text:p>
          </table:table-cell>
          <table:table-cell office:value-type="float" office:value="0.9843">
            <text:p>0,9843</text:p>
          </table:table-cell>
          <table:table-cell office:value-type="float" office:value="19.1">
            <text:p>19,1</text:p>
          </table:table-cell>
          <table:table-cell table:number-columns-repeated="1013"/>
        </table:table-row>
        <table:table-row table:style-name="ro1">
          <table:table-cell office:value-type="string">
            <text:p>brisc2025_test_0071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15">
            <text:p>0,8415</text:p>
          </table:table-cell>
          <table:table-cell office:value-type="float" office:value="0.9139">
            <text:p>0,9139</text:p>
          </table:table-cell>
          <table:table-cell office:value-type="float" office:value="0.8461">
            <text:p>0,8461</text:p>
          </table:table-cell>
          <table:table-cell office:value-type="float" office:value="0.9936">
            <text:p>0,9936</text:p>
          </table:table-cell>
          <table:table-cell office:value-type="float" office:value="0.9967">
            <text:p>0,9967</text:p>
          </table:table-cell>
          <table:table-cell office:value-type="float" office:value="0.9951">
            <text:p>0,9951</text:p>
          </table:table-cell>
          <table:table-cell office:value-type="float" office:value="12.65">
            <text:p>12,65</text:p>
          </table:table-cell>
          <table:table-cell table:number-columns-repeated="1013"/>
        </table:table-row>
        <table:table-row table:style-name="ro1">
          <table:table-cell office:value-type="string">
            <text:p>brisc2025_test_00718_pi_ax_t1.jpg</text:p>
          </table:table-cell>
          <table:table-cell office:value-type="string">
            <text:p>Pituitario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9528">
            <text:p>0,9528</text:p>
          </table:table-cell>
          <table:table-cell office:value-type="float" office:value="0.9758">
            <text:p>0,9758</text:p>
          </table:table-cell>
          <table:table-cell office:value-type="float" office:value="0.991">
            <text:p>0,991</text:p>
          </table:table-cell>
          <table:table-cell office:value-type="float" office:value="0.9611">
            <text:p>0,9611</text:p>
          </table:table-cell>
          <table:table-cell office:value-type="float" office:value="0.9998">
            <text:p>0,9998</text:p>
          </table:table-cell>
          <table:table-cell office:value-type="float" office:value="0.9804">
            <text:p>0,9804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71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28">
            <text:p>0,7828</text:p>
          </table:table-cell>
          <table:table-cell office:value-type="float" office:value="0.8782">
            <text:p>0,8782</text:p>
          </table:table-cell>
          <table:table-cell office:value-type="float" office:value="0.7875">
            <text:p>0,7875</text:p>
          </table:table-cell>
          <table:table-cell office:value-type="float" office:value="0.9924">
            <text:p>0,9924</text:p>
          </table:table-cell>
          <table:table-cell office:value-type="float" office:value="0.9963">
            <text:p>0,9963</text:p>
          </table:table-cell>
          <table:table-cell office:value-type="float" office:value="0.9944">
            <text:p>0,9944</text:p>
          </table:table-cell>
          <table:table-cell office:value-type="float" office:value="11.66">
            <text:p>11,66</text:p>
          </table:table-cell>
          <table:table-cell table:number-columns-repeated="1013"/>
        </table:table-row>
        <table:table-row table:style-name="ro1">
          <table:table-cell office:value-type="string">
            <text:p>brisc2025_test_0072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62">
            <text:p>0,8862</text:p>
          </table:table-cell>
          <table:table-cell office:value-type="float" office:value="0.9397">
            <text:p>0,9397</text:p>
          </table:table-cell>
          <table:table-cell office:value-type="float" office:value="0.9342">
            <text:p>0,9342</text:p>
          </table:table-cell>
          <table:table-cell office:value-type="float" office:value="0.9453">
            <text:p>0,9453</text:p>
          </table:table-cell>
          <table:table-cell office:value-type="float" office:value="0.9996">
            <text:p>0,9996</text:p>
          </table:table-cell>
          <table:table-cell office:value-type="float" office:value="0.9724">
            <text:p>0,972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72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21">
            <text:p>0,8621</text:p>
          </table:table-cell>
          <table:table-cell office:value-type="float" office:value="0.9259">
            <text:p>0,9259</text:p>
          </table:table-cell>
          <table:table-cell office:value-type="float" office:value="0.883">
            <text:p>0,883</text:p>
          </table:table-cell>
          <table:table-cell office:value-type="float" office:value="0.9732">
            <text:p>0,9732</text:p>
          </table:table-cell>
          <table:table-cell office:value-type="float" office:value="0.9994">
            <text:p>0,9994</text:p>
          </table:table-cell>
          <table:table-cell office:value-type="float" office:value="0.9863">
            <text:p>0,9863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72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827">
            <text:p>0,6827</text:p>
          </table:table-cell>
          <table:table-cell office:value-type="float" office:value="0.8114">
            <text:p>0,8114</text:p>
          </table:table-cell>
          <table:table-cell office:value-type="float" office:value="0.7294">
            <text:p>0,7294</text:p>
          </table:table-cell>
          <table:table-cell office:value-type="float" office:value="0.9144">
            <text:p>0,9144</text:p>
          </table:table-cell>
          <table:table-cell office:value-type="float" office:value="0.9964">
            <text:p>0,9964</text:p>
          </table:table-cell>
          <table:table-cell office:value-type="float" office:value="0.9554">
            <text:p>0,9554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brisc2025_test_0072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3991">
            <text:p>0,3991</text:p>
          </table:table-cell>
          <table:table-cell office:value-type="float" office:value="0.5705">
            <text:p>0,5705</text:p>
          </table:table-cell>
          <table:table-cell office:value-type="float" office:value="0.3991">
            <text:p>0,3991</text:p>
          </table:table-cell>
          <table:table-cell office:value-type="float" office:value="1">
            <text:p>1</text:p>
          </table:table-cell>
          <table:table-cell office:value-type="float" office:value="0.995">
            <text:p>0,995</text:p>
          </table:table-cell>
          <table:table-cell office:value-type="float" office:value="0.9975">
            <text:p>0,9975</text:p>
          </table:table-cell>
          <table:table-cell office:value-type="float" office:value="33.14">
            <text:p>33,14</text:p>
          </table:table-cell>
          <table:table-cell table:number-columns-repeated="1013"/>
        </table:table-row>
        <table:table-row table:style-name="ro1">
          <table:table-cell office:value-type="string">
            <text:p>brisc2025_test_0072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14">
            <text:p>0,8214</text:p>
          </table:table-cell>
          <table:table-cell office:value-type="float" office:value="0.902">
            <text:p>0,902</text:p>
          </table:table-cell>
          <table:table-cell office:value-type="float" office:value="0.8808">
            <text:p>0,8808</text:p>
          </table:table-cell>
          <table:table-cell office:value-type="float" office:value="0.9242">
            <text:p>0,9242</text:p>
          </table:table-cell>
          <table:table-cell office:value-type="float" office:value="0.999">
            <text:p>0,999</text:p>
          </table:table-cell>
          <table:table-cell office:value-type="float" office:value="0.9616">
            <text:p>0,9616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72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24">
            <text:p>0,8624</text:p>
          </table:table-cell>
          <table:table-cell office:value-type="float" office:value="0.9261">
            <text:p>0,9261</text:p>
          </table:table-cell>
          <table:table-cell office:value-type="float" office:value="0.8802">
            <text:p>0,8802</text:p>
          </table:table-cell>
          <table:table-cell office:value-type="float" office:value="0.9771">
            <text:p>0,9771</text:p>
          </table:table-cell>
          <table:table-cell office:value-type="float" office:value="0.9992">
            <text:p>0,9992</text:p>
          </table:table-cell>
          <table:table-cell office:value-type="float" office:value="0.9881">
            <text:p>0,988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72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68">
            <text:p>0,9268</text:p>
          </table:table-cell>
          <table:table-cell office:value-type="float" office:value="0.962">
            <text:p>0,962</text:p>
          </table:table-cell>
          <table:table-cell office:value-type="float" office:value="0.9842">
            <text:p>0,9842</text:p>
          </table:table-cell>
          <table:table-cell office:value-type="float" office:value="0.9408">
            <text:p>0,9408</text:p>
          </table:table-cell>
          <table:table-cell office:value-type="float" office:value="0.9999">
            <text:p>0,9999</text:p>
          </table:table-cell>
          <table:table-cell office:value-type="float" office:value="0.9703">
            <text:p>0,970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72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52">
            <text:p>0,8852</text:p>
          </table:table-cell>
          <table:table-cell office:value-type="float" office:value="0.9391">
            <text:p>0,9391</text:p>
          </table:table-cell>
          <table:table-cell office:value-type="float" office:value="0.9694">
            <text:p>0,9694</text:p>
          </table:table-cell>
          <table:table-cell office:value-type="float" office:value="0.9106">
            <text:p>0,9106</text:p>
          </table:table-cell>
          <table:table-cell office:value-type="float" office:value="0.9998">
            <text:p>0,9998</text:p>
          </table:table-cell>
          <table:table-cell office:value-type="float" office:value="0.9552">
            <text:p>0,9552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72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46">
            <text:p>0,8546</text:p>
          </table:table-cell>
          <table:table-cell office:value-type="float" office:value="0.9216">
            <text:p>0,9216</text:p>
          </table:table-cell>
          <table:table-cell office:value-type="float" office:value="0.9054">
            <text:p>0,9054</text:p>
          </table:table-cell>
          <table:table-cell office:value-type="float" office:value="0.9383">
            <text:p>0,9383</text:p>
          </table:table-cell>
          <table:table-cell office:value-type="float" office:value="0.9997">
            <text:p>0,9997</text:p>
          </table:table-cell>
          <table:table-cell office:value-type="float" office:value="0.969">
            <text:p>0,969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72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02">
            <text:p>0,8702</text:p>
          </table:table-cell>
          <table:table-cell office:value-type="float" office:value="0.9306">
            <text:p>0,9306</text:p>
          </table:table-cell>
          <table:table-cell office:value-type="float" office:value="0.9341">
            <text:p>0,9341</text:p>
          </table:table-cell>
          <table:table-cell office:value-type="float" office:value="0.9272">
            <text:p>0,9272</text:p>
          </table:table-cell>
          <table:table-cell office:value-type="float" office:value="0.9997">
            <text:p>0,9997</text:p>
          </table:table-cell>
          <table:table-cell office:value-type="float" office:value="0.9634">
            <text:p>0,9634</text:p>
          </table:table-cell>
          <table:table-cell office:value-type="float" office:value="7.21">
            <text:p>7,21</text:p>
          </table:table-cell>
          <table:table-cell table:number-columns-repeated="1013"/>
        </table:table-row>
        <table:table-row table:style-name="ro1">
          <table:table-cell office:value-type="string">
            <text:p>brisc2025_test_0073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34">
            <text:p>0,534</text:p>
          </table:table-cell>
          <table:table-cell office:value-type="float" office:value="0.6962">
            <text:p>0,6962</text:p>
          </table:table-cell>
          <table:table-cell office:value-type="float" office:value="0.6391">
            <text:p>0,6391</text:p>
          </table:table-cell>
          <table:table-cell office:value-type="float" office:value="0.7645">
            <text:p>0,7645</text:p>
          </table:table-cell>
          <table:table-cell office:value-type="float" office:value="0.9979">
            <text:p>0,9979</text:p>
          </table:table-cell>
          <table:table-cell office:value-type="float" office:value="0.8812">
            <text:p>0,8812</text:p>
          </table:table-cell>
          <table:table-cell office:value-type="float" office:value="18.44">
            <text:p>18,44</text:p>
          </table:table-cell>
          <table:table-cell table:number-columns-repeated="1013"/>
        </table:table-row>
        <table:table-row table:style-name="ro1">
          <table:table-cell office:value-type="string">
            <text:p>brisc2025_test_0073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341">
            <text:p>0,5341</text:p>
          </table:table-cell>
          <table:table-cell office:value-type="float" office:value="0.6963">
            <text:p>0,6963</text:p>
          </table:table-cell>
          <table:table-cell office:value-type="float" office:value="0.5341">
            <text:p>0,5341</text:p>
          </table:table-cell>
          <table:table-cell office:value-type="float" office:value="1">
            <text:p>1</text:p>
          </table:table-cell>
          <table:table-cell office:value-type="float" office:value="0.9955">
            <text:p>0,9955</text:p>
          </table:table-cell>
          <table:table-cell office:value-type="float" office:value="0.9978">
            <text:p>0,9978</text:p>
          </table:table-cell>
          <table:table-cell office:value-type="float" office:value="19.24">
            <text:p>19,24</text:p>
          </table:table-cell>
          <table:table-cell table:number-columns-repeated="1013"/>
        </table:table-row>
        <table:table-row table:style-name="ro1">
          <table:table-cell office:value-type="string">
            <text:p>brisc2025_test_0073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88">
            <text:p>0,8988</text:p>
          </table:table-cell>
          <table:table-cell office:value-type="float" office:value="0.9467">
            <text:p>0,9467</text:p>
          </table:table-cell>
          <table:table-cell office:value-type="float" office:value="0.9192">
            <text:p>0,9192</text:p>
          </table:table-cell>
          <table:table-cell office:value-type="float" office:value="0.976">
            <text:p>0,976</text:p>
          </table:table-cell>
          <table:table-cell office:value-type="float" office:value="0.9996">
            <text:p>0,9996</text:p>
          </table:table-cell>
          <table:table-cell office:value-type="float" office:value="0.9878">
            <text:p>0,987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73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34">
            <text:p>0,9334</text:p>
          </table:table-cell>
          <table:table-cell office:value-type="float" office:value="0.9656">
            <text:p>0,9656</text:p>
          </table:table-cell>
          <table:table-cell office:value-type="float" office:value="0.969">
            <text:p>0,969</text:p>
          </table:table-cell>
          <table:table-cell office:value-type="float" office:value="0.9621">
            <text:p>0,9621</text:p>
          </table:table-cell>
          <table:table-cell office:value-type="float" office:value="0.9998">
            <text:p>0,9998</text:p>
          </table:table-cell>
          <table:table-cell office:value-type="float" office:value="0.981">
            <text:p>0,981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73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97">
            <text:p>0,9297</text:p>
          </table:table-cell>
          <table:table-cell office:value-type="float" office:value="0.9636">
            <text:p>0,9636</text:p>
          </table:table-cell>
          <table:table-cell office:value-type="float" office:value="0.9633">
            <text:p>0,9633</text:p>
          </table:table-cell>
          <table:table-cell office:value-type="float" office:value="0.9638">
            <text:p>0,9638</text:p>
          </table:table-cell>
          <table:table-cell office:value-type="float" office:value="0.9995">
            <text:p>0,9995</text:p>
          </table:table-cell>
          <table:table-cell office:value-type="float" office:value="0.9817">
            <text:p>0,9817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73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81">
            <text:p>0,8881</text:p>
          </table:table-cell>
          <table:table-cell office:value-type="float" office:value="0.9407">
            <text:p>0,9407</text:p>
          </table:table-cell>
          <table:table-cell office:value-type="float" office:value="0.9378">
            <text:p>0,9378</text:p>
          </table:table-cell>
          <table:table-cell office:value-type="float" office:value="0.9436">
            <text:p>0,9436</text:p>
          </table:table-cell>
          <table:table-cell office:value-type="float" office:value="0.9991">
            <text:p>0,9991</text:p>
          </table:table-cell>
          <table:table-cell office:value-type="float" office:value="0.9714">
            <text:p>0,9714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73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28">
            <text:p>0,9528</text:p>
          </table:table-cell>
          <table:table-cell office:value-type="float" office:value="0.9759">
            <text:p>0,9759</text:p>
          </table:table-cell>
          <table:table-cell office:value-type="float" office:value="0.9762">
            <text:p>0,9762</text:p>
          </table:table-cell>
          <table:table-cell office:value-type="float" office:value="0.9755">
            <text:p>0,9755</text:p>
          </table:table-cell>
          <table:table-cell office:value-type="float" office:value="0.9999">
            <text:p>0,9999</text:p>
          </table:table-cell>
          <table:table-cell office:value-type="float" office:value="0.9877">
            <text:p>0,9877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73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8">
            <text:p>0,828</text:p>
          </table:table-cell>
          <table:table-cell office:value-type="float" office:value="0.9059">
            <text:p>0,9059</text:p>
          </table:table-cell>
          <table:table-cell office:value-type="float" office:value="0.8799">
            <text:p>0,8799</text:p>
          </table:table-cell>
          <table:table-cell office:value-type="float" office:value="0.9335">
            <text:p>0,9335</text:p>
          </table:table-cell>
          <table:table-cell office:value-type="float" office:value="0.9989">
            <text:p>0,9989</text:p>
          </table:table-cell>
          <table:table-cell office:value-type="float" office:value="0.9662">
            <text:p>0,9662</text:p>
          </table:table-cell>
          <table:table-cell office:value-type="float" office:value="9.06">
            <text:p>9,06</text:p>
          </table:table-cell>
          <table:table-cell table:number-columns-repeated="1013"/>
        </table:table-row>
        <table:table-row table:style-name="ro1">
          <table:table-cell office:value-type="string">
            <text:p>brisc2025_test_0073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71">
            <text:p>0,8771</text:p>
          </table:table-cell>
          <table:table-cell office:value-type="float" office:value="0.9345">
            <text:p>0,9345</text:p>
          </table:table-cell>
          <table:table-cell office:value-type="float" office:value="0.8997">
            <text:p>0,8997</text:p>
          </table:table-cell>
          <table:table-cell office:value-type="float" office:value="0.9721">
            <text:p>0,9721</text:p>
          </table:table-cell>
          <table:table-cell office:value-type="float" office:value="0.9983">
            <text:p>0,9983</text:p>
          </table:table-cell>
          <table:table-cell office:value-type="float" office:value="0.9852">
            <text:p>0,9852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73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429">
            <text:p>0,6429</text:p>
          </table:table-cell>
          <table:table-cell office:value-type="float" office:value="0.7826">
            <text:p>0,7826</text:p>
          </table:table-cell>
          <table:table-cell office:value-type="float" office:value="0.9931">
            <text:p>0,9931</text:p>
          </table:table-cell>
          <table:table-cell office:value-type="float" office:value="0.6458">
            <text:p>0,6458</text:p>
          </table:table-cell>
          <table:table-cell office:value-type="float" office:value="1">
            <text:p>1</text:p>
          </table:table-cell>
          <table:table-cell office:value-type="float" office:value="0.8229">
            <text:p>0,8229</text:p>
          </table:table-cell>
          <table:table-cell office:value-type="float" office:value="16.76">
            <text:p>16,76</text:p>
          </table:table-cell>
          <table:table-cell table:number-columns-repeated="1013"/>
        </table:table-row>
        <table:table-row table:style-name="ro1">
          <table:table-cell office:value-type="string">
            <text:p>brisc2025_test_0074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55">
            <text:p>0,8855</text:p>
          </table:table-cell>
          <table:table-cell office:value-type="float" office:value="0.9393">
            <text:p>0,9393</text:p>
          </table:table-cell>
          <table:table-cell office:value-type="float" office:value="0.9204">
            <text:p>0,9204</text:p>
          </table:table-cell>
          <table:table-cell office:value-type="float" office:value="0.9589">
            <text:p>0,9589</text:p>
          </table:table-cell>
          <table:table-cell office:value-type="float" office:value="0.9989">
            <text:p>0,9989</text:p>
          </table:table-cell>
          <table:table-cell office:value-type="float" office:value="0.9789">
            <text:p>0,9789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74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503">
            <text:p>0,7503</text:p>
          </table:table-cell>
          <table:table-cell office:value-type="float" office:value="0.8573">
            <text:p>0,8573</text:p>
          </table:table-cell>
          <table:table-cell office:value-type="float" office:value="0.756">
            <text:p>0,756</text:p>
          </table:table-cell>
          <table:table-cell office:value-type="float" office:value="0.9901">
            <text:p>0,9901</text:p>
          </table:table-cell>
          <table:table-cell office:value-type="float" office:value="0.9984">
            <text:p>0,9984</text:p>
          </table:table-cell>
          <table:table-cell office:value-type="float" office:value="0.9942">
            <text:p>0,9942</text:p>
          </table:table-cell>
          <table:table-cell office:value-type="float" office:value="14.14">
            <text:p>14,14</text:p>
          </table:table-cell>
          <table:table-cell table:number-columns-repeated="1013"/>
        </table:table-row>
        <table:table-row table:style-name="ro1">
          <table:table-cell office:value-type="string">
            <text:p>brisc2025_test_0074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69">
            <text:p>0,8969</text:p>
          </table:table-cell>
          <table:table-cell office:value-type="float" office:value="0.9457">
            <text:p>0,9457</text:p>
          </table:table-cell>
          <table:table-cell office:value-type="float" office:value="0.9405">
            <text:p>0,9405</text:p>
          </table:table-cell>
          <table:table-cell office:value-type="float" office:value="0.9509">
            <text:p>0,9509</text:p>
          </table:table-cell>
          <table:table-cell office:value-type="float" office:value="0.9996">
            <text:p>0,9996</text:p>
          </table:table-cell>
          <table:table-cell office:value-type="float" office:value="0.9753">
            <text:p>0,9753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74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21">
            <text:p>0,9321</text:p>
          </table:table-cell>
          <table:table-cell office:value-type="float" office:value="0.9648">
            <text:p>0,9648</text:p>
          </table:table-cell>
          <table:table-cell office:value-type="float" office:value="0.9429">
            <text:p>0,9429</text:p>
          </table:table-cell>
          <table:table-cell office:value-type="float" office:value="0.9878">
            <text:p>0,9878</text:p>
          </table:table-cell>
          <table:table-cell office:value-type="float" office:value="0.9991">
            <text:p>0,9991</text:p>
          </table:table-cell>
          <table:table-cell office:value-type="float" office:value="0.9935">
            <text:p>0,9935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74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34">
            <text:p>0,8034</text:p>
          </table:table-cell>
          <table:table-cell office:value-type="float" office:value="0.891">
            <text:p>0,891</text:p>
          </table:table-cell>
          <table:table-cell office:value-type="float" office:value="0.8494">
            <text:p>0,8494</text:p>
          </table:table-cell>
          <table:table-cell office:value-type="float" office:value="0.9368">
            <text:p>0,9368</text:p>
          </table:table-cell>
          <table:table-cell office:value-type="float" office:value="0.9986">
            <text:p>0,9986</text:p>
          </table:table-cell>
          <table:table-cell office:value-type="float" office:value="0.9677">
            <text:p>0,9677</text:p>
          </table:table-cell>
          <table:table-cell office:value-type="float" office:value="14.87">
            <text:p>14,87</text:p>
          </table:table-cell>
          <table:table-cell table:number-columns-repeated="1013"/>
        </table:table-row>
        <table:table-row table:style-name="ro1">
          <table:table-cell office:value-type="string">
            <text:p>brisc2025_test_0074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39">
            <text:p>0,9239</text:p>
          </table:table-cell>
          <table:table-cell office:value-type="float" office:value="0.9605">
            <text:p>0,9605</text:p>
          </table:table-cell>
          <table:table-cell office:value-type="float" office:value="0.9521">
            <text:p>0,9521</text:p>
          </table:table-cell>
          <table:table-cell office:value-type="float" office:value="0.9689">
            <text:p>0,9689</text:p>
          </table:table-cell>
          <table:table-cell office:value-type="float" office:value="0.9997">
            <text:p>0,9997</text:p>
          </table:table-cell>
          <table:table-cell office:value-type="float" office:value="0.9843">
            <text:p>0,9843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74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3">
            <text:p>0,783</text:p>
          </table:table-cell>
          <table:table-cell office:value-type="float" office:value="0.8783">
            <text:p>0,8783</text:p>
          </table:table-cell>
          <table:table-cell office:value-type="float" office:value="0.838">
            <text:p>0,838</text:p>
          </table:table-cell>
          <table:table-cell office:value-type="float" office:value="0.9226">
            <text:p>0,9226</text:p>
          </table:table-cell>
          <table:table-cell office:value-type="float" office:value="0.9985">
            <text:p>0,9985</text:p>
          </table:table-cell>
          <table:table-cell office:value-type="float" office:value="0.9606">
            <text:p>0,9606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string">
            <text:p>brisc2025_test_0074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3261">
            <text:p>0,3261</text:p>
          </table:table-cell>
          <table:table-cell office:value-type="float" office:value="0.4918">
            <text:p>0,4918</text:p>
          </table:table-cell>
          <table:table-cell office:value-type="float" office:value="0.3261">
            <text:p>0,3261</text:p>
          </table:table-cell>
          <table:table-cell office:value-type="float" office:value="1">
            <text:p>1</text:p>
          </table:table-cell>
          <table:table-cell office:value-type="float" office:value="0.9954">
            <text:p>0,9954</text:p>
          </table:table-cell>
          <table:table-cell office:value-type="float" office:value="0.9977">
            <text:p>0,9977</text:p>
          </table:table-cell>
          <table:table-cell office:value-type="float" office:value="18.6">
            <text:p>18,6</text:p>
          </table:table-cell>
          <table:table-cell table:number-columns-repeated="1013"/>
        </table:table-row>
        <table:table-row table:style-name="ro1">
          <table:table-cell office:value-type="string">
            <text:p>brisc2025_test_0074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698">
            <text:p>0,6698</text:p>
          </table:table-cell>
          <table:table-cell office:value-type="float" office:value="0.8022">
            <text:p>0,8022</text:p>
          </table:table-cell>
          <table:table-cell office:value-type="float" office:value="0.6917">
            <text:p>0,6917</text:p>
          </table:table-cell>
          <table:table-cell office:value-type="float" office:value="0.9548">
            <text:p>0,9548</text:p>
          </table:table-cell>
          <table:table-cell office:value-type="float" office:value="0.9975">
            <text:p>0,9975</text:p>
          </table:table-cell>
          <table:table-cell office:value-type="float" office:value="0.9762">
            <text:p>0,9762</text:p>
          </table:table-cell>
          <table:table-cell office:value-type="float" office:value="7.21">
            <text:p>7,21</text:p>
          </table:table-cell>
          <table:table-cell table:number-columns-repeated="1013"/>
        </table:table-row>
        <table:table-row table:style-name="ro1">
          <table:table-cell office:value-type="string">
            <text:p>brisc2025_test_0074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5">
            <text:p>0,915</text:p>
          </table:table-cell>
          <table:table-cell office:value-type="float" office:value="0.9556">
            <text:p>0,9556</text:p>
          </table:table-cell>
          <table:table-cell office:value-type="float" office:value="0.9606">
            <text:p>0,9606</text:p>
          </table:table-cell>
          <table:table-cell office:value-type="float" office:value="0.9506">
            <text:p>0,9506</text:p>
          </table:table-cell>
          <table:table-cell office:value-type="float" office:value="0.9997">
            <text:p>0,9997</text:p>
          </table:table-cell>
          <table:table-cell office:value-type="float" office:value="0.9752">
            <text:p>0,9752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75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87">
            <text:p>0,8587</text:p>
          </table:table-cell>
          <table:table-cell office:value-type="float" office:value="0.924">
            <text:p>0,924</text:p>
          </table:table-cell>
          <table:table-cell office:value-type="float" office:value="0.884">
            <text:p>0,884</text:p>
          </table:table-cell>
          <table:table-cell office:value-type="float" office:value="0.9678">
            <text:p>0,9678</text:p>
          </table:table-cell>
          <table:table-cell office:value-type="float" office:value="0.9992">
            <text:p>0,9992</text:p>
          </table:table-cell>
          <table:table-cell office:value-type="float" office:value="0.9835">
            <text:p>0,9835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75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33">
            <text:p>0,9133</text:p>
          </table:table-cell>
          <table:table-cell office:value-type="float" office:value="0.9547">
            <text:p>0,9547</text:p>
          </table:table-cell>
          <table:table-cell office:value-type="float" office:value="0.9583">
            <text:p>0,9583</text:p>
          </table:table-cell>
          <table:table-cell office:value-type="float" office:value="0.9511">
            <text:p>0,9511</text:p>
          </table:table-cell>
          <table:table-cell office:value-type="float" office:value="0.9994">
            <text:p>0,9994</text:p>
          </table:table-cell>
          <table:table-cell office:value-type="float" office:value="0.9753">
            <text:p>0,9753</text:p>
          </table:table-cell>
          <table:table-cell office:value-type="float" office:value="8.6">
            <text:p>8,6</text:p>
          </table:table-cell>
          <table:table-cell table:number-columns-repeated="1013"/>
        </table:table-row>
        <table:table-row table:style-name="ro1">
          <table:table-cell office:value-type="string">
            <text:p>brisc2025_test_0075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01">
            <text:p>0,8801</text:p>
          </table:table-cell>
          <table:table-cell office:value-type="float" office:value="0.9362">
            <text:p>0,9362</text:p>
          </table:table-cell>
          <table:table-cell office:value-type="float" office:value="0.9385">
            <text:p>0,9385</text:p>
          </table:table-cell>
          <table:table-cell office:value-type="float" office:value="0.9339">
            <text:p>0,9339</text:p>
          </table:table-cell>
          <table:table-cell office:value-type="float" office:value="0.9996">
            <text:p>0,9996</text:p>
          </table:table-cell>
          <table:table-cell office:value-type="float" office:value="0.9668">
            <text:p>0,9668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75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06">
            <text:p>0,8606</text:p>
          </table:table-cell>
          <table:table-cell office:value-type="float" office:value="0.9251">
            <text:p>0,9251</text:p>
          </table:table-cell>
          <table:table-cell office:value-type="float" office:value="0.9574">
            <text:p>0,9574</text:p>
          </table:table-cell>
          <table:table-cell office:value-type="float" office:value="0.8948">
            <text:p>0,8948</text:p>
          </table:table-cell>
          <table:table-cell office:value-type="float" office:value="0.9998">
            <text:p>0,9998</text:p>
          </table:table-cell>
          <table:table-cell office:value-type="float" office:value="0.9473">
            <text:p>0,9473</text:p>
          </table:table-cell>
          <table:table-cell office:value-type="float" office:value="8.6">
            <text:p>8,6</text:p>
          </table:table-cell>
          <table:table-cell table:number-columns-repeated="1013"/>
        </table:table-row>
        <table:table-row table:style-name="ro1">
          <table:table-cell office:value-type="string">
            <text:p>brisc2025_test_0075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71">
            <text:p>0,771</text:p>
          </table:table-cell>
          <table:table-cell office:value-type="float" office:value="0.8707">
            <text:p>0,8707</text:p>
          </table:table-cell>
          <table:table-cell office:value-type="float" office:value="0.7831">
            <text:p>0,7831</text:p>
          </table:table-cell>
          <table:table-cell office:value-type="float" office:value="0.9805">
            <text:p>0,9805</text:p>
          </table:table-cell>
          <table:table-cell office:value-type="float" office:value="0.9988">
            <text:p>0,9988</text:p>
          </table:table-cell>
          <table:table-cell office:value-type="float" office:value="0.9896">
            <text:p>0,9896</text:p>
          </table:table-cell>
          <table:table-cell office:value-type="float" office:value="8.49">
            <text:p>8,49</text:p>
          </table:table-cell>
          <table:table-cell table:number-columns-repeated="1013"/>
        </table:table-row>
        <table:table-row table:style-name="ro1">
          <table:table-cell office:value-type="string">
            <text:p>brisc2025_test_0075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28">
            <text:p>0,8528</text:p>
          </table:table-cell>
          <table:table-cell office:value-type="float" office:value="0.9206">
            <text:p>0,9206</text:p>
          </table:table-cell>
          <table:table-cell office:value-type="float" office:value="0.8847">
            <text:p>0,8847</text:p>
          </table:table-cell>
          <table:table-cell office:value-type="float" office:value="0.9594">
            <text:p>0,9594</text:p>
          </table:table-cell>
          <table:table-cell office:value-type="float" office:value="0.9976">
            <text:p>0,9976</text:p>
          </table:table-cell>
          <table:table-cell office:value-type="float" office:value="0.9785">
            <text:p>0,9785</text:p>
          </table:table-cell>
          <table:table-cell office:value-type="float" office:value="13.6">
            <text:p>13,6</text:p>
          </table:table-cell>
          <table:table-cell table:number-columns-repeated="1013"/>
        </table:table-row>
        <table:table-row table:style-name="ro1">
          <table:table-cell office:value-type="string">
            <text:p>brisc2025_test_0075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03">
            <text:p>0,9003</text:p>
          </table:table-cell>
          <table:table-cell office:value-type="float" office:value="0.9475">
            <text:p>0,9475</text:p>
          </table:table-cell>
          <table:table-cell office:value-type="float" office:value="0.925">
            <text:p>0,925</text:p>
          </table:table-cell>
          <table:table-cell office:value-type="float" office:value="0.9712">
            <text:p>0,9712</text:p>
          </table:table-cell>
          <table:table-cell office:value-type="float" office:value="0.9992">
            <text:p>0,9992</text:p>
          </table:table-cell>
          <table:table-cell office:value-type="float" office:value="0.9852">
            <text:p>0,9852</text:p>
          </table:table-cell>
          <table:table-cell office:value-type="float" office:value="5.39">
            <text:p>5,39</text:p>
          </table:table-cell>
          <table:table-cell table:number-columns-repeated="1013"/>
        </table:table-row>
        <table:table-row table:style-name="ro1">
          <table:table-cell office:value-type="string">
            <text:p>brisc2025_test_0075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709">
            <text:p>0,9709</text:p>
          </table:table-cell>
          <table:table-cell office:value-type="float" office:value="0.9852">
            <text:p>0,9852</text:p>
          </table:table-cell>
          <table:table-cell office:value-type="float" office:value="0.9837">
            <text:p>0,9837</text:p>
          </table:table-cell>
          <table:table-cell office:value-type="float" office:value="0.9868">
            <text:p>0,9868</text:p>
          </table:table-cell>
          <table:table-cell office:value-type="float" office:value="0.9998">
            <text:p>0,9998</text:p>
          </table:table-cell>
          <table:table-cell office:value-type="float" office:value="0.9933">
            <text:p>0,993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75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408">
            <text:p>0,6408</text:p>
          </table:table-cell>
          <table:table-cell office:value-type="float" office:value="0.7811">
            <text:p>0,7811</text:p>
          </table:table-cell>
          <table:table-cell office:value-type="float" office:value="0.6571">
            <text:p>0,6571</text:p>
          </table:table-cell>
          <table:table-cell office:value-type="float" office:value="0.9628">
            <text:p>0,9628</text:p>
          </table:table-cell>
          <table:table-cell office:value-type="float" office:value="0.9965">
            <text:p>0,9965</text:p>
          </table:table-cell>
          <table:table-cell office:value-type="float" office:value="0.9797">
            <text:p>0,9797</text:p>
          </table:table-cell>
          <table:table-cell office:value-type="float" office:value="17.03">
            <text:p>17,03</text:p>
          </table:table-cell>
          <table:table-cell table:number-columns-repeated="1013"/>
        </table:table-row>
        <table:table-row table:style-name="ro1">
          <table:table-cell office:value-type="string">
            <text:p>brisc2025_test_0075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69">
            <text:p>0,9069</text:p>
          </table:table-cell>
          <table:table-cell office:value-type="float" office:value="0.9512">
            <text:p>0,9512</text:p>
          </table:table-cell>
          <table:table-cell office:value-type="float" office:value="0.9334">
            <text:p>0,9334</text:p>
          </table:table-cell>
          <table:table-cell office:value-type="float" office:value="0.9696">
            <text:p>0,9696</text:p>
          </table:table-cell>
          <table:table-cell office:value-type="float" office:value="0.9997">
            <text:p>0,9997</text:p>
          </table:table-cell>
          <table:table-cell office:value-type="float" office:value="0.9846">
            <text:p>0,9846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76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21">
            <text:p>0,9521</text:p>
          </table:table-cell>
          <table:table-cell office:value-type="float" office:value="0.9755">
            <text:p>0,9755</text:p>
          </table:table-cell>
          <table:table-cell office:value-type="float" office:value="0.9825">
            <text:p>0,9825</text:p>
          </table:table-cell>
          <table:table-cell office:value-type="float" office:value="0.9685">
            <text:p>0,9685</text:p>
          </table:table-cell>
          <table:table-cell office:value-type="float" office:value="0.9997">
            <text:p>0,9997</text:p>
          </table:table-cell>
          <table:table-cell office:value-type="float" office:value="0.9841">
            <text:p>0,9841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76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797">
            <text:p>0,6797</text:p>
          </table:table-cell>
          <table:table-cell office:value-type="float" office:value="0.8093">
            <text:p>0,8093</text:p>
          </table:table-cell>
          <table:table-cell office:value-type="float" office:value="0.7105">
            <text:p>0,7105</text:p>
          </table:table-cell>
          <table:table-cell office:value-type="float" office:value="0.94">
            <text:p>0,94</text:p>
          </table:table-cell>
          <table:table-cell office:value-type="float" office:value="0.9971">
            <text:p>0,9971</text:p>
          </table:table-cell>
          <table:table-cell office:value-type="float" office:value="0.9685">
            <text:p>0,9685</text:p>
          </table:table-cell>
          <table:table-cell office:value-type="float" office:value="22.56">
            <text:p>22,56</text:p>
          </table:table-cell>
          <table:table-cell table:number-columns-repeated="1013"/>
        </table:table-row>
        <table:table-row table:style-name="ro1">
          <table:table-cell office:value-type="string">
            <text:p>brisc2025_test_0076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25">
            <text:p>0,8625</text:p>
          </table:table-cell>
          <table:table-cell office:value-type="float" office:value="0.9262">
            <text:p>0,9262</text:p>
          </table:table-cell>
          <table:table-cell office:value-type="float" office:value="0.9767">
            <text:p>0,9767</text:p>
          </table:table-cell>
          <table:table-cell office:value-type="float" office:value="0.8806">
            <text:p>0,8806</text:p>
          </table:table-cell>
          <table:table-cell office:value-type="float" office:value="0.9999">
            <text:p>0,9999</text:p>
          </table:table-cell>
          <table:table-cell office:value-type="float" office:value="0.9402">
            <text:p>0,9402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76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38">
            <text:p>0,9138</text:p>
          </table:table-cell>
          <table:table-cell office:value-type="float" office:value="0.955">
            <text:p>0,955</text:p>
          </table:table-cell>
          <table:table-cell office:value-type="float" office:value="0.9437">
            <text:p>0,9437</text:p>
          </table:table-cell>
          <table:table-cell office:value-type="float" office:value="0.9666">
            <text:p>0,9666</text:p>
          </table:table-cell>
          <table:table-cell office:value-type="float" office:value="0.9997">
            <text:p>0,9997</text:p>
          </table:table-cell>
          <table:table-cell office:value-type="float" office:value="0.9831">
            <text:p>0,9831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76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18">
            <text:p>0,8418</text:p>
          </table:table-cell>
          <table:table-cell office:value-type="float" office:value="0.9141">
            <text:p>0,9141</text:p>
          </table:table-cell>
          <table:table-cell office:value-type="float" office:value="0.8737">
            <text:p>0,8737</text:p>
          </table:table-cell>
          <table:table-cell office:value-type="float" office:value="0.9584">
            <text:p>0,9584</text:p>
          </table:table-cell>
          <table:table-cell office:value-type="float" office:value="0.9989">
            <text:p>0,9989</text:p>
          </table:table-cell>
          <table:table-cell office:value-type="float" office:value="0.9787">
            <text:p>0,9787</text:p>
          </table:table-cell>
          <table:table-cell office:value-type="float" office:value="14.76">
            <text:p>14,76</text:p>
          </table:table-cell>
          <table:table-cell table:number-columns-repeated="1013"/>
        </table:table-row>
        <table:table-row table:style-name="ro1">
          <table:table-cell office:value-type="string">
            <text:p>brisc2025_test_0076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3112">
            <text:p>0,3112</text:p>
          </table:table-cell>
          <table:table-cell office:value-type="float" office:value="0.4746">
            <text:p>0,4746</text:p>
          </table:table-cell>
          <table:table-cell office:value-type="float" office:value="0.3112">
            <text:p>0,3112</text:p>
          </table:table-cell>
          <table:table-cell office:value-type="float" office:value="1">
            <text:p>1</text:p>
          </table:table-cell>
          <table:table-cell office:value-type="float" office:value="0.9952">
            <text:p>0,9952</text:p>
          </table:table-cell>
          <table:table-cell office:value-type="float" office:value="0.9976">
            <text:p>0,9976</text:p>
          </table:table-cell>
          <table:table-cell office:value-type="float" office:value="19.1">
            <text:p>19,1</text:p>
          </table:table-cell>
          <table:table-cell table:number-columns-repeated="1013"/>
        </table:table-row>
        <table:table-row table:style-name="ro1">
          <table:table-cell office:value-type="string">
            <text:p>brisc2025_test_0076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5">
            <text:p>0,885</text:p>
          </table:table-cell>
          <table:table-cell office:value-type="float" office:value="0.939">
            <text:p>0,939</text:p>
          </table:table-cell>
          <table:table-cell office:value-type="float" office:value="0.9137">
            <text:p>0,9137</text:p>
          </table:table-cell>
          <table:table-cell office:value-type="float" office:value="0.9658">
            <text:p>0,9658</text:p>
          </table:table-cell>
          <table:table-cell office:value-type="float" office:value="0.9996">
            <text:p>0,9996</text:p>
          </table:table-cell>
          <table:table-cell office:value-type="float" office:value="0.9827">
            <text:p>0,9827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76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4753">
            <text:p>0,4753</text:p>
          </table:table-cell>
          <table:table-cell office:value-type="float" office:value="0.6443">
            <text:p>0,6443</text:p>
          </table:table-cell>
          <table:table-cell office:value-type="float" office:value="0.4753">
            <text:p>0,4753</text:p>
          </table:table-cell>
          <table:table-cell office:value-type="float" office:value="1">
            <text:p>1</text:p>
          </table:table-cell>
          <table:table-cell office:value-type="float" office:value="0.9959">
            <text:p>0,9959</text:p>
          </table:table-cell>
          <table:table-cell office:value-type="float" office:value="0.9979">
            <text:p>0,9979</text:p>
          </table:table-cell>
          <table:table-cell office:value-type="float" office:value="17.69">
            <text:p>17,69</text:p>
          </table:table-cell>
          <table:table-cell table:number-columns-repeated="1013"/>
        </table:table-row>
        <table:table-row table:style-name="ro1">
          <table:table-cell office:value-type="string">
            <text:p>brisc2025_test_0076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95">
            <text:p>0,8695</text:p>
          </table:table-cell>
          <table:table-cell office:value-type="float" office:value="0.9302">
            <text:p>0,9302</text:p>
          </table:table-cell>
          <table:table-cell office:value-type="float" office:value="0.8819">
            <text:p>0,8819</text:p>
          </table:table-cell>
          <table:table-cell office:value-type="float" office:value="0.984">
            <text:p>0,984</text:p>
          </table:table-cell>
          <table:table-cell office:value-type="float" office:value="0.9993">
            <text:p>0,9993</text:p>
          </table:table-cell>
          <table:table-cell office:value-type="float" office:value="0.9917">
            <text:p>0,9917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76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58">
            <text:p>0,8458</text:p>
          </table:table-cell>
          <table:table-cell office:value-type="float" office:value="0.9165">
            <text:p>0,9165</text:p>
          </table:table-cell>
          <table:table-cell office:value-type="float" office:value="0.9032">
            <text:p>0,9032</text:p>
          </table:table-cell>
          <table:table-cell office:value-type="float" office:value="0.9301">
            <text:p>0,9301</text:p>
          </table:table-cell>
          <table:table-cell office:value-type="float" office:value="0.999">
            <text:p>0,999</text:p>
          </table:table-cell>
          <table:table-cell office:value-type="float" office:value="0.9646">
            <text:p>0,9646</text:p>
          </table:table-cell>
          <table:table-cell office:value-type="float" office:value="13.34">
            <text:p>13,34</text:p>
          </table:table-cell>
          <table:table-cell table:number-columns-repeated="1013"/>
        </table:table-row>
        <table:table-row table:style-name="ro1">
          <table:table-cell office:value-type="string">
            <text:p>brisc2025_test_0077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05">
            <text:p>0,8905</text:p>
          </table:table-cell>
          <table:table-cell office:value-type="float" office:value="0.9421">
            <text:p>0,9421</text:p>
          </table:table-cell>
          <table:table-cell office:value-type="float" office:value="0.9155">
            <text:p>0,9155</text:p>
          </table:table-cell>
          <table:table-cell office:value-type="float" office:value="0.9702">
            <text:p>0,9702</text:p>
          </table:table-cell>
          <table:table-cell office:value-type="float" office:value="0.9998">
            <text:p>0,9998</text:p>
          </table:table-cell>
          <table:table-cell office:value-type="float" office:value="0.985">
            <text:p>0,98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77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759">
            <text:p>0,6759</text:p>
          </table:table-cell>
          <table:table-cell office:value-type="float" office:value="0.8066">
            <text:p>0,8066</text:p>
          </table:table-cell>
          <table:table-cell office:value-type="float" office:value="0.7165">
            <text:p>0,7165</text:p>
          </table:table-cell>
          <table:table-cell office:value-type="float" office:value="0.9226">
            <text:p>0,9226</text:p>
          </table:table-cell>
          <table:table-cell office:value-type="float" office:value="0.9985">
            <text:p>0,9985</text:p>
          </table:table-cell>
          <table:table-cell office:value-type="float" office:value="0.9605">
            <text:p>0,9605</text:p>
          </table:table-cell>
          <table:table-cell office:value-type="float" office:value="13.45">
            <text:p>13,45</text:p>
          </table:table-cell>
          <table:table-cell table:number-columns-repeated="1013"/>
        </table:table-row>
        <table:table-row table:style-name="ro1">
          <table:table-cell office:value-type="string">
            <text:p>brisc2025_test_0077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99">
            <text:p>0,8699</text:p>
          </table:table-cell>
          <table:table-cell office:value-type="float" office:value="0.9304">
            <text:p>0,9304</text:p>
          </table:table-cell>
          <table:table-cell office:value-type="float" office:value="0.9159">
            <text:p>0,9159</text:p>
          </table:table-cell>
          <table:table-cell office:value-type="float" office:value="0.9454">
            <text:p>0,9454</text:p>
          </table:table-cell>
          <table:table-cell office:value-type="float" office:value="0.9991">
            <text:p>0,9991</text:p>
          </table:table-cell>
          <table:table-cell office:value-type="float" office:value="0.9723">
            <text:p>0,9723</text:p>
          </table:table-cell>
          <table:table-cell office:value-type="float" office:value="17.8">
            <text:p>17,8</text:p>
          </table:table-cell>
          <table:table-cell table:number-columns-repeated="1013"/>
        </table:table-row>
        <table:table-row table:style-name="ro1">
          <table:table-cell office:value-type="string">
            <text:p>brisc2025_test_0077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785">
            <text:p>0,7785</text:p>
          </table:table-cell>
          <table:table-cell office:value-type="float" office:value="0.8755">
            <text:p>0,8755</text:p>
          </table:table-cell>
          <table:table-cell office:value-type="float" office:value="0.9188">
            <text:p>0,9188</text:p>
          </table:table-cell>
          <table:table-cell office:value-type="float" office:value="0.8361">
            <text:p>0,8361</text:p>
          </table:table-cell>
          <table:table-cell office:value-type="float" office:value="0.9988">
            <text:p>0,9988</text:p>
          </table:table-cell>
          <table:table-cell office:value-type="float" office:value="0.9175">
            <text:p>0,9175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brisc2025_test_0077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7">
            <text:p>0,907</text:p>
          </table:table-cell>
          <table:table-cell office:value-type="float" office:value="0.9512">
            <text:p>0,9512</text:p>
          </table:table-cell>
          <table:table-cell office:value-type="float" office:value="0.9373">
            <text:p>0,9373</text:p>
          </table:table-cell>
          <table:table-cell office:value-type="float" office:value="0.9657">
            <text:p>0,9657</text:p>
          </table:table-cell>
          <table:table-cell office:value-type="float" office:value="0.9996">
            <text:p>0,9996</text:p>
          </table:table-cell>
          <table:table-cell office:value-type="float" office:value="0.9826">
            <text:p>0,9826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77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76">
            <text:p>0,8876</text:p>
          </table:table-cell>
          <table:table-cell office:value-type="float" office:value="0.9405">
            <text:p>0,9405</text:p>
          </table:table-cell>
          <table:table-cell office:value-type="float" office:value="0.9186">
            <text:p>0,9186</text:p>
          </table:table-cell>
          <table:table-cell office:value-type="float" office:value="0.9633">
            <text:p>0,9633</text:p>
          </table:table-cell>
          <table:table-cell office:value-type="float" office:value="0.9995">
            <text:p>0,9995</text:p>
          </table:table-cell>
          <table:table-cell office:value-type="float" office:value="0.9814">
            <text:p>0,9814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77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8">
            <text:p>0,938</text:p>
          </table:table-cell>
          <table:table-cell office:value-type="float" office:value="0.968">
            <text:p>0,968</text:p>
          </table:table-cell>
          <table:table-cell office:value-type="float" office:value="0.9758">
            <text:p>0,9758</text:p>
          </table:table-cell>
          <table:table-cell office:value-type="float" office:value="0.9603">
            <text:p>0,9603</text:p>
          </table:table-cell>
          <table:table-cell office:value-type="float" office:value="0.9997">
            <text:p>0,9997</text:p>
          </table:table-cell>
          <table:table-cell office:value-type="float" office:value="0.98">
            <text:p>0,98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77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726">
            <text:p>0,7726</text:p>
          </table:table-cell>
          <table:table-cell office:value-type="float" office:value="0.8717">
            <text:p>0,8717</text:p>
          </table:table-cell>
          <table:table-cell office:value-type="float" office:value="0.7774">
            <text:p>0,7774</text:p>
          </table:table-cell>
          <table:table-cell office:value-type="float" office:value="0.992">
            <text:p>0,992</text:p>
          </table:table-cell>
          <table:table-cell office:value-type="float" office:value="0.9986">
            <text:p>0,9986</text:p>
          </table:table-cell>
          <table:table-cell office:value-type="float" office:value="0.9953">
            <text:p>0,9953</text:p>
          </table:table-cell>
          <table:table-cell office:value-type="float" office:value="10.77">
            <text:p>10,77</text:p>
          </table:table-cell>
          <table:table-cell table:number-columns-repeated="1013"/>
        </table:table-row>
        <table:table-row table:style-name="ro1">
          <table:table-cell office:value-type="string">
            <text:p>brisc2025_test_0077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401">
            <text:p>0,401</text:p>
          </table:table-cell>
          <table:table-cell office:value-type="float" office:value="0.5725">
            <text:p>0,5725</text:p>
          </table:table-cell>
          <table:table-cell office:value-type="float" office:value="0.9826">
            <text:p>0,9826</text:p>
          </table:table-cell>
          <table:table-cell office:value-type="float" office:value="0.4039">
            <text:p>0,4039</text:p>
          </table:table-cell>
          <table:table-cell office:value-type="float" office:value="1">
            <text:p>1</text:p>
          </table:table-cell>
          <table:table-cell office:value-type="float" office:value="0.7019">
            <text:p>0,7019</text:p>
          </table:table-cell>
          <table:table-cell office:value-type="float" office:value="34.66">
            <text:p>34,66</text:p>
          </table:table-cell>
          <table:table-cell table:number-columns-repeated="1013"/>
        </table:table-row>
        <table:table-row table:style-name="ro1">
          <table:table-cell office:value-type="string">
            <text:p>brisc2025_test_0077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575">
            <text:p>0,5575</text:p>
          </table:table-cell>
          <table:table-cell office:value-type="float" office:value="0.7159">
            <text:p>0,7159</text:p>
          </table:table-cell>
          <table:table-cell office:value-type="float" office:value="0.6492">
            <text:p>0,6492</text:p>
          </table:table-cell>
          <table:table-cell office:value-type="float" office:value="0.7978">
            <text:p>0,7978</text:p>
          </table:table-cell>
          <table:table-cell office:value-type="float" office:value="0.9974">
            <text:p>0,9974</text:p>
          </table:table-cell>
          <table:table-cell office:value-type="float" office:value="0.8976">
            <text:p>0,8976</text:p>
          </table:table-cell>
          <table:table-cell office:value-type="float" office:value="20.52">
            <text:p>20,52</text:p>
          </table:table-cell>
          <table:table-cell table:number-columns-repeated="1013"/>
        </table:table-row>
        <table:table-row table:style-name="ro1">
          <table:table-cell office:value-type="string">
            <text:p>brisc2025_test_0078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24">
            <text:p>0,8224</text:p>
          </table:table-cell>
          <table:table-cell office:value-type="float" office:value="0.9025">
            <text:p>0,9025</text:p>
          </table:table-cell>
          <table:table-cell office:value-type="float" office:value="0.8905">
            <text:p>0,8905</text:p>
          </table:table-cell>
          <table:table-cell office:value-type="float" office:value="0.915">
            <text:p>0,915</text:p>
          </table:table-cell>
          <table:table-cell office:value-type="float" office:value="0.9991">
            <text:p>0,9991</text:p>
          </table:table-cell>
          <table:table-cell office:value-type="float" office:value="0.957">
            <text:p>0,957</text:p>
          </table:table-cell>
          <table:table-cell office:value-type="float" office:value="9.06">
            <text:p>9,06</text:p>
          </table:table-cell>
          <table:table-cell table:number-columns-repeated="1013"/>
        </table:table-row>
        <table:table-row table:style-name="ro1">
          <table:table-cell office:value-type="string">
            <text:p>brisc2025_test_0078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182">
            <text:p>0,6182</text:p>
          </table:table-cell>
          <table:table-cell office:value-type="float" office:value="0.764">
            <text:p>0,764</text:p>
          </table:table-cell>
          <table:table-cell office:value-type="float" office:value="0.6223">
            <text:p>0,6223</text:p>
          </table:table-cell>
          <table:table-cell office:value-type="float" office:value="0.9894">
            <text:p>0,9894</text:p>
          </table:table-cell>
          <table:table-cell office:value-type="float" office:value="0.9959">
            <text:p>0,9959</text:p>
          </table:table-cell>
          <table:table-cell office:value-type="float" office:value="0.9926">
            <text:p>0,9926</text:p>
          </table:table-cell>
          <table:table-cell office:value-type="float" office:value="27.46">
            <text:p>27,46</text:p>
          </table:table-cell>
          <table:table-cell table:number-columns-repeated="1013"/>
        </table:table-row>
        <table:table-row table:style-name="ro1">
          <table:table-cell office:value-type="string">
            <text:p>brisc2025_test_0078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46">
            <text:p>0,9146</text:p>
          </table:table-cell>
          <table:table-cell office:value-type="float" office:value="0.9554">
            <text:p>0,9554</text:p>
          </table:table-cell>
          <table:table-cell office:value-type="float" office:value="0.9405">
            <text:p>0,9405</text:p>
          </table:table-cell>
          <table:table-cell office:value-type="float" office:value="0.9707">
            <text:p>0,9707</text:p>
          </table:table-cell>
          <table:table-cell office:value-type="float" office:value="0.9998">
            <text:p>0,9998</text:p>
          </table:table-cell>
          <table:table-cell office:value-type="float" office:value="0.9852">
            <text:p>0,985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78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11">
            <text:p>0,711</text:p>
          </table:table-cell>
          <table:table-cell office:value-type="float" office:value="0.8311">
            <text:p>0,8311</text:p>
          </table:table-cell>
          <table:table-cell office:value-type="float" office:value="0.9628">
            <text:p>0,9628</text:p>
          </table:table-cell>
          <table:table-cell office:value-type="float" office:value="0.7311">
            <text:p>0,7311</text:p>
          </table:table-cell>
          <table:table-cell office:value-type="float" office:value="0.9999">
            <text:p>0,9999</text:p>
          </table:table-cell>
          <table:table-cell office:value-type="float" office:value="0.8655">
            <text:p>0,8655</text:p>
          </table:table-cell>
          <table:table-cell office:value-type="float" office:value="16.28">
            <text:p>16,28</text:p>
          </table:table-cell>
          <table:table-cell table:number-columns-repeated="1013"/>
        </table:table-row>
        <table:table-row table:style-name="ro1">
          <table:table-cell office:value-type="string">
            <text:p>brisc2025_test_0078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09">
            <text:p>0,709</text:p>
          </table:table-cell>
          <table:table-cell office:value-type="float" office:value="0.8297">
            <text:p>0,8297</text:p>
          </table:table-cell>
          <table:table-cell office:value-type="float" office:value="0.7204">
            <text:p>0,7204</text:p>
          </table:table-cell>
          <table:table-cell office:value-type="float" office:value="0.9782">
            <text:p>0,9782</text:p>
          </table:table-cell>
          <table:table-cell office:value-type="float" office:value="0.9964">
            <text:p>0,9964</text:p>
          </table:table-cell>
          <table:table-cell office:value-type="float" office:value="0.9873">
            <text:p>0,9873</text:p>
          </table:table-cell>
          <table:table-cell office:value-type="float" office:value="19.21">
            <text:p>19,21</text:p>
          </table:table-cell>
          <table:table-cell table:number-columns-repeated="1013"/>
        </table:table-row>
        <table:table-row table:style-name="ro1">
          <table:table-cell office:value-type="string">
            <text:p>brisc2025_test_0078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62">
            <text:p>0,9562</text:p>
          </table:table-cell>
          <table:table-cell office:value-type="float" office:value="0.9776">
            <text:p>0,9776</text:p>
          </table:table-cell>
          <table:table-cell office:value-type="float" office:value="0.9854">
            <text:p>0,9854</text:p>
          </table:table-cell>
          <table:table-cell office:value-type="float" office:value="0.9699">
            <text:p>0,9699</text:p>
          </table:table-cell>
          <table:table-cell office:value-type="float" office:value="0.9999">
            <text:p>0,9999</text:p>
          </table:table-cell>
          <table:table-cell office:value-type="float" office:value="0.9849">
            <text:p>0,9849</text:p>
          </table:table-cell>
          <table:table-cell office:value-type="float" office:value="1.41">
            <text:p>1,41</text:p>
          </table:table-cell>
          <table:table-cell table:number-columns-repeated="1013"/>
        </table:table-row>
        <table:table-row table:style-name="ro1">
          <table:table-cell office:value-type="string">
            <text:p>brisc2025_test_0078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2">
            <text:p>0,892</text:p>
          </table:table-cell>
          <table:table-cell office:value-type="float" office:value="0.9429">
            <text:p>0,9429</text:p>
          </table:table-cell>
          <table:table-cell office:value-type="float" office:value="0.9409">
            <text:p>0,9409</text:p>
          </table:table-cell>
          <table:table-cell office:value-type="float" office:value="0.9449">
            <text:p>0,9449</text:p>
          </table:table-cell>
          <table:table-cell office:value-type="float" office:value="0.9996">
            <text:p>0,9996</text:p>
          </table:table-cell>
          <table:table-cell office:value-type="float" office:value="0.9722">
            <text:p>0,9722</text:p>
          </table:table-cell>
          <table:table-cell office:value-type="float" office:value="9.06">
            <text:p>9,06</text:p>
          </table:table-cell>
          <table:table-cell table:number-columns-repeated="1013"/>
        </table:table-row>
        <table:table-row table:style-name="ro1">
          <table:table-cell office:value-type="string">
            <text:p>brisc2025_test_0078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67">
            <text:p>0,8667</text:p>
          </table:table-cell>
          <table:table-cell office:value-type="float" office:value="0.9286">
            <text:p>0,9286</text:p>
          </table:table-cell>
          <table:table-cell office:value-type="float" office:value="0.8823">
            <text:p>0,8823</text:p>
          </table:table-cell>
          <table:table-cell office:value-type="float" office:value="0.98">
            <text:p>0,98</text:p>
          </table:table-cell>
          <table:table-cell office:value-type="float" office:value="0.9988">
            <text:p>0,9988</text:p>
          </table:table-cell>
          <table:table-cell office:value-type="float" office:value="0.9894">
            <text:p>0,9894</text:p>
          </table:table-cell>
          <table:table-cell office:value-type="float" office:value="9.9">
            <text:p>9,9</text:p>
          </table:table-cell>
          <table:table-cell table:number-columns-repeated="1013"/>
        </table:table-row>
        <table:table-row table:style-name="ro1">
          <table:table-cell office:value-type="string">
            <text:p>brisc2025_test_0078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95">
            <text:p>0,8795</text:p>
          </table:table-cell>
          <table:table-cell office:value-type="float" office:value="0.9359">
            <text:p>0,9359</text:p>
          </table:table-cell>
          <table:table-cell office:value-type="float" office:value="0.8907">
            <text:p>0,8907</text:p>
          </table:table-cell>
          <table:table-cell office:value-type="float" office:value="0.986">
            <text:p>0,986</text:p>
          </table:table-cell>
          <table:table-cell office:value-type="float" office:value="0.9996">
            <text:p>0,9996</text:p>
          </table:table-cell>
          <table:table-cell office:value-type="float" office:value="0.9928">
            <text:p>0,9928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78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15">
            <text:p>0,7815</text:p>
          </table:table-cell>
          <table:table-cell office:value-type="float" office:value="0.8773">
            <text:p>0,8773</text:p>
          </table:table-cell>
          <table:table-cell office:value-type="float" office:value="0.7926">
            <text:p>0,7926</text:p>
          </table:table-cell>
          <table:table-cell office:value-type="float" office:value="0.9824">
            <text:p>0,9824</text:p>
          </table:table-cell>
          <table:table-cell office:value-type="float" office:value="0.9996">
            <text:p>0,9996</text:p>
          </table:table-cell>
          <table:table-cell office:value-type="float" office:value="0.991">
            <text:p>0,991</text:p>
          </table:table-cell>
          <table:table-cell office:value-type="float" office:value="5.1">
            <text:p>5,1</text:p>
          </table:table-cell>
          <table:table-cell table:number-columns-repeated="1013"/>
        </table:table-row>
        <table:table-row table:style-name="ro1">
          <table:table-cell office:value-type="string">
            <text:p>brisc2025_test_0079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41">
            <text:p>0,8641</text:p>
          </table:table-cell>
          <table:table-cell office:value-type="float" office:value="0.9271">
            <text:p>0,9271</text:p>
          </table:table-cell>
          <table:table-cell office:value-type="float" office:value="0.8664">
            <text:p>0,8664</text:p>
          </table:table-cell>
          <table:table-cell office:value-type="float" office:value="0.9969">
            <text:p>0,9969</text:p>
          </table:table-cell>
          <table:table-cell office:value-type="float" office:value="0.9992">
            <text:p>0,9992</text:p>
          </table:table-cell>
          <table:table-cell office:value-type="float" office:value="0.9981">
            <text:p>0,9981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79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66">
            <text:p>0,8666</text:p>
          </table:table-cell>
          <table:table-cell office:value-type="float" office:value="0.9285">
            <text:p>0,9285</text:p>
          </table:table-cell>
          <table:table-cell office:value-type="float" office:value="0.8812">
            <text:p>0,8812</text:p>
          </table:table-cell>
          <table:table-cell office:value-type="float" office:value="0.9813">
            <text:p>0,9813</text:p>
          </table:table-cell>
          <table:table-cell office:value-type="float" office:value="0.9992">
            <text:p>0,9992</text:p>
          </table:table-cell>
          <table:table-cell office:value-type="float" office:value="0.9902">
            <text:p>0,9902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79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38">
            <text:p>0,8838</text:p>
          </table:table-cell>
          <table:table-cell office:value-type="float" office:value="0.9383">
            <text:p>0,9383</text:p>
          </table:table-cell>
          <table:table-cell office:value-type="float" office:value="0.9172">
            <text:p>0,9172</text:p>
          </table:table-cell>
          <table:table-cell office:value-type="float" office:value="0.9604">
            <text:p>0,9604</text:p>
          </table:table-cell>
          <table:table-cell office:value-type="float" office:value="0.9994">
            <text:p>0,9994</text:p>
          </table:table-cell>
          <table:table-cell office:value-type="float" office:value="0.9799">
            <text:p>0,9799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79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3197">
            <text:p>0,3197</text:p>
          </table:table-cell>
          <table:table-cell office:value-type="float" office:value="0.4845">
            <text:p>0,4845</text:p>
          </table:table-cell>
          <table:table-cell office:value-type="float" office:value="0.3248">
            <text:p>0,3248</text:p>
          </table:table-cell>
          <table:table-cell office:value-type="float" office:value="0.953">
            <text:p>0,953</text:p>
          </table:table-cell>
          <table:table-cell office:value-type="float" office:value="0.9922">
            <text:p>0,9922</text:p>
          </table:table-cell>
          <table:table-cell office:value-type="float" office:value="0.9726">
            <text:p>0,9726</text:p>
          </table:table-cell>
          <table:table-cell office:value-type="float" office:value="44.72">
            <text:p>44,72</text:p>
          </table:table-cell>
          <table:table-cell table:number-columns-repeated="1013"/>
        </table:table-row>
        <table:table-row table:style-name="ro1">
          <table:table-cell office:value-type="string">
            <text:p>brisc2025_test_0079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426">
            <text:p>0,7426</text:p>
          </table:table-cell>
          <table:table-cell office:value-type="float" office:value="0.8523">
            <text:p>0,8523</text:p>
          </table:table-cell>
          <table:table-cell office:value-type="float" office:value="0.7508">
            <text:p>0,7508</text:p>
          </table:table-cell>
          <table:table-cell office:value-type="float" office:value="0.9856">
            <text:p>0,9856</text:p>
          </table:table-cell>
          <table:table-cell office:value-type="float" office:value="0.9984">
            <text:p>0,9984</text:p>
          </table:table-cell>
          <table:table-cell office:value-type="float" office:value="0.992">
            <text:p>0,992</text:p>
          </table:table-cell>
          <table:table-cell office:value-type="float" office:value="16.12">
            <text:p>16,12</text:p>
          </table:table-cell>
          <table:table-cell table:number-columns-repeated="1013"/>
        </table:table-row>
        <table:table-row table:style-name="ro1">
          <table:table-cell office:value-type="string">
            <text:p>brisc2025_test_0079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87">
            <text:p>0,8487</text:p>
          </table:table-cell>
          <table:table-cell office:value-type="float" office:value="0.9182">
            <text:p>0,9182</text:p>
          </table:table-cell>
          <table:table-cell office:value-type="float" office:value="0.8726">
            <text:p>0,8726</text:p>
          </table:table-cell>
          <table:table-cell office:value-type="float" office:value="0.9688">
            <text:p>0,9688</text:p>
          </table:table-cell>
          <table:table-cell office:value-type="float" office:value="0.9997">
            <text:p>0,9997</text:p>
          </table:table-cell>
          <table:table-cell office:value-type="float" office:value="0.9842">
            <text:p>0,9842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79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175">
            <text:p>0,8175</text:p>
          </table:table-cell>
          <table:table-cell office:value-type="float" office:value="0.8996">
            <text:p>0,8996</text:p>
          </table:table-cell>
          <table:table-cell office:value-type="float" office:value="0.8324">
            <text:p>0,8324</text:p>
          </table:table-cell>
          <table:table-cell office:value-type="float" office:value="0.9786">
            <text:p>0,9786</text:p>
          </table:table-cell>
          <table:table-cell office:value-type="float" office:value="0.998">
            <text:p>0,998</text:p>
          </table:table-cell>
          <table:table-cell office:value-type="float" office:value="0.9883">
            <text:p>0,9883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79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57">
            <text:p>0,8557</text:p>
          </table:table-cell>
          <table:table-cell office:value-type="float" office:value="0.9222">
            <text:p>0,9222</text:p>
          </table:table-cell>
          <table:table-cell office:value-type="float" office:value="0.8598">
            <text:p>0,8598</text:p>
          </table:table-cell>
          <table:table-cell office:value-type="float" office:value="0.9945">
            <text:p>0,9945</text:p>
          </table:table-cell>
          <table:table-cell office:value-type="float" office:value="0.997">
            <text:p>0,997</text:p>
          </table:table-cell>
          <table:table-cell office:value-type="float" office:value="0.9958">
            <text:p>0,9958</text:p>
          </table:table-cell>
          <table:table-cell office:value-type="float" office:value="13.04">
            <text:p>13,04</text:p>
          </table:table-cell>
          <table:table-cell table:number-columns-repeated="1013"/>
        </table:table-row>
        <table:table-row table:style-name="ro1">
          <table:table-cell office:value-type="string">
            <text:p>brisc2025_test_00798_pi_ax_t1.jpg</text:p>
          </table:table-cell>
          <table:table-cell office:value-type="string">
            <text:p>Pituitario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9369">
            <text:p>0,9369</text:p>
          </table:table-cell>
          <table:table-cell office:value-type="float" office:value="0.9674">
            <text:p>0,9674</text:p>
          </table:table-cell>
          <table:table-cell office:value-type="float" office:value="0.9927">
            <text:p>0,9927</text:p>
          </table:table-cell>
          <table:table-cell office:value-type="float" office:value="0.9434">
            <text:p>0,9434</text:p>
          </table:table-cell>
          <table:table-cell office:value-type="float" office:value="0.9998">
            <text:p>0,9998</text:p>
          </table:table-cell>
          <table:table-cell office:value-type="float" office:value="0.9716">
            <text:p>0,9716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79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251">
            <text:p>0,7251</text:p>
          </table:table-cell>
          <table:table-cell office:value-type="float" office:value="0.8406">
            <text:p>0,8406</text:p>
          </table:table-cell>
          <table:table-cell office:value-type="float" office:value="0.7297">
            <text:p>0,7297</text:p>
          </table:table-cell>
          <table:table-cell office:value-type="float" office:value="0.9912">
            <text:p>0,9912</text:p>
          </table:table-cell>
          <table:table-cell office:value-type="float" office:value="0.9976">
            <text:p>0,9976</text:p>
          </table:table-cell>
          <table:table-cell office:value-type="float" office:value="0.9944">
            <text:p>0,9944</text:p>
          </table:table-cell>
          <table:table-cell office:value-type="float" office:value="17.2">
            <text:p>17,2</text:p>
          </table:table-cell>
          <table:table-cell table:number-columns-repeated="1013"/>
        </table:table-row>
        <table:table-row table:style-name="ro1">
          <table:table-cell office:value-type="string">
            <text:p>brisc2025_test_0080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98">
            <text:p>0,7898</text:p>
          </table:table-cell>
          <table:table-cell office:value-type="float" office:value="0.8826">
            <text:p>0,8826</text:p>
          </table:table-cell>
          <table:table-cell office:value-type="float" office:value="0.8242">
            <text:p>0,8242</text:p>
          </table:table-cell>
          <table:table-cell office:value-type="float" office:value="0.9499">
            <text:p>0,9499</text:p>
          </table:table-cell>
          <table:table-cell office:value-type="float" office:value="0.9977">
            <text:p>0,9977</text:p>
          </table:table-cell>
          <table:table-cell office:value-type="float" office:value="0.9738">
            <text:p>0,9738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80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73">
            <text:p>0,8573</text:p>
          </table:table-cell>
          <table:table-cell office:value-type="float" office:value="0.9232">
            <text:p>0,9232</text:p>
          </table:table-cell>
          <table:table-cell office:value-type="float" office:value="0.8579">
            <text:p>0,8579</text:p>
          </table:table-cell>
          <table:table-cell office:value-type="float" office:value="0.9992">
            <text:p>0,9992</text:p>
          </table:table-cell>
          <table:table-cell office:value-type="float" office:value="0.9976">
            <text:p>0,9976</text:p>
          </table:table-cell>
          <table:table-cell office:value-type="float" office:value="0.9984">
            <text:p>0,9984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string">
            <text:p>brisc2025_test_0080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99">
            <text:p>0,799</text:p>
          </table:table-cell>
          <table:table-cell office:value-type="float" office:value="0.8883">
            <text:p>0,8883</text:p>
          </table:table-cell>
          <table:table-cell office:value-type="float" office:value="0.8458">
            <text:p>0,8458</text:p>
          </table:table-cell>
          <table:table-cell office:value-type="float" office:value="0.9352">
            <text:p>0,9352</text:p>
          </table:table-cell>
          <table:table-cell office:value-type="float" office:value="0.9992">
            <text:p>0,9992</text:p>
          </table:table-cell>
          <table:table-cell office:value-type="float" office:value="0.9672">
            <text:p>0,9672</text:p>
          </table:table-cell>
          <table:table-cell office:value-type="float" office:value="14.32">
            <text:p>14,32</text:p>
          </table:table-cell>
          <table:table-cell table:number-columns-repeated="1013"/>
        </table:table-row>
        <table:table-row table:style-name="ro1">
          <table:table-cell office:value-type="string">
            <text:p>brisc2025_test_0080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55">
            <text:p>0,9055</text:p>
          </table:table-cell>
          <table:table-cell office:value-type="float" office:value="0.9504">
            <text:p>0,9504</text:p>
          </table:table-cell>
          <table:table-cell office:value-type="float" office:value="0.9612">
            <text:p>0,9612</text:p>
          </table:table-cell>
          <table:table-cell office:value-type="float" office:value="0.9399">
            <text:p>0,9399</text:p>
          </table:table-cell>
          <table:table-cell office:value-type="float" office:value="0.9997">
            <text:p>0,9997</text:p>
          </table:table-cell>
          <table:table-cell office:value-type="float" office:value="0.9698">
            <text:p>0,9698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80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62">
            <text:p>0,8562</text:p>
          </table:table-cell>
          <table:table-cell office:value-type="float" office:value="0.9225">
            <text:p>0,9225</text:p>
          </table:table-cell>
          <table:table-cell office:value-type="float" office:value="0.9637">
            <text:p>0,9637</text:p>
          </table:table-cell>
          <table:table-cell office:value-type="float" office:value="0.8847">
            <text:p>0,8847</text:p>
          </table:table-cell>
          <table:table-cell office:value-type="float" office:value="0.9999">
            <text:p>0,9999</text:p>
          </table:table-cell>
          <table:table-cell office:value-type="float" office:value="0.9423">
            <text:p>0,9423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80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492">
            <text:p>0,5492</text:p>
          </table:table-cell>
          <table:table-cell office:value-type="float" office:value="0.709">
            <text:p>0,709</text:p>
          </table:table-cell>
          <table:table-cell office:value-type="float" office:value="0.5492">
            <text:p>0,5492</text:p>
          </table:table-cell>
          <table:table-cell office:value-type="float" office:value="1">
            <text:p>1</text:p>
          </table:table-cell>
          <table:table-cell office:value-type="float" office:value="0.997">
            <text:p>0,997</text:p>
          </table:table-cell>
          <table:table-cell office:value-type="float" office:value="0.9985">
            <text:p>0,9985</text:p>
          </table:table-cell>
          <table:table-cell office:value-type="float" office:value="16.03">
            <text:p>16,03</text:p>
          </table:table-cell>
          <table:table-cell table:number-columns-repeated="1013"/>
        </table:table-row>
        <table:table-row table:style-name="ro1">
          <table:table-cell office:value-type="string">
            <text:p>brisc2025_test_0080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35">
            <text:p>0,8435</text:p>
          </table:table-cell>
          <table:table-cell office:value-type="float" office:value="0.9151">
            <text:p>0,9151</text:p>
          </table:table-cell>
          <table:table-cell office:value-type="float" office:value="0.8512">
            <text:p>0,8512</text:p>
          </table:table-cell>
          <table:table-cell office:value-type="float" office:value="0.9895">
            <text:p>0,9895</text:p>
          </table:table-cell>
          <table:table-cell office:value-type="float" office:value="0.9994">
            <text:p>0,9994</text:p>
          </table:table-cell>
          <table:table-cell office:value-type="float" office:value="0.9944">
            <text:p>0,9944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80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114">
            <text:p>0,8114</text:p>
          </table:table-cell>
          <table:table-cell office:value-type="float" office:value="0.8959">
            <text:p>0,8959</text:p>
          </table:table-cell>
          <table:table-cell office:value-type="float" office:value="0.9346">
            <text:p>0,9346</text:p>
          </table:table-cell>
          <table:table-cell office:value-type="float" office:value="0.8602">
            <text:p>0,8602</text:p>
          </table:table-cell>
          <table:table-cell office:value-type="float" office:value="0.9995">
            <text:p>0,9995</text:p>
          </table:table-cell>
          <table:table-cell office:value-type="float" office:value="0.9298">
            <text:p>0,9298</text:p>
          </table:table-cell>
          <table:table-cell office:value-type="float" office:value="7.81">
            <text:p>7,81</text:p>
          </table:table-cell>
          <table:table-cell table:number-columns-repeated="1013"/>
        </table:table-row>
        <table:table-row table:style-name="ro1">
          <table:table-cell office:value-type="string">
            <text:p>brisc2025_test_0080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02">
            <text:p>0,9002</text:p>
          </table:table-cell>
          <table:table-cell office:value-type="float" office:value="0.9475">
            <text:p>0,9475</text:p>
          </table:table-cell>
          <table:table-cell office:value-type="float" office:value="0.9292">
            <text:p>0,9292</text:p>
          </table:table-cell>
          <table:table-cell office:value-type="float" office:value="0.9664">
            <text:p>0,9664</text:p>
          </table:table-cell>
          <table:table-cell office:value-type="float" office:value="0.9995">
            <text:p>0,9995</text:p>
          </table:table-cell>
          <table:table-cell office:value-type="float" office:value="0.983">
            <text:p>0,983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80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03">
            <text:p>0,8803</text:p>
          </table:table-cell>
          <table:table-cell office:value-type="float" office:value="0.9363">
            <text:p>0,9363</text:p>
          </table:table-cell>
          <table:table-cell office:value-type="float" office:value="0.9223">
            <text:p>0,9223</text:p>
          </table:table-cell>
          <table:table-cell office:value-type="float" office:value="0.9508">
            <text:p>0,9508</text:p>
          </table:table-cell>
          <table:table-cell office:value-type="float" office:value="0.9986">
            <text:p>0,9986</text:p>
          </table:table-cell>
          <table:table-cell office:value-type="float" office:value="0.9747">
            <text:p>0,9747</text:p>
          </table:table-cell>
          <table:table-cell office:value-type="float" office:value="14.87">
            <text:p>14,87</text:p>
          </table:table-cell>
          <table:table-cell table:number-columns-repeated="1013"/>
        </table:table-row>
        <table:table-row table:style-name="ro1">
          <table:table-cell office:value-type="string">
            <text:p>brisc2025_test_00810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13">
            <text:p>0,9313</text:p>
          </table:table-cell>
          <table:table-cell office:value-type="float" office:value="0.9644">
            <text:p>0,9644</text:p>
          </table:table-cell>
          <table:table-cell office:value-type="float" office:value="0.9902">
            <text:p>0,9902</text:p>
          </table:table-cell>
          <table:table-cell office:value-type="float" office:value="0.94">
            <text:p>0,94</text:p>
          </table:table-cell>
          <table:table-cell office:value-type="float" office:value="0.9999">
            <text:p>0,9999</text:p>
          </table:table-cell>
          <table:table-cell office:value-type="float" office:value="0.9699">
            <text:p>0,9699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81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985">
            <text:p>0,7985</text:p>
          </table:table-cell>
          <table:table-cell office:value-type="float" office:value="0.8879">
            <text:p>0,8879</text:p>
          </table:table-cell>
          <table:table-cell office:value-type="float" office:value="0.8645">
            <text:p>0,8645</text:p>
          </table:table-cell>
          <table:table-cell office:value-type="float" office:value="0.9127">
            <text:p>0,9127</text:p>
          </table:table-cell>
          <table:table-cell office:value-type="float" office:value="0.9988">
            <text:p>0,9988</text:p>
          </table:table-cell>
          <table:table-cell office:value-type="float" office:value="0.9558">
            <text:p>0,9558</text:p>
          </table:table-cell>
          <table:table-cell office:value-type="float" office:value="13.42">
            <text:p>13,42</text:p>
          </table:table-cell>
          <table:table-cell table:number-columns-repeated="1013"/>
        </table:table-row>
        <table:table-row table:style-name="ro1">
          <table:table-cell office:value-type="string">
            <text:p>brisc2025_test_0081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67">
            <text:p>0,8867</text:p>
          </table:table-cell>
          <table:table-cell office:value-type="float" office:value="0.94">
            <text:p>0,94</text:p>
          </table:table-cell>
          <table:table-cell office:value-type="float" office:value="0.9903">
            <text:p>0,9903</text:p>
          </table:table-cell>
          <table:table-cell office:value-type="float" office:value="0.8945">
            <text:p>0,8945</text:p>
          </table:table-cell>
          <table:table-cell office:value-type="float" office:value="1">
            <text:p>1</text:p>
          </table:table-cell>
          <table:table-cell office:value-type="float" office:value="0.9472">
            <text:p>0,9472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813_pi_ax_t1.jpg</text:p>
          </table:table-cell>
          <table:table-cell office:value-type="string">
            <text:p>Pituitario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81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94">
            <text:p>0,8594</text:p>
          </table:table-cell>
          <table:table-cell office:value-type="float" office:value="0.9244">
            <text:p>0,9244</text:p>
          </table:table-cell>
          <table:table-cell office:value-type="float" office:value="0.8622">
            <text:p>0,8622</text:p>
          </table:table-cell>
          <table:table-cell office:value-type="float" office:value="0.9963">
            <text:p>0,9963</text:p>
          </table:table-cell>
          <table:table-cell office:value-type="float" office:value="0.9993">
            <text:p>0,9993</text:p>
          </table:table-cell>
          <table:table-cell office:value-type="float" office:value="0.9978">
            <text:p>0,9978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815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281">
            <text:p>0,5281</text:p>
          </table:table-cell>
          <table:table-cell office:value-type="float" office:value="0.6912">
            <text:p>0,6912</text:p>
          </table:table-cell>
          <table:table-cell office:value-type="float" office:value="0.534">
            <text:p>0,534</text:p>
          </table:table-cell>
          <table:table-cell office:value-type="float" office:value="0.9795">
            <text:p>0,9795</text:p>
          </table:table-cell>
          <table:table-cell office:value-type="float" office:value="0.9981">
            <text:p>0,9981</text:p>
          </table:table-cell>
          <table:table-cell office:value-type="float" office:value="0.9888">
            <text:p>0,9888</text:p>
          </table:table-cell>
          <table:table-cell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string">
            <text:p>brisc2025_test_00816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395">
            <text:p>0,7395</text:p>
          </table:table-cell>
          <table:table-cell office:value-type="float" office:value="0.8502">
            <text:p>0,8502</text:p>
          </table:table-cell>
          <table:table-cell office:value-type="float" office:value="0.7701">
            <text:p>0,7701</text:p>
          </table:table-cell>
          <table:table-cell office:value-type="float" office:value="0.949">
            <text:p>0,949</text:p>
          </table:table-cell>
          <table:table-cell office:value-type="float" office:value="0.9978">
            <text:p>0,9978</text:p>
          </table:table-cell>
          <table:table-cell office:value-type="float" office:value="0.9734">
            <text:p>0,9734</text:p>
          </table:table-cell>
          <table:table-cell office:value-type="float" office:value="12.04">
            <text:p>12,04</text:p>
          </table:table-cell>
          <table:table-cell table:number-columns-repeated="1013"/>
        </table:table-row>
        <table:table-row table:style-name="ro1">
          <table:table-cell office:value-type="string">
            <text:p>brisc2025_test_00817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16">
            <text:p>0,9116</text:p>
          </table:table-cell>
          <table:table-cell office:value-type="float" office:value="0.9538">
            <text:p>0,9538</text:p>
          </table:table-cell>
          <table:table-cell office:value-type="float" office:value="0.9237">
            <text:p>0,9237</text:p>
          </table:table-cell>
          <table:table-cell office:value-type="float" office:value="0.9859">
            <text:p>0,9859</text:p>
          </table:table-cell>
          <table:table-cell office:value-type="float" office:value="0.9996">
            <text:p>0,9996</text:p>
          </table:table-cell>
          <table:table-cell office:value-type="float" office:value="0.9927">
            <text:p>0,992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818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64">
            <text:p>0,9264</text:p>
          </table:table-cell>
          <table:table-cell office:value-type="float" office:value="0.9618">
            <text:p>0,9618</text:p>
          </table:table-cell>
          <table:table-cell office:value-type="float" office:value="0.9668">
            <text:p>0,9668</text:p>
          </table:table-cell>
          <table:table-cell office:value-type="float" office:value="0.9569">
            <text:p>0,9569</text:p>
          </table:table-cell>
          <table:table-cell office:value-type="float" office:value="0.9998">
            <text:p>0,9998</text:p>
          </table:table-cell>
          <table:table-cell office:value-type="float" office:value="0.9784">
            <text:p>0,9784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819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174">
            <text:p>0,7174</text:p>
          </table:table-cell>
          <table:table-cell office:value-type="float" office:value="0.8355">
            <text:p>0,8355</text:p>
          </table:table-cell>
          <table:table-cell office:value-type="float" office:value="0.7334">
            <text:p>0,7334</text:p>
          </table:table-cell>
          <table:table-cell office:value-type="float" office:value="0.9705">
            <text:p>0,9705</text:p>
          </table:table-cell>
          <table:table-cell office:value-type="float" office:value="0.9955">
            <text:p>0,9955</text:p>
          </table:table-cell>
          <table:table-cell office:value-type="float" office:value="0.983">
            <text:p>0,983</text:p>
          </table:table-cell>
          <table:table-cell office:value-type="float" office:value="17.2">
            <text:p>17,2</text:p>
          </table:table-cell>
          <table:table-cell table:number-columns-repeated="1013"/>
        </table:table-row>
        <table:table-row table:style-name="ro1">
          <table:table-cell office:value-type="string">
            <text:p>brisc2025_test_00820_pi_ax_t1.jpg</text:p>
          </table:table-cell>
          <table:table-cell office:value-type="string">
            <text:p>Pituitario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821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49">
            <text:p>0,9549</text:p>
          </table:table-cell>
          <table:table-cell office:value-type="float" office:value="0.977">
            <text:p>0,977</text:p>
          </table:table-cell>
          <table:table-cell office:value-type="float" office:value="0.9566">
            <text:p>0,9566</text:p>
          </table:table-cell>
          <table:table-cell office:value-type="float" office:value="0.9982">
            <text:p>0,9982</text:p>
          </table:table-cell>
          <table:table-cell office:value-type="float" office:value="0.9995">
            <text:p>0,9995</text:p>
          </table:table-cell>
          <table:table-cell office:value-type="float" office:value="0.9989">
            <text:p>0,9989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822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43">
            <text:p>0,9443</text:p>
          </table:table-cell>
          <table:table-cell office:value-type="float" office:value="0.9714">
            <text:p>0,9714</text:p>
          </table:table-cell>
          <table:table-cell office:value-type="float" office:value="0.9693">
            <text:p>0,9693</text:p>
          </table:table-cell>
          <table:table-cell office:value-type="float" office:value="0.9734">
            <text:p>0,9734</text:p>
          </table:table-cell>
          <table:table-cell office:value-type="float" office:value="0.9998">
            <text:p>0,9998</text:p>
          </table:table-cell>
          <table:table-cell office:value-type="float" office:value="0.9866">
            <text:p>0,9866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823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57">
            <text:p>0,9357</text:p>
          </table:table-cell>
          <table:table-cell office:value-type="float" office:value="0.9668">
            <text:p>0,9668</text:p>
          </table:table-cell>
          <table:table-cell office:value-type="float" office:value="0.9442">
            <text:p>0,9442</text:p>
          </table:table-cell>
          <table:table-cell office:value-type="float" office:value="0.9905">
            <text:p>0,9905</text:p>
          </table:table-cell>
          <table:table-cell office:value-type="float" office:value="0.9997">
            <text:p>0,9997</text:p>
          </table:table-cell>
          <table:table-cell office:value-type="float" office:value="0.9951">
            <text:p>0,9951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824_pi_ax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583">
            <text:p>0,7583</text:p>
          </table:table-cell>
          <table:table-cell office:value-type="float" office:value="0.8625">
            <text:p>0,8625</text:p>
          </table:table-cell>
          <table:table-cell office:value-type="float" office:value="0.8172">
            <text:p>0,8172</text:p>
          </table:table-cell>
          <table:table-cell office:value-type="float" office:value="0.9131">
            <text:p>0,9131</text:p>
          </table:table-cell>
          <table:table-cell office:value-type="float" office:value="0.9988">
            <text:p>0,9988</text:p>
          </table:table-cell>
          <table:table-cell office:value-type="float" office:value="0.956">
            <text:p>0,956</text:p>
          </table:table-cell>
          <table:table-cell office:value-type="float" office:value="14.42">
            <text:p>14,42</text:p>
          </table:table-cell>
          <table:table-cell table:number-columns-repeated="1013"/>
        </table:table-row>
        <table:table-row table:style-name="ro1">
          <table:table-cell office:value-type="string">
            <text:p>brisc2025_test_0082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74">
            <text:p>0,8074</text:p>
          </table:table-cell>
          <table:table-cell office:value-type="float" office:value="0.8934">
            <text:p>0,8934</text:p>
          </table:table-cell>
          <table:table-cell office:value-type="float" office:value="0.8309">
            <text:p>0,8309</text:p>
          </table:table-cell>
          <table:table-cell office:value-type="float" office:value="0.9662">
            <text:p>0,9662</text:p>
          </table:table-cell>
          <table:table-cell office:value-type="float" office:value="0.9973">
            <text:p>0,9973</text:p>
          </table:table-cell>
          <table:table-cell office:value-type="float" office:value="0.9818">
            <text:p>0,9818</text:p>
          </table:table-cell>
          <table:table-cell office:value-type="float" office:value="25.55">
            <text:p>25,55</text:p>
          </table:table-cell>
          <table:table-cell table:number-columns-repeated="1013"/>
        </table:table-row>
        <table:table-row table:style-name="ro1">
          <table:table-cell office:value-type="string">
            <text:p>brisc2025_test_00826_pi_co_t1.jpg</text:p>
          </table:table-cell>
          <table:table-cell office:value-type="string">
            <text:p>Pituitario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8758">
            <text:p>0,8758</text:p>
          </table:table-cell>
          <table:table-cell office:value-type="float" office:value="0.9338">
            <text:p>0,9338</text:p>
          </table:table-cell>
          <table:table-cell office:value-type="float" office:value="0.9515">
            <text:p>0,9515</text:p>
          </table:table-cell>
          <table:table-cell office:value-type="float" office:value="0.9167">
            <text:p>0,9167</text:p>
          </table:table-cell>
          <table:table-cell office:value-type="float" office:value="0.9996">
            <text:p>0,9996</text:p>
          </table:table-cell>
          <table:table-cell office:value-type="float" office:value="0.9581">
            <text:p>0,9581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82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18">
            <text:p>0,9218</text:p>
          </table:table-cell>
          <table:table-cell office:value-type="float" office:value="0.9593">
            <text:p>0,9593</text:p>
          </table:table-cell>
          <table:table-cell office:value-type="float" office:value="0.9744">
            <text:p>0,9744</text:p>
          </table:table-cell>
          <table:table-cell office:value-type="float" office:value="0.9446">
            <text:p>0,9446</text:p>
          </table:table-cell>
          <table:table-cell office:value-type="float" office:value="0.9999">
            <text:p>0,9999</text:p>
          </table:table-cell>
          <table:table-cell office:value-type="float" office:value="0.9722">
            <text:p>0,9722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82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83">
            <text:p>0,8883</text:p>
          </table:table-cell>
          <table:table-cell office:value-type="float" office:value="0.9409">
            <text:p>0,9409</text:p>
          </table:table-cell>
          <table:table-cell office:value-type="float" office:value="0.9232">
            <text:p>0,9232</text:p>
          </table:table-cell>
          <table:table-cell office:value-type="float" office:value="0.9592">
            <text:p>0,9592</text:p>
          </table:table-cell>
          <table:table-cell office:value-type="float" office:value="0.9982">
            <text:p>0,9982</text:p>
          </table:table-cell>
          <table:table-cell office:value-type="float" office:value="0.9787">
            <text:p>0,9787</text:p>
          </table:table-cell>
          <table:table-cell office:value-type="float" office:value="10.05">
            <text:p>10,05</text:p>
          </table:table-cell>
          <table:table-cell table:number-columns-repeated="1013"/>
        </table:table-row>
        <table:table-row table:style-name="ro1">
          <table:table-cell office:value-type="string">
            <text:p>brisc2025_test_0082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57">
            <text:p>0,8757</text:p>
          </table:table-cell>
          <table:table-cell office:value-type="float" office:value="0.9337">
            <text:p>0,9337</text:p>
          </table:table-cell>
          <table:table-cell office:value-type="float" office:value="0.8968">
            <text:p>0,8968</text:p>
          </table:table-cell>
          <table:table-cell office:value-type="float" office:value="0.9738">
            <text:p>0,9738</text:p>
          </table:table-cell>
          <table:table-cell office:value-type="float" office:value="0.9984">
            <text:p>0,9984</text:p>
          </table:table-cell>
          <table:table-cell office:value-type="float" office:value="0.9861">
            <text:p>0,9861</text:p>
          </table:table-cell>
          <table:table-cell office:value-type="float" office:value="8.25">
            <text:p>8,25</text:p>
          </table:table-cell>
          <table:table-cell table:number-columns-repeated="1013"/>
        </table:table-row>
        <table:table-row table:style-name="ro1">
          <table:table-cell office:value-type="string">
            <text:p>brisc2025_test_0083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37">
            <text:p>0,7837</text:p>
          </table:table-cell>
          <table:table-cell office:value-type="float" office:value="0.8787">
            <text:p>0,8787</text:p>
          </table:table-cell>
          <table:table-cell office:value-type="float" office:value="0.9515">
            <text:p>0,9515</text:p>
          </table:table-cell>
          <table:table-cell office:value-type="float" office:value="0.8163">
            <text:p>0,8163</text:p>
          </table:table-cell>
          <table:table-cell office:value-type="float" office:value="0.9998">
            <text:p>0,9998</text:p>
          </table:table-cell>
          <table:table-cell office:value-type="float" office:value="0.9081">
            <text:p>0,9081</text:p>
          </table:table-cell>
          <table:table-cell office:value-type="float" office:value="15.03">
            <text:p>15,03</text:p>
          </table:table-cell>
          <table:table-cell table:number-columns-repeated="1013"/>
        </table:table-row>
        <table:table-row table:style-name="ro1">
          <table:table-cell office:value-type="string">
            <text:p>brisc2025_test_0083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98">
            <text:p>0,8698</text:p>
          </table:table-cell>
          <table:table-cell office:value-type="float" office:value="0.9303">
            <text:p>0,9303</text:p>
          </table:table-cell>
          <table:table-cell office:value-type="float" office:value="0.9809">
            <text:p>0,9809</text:p>
          </table:table-cell>
          <table:table-cell office:value-type="float" office:value="0.8848">
            <text:p>0,8848</text:p>
          </table:table-cell>
          <table:table-cell office:value-type="float" office:value="0.9999">
            <text:p>0,9999</text:p>
          </table:table-cell>
          <table:table-cell office:value-type="float" office:value="0.9423">
            <text:p>0,9423</text:p>
          </table:table-cell>
          <table:table-cell office:value-type="float" office:value="12.53">
            <text:p>12,53</text:p>
          </table:table-cell>
          <table:table-cell table:number-columns-repeated="1013"/>
        </table:table-row>
        <table:table-row table:style-name="ro1">
          <table:table-cell office:value-type="string">
            <text:p>brisc2025_test_0083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35">
            <text:p>0,9035</text:p>
          </table:table-cell>
          <table:table-cell office:value-type="float" office:value="0.9493">
            <text:p>0,9493</text:p>
          </table:table-cell>
          <table:table-cell office:value-type="float" office:value="0.9391">
            <text:p>0,9391</text:p>
          </table:table-cell>
          <table:table-cell office:value-type="float" office:value="0.9598">
            <text:p>0,9598</text:p>
          </table:table-cell>
          <table:table-cell office:value-type="float" office:value="0.9996">
            <text:p>0,9996</text:p>
          </table:table-cell>
          <table:table-cell office:value-type="float" office:value="0.9797">
            <text:p>0,9797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83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83">
            <text:p>0,8483</text:p>
          </table:table-cell>
          <table:table-cell office:value-type="float" office:value="0.9179">
            <text:p>0,9179</text:p>
          </table:table-cell>
          <table:table-cell office:value-type="float" office:value="0.8568">
            <text:p>0,8568</text:p>
          </table:table-cell>
          <table:table-cell office:value-type="float" office:value="0.9885">
            <text:p>0,9885</text:p>
          </table:table-cell>
          <table:table-cell office:value-type="float" office:value="0.9987">
            <text:p>0,9987</text:p>
          </table:table-cell>
          <table:table-cell office:value-type="float" office:value="0.9936">
            <text:p>0,9936</text:p>
          </table:table-cell>
          <table:table-cell office:value-type="float" office:value="12.17">
            <text:p>12,17</text:p>
          </table:table-cell>
          <table:table-cell table:number-columns-repeated="1013"/>
        </table:table-row>
        <table:table-row table:style-name="ro1">
          <table:table-cell office:value-type="string">
            <text:p>brisc2025_test_0083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3">
            <text:p>0,903</text:p>
          </table:table-cell>
          <table:table-cell office:value-type="float" office:value="0.949">
            <text:p>0,949</text:p>
          </table:table-cell>
          <table:table-cell office:value-type="float" office:value="0.9419">
            <text:p>0,9419</text:p>
          </table:table-cell>
          <table:table-cell office:value-type="float" office:value="0.9563">
            <text:p>0,9563</text:p>
          </table:table-cell>
          <table:table-cell office:value-type="float" office:value="0.9988">
            <text:p>0,9988</text:p>
          </table:table-cell>
          <table:table-cell office:value-type="float" office:value="0.9776">
            <text:p>0,977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83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811">
            <text:p>0,6811</text:p>
          </table:table-cell>
          <table:table-cell office:value-type="float" office:value="0.8103">
            <text:p>0,8103</text:p>
          </table:table-cell>
          <table:table-cell office:value-type="float" office:value="0.7415">
            <text:p>0,7415</text:p>
          </table:table-cell>
          <table:table-cell office:value-type="float" office:value="0.8932">
            <text:p>0,8932</text:p>
          </table:table-cell>
          <table:table-cell office:value-type="float" office:value="0.9971">
            <text:p>0,9971</text:p>
          </table:table-cell>
          <table:table-cell office:value-type="float" office:value="0.9451">
            <text:p>0,9451</text:p>
          </table:table-cell>
          <table:table-cell office:value-type="float" office:value="10.3">
            <text:p>10,3</text:p>
          </table:table-cell>
          <table:table-cell table:number-columns-repeated="1013"/>
        </table:table-row>
        <table:table-row table:style-name="ro1">
          <table:table-cell office:value-type="string">
            <text:p>brisc2025_test_0083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435">
            <text:p>0,7435</text:p>
          </table:table-cell>
          <table:table-cell office:value-type="float" office:value="0.8529">
            <text:p>0,8529</text:p>
          </table:table-cell>
          <table:table-cell office:value-type="float" office:value="0.9279">
            <text:p>0,9279</text:p>
          </table:table-cell>
          <table:table-cell office:value-type="float" office:value="0.7891">
            <text:p>0,7891</text:p>
          </table:table-cell>
          <table:table-cell office:value-type="float" office:value="0.999">
            <text:p>0,999</text:p>
          </table:table-cell>
          <table:table-cell office:value-type="float" office:value="0.894">
            <text:p>0,894</text:p>
          </table:table-cell>
          <table:table-cell office:value-type="float" office:value="29.07">
            <text:p>29,07</text:p>
          </table:table-cell>
          <table:table-cell table:number-columns-repeated="1013"/>
        </table:table-row>
        <table:table-row table:style-name="ro1">
          <table:table-cell office:value-type="string">
            <text:p>brisc2025_test_0083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26">
            <text:p>0,8926</text:p>
          </table:table-cell>
          <table:table-cell office:value-type="float" office:value="0.9433">
            <text:p>0,9433</text:p>
          </table:table-cell>
          <table:table-cell office:value-type="float" office:value="0.9685">
            <text:p>0,9685</text:p>
          </table:table-cell>
          <table:table-cell office:value-type="float" office:value="0.9193">
            <text:p>0,9193</text:p>
          </table:table-cell>
          <table:table-cell office:value-type="float" office:value="0.9996">
            <text:p>0,9996</text:p>
          </table:table-cell>
          <table:table-cell office:value-type="float" office:value="0.9595">
            <text:p>0,9595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83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2738">
            <text:p>0,2738</text:p>
          </table:table-cell>
          <table:table-cell office:value-type="float" office:value="0.4299">
            <text:p>0,4299</text:p>
          </table:table-cell>
          <table:table-cell office:value-type="float" office:value="0.2752">
            <text:p>0,2752</text:p>
          </table:table-cell>
          <table:table-cell office:value-type="float" office:value="0.9813">
            <text:p>0,9813</text:p>
          </table:table-cell>
          <table:table-cell office:value-type="float" office:value="0.9979">
            <text:p>0,9979</text:p>
          </table:table-cell>
          <table:table-cell office:value-type="float" office:value="0.9896">
            <text:p>0,9896</text:p>
          </table:table-cell>
          <table:table-cell office:value-type="float" office:value="28.28">
            <text:p>28,28</text:p>
          </table:table-cell>
          <table:table-cell table:number-columns-repeated="1013"/>
        </table:table-row>
        <table:table-row table:style-name="ro1">
          <table:table-cell office:value-type="string">
            <text:p>brisc2025_test_0083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61">
            <text:p>0,8261</text:p>
          </table:table-cell>
          <table:table-cell office:value-type="float" office:value="0.9048">
            <text:p>0,9048</text:p>
          </table:table-cell>
          <table:table-cell office:value-type="float" office:value="0.9556">
            <text:p>0,9556</text:p>
          </table:table-cell>
          <table:table-cell office:value-type="float" office:value="0.859">
            <text:p>0,859</text:p>
          </table:table-cell>
          <table:table-cell office:value-type="float" office:value="0.9997">
            <text:p>0,9997</text:p>
          </table:table-cell>
          <table:table-cell office:value-type="float" office:value="0.9294">
            <text:p>0,9294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84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666">
            <text:p>0,7666</text:p>
          </table:table-cell>
          <table:table-cell office:value-type="float" office:value="0.8679">
            <text:p>0,8679</text:p>
          </table:table-cell>
          <table:table-cell office:value-type="float" office:value="0.9347">
            <text:p>0,9347</text:p>
          </table:table-cell>
          <table:table-cell office:value-type="float" office:value="0.8099">
            <text:p>0,8099</text:p>
          </table:table-cell>
          <table:table-cell office:value-type="float" office:value="0.9992">
            <text:p>0,9992</text:p>
          </table:table-cell>
          <table:table-cell office:value-type="float" office:value="0.9046">
            <text:p>0,9046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string">
            <text:p>brisc2025_test_0084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04">
            <text:p>0,8704</text:p>
          </table:table-cell>
          <table:table-cell office:value-type="float" office:value="0.9307">
            <text:p>0,9307</text:p>
          </table:table-cell>
          <table:table-cell office:value-type="float" office:value="0.9576">
            <text:p>0,9576</text:p>
          </table:table-cell>
          <table:table-cell office:value-type="float" office:value="0.9053">
            <text:p>0,9053</text:p>
          </table:table-cell>
          <table:table-cell office:value-type="float" office:value="0.9994">
            <text:p>0,9994</text:p>
          </table:table-cell>
          <table:table-cell office:value-type="float" office:value="0.9524">
            <text:p>0,9524</text:p>
          </table:table-cell>
          <table:table-cell office:value-type="float" office:value="31.91">
            <text:p>31,91</text:p>
          </table:table-cell>
          <table:table-cell table:number-columns-repeated="1013"/>
        </table:table-row>
        <table:table-row table:style-name="ro1">
          <table:table-cell office:value-type="string">
            <text:p>brisc2025_test_0084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032">
            <text:p>0,7032</text:p>
          </table:table-cell>
          <table:table-cell office:value-type="float" office:value="0.8258">
            <text:p>0,8258</text:p>
          </table:table-cell>
          <table:table-cell office:value-type="float" office:value="0.7244">
            <text:p>0,7244</text:p>
          </table:table-cell>
          <table:table-cell office:value-type="float" office:value="0.96">
            <text:p>0,96</text:p>
          </table:table-cell>
          <table:table-cell office:value-type="float" office:value="0.9975">
            <text:p>0,9975</text:p>
          </table:table-cell>
          <table:table-cell office:value-type="float" office:value="0.9788">
            <text:p>0,9788</text:p>
          </table:table-cell>
          <table:table-cell office:value-type="float" office:value="13.15">
            <text:p>13,15</text:p>
          </table:table-cell>
          <table:table-cell table:number-columns-repeated="1013"/>
        </table:table-row>
        <table:table-row table:style-name="ro1">
          <table:table-cell office:value-type="string">
            <text:p>brisc2025_test_0084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4339">
            <text:p>0,4339</text:p>
          </table:table-cell>
          <table:table-cell office:value-type="float" office:value="0.6052">
            <text:p>0,6052</text:p>
          </table:table-cell>
          <table:table-cell office:value-type="float" office:value="0.4398">
            <text:p>0,4398</text:p>
          </table:table-cell>
          <table:table-cell office:value-type="float" office:value="0.9696">
            <text:p>0,9696</text:p>
          </table:table-cell>
          <table:table-cell office:value-type="float" office:value="0.9906">
            <text:p>0,9906</text:p>
          </table:table-cell>
          <table:table-cell office:value-type="float" office:value="0.9801">
            <text:p>0,9801</text:p>
          </table:table-cell>
          <table:table-cell office:value-type="float" office:value="51.09">
            <text:p>51,09</text:p>
          </table:table-cell>
          <table:table-cell table:number-columns-repeated="1013"/>
        </table:table-row>
        <table:table-row table:style-name="ro1">
          <table:table-cell office:value-type="string">
            <text:p>brisc2025_test_0084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85">
            <text:p>0,7885</text:p>
          </table:table-cell>
          <table:table-cell office:value-type="float" office:value="0.8817">
            <text:p>0,8817</text:p>
          </table:table-cell>
          <table:table-cell office:value-type="float" office:value="0.798">
            <text:p>0,798</text:p>
          </table:table-cell>
          <table:table-cell office:value-type="float" office:value="0.9851">
            <text:p>0,9851</text:p>
          </table:table-cell>
          <table:table-cell office:value-type="float" office:value="0.9978">
            <text:p>0,9978</text:p>
          </table:table-cell>
          <table:table-cell office:value-type="float" office:value="0.9914">
            <text:p>0,9914</text:p>
          </table:table-cell>
          <table:table-cell office:value-type="float" office:value="12.08">
            <text:p>12,08</text:p>
          </table:table-cell>
          <table:table-cell table:number-columns-repeated="1013"/>
        </table:table-row>
        <table:table-row table:style-name="ro1">
          <table:table-cell office:value-type="string">
            <text:p>brisc2025_test_0084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19">
            <text:p>0,8919</text:p>
          </table:table-cell>
          <table:table-cell office:value-type="float" office:value="0.9429">
            <text:p>0,9429</text:p>
          </table:table-cell>
          <table:table-cell office:value-type="float" office:value="0.9409">
            <text:p>0,9409</text:p>
          </table:table-cell>
          <table:table-cell office:value-type="float" office:value="0.9449">
            <text:p>0,9449</text:p>
          </table:table-cell>
          <table:table-cell office:value-type="float" office:value="0.9995">
            <text:p>0,9995</text:p>
          </table:table-cell>
          <table:table-cell office:value-type="float" office:value="0.9722">
            <text:p>0,972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84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99">
            <text:p>0,799</text:p>
          </table:table-cell>
          <table:table-cell office:value-type="float" office:value="0.8883">
            <text:p>0,8883</text:p>
          </table:table-cell>
          <table:table-cell office:value-type="float" office:value="0.8051">
            <text:p>0,8051</text:p>
          </table:table-cell>
          <table:table-cell office:value-type="float" office:value="0.9907">
            <text:p>0,9907</text:p>
          </table:table-cell>
          <table:table-cell office:value-type="float" office:value="0.998">
            <text:p>0,998</text:p>
          </table:table-cell>
          <table:table-cell office:value-type="float" office:value="0.9943">
            <text:p>0,9943</text:p>
          </table:table-cell>
          <table:table-cell office:value-type="float" office:value="12.53">
            <text:p>12,53</text:p>
          </table:table-cell>
          <table:table-cell table:number-columns-repeated="1013"/>
        </table:table-row>
        <table:table-row table:style-name="ro1">
          <table:table-cell office:value-type="string">
            <text:p>brisc2025_test_0084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348">
            <text:p>0,6348</text:p>
          </table:table-cell>
          <table:table-cell office:value-type="float" office:value="0.7766">
            <text:p>0,7766</text:p>
          </table:table-cell>
          <table:table-cell office:value-type="float" office:value="0.6442">
            <text:p>0,6442</text:p>
          </table:table-cell>
          <table:table-cell office:value-type="float" office:value="0.9776">
            <text:p>0,9776</text:p>
          </table:table-cell>
          <table:table-cell office:value-type="float" office:value="0.9959">
            <text:p>0,9959</text:p>
          </table:table-cell>
          <table:table-cell office:value-type="float" office:value="0.9868">
            <text:p>0,9868</text:p>
          </table:table-cell>
          <table:table-cell office:value-type="float" office:value="29.12">
            <text:p>29,12</text:p>
          </table:table-cell>
          <table:table-cell table:number-columns-repeated="1013"/>
        </table:table-row>
        <table:table-row table:style-name="ro1">
          <table:table-cell office:value-type="string">
            <text:p>brisc2025_test_0084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96">
            <text:p>0,8496</text:p>
          </table:table-cell>
          <table:table-cell office:value-type="float" office:value="0.9187">
            <text:p>0,9187</text:p>
          </table:table-cell>
          <table:table-cell office:value-type="float" office:value="0.902">
            <text:p>0,902</text:p>
          </table:table-cell>
          <table:table-cell office:value-type="float" office:value="0.9359">
            <text:p>0,9359</text:p>
          </table:table-cell>
          <table:table-cell office:value-type="float" office:value="0.999">
            <text:p>0,999</text:p>
          </table:table-cell>
          <table:table-cell office:value-type="float" office:value="0.9675">
            <text:p>0,9675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84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151">
            <text:p>0,8151</text:p>
          </table:table-cell>
          <table:table-cell office:value-type="float" office:value="0.8981">
            <text:p>0,8981</text:p>
          </table:table-cell>
          <table:table-cell office:value-type="float" office:value="0.83">
            <text:p>0,83</text:p>
          </table:table-cell>
          <table:table-cell office:value-type="float" office:value="0.9785">
            <text:p>0,9785</text:p>
          </table:table-cell>
          <table:table-cell office:value-type="float" office:value="0.998">
            <text:p>0,998</text:p>
          </table:table-cell>
          <table:table-cell office:value-type="float" office:value="0.9882">
            <text:p>0,9882</text:p>
          </table:table-cell>
          <table:table-cell office:value-type="float" office:value="14.42">
            <text:p>14,42</text:p>
          </table:table-cell>
          <table:table-cell table:number-columns-repeated="1013"/>
        </table:table-row>
        <table:table-row table:style-name="ro1">
          <table:table-cell office:value-type="string">
            <text:p>brisc2025_test_0085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23">
            <text:p>0,8523</text:p>
          </table:table-cell>
          <table:table-cell office:value-type="float" office:value="0.9203">
            <text:p>0,9203</text:p>
          </table:table-cell>
          <table:table-cell office:value-type="float" office:value="0.8831">
            <text:p>0,8831</text:p>
          </table:table-cell>
          <table:table-cell office:value-type="float" office:value="0.9608">
            <text:p>0,9608</text:p>
          </table:table-cell>
          <table:table-cell office:value-type="float" office:value="0.9992">
            <text:p>0,9992</text:p>
          </table:table-cell>
          <table:table-cell office:value-type="float" office:value="0.98">
            <text:p>0,98</text:p>
          </table:table-cell>
          <table:table-cell office:value-type="float" office:value="12.73">
            <text:p>12,73</text:p>
          </table:table-cell>
          <table:table-cell table:number-columns-repeated="1013"/>
        </table:table-row>
        <table:table-row table:style-name="ro1">
          <table:table-cell office:value-type="string">
            <text:p>brisc2025_test_0085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85">
            <text:p>0,685</text:p>
          </table:table-cell>
          <table:table-cell office:value-type="float" office:value="0.8131">
            <text:p>0,8131</text:p>
          </table:table-cell>
          <table:table-cell office:value-type="float" office:value="0.9417">
            <text:p>0,9417</text:p>
          </table:table-cell>
          <table:table-cell office:value-type="float" office:value="0.7153">
            <text:p>0,7153</text:p>
          </table:table-cell>
          <table:table-cell office:value-type="float" office:value="0.9994">
            <text:p>0,9994</text:p>
          </table:table-cell>
          <table:table-cell office:value-type="float" office:value="0.8574">
            <text:p>0,8574</text:p>
          </table:table-cell>
          <table:table-cell office:value-type="float" office:value="33.24">
            <text:p>33,24</text:p>
          </table:table-cell>
          <table:table-cell table:number-columns-repeated="1013"/>
        </table:table-row>
        <table:table-row table:style-name="ro1">
          <table:table-cell office:value-type="string">
            <text:p>brisc2025_test_0085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88">
            <text:p>0,8888</text:p>
          </table:table-cell>
          <table:table-cell office:value-type="float" office:value="0.9411">
            <text:p>0,9411</text:p>
          </table:table-cell>
          <table:table-cell office:value-type="float" office:value="0.97">
            <text:p>0,97</text:p>
          </table:table-cell>
          <table:table-cell office:value-type="float" office:value="0.914">
            <text:p>0,914</text:p>
          </table:table-cell>
          <table:table-cell office:value-type="float" office:value="0.9997">
            <text:p>0,9997</text:p>
          </table:table-cell>
          <table:table-cell office:value-type="float" office:value="0.9568">
            <text:p>0,9568</text:p>
          </table:table-cell>
          <table:table-cell office:value-type="float" office:value="12.04">
            <text:p>12,04</text:p>
          </table:table-cell>
          <table:table-cell table:number-columns-repeated="1013"/>
        </table:table-row>
        <table:table-row table:style-name="ro1">
          <table:table-cell office:value-type="string">
            <text:p>brisc2025_test_0085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22">
            <text:p>0,9022</text:p>
          </table:table-cell>
          <table:table-cell office:value-type="float" office:value="0.9486">
            <text:p>0,9486</text:p>
          </table:table-cell>
          <table:table-cell office:value-type="float" office:value="0.9257">
            <text:p>0,9257</text:p>
          </table:table-cell>
          <table:table-cell office:value-type="float" office:value="0.9727">
            <text:p>0,9727</text:p>
          </table:table-cell>
          <table:table-cell office:value-type="float" office:value="0.999">
            <text:p>0,999</text:p>
          </table:table-cell>
          <table:table-cell office:value-type="float" office:value="0.9859">
            <text:p>0,9859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85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874">
            <text:p>0,5874</text:p>
          </table:table-cell>
          <table:table-cell office:value-type="float" office:value="0.7401">
            <text:p>0,7401</text:p>
          </table:table-cell>
          <table:table-cell office:value-type="float" office:value="0.5903">
            <text:p>0,5903</text:p>
          </table:table-cell>
          <table:table-cell office:value-type="float" office:value="0.9918">
            <text:p>0,9918</text:p>
          </table:table-cell>
          <table:table-cell office:value-type="float" office:value="0.9912">
            <text:p>0,9912</text:p>
          </table:table-cell>
          <table:table-cell office:value-type="float" office:value="0.9915">
            <text:p>0,9915</text:p>
          </table:table-cell>
          <table:table-cell office:value-type="float" office:value="20.25">
            <text:p>20,25</text:p>
          </table:table-cell>
          <table:table-cell table:number-columns-repeated="1013"/>
        </table:table-row>
        <table:table-row table:style-name="ro1">
          <table:table-cell office:value-type="string">
            <text:p>brisc2025_test_0085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978">
            <text:p>0,7978</text:p>
          </table:table-cell>
          <table:table-cell office:value-type="float" office:value="0.8875">
            <text:p>0,8875</text:p>
          </table:table-cell>
          <table:table-cell office:value-type="float" office:value="0.9113">
            <text:p>0,9113</text:p>
          </table:table-cell>
          <table:table-cell office:value-type="float" office:value="0.8649">
            <text:p>0,8649</text:p>
          </table:table-cell>
          <table:table-cell office:value-type="float" office:value="0.9995">
            <text:p>0,9995</text:p>
          </table:table-cell>
          <table:table-cell office:value-type="float" office:value="0.9322">
            <text:p>0,9322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85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83">
            <text:p>0,9383</text:p>
          </table:table-cell>
          <table:table-cell office:value-type="float" office:value="0.9682">
            <text:p>0,9682</text:p>
          </table:table-cell>
          <table:table-cell office:value-type="float" office:value="0.9523">
            <text:p>0,9523</text:p>
          </table:table-cell>
          <table:table-cell office:value-type="float" office:value="0.9846">
            <text:p>0,9846</text:p>
          </table:table-cell>
          <table:table-cell office:value-type="float" office:value="0.999">
            <text:p>0,999</text:p>
          </table:table-cell>
          <table:table-cell office:value-type="float" office:value="0.9918">
            <text:p>0,9918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85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42">
            <text:p>0,9342</text:p>
          </table:table-cell>
          <table:table-cell office:value-type="float" office:value="0.966">
            <text:p>0,966</text:p>
          </table:table-cell>
          <table:table-cell office:value-type="float" office:value="0.9586">
            <text:p>0,9586</text:p>
          </table:table-cell>
          <table:table-cell office:value-type="float" office:value="0.9735">
            <text:p>0,9735</text:p>
          </table:table-cell>
          <table:table-cell office:value-type="float" office:value="0.9998">
            <text:p>0,9998</text:p>
          </table:table-cell>
          <table:table-cell office:value-type="float" office:value="0.9866">
            <text:p>0,9866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85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44">
            <text:p>0,8644</text:p>
          </table:table-cell>
          <table:table-cell office:value-type="float" office:value="0.9273">
            <text:p>0,9273</text:p>
          </table:table-cell>
          <table:table-cell office:value-type="float" office:value="0.8817">
            <text:p>0,8817</text:p>
          </table:table-cell>
          <table:table-cell office:value-type="float" office:value="0.9779">
            <text:p>0,9779</text:p>
          </table:table-cell>
          <table:table-cell office:value-type="float" office:value="0.9991">
            <text:p>0,9991</text:p>
          </table:table-cell>
          <table:table-cell office:value-type="float" office:value="0.9885">
            <text:p>0,9885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85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4">
            <text:p>0,804</text:p>
          </table:table-cell>
          <table:table-cell office:value-type="float" office:value="0.8913">
            <text:p>0,8913</text:p>
          </table:table-cell>
          <table:table-cell office:value-type="float" office:value="0.8312">
            <text:p>0,8312</text:p>
          </table:table-cell>
          <table:table-cell office:value-type="float" office:value="0.9608">
            <text:p>0,9608</text:p>
          </table:table-cell>
          <table:table-cell office:value-type="float" office:value="0.9941">
            <text:p>0,9941</text:p>
          </table:table-cell>
          <table:table-cell office:value-type="float" office:value="0.9774">
            <text:p>0,9774</text:p>
          </table:table-cell>
          <table:table-cell office:value-type="float" office:value="15.26">
            <text:p>15,26</text:p>
          </table:table-cell>
          <table:table-cell table:number-columns-repeated="1013"/>
        </table:table-row>
        <table:table-row table:style-name="ro1">
          <table:table-cell office:value-type="string">
            <text:p>brisc2025_test_0086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44">
            <text:p>0,9544</text:p>
          </table:table-cell>
          <table:table-cell office:value-type="float" office:value="0.9767">
            <text:p>0,9767</text:p>
          </table:table-cell>
          <table:table-cell office:value-type="float" office:value="0.9663">
            <text:p>0,9663</text:p>
          </table:table-cell>
          <table:table-cell office:value-type="float" office:value="0.9873">
            <text:p>0,9873</text:p>
          </table:table-cell>
          <table:table-cell office:value-type="float" office:value="0.9995">
            <text:p>0,9995</text:p>
          </table:table-cell>
          <table:table-cell office:value-type="float" office:value="0.9934">
            <text:p>0,9934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86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99">
            <text:p>0,9199</text:p>
          </table:table-cell>
          <table:table-cell office:value-type="float" office:value="0.9583">
            <text:p>0,9583</text:p>
          </table:table-cell>
          <table:table-cell office:value-type="float" office:value="0.9325">
            <text:p>0,9325</text:p>
          </table:table-cell>
          <table:table-cell office:value-type="float" office:value="0.9855">
            <text:p>0,9855</text:p>
          </table:table-cell>
          <table:table-cell office:value-type="float" office:value="0.9989">
            <text:p>0,9989</text:p>
          </table:table-cell>
          <table:table-cell office:value-type="float" office:value="0.9922">
            <text:p>0,9922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86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176">
            <text:p>0,7176</text:p>
          </table:table-cell>
          <table:table-cell office:value-type="float" office:value="0.8356">
            <text:p>0,8356</text:p>
          </table:table-cell>
          <table:table-cell office:value-type="float" office:value="0.8674">
            <text:p>0,8674</text:p>
          </table:table-cell>
          <table:table-cell office:value-type="float" office:value="0.8061">
            <text:p>0,8061</text:p>
          </table:table-cell>
          <table:table-cell office:value-type="float" office:value="0.9986">
            <text:p>0,9986</text:p>
          </table:table-cell>
          <table:table-cell office:value-type="float" office:value="0.9024">
            <text:p>0,9024</text:p>
          </table:table-cell>
          <table:table-cell office:value-type="float" office:value="22.14">
            <text:p>22,14</text:p>
          </table:table-cell>
          <table:table-cell table:number-columns-repeated="1013"/>
        </table:table-row>
        <table:table-row table:style-name="ro1">
          <table:table-cell office:value-type="string">
            <text:p>brisc2025_test_0086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89">
            <text:p>0,7889</text:p>
          </table:table-cell>
          <table:table-cell office:value-type="float" office:value="0.882">
            <text:p>0,882</text:p>
          </table:table-cell>
          <table:table-cell office:value-type="float" office:value="0.915">
            <text:p>0,915</text:p>
          </table:table-cell>
          <table:table-cell office:value-type="float" office:value="0.8513">
            <text:p>0,8513</text:p>
          </table:table-cell>
          <table:table-cell office:value-type="float" office:value="0.9995">
            <text:p>0,9995</text:p>
          </table:table-cell>
          <table:table-cell office:value-type="float" office:value="0.9254">
            <text:p>0,9254</text:p>
          </table:table-cell>
          <table:table-cell office:value-type="float" office:value="13.42">
            <text:p>13,42</text:p>
          </table:table-cell>
          <table:table-cell table:number-columns-repeated="1013"/>
        </table:table-row>
        <table:table-row table:style-name="ro1">
          <table:table-cell office:value-type="string">
            <text:p>brisc2025_test_0086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34">
            <text:p>0,8234</text:p>
          </table:table-cell>
          <table:table-cell office:value-type="float" office:value="0.9031">
            <text:p>0,9031</text:p>
          </table:table-cell>
          <table:table-cell office:value-type="float" office:value="0.9409">
            <text:p>0,9409</text:p>
          </table:table-cell>
          <table:table-cell office:value-type="float" office:value="0.8683">
            <text:p>0,8683</text:p>
          </table:table-cell>
          <table:table-cell office:value-type="float" office:value="0.9996">
            <text:p>0,9996</text:p>
          </table:table-cell>
          <table:table-cell office:value-type="float" office:value="0.9339">
            <text:p>0,9339</text:p>
          </table:table-cell>
          <table:table-cell office:value-type="float" office:value="8.6">
            <text:p>8,6</text:p>
          </table:table-cell>
          <table:table-cell table:number-columns-repeated="1013"/>
        </table:table-row>
        <table:table-row table:style-name="ro1">
          <table:table-cell office:value-type="string">
            <text:p>brisc2025_test_0086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93">
            <text:p>0,8993</text:p>
          </table:table-cell>
          <table:table-cell office:value-type="float" office:value="0.947">
            <text:p>0,947</text:p>
          </table:table-cell>
          <table:table-cell office:value-type="float" office:value="0.9518">
            <text:p>0,9518</text:p>
          </table:table-cell>
          <table:table-cell office:value-type="float" office:value="0.9422">
            <text:p>0,9422</text:p>
          </table:table-cell>
          <table:table-cell office:value-type="float" office:value="0.9997">
            <text:p>0,9997</text:p>
          </table:table-cell>
          <table:table-cell office:value-type="float" office:value="0.9709">
            <text:p>0,9709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86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181">
            <text:p>0,8181</text:p>
          </table:table-cell>
          <table:table-cell office:value-type="float" office:value="0.8999">
            <text:p>0,8999</text:p>
          </table:table-cell>
          <table:table-cell office:value-type="float" office:value="0.8387">
            <text:p>0,8387</text:p>
          </table:table-cell>
          <table:table-cell office:value-type="float" office:value="0.9708">
            <text:p>0,9708</text:p>
          </table:table-cell>
          <table:table-cell office:value-type="float" office:value="0.9984">
            <text:p>0,9984</text:p>
          </table:table-cell>
          <table:table-cell office:value-type="float" office:value="0.9846">
            <text:p>0,9846</text:p>
          </table:table-cell>
          <table:table-cell office:value-type="float" office:value="14.56">
            <text:p>14,56</text:p>
          </table:table-cell>
          <table:table-cell table:number-columns-repeated="1013"/>
        </table:table-row>
        <table:table-row table:style-name="ro1">
          <table:table-cell office:value-type="string">
            <text:p>brisc2025_test_0086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11">
            <text:p>0,8011</text:p>
          </table:table-cell>
          <table:table-cell office:value-type="float" office:value="0.8895">
            <text:p>0,8895</text:p>
          </table:table-cell>
          <table:table-cell office:value-type="float" office:value="0.8427">
            <text:p>0,8427</text:p>
          </table:table-cell>
          <table:table-cell office:value-type="float" office:value="0.942">
            <text:p>0,942</text:p>
          </table:table-cell>
          <table:table-cell office:value-type="float" office:value="0.9992">
            <text:p>0,9992</text:p>
          </table:table-cell>
          <table:table-cell office:value-type="float" office:value="0.9706">
            <text:p>0,9706</text:p>
          </table:table-cell>
          <table:table-cell office:value-type="float" office:value="8.94">
            <text:p>8,94</text:p>
          </table:table-cell>
          <table:table-cell table:number-columns-repeated="1013"/>
        </table:table-row>
        <table:table-row table:style-name="ro1">
          <table:table-cell office:value-type="string">
            <text:p>brisc2025_test_0086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19">
            <text:p>0,8619</text:p>
          </table:table-cell>
          <table:table-cell office:value-type="float" office:value="0.9258">
            <text:p>0,9258</text:p>
          </table:table-cell>
          <table:table-cell office:value-type="float" office:value="0.9484">
            <text:p>0,9484</text:p>
          </table:table-cell>
          <table:table-cell office:value-type="float" office:value="0.9043">
            <text:p>0,9043</text:p>
          </table:table-cell>
          <table:table-cell office:value-type="float" office:value="0.9996">
            <text:p>0,9996</text:p>
          </table:table-cell>
          <table:table-cell office:value-type="float" office:value="0.952">
            <text:p>0,952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86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28">
            <text:p>0,7828</text:p>
          </table:table-cell>
          <table:table-cell office:value-type="float" office:value="0.8782">
            <text:p>0,8782</text:p>
          </table:table-cell>
          <table:table-cell office:value-type="float" office:value="0.9651">
            <text:p>0,9651</text:p>
          </table:table-cell>
          <table:table-cell office:value-type="float" office:value="0.8057">
            <text:p>0,8057</text:p>
          </table:table-cell>
          <table:table-cell office:value-type="float" office:value="0.9996">
            <text:p>0,9996</text:p>
          </table:table-cell>
          <table:table-cell office:value-type="float" office:value="0.9026">
            <text:p>0,9026</text:p>
          </table:table-cell>
          <table:table-cell office:value-type="float" office:value="11.31">
            <text:p>11,31</text:p>
          </table:table-cell>
          <table:table-cell table:number-columns-repeated="1013"/>
        </table:table-row>
        <table:table-row table:style-name="ro1">
          <table:table-cell office:value-type="string">
            <text:p>brisc2025_test_0087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37">
            <text:p>0,9437</text:p>
          </table:table-cell>
          <table:table-cell office:value-type="float" office:value="0.9711">
            <text:p>0,9711</text:p>
          </table:table-cell>
          <table:table-cell office:value-type="float" office:value="0.9624">
            <text:p>0,9624</text:p>
          </table:table-cell>
          <table:table-cell office:value-type="float" office:value="0.9799">
            <text:p>0,9799</text:p>
          </table:table-cell>
          <table:table-cell office:value-type="float" office:value="0.9993">
            <text:p>0,9993</text:p>
          </table:table-cell>
          <table:table-cell office:value-type="float" office:value="0.9896">
            <text:p>0,9896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87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79">
            <text:p>0,9279</text:p>
          </table:table-cell>
          <table:table-cell office:value-type="float" office:value="0.9626">
            <text:p>0,9626</text:p>
          </table:table-cell>
          <table:table-cell office:value-type="float" office:value="0.9739">
            <text:p>0,9739</text:p>
          </table:table-cell>
          <table:table-cell office:value-type="float" office:value="0.9515">
            <text:p>0,9515</text:p>
          </table:table-cell>
          <table:table-cell office:value-type="float" office:value="0.9993">
            <text:p>0,9993</text:p>
          </table:table-cell>
          <table:table-cell office:value-type="float" office:value="0.9754">
            <text:p>0,9754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brisc2025_test_0087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721">
            <text:p>0,6721</text:p>
          </table:table-cell>
          <table:table-cell office:value-type="float" office:value="0.8039">
            <text:p>0,8039</text:p>
          </table:table-cell>
          <table:table-cell office:value-type="float" office:value="0.7679">
            <text:p>0,7679</text:p>
          </table:table-cell>
          <table:table-cell office:value-type="float" office:value="0.8434">
            <text:p>0,8434</text:p>
          </table:table-cell>
          <table:table-cell office:value-type="float" office:value="0.9955">
            <text:p>0,9955</text:p>
          </table:table-cell>
          <table:table-cell office:value-type="float" office:value="0.9194">
            <text:p>0,9194</text:p>
          </table:table-cell>
          <table:table-cell office:value-type="float" office:value="57.7">
            <text:p>57,7</text:p>
          </table:table-cell>
          <table:table-cell table:number-columns-repeated="1013"/>
        </table:table-row>
        <table:table-row table:style-name="ro1">
          <table:table-cell office:value-type="string">
            <text:p>brisc2025_test_0087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365">
            <text:p>0,7365</text:p>
          </table:table-cell>
          <table:table-cell office:value-type="float" office:value="0.8483">
            <text:p>0,8483</text:p>
          </table:table-cell>
          <table:table-cell office:value-type="float" office:value="0.9684">
            <text:p>0,9684</text:p>
          </table:table-cell>
          <table:table-cell office:value-type="float" office:value="0.7546">
            <text:p>0,7546</text:p>
          </table:table-cell>
          <table:table-cell office:value-type="float" office:value="0.9995">
            <text:p>0,9995</text:p>
          </table:table-cell>
          <table:table-cell office:value-type="float" office:value="0.877">
            <text:p>0,877</text:p>
          </table:table-cell>
          <table:table-cell office:value-type="float" office:value="17.89">
            <text:p>17,89</text:p>
          </table:table-cell>
          <table:table-cell table:number-columns-repeated="1013"/>
        </table:table-row>
        <table:table-row table:style-name="ro1">
          <table:table-cell office:value-type="string">
            <text:p>brisc2025_test_0087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85">
            <text:p>0,8385</text:p>
          </table:table-cell>
          <table:table-cell office:value-type="float" office:value="0.9122">
            <text:p>0,9122</text:p>
          </table:table-cell>
          <table:table-cell office:value-type="float" office:value="0.8803">
            <text:p>0,8803</text:p>
          </table:table-cell>
          <table:table-cell office:value-type="float" office:value="0.9464">
            <text:p>0,9464</text:p>
          </table:table-cell>
          <table:table-cell office:value-type="float" office:value="0.999">
            <text:p>0,999</text:p>
          </table:table-cell>
          <table:table-cell office:value-type="float" office:value="0.9727">
            <text:p>0,9727</text:p>
          </table:table-cell>
          <table:table-cell office:value-type="float" office:value="17.2">
            <text:p>17,2</text:p>
          </table:table-cell>
          <table:table-cell table:number-columns-repeated="1013"/>
        </table:table-row>
        <table:table-row table:style-name="ro1">
          <table:table-cell office:value-type="string">
            <text:p>brisc2025_test_0087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81">
            <text:p>0,9381</text:p>
          </table:table-cell>
          <table:table-cell office:value-type="float" office:value="0.9681">
            <text:p>0,9681</text:p>
          </table:table-cell>
          <table:table-cell office:value-type="float" office:value="0.9818">
            <text:p>0,9818</text:p>
          </table:table-cell>
          <table:table-cell office:value-type="float" office:value="0.9548">
            <text:p>0,9548</text:p>
          </table:table-cell>
          <table:table-cell office:value-type="float" office:value="0.9998">
            <text:p>0,9998</text:p>
          </table:table-cell>
          <table:table-cell office:value-type="float" office:value="0.9773">
            <text:p>0,977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87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613">
            <text:p>0,6613</text:p>
          </table:table-cell>
          <table:table-cell office:value-type="float" office:value="0.7961">
            <text:p>0,7961</text:p>
          </table:table-cell>
          <table:table-cell office:value-type="float" office:value="0.9711">
            <text:p>0,9711</text:p>
          </table:table-cell>
          <table:table-cell office:value-type="float" office:value="0.6745">
            <text:p>0,6745</text:p>
          </table:table-cell>
          <table:table-cell office:value-type="float" office:value="0.9999">
            <text:p>0,9999</text:p>
          </table:table-cell>
          <table:table-cell office:value-type="float" office:value="0.8372">
            <text:p>0,8372</text:p>
          </table:table-cell>
          <table:table-cell office:value-type="float" office:value="8.54">
            <text:p>8,54</text:p>
          </table:table-cell>
          <table:table-cell table:number-columns-repeated="1013"/>
        </table:table-row>
        <table:table-row table:style-name="ro1">
          <table:table-cell office:value-type="string">
            <text:p>brisc2025_test_0087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16">
            <text:p>0,8916</text:p>
          </table:table-cell>
          <table:table-cell office:value-type="float" office:value="0.9427">
            <text:p>0,9427</text:p>
          </table:table-cell>
          <table:table-cell office:value-type="float" office:value="0.9327">
            <text:p>0,9327</text:p>
          </table:table-cell>
          <table:table-cell office:value-type="float" office:value="0.9529">
            <text:p>0,9529</text:p>
          </table:table-cell>
          <table:table-cell office:value-type="float" office:value="0.9987">
            <text:p>0,9987</text:p>
          </table:table-cell>
          <table:table-cell office:value-type="float" office:value="0.9758">
            <text:p>0,9758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87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928">
            <text:p>0,7928</text:p>
          </table:table-cell>
          <table:table-cell office:value-type="float" office:value="0.8844">
            <text:p>0,8844</text:p>
          </table:table-cell>
          <table:table-cell office:value-type="float" office:value="0.9419">
            <text:p>0,9419</text:p>
          </table:table-cell>
          <table:table-cell office:value-type="float" office:value="0.8336">
            <text:p>0,8336</text:p>
          </table:table-cell>
          <table:table-cell office:value-type="float" office:value="0.9994">
            <text:p>0,9994</text:p>
          </table:table-cell>
          <table:table-cell office:value-type="float" office:value="0.9165">
            <text:p>0,9165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87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133">
            <text:p>0,8133</text:p>
          </table:table-cell>
          <table:table-cell office:value-type="float" office:value="0.897">
            <text:p>0,897</text:p>
          </table:table-cell>
          <table:table-cell office:value-type="float" office:value="0.9185">
            <text:p>0,9185</text:p>
          </table:table-cell>
          <table:table-cell office:value-type="float" office:value="0.8765">
            <text:p>0,8765</text:p>
          </table:table-cell>
          <table:table-cell office:value-type="float" office:value="0.9996">
            <text:p>0,9996</text:p>
          </table:table-cell>
          <table:table-cell office:value-type="float" office:value="0.938">
            <text:p>0,938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brisc2025_test_0088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38">
            <text:p>0,538</text:p>
          </table:table-cell>
          <table:table-cell office:value-type="float" office:value="0.6996">
            <text:p>0,6996</text:p>
          </table:table-cell>
          <table:table-cell office:value-type="float" office:value="0.5897">
            <text:p>0,5897</text:p>
          </table:table-cell>
          <table:table-cell office:value-type="float" office:value="0.8599">
            <text:p>0,8599</text:p>
          </table:table-cell>
          <table:table-cell office:value-type="float" office:value="0.9959">
            <text:p>0,9959</text:p>
          </table:table-cell>
          <table:table-cell office:value-type="float" office:value="0.9279">
            <text:p>0,9279</text:p>
          </table:table-cell>
          <table:table-cell office:value-type="float" office:value="36.67">
            <text:p>36,67</text:p>
          </table:table-cell>
          <table:table-cell table:number-columns-repeated="1013"/>
        </table:table-row>
        <table:table-row table:style-name="ro1">
          <table:table-cell office:value-type="string">
            <text:p>brisc2025_test_0088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17">
            <text:p>0,9517</text:p>
          </table:table-cell>
          <table:table-cell office:value-type="float" office:value="0.9752">
            <text:p>0,9752</text:p>
          </table:table-cell>
          <table:table-cell office:value-type="float" office:value="0.9864">
            <text:p>0,9864</text:p>
          </table:table-cell>
          <table:table-cell office:value-type="float" office:value="0.9643">
            <text:p>0,9643</text:p>
          </table:table-cell>
          <table:table-cell office:value-type="float" office:value="0.9993">
            <text:p>0,9993</text:p>
          </table:table-cell>
          <table:table-cell office:value-type="float" office:value="0.9818">
            <text:p>0,9818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88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23">
            <text:p>0,723</text:p>
          </table:table-cell>
          <table:table-cell office:value-type="float" office:value="0.8392">
            <text:p>0,8392</text:p>
          </table:table-cell>
          <table:table-cell office:value-type="float" office:value="0.9302">
            <text:p>0,9302</text:p>
          </table:table-cell>
          <table:table-cell office:value-type="float" office:value="0.7645">
            <text:p>0,7645</text:p>
          </table:table-cell>
          <table:table-cell office:value-type="float" office:value="0.9993">
            <text:p>0,9993</text:p>
          </table:table-cell>
          <table:table-cell office:value-type="float" office:value="0.8819">
            <text:p>0,8819</text:p>
          </table:table-cell>
          <table:table-cell office:value-type="float" office:value="19.31">
            <text:p>19,31</text:p>
          </table:table-cell>
          <table:table-cell table:number-columns-repeated="1013"/>
        </table:table-row>
        <table:table-row table:style-name="ro1">
          <table:table-cell office:value-type="string">
            <text:p>brisc2025_test_0088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41">
            <text:p>0,741</text:p>
          </table:table-cell>
          <table:table-cell office:value-type="float" office:value="0.8513">
            <text:p>0,8513</text:p>
          </table:table-cell>
          <table:table-cell office:value-type="float" office:value="0.9942">
            <text:p>0,9942</text:p>
          </table:table-cell>
          <table:table-cell office:value-type="float" office:value="0.7442">
            <text:p>0,7442</text:p>
          </table:table-cell>
          <table:table-cell office:value-type="float" office:value="0.9999">
            <text:p>0,9999</text:p>
          </table:table-cell>
          <table:table-cell office:value-type="float" office:value="0.8721">
            <text:p>0,8721</text:p>
          </table:table-cell>
          <table:table-cell office:value-type="float" office:value="36.36">
            <text:p>36,36</text:p>
          </table:table-cell>
          <table:table-cell table:number-columns-repeated="1013"/>
        </table:table-row>
        <table:table-row table:style-name="ro1">
          <table:table-cell office:value-type="string">
            <text:p>brisc2025_test_0088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9">
            <text:p>0,879</text:p>
          </table:table-cell>
          <table:table-cell office:value-type="float" office:value="0.9356">
            <text:p>0,9356</text:p>
          </table:table-cell>
          <table:table-cell office:value-type="float" office:value="0.9649">
            <text:p>0,9649</text:p>
          </table:table-cell>
          <table:table-cell office:value-type="float" office:value="0.908">
            <text:p>0,908</text:p>
          </table:table-cell>
          <table:table-cell office:value-type="float" office:value="0.9993">
            <text:p>0,9993</text:p>
          </table:table-cell>
          <table:table-cell office:value-type="float" office:value="0.9537">
            <text:p>0,9537</text:p>
          </table:table-cell>
          <table:table-cell office:value-type="float" office:value="15.3">
            <text:p>15,3</text:p>
          </table:table-cell>
          <table:table-cell table:number-columns-repeated="1013"/>
        </table:table-row>
        <table:table-row table:style-name="ro1">
          <table:table-cell office:value-type="string">
            <text:p>brisc2025_test_0088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">
            <text:p>0,88</text:p>
          </table:table-cell>
          <table:table-cell office:value-type="float" office:value="0.9361">
            <text:p>0,9361</text:p>
          </table:table-cell>
          <table:table-cell office:value-type="float" office:value="0.9597">
            <text:p>0,9597</text:p>
          </table:table-cell>
          <table:table-cell office:value-type="float" office:value="0.9138">
            <text:p>0,9138</text:p>
          </table:table-cell>
          <table:table-cell office:value-type="float" office:value="0.9995">
            <text:p>0,9995</text:p>
          </table:table-cell>
          <table:table-cell office:value-type="float" office:value="0.9566">
            <text:p>0,9566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886_pi_co_t1.jpg</text:p>
          </table:table-cell>
          <table:table-cell office:value-type="string">
            <text:p>Pituitario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risc2025_test_0088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72">
            <text:p>0,9372</text:p>
          </table:table-cell>
          <table:table-cell office:value-type="float" office:value="0.9676">
            <text:p>0,9676</text:p>
          </table:table-cell>
          <table:table-cell office:value-type="float" office:value="0.9755">
            <text:p>0,9755</text:p>
          </table:table-cell>
          <table:table-cell office:value-type="float" office:value="0.9598">
            <text:p>0,9598</text:p>
          </table:table-cell>
          <table:table-cell office:value-type="float" office:value="0.9998">
            <text:p>0,9998</text:p>
          </table:table-cell>
          <table:table-cell office:value-type="float" office:value="0.9798">
            <text:p>0,9798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88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71">
            <text:p>0,571</text:p>
          </table:table-cell>
          <table:table-cell office:value-type="float" office:value="0.7269">
            <text:p>0,7269</text:p>
          </table:table-cell>
          <table:table-cell office:value-type="float" office:value="0.576">
            <text:p>0,576</text:p>
          </table:table-cell>
          <table:table-cell office:value-type="float" office:value="0.9848">
            <text:p>0,9848</text:p>
          </table:table-cell>
          <table:table-cell office:value-type="float" office:value="0.9985">
            <text:p>0,9985</text:p>
          </table:table-cell>
          <table:table-cell office:value-type="float" office:value="0.9917">
            <text:p>0,9917</text:p>
          </table:table-cell>
          <table:table-cell office:value-type="float" office:value="12.65">
            <text:p>12,65</text:p>
          </table:table-cell>
          <table:table-cell table:number-columns-repeated="1013"/>
        </table:table-row>
        <table:table-row table:style-name="ro1">
          <table:table-cell office:value-type="string">
            <text:p>brisc2025_test_0088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77">
            <text:p>0,8977</text:p>
          </table:table-cell>
          <table:table-cell office:value-type="float" office:value="0.9461">
            <text:p>0,9461</text:p>
          </table:table-cell>
          <table:table-cell office:value-type="float" office:value="0.992">
            <text:p>0,992</text:p>
          </table:table-cell>
          <table:table-cell office:value-type="float" office:value="0.9042">
            <text:p>0,9042</text:p>
          </table:table-cell>
          <table:table-cell office:value-type="float" office:value="1">
            <text:p>1</text:p>
          </table:table-cell>
          <table:table-cell office:value-type="float" office:value="0.9521">
            <text:p>0,952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89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215">
            <text:p>0,7215</text:p>
          </table:table-cell>
          <table:table-cell office:value-type="float" office:value="0.8382">
            <text:p>0,8382</text:p>
          </table:table-cell>
          <table:table-cell office:value-type="float" office:value="0.7685">
            <text:p>0,7685</text:p>
          </table:table-cell>
          <table:table-cell office:value-type="float" office:value="0.9218">
            <text:p>0,9218</text:p>
          </table:table-cell>
          <table:table-cell office:value-type="float" office:value="0.9992">
            <text:p>0,9992</text:p>
          </table:table-cell>
          <table:table-cell office:value-type="float" office:value="0.9605">
            <text:p>0,9605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89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36">
            <text:p>0,9436</text:p>
          </table:table-cell>
          <table:table-cell office:value-type="float" office:value="0.971">
            <text:p>0,971</text:p>
          </table:table-cell>
          <table:table-cell office:value-type="float" office:value="0.9824">
            <text:p>0,9824</text:p>
          </table:table-cell>
          <table:table-cell office:value-type="float" office:value="0.9598">
            <text:p>0,9598</text:p>
          </table:table-cell>
          <table:table-cell office:value-type="float" office:value="0.9998">
            <text:p>0,9998</text:p>
          </table:table-cell>
          <table:table-cell office:value-type="float" office:value="0.9798">
            <text:p>0,9798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89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914">
            <text:p>0,5914</text:p>
          </table:table-cell>
          <table:table-cell office:value-type="float" office:value="0.7432">
            <text:p>0,7432</text:p>
          </table:table-cell>
          <table:table-cell office:value-type="float" office:value="0.6285">
            <text:p>0,6285</text:p>
          </table:table-cell>
          <table:table-cell office:value-type="float" office:value="0.9092">
            <text:p>0,9092</text:p>
          </table:table-cell>
          <table:table-cell office:value-type="float" office:value="0.9956">
            <text:p>0,9956</text:p>
          </table:table-cell>
          <table:table-cell office:value-type="float" office:value="0.9524">
            <text:p>0,9524</text:p>
          </table:table-cell>
          <table:table-cell office:value-type="float" office:value="22.14">
            <text:p>22,14</text:p>
          </table:table-cell>
          <table:table-cell table:number-columns-repeated="1013"/>
        </table:table-row>
        <table:table-row table:style-name="ro1">
          <table:table-cell office:value-type="string">
            <text:p>brisc2025_test_0089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87">
            <text:p>0,8687</text:p>
          </table:table-cell>
          <table:table-cell office:value-type="float" office:value="0.9297">
            <text:p>0,9297</text:p>
          </table:table-cell>
          <table:table-cell office:value-type="float" office:value="0.92">
            <text:p>0,92</text:p>
          </table:table-cell>
          <table:table-cell office:value-type="float" office:value="0.9397">
            <text:p>0,9397</text:p>
          </table:table-cell>
          <table:table-cell office:value-type="float" office:value="0.9987">
            <text:p>0,9987</text:p>
          </table:table-cell>
          <table:table-cell office:value-type="float" office:value="0.9692">
            <text:p>0,9692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brisc2025_test_0089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68">
            <text:p>0,8968</text:p>
          </table:table-cell>
          <table:table-cell office:value-type="float" office:value="0.9456">
            <text:p>0,9456</text:p>
          </table:table-cell>
          <table:table-cell office:value-type="float" office:value="0.9849">
            <text:p>0,9849</text:p>
          </table:table-cell>
          <table:table-cell office:value-type="float" office:value="0.9093">
            <text:p>0,9093</text:p>
          </table:table-cell>
          <table:table-cell office:value-type="float" office:value="0.9996">
            <text:p>0,9996</text:p>
          </table:table-cell>
          <table:table-cell office:value-type="float" office:value="0.9545">
            <text:p>0,9545</text:p>
          </table:table-cell>
          <table:table-cell office:value-type="float" office:value="23.41">
            <text:p>23,41</text:p>
          </table:table-cell>
          <table:table-cell table:number-columns-repeated="1013"/>
        </table:table-row>
        <table:table-row table:style-name="ro1">
          <table:table-cell office:value-type="string">
            <text:p>brisc2025_test_0089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73">
            <text:p>0,8873</text:p>
          </table:table-cell>
          <table:table-cell office:value-type="float" office:value="0.9403">
            <text:p>0,9403</text:p>
          </table:table-cell>
          <table:table-cell office:value-type="float" office:value="0.911">
            <text:p>0,911</text:p>
          </table:table-cell>
          <table:table-cell office:value-type="float" office:value="0.9714">
            <text:p>0,9714</text:p>
          </table:table-cell>
          <table:table-cell office:value-type="float" office:value="0.9994">
            <text:p>0,9994</text:p>
          </table:table-cell>
          <table:table-cell office:value-type="float" office:value="0.9854">
            <text:p>0,9854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89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41">
            <text:p>0,8641</text:p>
          </table:table-cell>
          <table:table-cell office:value-type="float" office:value="0.9271">
            <text:p>0,9271</text:p>
          </table:table-cell>
          <table:table-cell office:value-type="float" office:value="0.9419">
            <text:p>0,9419</text:p>
          </table:table-cell>
          <table:table-cell office:value-type="float" office:value="0.9128">
            <text:p>0,9128</text:p>
          </table:table-cell>
          <table:table-cell office:value-type="float" office:value="0.9991">
            <text:p>0,9991</text:p>
          </table:table-cell>
          <table:table-cell office:value-type="float" office:value="0.9559">
            <text:p>0,9559</text:p>
          </table:table-cell>
          <table:table-cell office:value-type="float" office:value="15.52">
            <text:p>15,52</text:p>
          </table:table-cell>
          <table:table-cell table:number-columns-repeated="1013"/>
        </table:table-row>
        <table:table-row table:style-name="ro1">
          <table:table-cell office:value-type="string">
            <text:p>brisc2025_test_0089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23">
            <text:p>0,8923</text:p>
          </table:table-cell>
          <table:table-cell office:value-type="float" office:value="0.9431">
            <text:p>0,9431</text:p>
          </table:table-cell>
          <table:table-cell office:value-type="float" office:value="0.9676">
            <text:p>0,9676</text:p>
          </table:table-cell>
          <table:table-cell office:value-type="float" office:value="0.9198">
            <text:p>0,9198</text:p>
          </table:table-cell>
          <table:table-cell office:value-type="float" office:value="0.9998">
            <text:p>0,9998</text:p>
          </table:table-cell>
          <table:table-cell office:value-type="float" office:value="0.9598">
            <text:p>0,9598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89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7">
            <text:p>0,897</text:p>
          </table:table-cell>
          <table:table-cell office:value-type="float" office:value="0.9457">
            <text:p>0,9457</text:p>
          </table:table-cell>
          <table:table-cell office:value-type="float" office:value="0.9867">
            <text:p>0,9867</text:p>
          </table:table-cell>
          <table:table-cell office:value-type="float" office:value="0.908">
            <text:p>0,908</text:p>
          </table:table-cell>
          <table:table-cell office:value-type="float" office:value="0.9999">
            <text:p>0,9999</text:p>
          </table:table-cell>
          <table:table-cell office:value-type="float" office:value="0.9539">
            <text:p>0,9539</text:p>
          </table:table-cell>
          <table:table-cell office:value-type="float" office:value="6.71">
            <text:p>6,71</text:p>
          </table:table-cell>
          <table:table-cell table:number-columns-repeated="1013"/>
        </table:table-row>
        <table:table-row table:style-name="ro1">
          <table:table-cell office:value-type="string">
            <text:p>brisc2025_test_0089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68">
            <text:p>0,768</text:p>
          </table:table-cell>
          <table:table-cell office:value-type="float" office:value="0.8688">
            <text:p>0,8688</text:p>
          </table:table-cell>
          <table:table-cell office:value-type="float" office:value="0.981">
            <text:p>0,981</text:p>
          </table:table-cell>
          <table:table-cell office:value-type="float" office:value="0.7796">
            <text:p>0,7796</text:p>
          </table:table-cell>
          <table:table-cell office:value-type="float" office:value="0.9999">
            <text:p>0,9999</text:p>
          </table:table-cell>
          <table:table-cell office:value-type="float" office:value="0.8898">
            <text:p>0,8898</text:p>
          </table:table-cell>
          <table:table-cell office:value-type="float" office:value="15.81">
            <text:p>15,81</text:p>
          </table:table-cell>
          <table:table-cell table:number-columns-repeated="1013"/>
        </table:table-row>
        <table:table-row table:style-name="ro1">
          <table:table-cell office:value-type="string">
            <text:p>brisc2025_test_0090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721">
            <text:p>0,7721</text:p>
          </table:table-cell>
          <table:table-cell office:value-type="float" office:value="0.8714">
            <text:p>0,8714</text:p>
          </table:table-cell>
          <table:table-cell office:value-type="float" office:value="0.81">
            <text:p>0,81</text:p>
          </table:table-cell>
          <table:table-cell office:value-type="float" office:value="0.9428">
            <text:p>0,9428</text:p>
          </table:table-cell>
          <table:table-cell office:value-type="float" office:value="0.9985">
            <text:p>0,9985</text:p>
          </table:table-cell>
          <table:table-cell office:value-type="float" office:value="0.9706">
            <text:p>0,9706</text:p>
          </table:table-cell>
          <table:table-cell office:value-type="float" office:value="13.89">
            <text:p>13,89</text:p>
          </table:table-cell>
          <table:table-cell table:number-columns-repeated="1013"/>
        </table:table-row>
        <table:table-row table:style-name="ro1">
          <table:table-cell office:value-type="string">
            <text:p>brisc2025_test_0090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731">
            <text:p>0,6731</text:p>
          </table:table-cell>
          <table:table-cell office:value-type="float" office:value="0.8046">
            <text:p>0,8046</text:p>
          </table:table-cell>
          <table:table-cell office:value-type="float" office:value="0.9992">
            <text:p>0,9992</text:p>
          </table:table-cell>
          <table:table-cell office:value-type="float" office:value="0.6735">
            <text:p>0,6735</text:p>
          </table:table-cell>
          <table:table-cell office:value-type="float" office:value="1">
            <text:p>1</text:p>
          </table:table-cell>
          <table:table-cell office:value-type="float" office:value="0.8367">
            <text:p>0,8367</text:p>
          </table:table-cell>
          <table:table-cell office:value-type="float" office:value="29.83">
            <text:p>29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0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52">
            <text:p>0,9452</text:p>
          </table:table-cell>
          <table:table-cell office:value-type="float" office:value="0.9718">
            <text:p>0,9718</text:p>
          </table:table-cell>
          <table:table-cell office:value-type="float" office:value="0.9813">
            <text:p>0,9813</text:p>
          </table:table-cell>
          <table:table-cell office:value-type="float" office:value="0.9625">
            <text:p>0,9625</text:p>
          </table:table-cell>
          <table:table-cell office:value-type="float" office:value="0.9999">
            <text:p>0,9999</text:p>
          </table:table-cell>
          <table:table-cell office:value-type="float" office:value="0.9812">
            <text:p>0,981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90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006">
            <text:p>0,5006</text:p>
          </table:table-cell>
          <table:table-cell office:value-type="float" office:value="0.6672">
            <text:p>0,6672</text:p>
          </table:table-cell>
          <table:table-cell office:value-type="float" office:value="0.5065">
            <text:p>0,5065</text:p>
          </table:table-cell>
          <table:table-cell office:value-type="float" office:value="0.9775">
            <text:p>0,9775</text:p>
          </table:table-cell>
          <table:table-cell office:value-type="float" office:value="0.9971">
            <text:p>0,9971</text:p>
          </table:table-cell>
          <table:table-cell office:value-type="float" office:value="0.9873">
            <text:p>0,9873</text:p>
          </table:table-cell>
          <table:table-cell office:value-type="float" office:value="23.26">
            <text:p>23,26</text:p>
          </table:table-cell>
          <table:table-cell table:number-columns-repeated="1013"/>
        </table:table-row>
        <table:table-row table:style-name="ro1">
          <table:table-cell office:value-type="string">
            <text:p>brisc2025_test_0090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53">
            <text:p>0,9453</text:p>
          </table:table-cell>
          <table:table-cell office:value-type="float" office:value="0.9719">
            <text:p>0,9719</text:p>
          </table:table-cell>
          <table:table-cell office:value-type="float" office:value="0.9762">
            <text:p>0,9762</text:p>
          </table:table-cell>
          <table:table-cell office:value-type="float" office:value="0.9676">
            <text:p>0,9676</text:p>
          </table:table-cell>
          <table:table-cell office:value-type="float" office:value="0.9992">
            <text:p>0,9992</text:p>
          </table:table-cell>
          <table:table-cell office:value-type="float" office:value="0.9834">
            <text:p>0,983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905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661">
            <text:p>0,5661</text:p>
          </table:table-cell>
          <table:table-cell office:value-type="float" office:value="0.723">
            <text:p>0,723</text:p>
          </table:table-cell>
          <table:table-cell office:value-type="float" office:value="0.987">
            <text:p>0,987</text:p>
          </table:table-cell>
          <table:table-cell office:value-type="float" office:value="0.5704">
            <text:p>0,5704</text:p>
          </table:table-cell>
          <table:table-cell office:value-type="float" office:value="0.9999">
            <text:p>0,9999</text:p>
          </table:table-cell>
          <table:table-cell office:value-type="float" office:value="0.7852">
            <text:p>0,7852</text:p>
          </table:table-cell>
          <table:table-cell office:value-type="float" office:value="38.95">
            <text:p>38,95</text:p>
          </table:table-cell>
          <table:table-cell table:number-columns-repeated="1013"/>
        </table:table-row>
        <table:table-row table:style-name="ro1">
          <table:table-cell office:value-type="string">
            <text:p>brisc2025_test_00906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63">
            <text:p>0,9463</text:p>
          </table:table-cell>
          <table:table-cell office:value-type="float" office:value="0.9724">
            <text:p>0,9724</text:p>
          </table:table-cell>
          <table:table-cell office:value-type="float" office:value="0.9776">
            <text:p>0,9776</text:p>
          </table:table-cell>
          <table:table-cell office:value-type="float" office:value="0.9674">
            <text:p>0,9674</text:p>
          </table:table-cell>
          <table:table-cell office:value-type="float" office:value="0.9997">
            <text:p>0,9997</text:p>
          </table:table-cell>
          <table:table-cell office:value-type="float" office:value="0.9835">
            <text:p>0,9835</text:p>
          </table:table-cell>
          <table:table-cell office:value-type="float" office:value="8.49">
            <text:p>8,49</text:p>
          </table:table-cell>
          <table:table-cell table:number-columns-repeated="1013"/>
        </table:table-row>
        <table:table-row table:style-name="ro1">
          <table:table-cell office:value-type="string">
            <text:p>brisc2025_test_00907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1">
            <text:p>0,851</text:p>
          </table:table-cell>
          <table:table-cell office:value-type="float" office:value="0.9195">
            <text:p>0,9195</text:p>
          </table:table-cell>
          <table:table-cell office:value-type="float" office:value="0.9244">
            <text:p>0,9244</text:p>
          </table:table-cell>
          <table:table-cell office:value-type="float" office:value="0.9147">
            <text:p>0,9147</text:p>
          </table:table-cell>
          <table:table-cell office:value-type="float" office:value="0.9982">
            <text:p>0,9982</text:p>
          </table:table-cell>
          <table:table-cell office:value-type="float" office:value="0.9564">
            <text:p>0,9564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brisc2025_test_00908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01">
            <text:p>0,9101</text:p>
          </table:table-cell>
          <table:table-cell office:value-type="float" office:value="0.9529">
            <text:p>0,9529</text:p>
          </table:table-cell>
          <table:table-cell office:value-type="float" office:value="0.9468">
            <text:p>0,9468</text:p>
          </table:table-cell>
          <table:table-cell office:value-type="float" office:value="0.9591">
            <text:p>0,9591</text:p>
          </table:table-cell>
          <table:table-cell office:value-type="float" office:value="0.9991">
            <text:p>0,9991</text:p>
          </table:table-cell>
          <table:table-cell office:value-type="float" office:value="0.9791">
            <text:p>0,9791</text:p>
          </table:table-cell>
          <table:table-cell office:value-type="float" office:value="13.15">
            <text:p>13,15</text:p>
          </table:table-cell>
          <table:table-cell table:number-columns-repeated="1013"/>
        </table:table-row>
        <table:table-row table:style-name="ro1">
          <table:table-cell office:value-type="string">
            <text:p>brisc2025_test_00909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78">
            <text:p>0,8678</text:p>
          </table:table-cell>
          <table:table-cell office:value-type="float" office:value="0.9292">
            <text:p>0,9292</text:p>
          </table:table-cell>
          <table:table-cell office:value-type="float" office:value="0.8698">
            <text:p>0,8698</text:p>
          </table:table-cell>
          <table:table-cell office:value-type="float" office:value="0.9974">
            <text:p>0,9974</text:p>
          </table:table-cell>
          <table:table-cell office:value-type="float" office:value="0.9991">
            <text:p>0,9991</text:p>
          </table:table-cell>
          <table:table-cell office:value-type="float" office:value="0.9983">
            <text:p>0,9983</text:p>
          </table:table-cell>
          <table:table-cell office:value-type="float" office:value="6.08">
            <text:p>6,08</text:p>
          </table:table-cell>
          <table:table-cell table:number-columns-repeated="1013"/>
        </table:table-row>
        <table:table-row table:style-name="ro1">
          <table:table-cell office:value-type="string">
            <text:p>brisc2025_test_00910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93">
            <text:p>0,8093</text:p>
          </table:table-cell>
          <table:table-cell office:value-type="float" office:value="0.8946">
            <text:p>0,8946</text:p>
          </table:table-cell>
          <table:table-cell office:value-type="float" office:value="0.8795">
            <text:p>0,8795</text:p>
          </table:table-cell>
          <table:table-cell office:value-type="float" office:value="0.9103">
            <text:p>0,9103</text:p>
          </table:table-cell>
          <table:table-cell office:value-type="float" office:value="0.999">
            <text:p>0,999</text:p>
          </table:table-cell>
          <table:table-cell office:value-type="float" office:value="0.9546">
            <text:p>0,9546</text:p>
          </table:table-cell>
          <table:table-cell office:value-type="float" office:value="14.14">
            <text:p>14,14</text:p>
          </table:table-cell>
          <table:table-cell table:number-columns-repeated="1013"/>
        </table:table-row>
        <table:table-row table:style-name="ro1">
          <table:table-cell office:value-type="string">
            <text:p>brisc2025_test_00911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38">
            <text:p>0,8338</text:p>
          </table:table-cell>
          <table:table-cell office:value-type="float" office:value="0.9094">
            <text:p>0,9094</text:p>
          </table:table-cell>
          <table:table-cell office:value-type="float" office:value="0.9556">
            <text:p>0,9556</text:p>
          </table:table-cell>
          <table:table-cell office:value-type="float" office:value="0.8674">
            <text:p>0,8674</text:p>
          </table:table-cell>
          <table:table-cell office:value-type="float" office:value="0.9998">
            <text:p>0,9998</text:p>
          </table:table-cell>
          <table:table-cell office:value-type="float" office:value="0.9336">
            <text:p>0,933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12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407">
            <text:p>0,9407</text:p>
          </table:table-cell>
          <table:table-cell office:value-type="float" office:value="0.9695">
            <text:p>0,9695</text:p>
          </table:table-cell>
          <table:table-cell office:value-type="float" office:value="0.9708">
            <text:p>0,9708</text:p>
          </table:table-cell>
          <table:table-cell office:value-type="float" office:value="0.9681">
            <text:p>0,9681</text:p>
          </table:table-cell>
          <table:table-cell office:value-type="float" office:value="0.9998">
            <text:p>0,9998</text:p>
          </table:table-cell>
          <table:table-cell office:value-type="float" office:value="0.984">
            <text:p>0,98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913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02">
            <text:p>0,8202</text:p>
          </table:table-cell>
          <table:table-cell office:value-type="float" office:value="0.9012">
            <text:p>0,9012</text:p>
          </table:table-cell>
          <table:table-cell office:value-type="float" office:value="0.8296">
            <text:p>0,8296</text:p>
          </table:table-cell>
          <table:table-cell office:value-type="float" office:value="0.9863">
            <text:p>0,9863</text:p>
          </table:table-cell>
          <table:table-cell office:value-type="float" office:value="0.9968">
            <text:p>0,9968</text:p>
          </table:table-cell>
          <table:table-cell office:value-type="float" office:value="0.9915">
            <text:p>0,9915</text:p>
          </table:table-cell>
          <table:table-cell office:value-type="float" office:value="15.65">
            <text:p>15,65</text:p>
          </table:table-cell>
          <table:table-cell table:number-columns-repeated="1013"/>
        </table:table-row>
        <table:table-row table:style-name="ro1">
          <table:table-cell office:value-type="string">
            <text:p>brisc2025_test_00914_pi_co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2">
            <text:p>0,882</text:p>
          </table:table-cell>
          <table:table-cell office:value-type="float" office:value="0.9373">
            <text:p>0,9373</text:p>
          </table:table-cell>
          <table:table-cell office:value-type="float" office:value="0.9485">
            <text:p>0,9485</text:p>
          </table:table-cell>
          <table:table-cell office:value-type="float" office:value="0.9263">
            <text:p>0,9263</text:p>
          </table:table-cell>
          <table:table-cell office:value-type="float" office:value="0.9994">
            <text:p>0,9994</text:p>
          </table:table-cell>
          <table:table-cell office:value-type="float" office:value="0.9629">
            <text:p>0,9629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91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14">
            <text:p>0,8514</text:p>
          </table:table-cell>
          <table:table-cell office:value-type="float" office:value="0.9197">
            <text:p>0,9197</text:p>
          </table:table-cell>
          <table:table-cell office:value-type="float" office:value="0.9649">
            <text:p>0,9649</text:p>
          </table:table-cell>
          <table:table-cell office:value-type="float" office:value="0.8786">
            <text:p>0,8786</text:p>
          </table:table-cell>
          <table:table-cell office:value-type="float" office:value="0.9998">
            <text:p>0,9998</text:p>
          </table:table-cell>
          <table:table-cell office:value-type="float" office:value="0.9392">
            <text:p>0,9392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91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98">
            <text:p>0,8998</text:p>
          </table:table-cell>
          <table:table-cell office:value-type="float" office:value="0.9472">
            <text:p>0,9472</text:p>
          </table:table-cell>
          <table:table-cell office:value-type="float" office:value="0.9925">
            <text:p>0,9925</text:p>
          </table:table-cell>
          <table:table-cell office:value-type="float" office:value="0.9059">
            <text:p>0,9059</text:p>
          </table:table-cell>
          <table:table-cell office:value-type="float" office:value="1">
            <text:p>1</text:p>
          </table:table-cell>
          <table:table-cell office:value-type="float" office:value="0.9529">
            <text:p>0,9529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91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41">
            <text:p>0,8941</text:p>
          </table:table-cell>
          <table:table-cell office:value-type="float" office:value="0.9441">
            <text:p>0,9441</text:p>
          </table:table-cell>
          <table:table-cell office:value-type="float" office:value="0.9659">
            <text:p>0,9659</text:p>
          </table:table-cell>
          <table:table-cell office:value-type="float" office:value="0.9232">
            <text:p>0,9232</text:p>
          </table:table-cell>
          <table:table-cell office:value-type="float" office:value="0.9998">
            <text:p>0,9998</text:p>
          </table:table-cell>
          <table:table-cell office:value-type="float" office:value="0.9615">
            <text:p>0,9615</text:p>
          </table:table-cell>
          <table:table-cell office:value-type="float" office:value="11.4">
            <text:p>11,4</text:p>
          </table:table-cell>
          <table:table-cell table:number-columns-repeated="1013"/>
        </table:table-row>
        <table:table-row table:style-name="ro1">
          <table:table-cell office:value-type="string">
            <text:p>brisc2025_test_0091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85">
            <text:p>0,8885</text:p>
          </table:table-cell>
          <table:table-cell office:value-type="float" office:value="0.941">
            <text:p>0,941</text:p>
          </table:table-cell>
          <table:table-cell office:value-type="float" office:value="0.9193">
            <text:p>0,9193</text:p>
          </table:table-cell>
          <table:table-cell office:value-type="float" office:value="0.9637">
            <text:p>0,9637</text:p>
          </table:table-cell>
          <table:table-cell office:value-type="float" office:value="0.9998">
            <text:p>0,9998</text:p>
          </table:table-cell>
          <table:table-cell office:value-type="float" office:value="0.9818">
            <text:p>0,981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91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24">
            <text:p>0,724</text:p>
          </table:table-cell>
          <table:table-cell office:value-type="float" office:value="0.8399">
            <text:p>0,8399</text:p>
          </table:table-cell>
          <table:table-cell office:value-type="float" office:value="0.7272">
            <text:p>0,7272</text:p>
          </table:table-cell>
          <table:table-cell office:value-type="float" office:value="0.994">
            <text:p>0,994</text:p>
          </table:table-cell>
          <table:table-cell office:value-type="float" office:value="0.9981">
            <text:p>0,9981</text:p>
          </table:table-cell>
          <table:table-cell office:value-type="float" office:value="0.996">
            <text:p>0,99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92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91">
            <text:p>0,9391</text:p>
          </table:table-cell>
          <table:table-cell office:value-type="float" office:value="0.9686">
            <text:p>0,9686</text:p>
          </table:table-cell>
          <table:table-cell office:value-type="float" office:value="0.9609">
            <text:p>0,9609</text:p>
          </table:table-cell>
          <table:table-cell office:value-type="float" office:value="0.9764">
            <text:p>0,9764</text:p>
          </table:table-cell>
          <table:table-cell office:value-type="float" office:value="0.9994">
            <text:p>0,9994</text:p>
          </table:table-cell>
          <table:table-cell office:value-type="float" office:value="0.9879">
            <text:p>0,9879</text:p>
          </table:table-cell>
          <table:table-cell office:value-type="float" office:value="11.4">
            <text:p>11,4</text:p>
          </table:table-cell>
          <table:table-cell table:number-columns-repeated="1013"/>
        </table:table-row>
        <table:table-row table:style-name="ro1">
          <table:table-cell office:value-type="string">
            <text:p>brisc2025_test_0092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02">
            <text:p>0,9002</text:p>
          </table:table-cell>
          <table:table-cell office:value-type="float" office:value="0.9475">
            <text:p>0,9475</text:p>
          </table:table-cell>
          <table:table-cell office:value-type="float" office:value="0.9602">
            <text:p>0,9602</text:p>
          </table:table-cell>
          <table:table-cell office:value-type="float" office:value="0.9351">
            <text:p>0,9351</text:p>
          </table:table-cell>
          <table:table-cell office:value-type="float" office:value="0.9994">
            <text:p>0,9994</text:p>
          </table:table-cell>
          <table:table-cell office:value-type="float" office:value="0.9672">
            <text:p>0,9672</text:p>
          </table:table-cell>
          <table:table-cell office:value-type="float" office:value="11.05">
            <text:p>11,05</text:p>
          </table:table-cell>
          <table:table-cell table:number-columns-repeated="1013"/>
        </table:table-row>
        <table:table-row table:style-name="ro1">
          <table:table-cell office:value-type="string">
            <text:p>brisc2025_test_0092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49">
            <text:p>0,9549</text:p>
          </table:table-cell>
          <table:table-cell office:value-type="float" office:value="0.9769">
            <text:p>0,9769</text:p>
          </table:table-cell>
          <table:table-cell office:value-type="float" office:value="0.9642">
            <text:p>0,9642</text:p>
          </table:table-cell>
          <table:table-cell office:value-type="float" office:value="0.9899">
            <text:p>0,9899</text:p>
          </table:table-cell>
          <table:table-cell office:value-type="float" office:value="0.9993">
            <text:p>0,9993</text:p>
          </table:table-cell>
          <table:table-cell office:value-type="float" office:value="0.9946">
            <text:p>0,9946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92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82">
            <text:p>0,8982</text:p>
          </table:table-cell>
          <table:table-cell office:value-type="float" office:value="0.9463">
            <text:p>0,9463</text:p>
          </table:table-cell>
          <table:table-cell office:value-type="float" office:value="0.9544">
            <text:p>0,9544</text:p>
          </table:table-cell>
          <table:table-cell office:value-type="float" office:value="0.9384">
            <text:p>0,9384</text:p>
          </table:table-cell>
          <table:table-cell office:value-type="float" office:value="0.9996">
            <text:p>0,9996</text:p>
          </table:table-cell>
          <table:table-cell office:value-type="float" office:value="0.969">
            <text:p>0,969</text:p>
          </table:table-cell>
          <table:table-cell office:value-type="float" office:value="8.6">
            <text:p>8,6</text:p>
          </table:table-cell>
          <table:table-cell table:number-columns-repeated="1013"/>
        </table:table-row>
        <table:table-row table:style-name="ro1">
          <table:table-cell office:value-type="string">
            <text:p>brisc2025_test_0092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31">
            <text:p>0,9331</text:p>
          </table:table-cell>
          <table:table-cell office:value-type="float" office:value="0.9654">
            <text:p>0,9654</text:p>
          </table:table-cell>
          <table:table-cell office:value-type="float" office:value="0.952">
            <text:p>0,952</text:p>
          </table:table-cell>
          <table:table-cell office:value-type="float" office:value="0.9791">
            <text:p>0,9791</text:p>
          </table:table-cell>
          <table:table-cell office:value-type="float" office:value="0.9998">
            <text:p>0,9998</text:p>
          </table:table-cell>
          <table:table-cell office:value-type="float" office:value="0.9895">
            <text:p>0,989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2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9">
            <text:p>0,959</text:p>
          </table:table-cell>
          <table:table-cell office:value-type="float" office:value="0.9791">
            <text:p>0,9791</text:p>
          </table:table-cell>
          <table:table-cell office:value-type="float" office:value="0.9778">
            <text:p>0,9778</text:p>
          </table:table-cell>
          <table:table-cell office:value-type="float" office:value="0.9804">
            <text:p>0,9804</text:p>
          </table:table-cell>
          <table:table-cell office:value-type="float" office:value="0.9995">
            <text:p>0,9995</text:p>
          </table:table-cell>
          <table:table-cell office:value-type="float" office:value="0.99">
            <text:p>0,99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92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51">
            <text:p>0,7851</text:p>
          </table:table-cell>
          <table:table-cell office:value-type="float" office:value="0.8796">
            <text:p>0,8796</text:p>
          </table:table-cell>
          <table:table-cell office:value-type="float" office:value="0.9641">
            <text:p>0,9641</text:p>
          </table:table-cell>
          <table:table-cell office:value-type="float" office:value="0.8087">
            <text:p>0,8087</text:p>
          </table:table-cell>
          <table:table-cell office:value-type="float" office:value="0.9999">
            <text:p>0,9999</text:p>
          </table:table-cell>
          <table:table-cell office:value-type="float" office:value="0.9043">
            <text:p>0,9043</text:p>
          </table:table-cell>
          <table:table-cell office:value-type="float" office:value="12.04">
            <text:p>12,04</text:p>
          </table:table-cell>
          <table:table-cell table:number-columns-repeated="1013"/>
        </table:table-row>
        <table:table-row table:style-name="ro1">
          <table:table-cell office:value-type="string">
            <text:p>brisc2025_test_0092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82">
            <text:p>0,9082</text:p>
          </table:table-cell>
          <table:table-cell office:value-type="float" office:value="0.9519">
            <text:p>0,9519</text:p>
          </table:table-cell>
          <table:table-cell office:value-type="float" office:value="0.977">
            <text:p>0,977</text:p>
          </table:table-cell>
          <table:table-cell office:value-type="float" office:value="0.928">
            <text:p>0,928</text:p>
          </table:table-cell>
          <table:table-cell office:value-type="float" office:value="0.9998">
            <text:p>0,9998</text:p>
          </table:table-cell>
          <table:table-cell office:value-type="float" office:value="0.9639">
            <text:p>0,9639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2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293">
            <text:p>0,8293</text:p>
          </table:table-cell>
          <table:table-cell office:value-type="float" office:value="0.9067">
            <text:p>0,9067</text:p>
          </table:table-cell>
          <table:table-cell office:value-type="float" office:value="0.8766">
            <text:p>0,8766</text:p>
          </table:table-cell>
          <table:table-cell office:value-type="float" office:value="0.939">
            <text:p>0,939</text:p>
          </table:table-cell>
          <table:table-cell office:value-type="float" office:value="0.9992">
            <text:p>0,9992</text:p>
          </table:table-cell>
          <table:table-cell office:value-type="float" office:value="0.9691">
            <text:p>0,9691</text:p>
          </table:table-cell>
          <table:table-cell office:value-type="float" office:value="7.07">
            <text:p>7,07</text:p>
          </table:table-cell>
          <table:table-cell table:number-columns-repeated="1013"/>
        </table:table-row>
        <table:table-row table:style-name="ro1">
          <table:table-cell office:value-type="string">
            <text:p>brisc2025_test_0092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067">
            <text:p>0,5067</text:p>
          </table:table-cell>
          <table:table-cell office:value-type="float" office:value="0.6726">
            <text:p>0,6726</text:p>
          </table:table-cell>
          <table:table-cell office:value-type="float" office:value="0.5067">
            <text:p>0,5067</text:p>
          </table:table-cell>
          <table:table-cell office:value-type="float" office:value="1">
            <text:p>1</text:p>
          </table:table-cell>
          <table:table-cell office:value-type="float" office:value="0.9977">
            <text:p>0,9977</text:p>
          </table:table-cell>
          <table:table-cell office:value-type="float" office:value="0.9989">
            <text:p>0,9989</text:p>
          </table:table-cell>
          <table:table-cell office:value-type="float" office:value="13.45">
            <text:p>13,45</text:p>
          </table:table-cell>
          <table:table-cell table:number-columns-repeated="1013"/>
        </table:table-row>
        <table:table-row table:style-name="ro1">
          <table:table-cell office:value-type="string">
            <text:p>brisc2025_test_0093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434">
            <text:p>0,8434</text:p>
          </table:table-cell>
          <table:table-cell office:value-type="float" office:value="0.9151">
            <text:p>0,9151</text:p>
          </table:table-cell>
          <table:table-cell office:value-type="float" office:value="0.9518">
            <text:p>0,9518</text:p>
          </table:table-cell>
          <table:table-cell office:value-type="float" office:value="0.881">
            <text:p>0,881</text:p>
          </table:table-cell>
          <table:table-cell office:value-type="float" office:value="0.9998">
            <text:p>0,9998</text:p>
          </table:table-cell>
          <table:table-cell office:value-type="float" office:value="0.9404">
            <text:p>0,9404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93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84">
            <text:p>0,7884</text:p>
          </table:table-cell>
          <table:table-cell office:value-type="float" office:value="0.8817">
            <text:p>0,8817</text:p>
          </table:table-cell>
          <table:table-cell office:value-type="float" office:value="0.8066">
            <text:p>0,8066</text:p>
          </table:table-cell>
          <table:table-cell office:value-type="float" office:value="0.9722">
            <text:p>0,9722</text:p>
          </table:table-cell>
          <table:table-cell office:value-type="float" office:value="0.9973">
            <text:p>0,9973</text:p>
          </table:table-cell>
          <table:table-cell office:value-type="float" office:value="0.9848">
            <text:p>0,9848</text:p>
          </table:table-cell>
          <table:table-cell office:value-type="float" office:value="9.9">
            <text:p>9,9</text:p>
          </table:table-cell>
          <table:table-cell table:number-columns-repeated="1013"/>
        </table:table-row>
        <table:table-row table:style-name="ro1">
          <table:table-cell office:value-type="string">
            <text:p>brisc2025_test_0093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569">
            <text:p>0,6569</text:p>
          </table:table-cell>
          <table:table-cell office:value-type="float" office:value="0.7929">
            <text:p>0,7929</text:p>
          </table:table-cell>
          <table:table-cell office:value-type="float" office:value="0.6672">
            <text:p>0,6672</text:p>
          </table:table-cell>
          <table:table-cell office:value-type="float" office:value="0.9771">
            <text:p>0,9771</text:p>
          </table:table-cell>
          <table:table-cell office:value-type="float" office:value="0.9967">
            <text:p>0,9967</text:p>
          </table:table-cell>
          <table:table-cell office:value-type="float" office:value="0.9869">
            <text:p>0,9869</text:p>
          </table:table-cell>
          <table:table-cell office:value-type="float" office:value="33.54">
            <text:p>33,54</text:p>
          </table:table-cell>
          <table:table-cell table:number-columns-repeated="1013"/>
        </table:table-row>
        <table:table-row table:style-name="ro1">
          <table:table-cell office:value-type="string">
            <text:p>brisc2025_test_0093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2">
            <text:p>0,832</text:p>
          </table:table-cell>
          <table:table-cell office:value-type="float" office:value="0.9083">
            <text:p>0,9083</text:p>
          </table:table-cell>
          <table:table-cell office:value-type="float" office:value="0.8808">
            <text:p>0,8808</text:p>
          </table:table-cell>
          <table:table-cell office:value-type="float" office:value="0.9376">
            <text:p>0,9376</text:p>
          </table:table-cell>
          <table:table-cell office:value-type="float" office:value="0.9993">
            <text:p>0,9993</text:p>
          </table:table-cell>
          <table:table-cell office:value-type="float" office:value="0.9685">
            <text:p>0,9685</text:p>
          </table:table-cell>
          <table:table-cell office:value-type="float" office:value="7.62">
            <text:p>7,62</text:p>
          </table:table-cell>
          <table:table-cell table:number-columns-repeated="1013"/>
        </table:table-row>
        <table:table-row table:style-name="ro1">
          <table:table-cell office:value-type="string">
            <text:p>brisc2025_test_0093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21">
            <text:p>0,8921</text:p>
          </table:table-cell>
          <table:table-cell office:value-type="float" office:value="0.943">
            <text:p>0,943</text:p>
          </table:table-cell>
          <table:table-cell office:value-type="float" office:value="0.916">
            <text:p>0,916</text:p>
          </table:table-cell>
          <table:table-cell office:value-type="float" office:value="0.9716">
            <text:p>0,9716</text:p>
          </table:table-cell>
          <table:table-cell office:value-type="float" office:value="0.9991">
            <text:p>0,9991</text:p>
          </table:table-cell>
          <table:table-cell office:value-type="float" office:value="0.9854">
            <text:p>0,9854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3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88">
            <text:p>0,9088</text:p>
          </table:table-cell>
          <table:table-cell office:value-type="float" office:value="0.9522">
            <text:p>0,9522</text:p>
          </table:table-cell>
          <table:table-cell office:value-type="float" office:value="0.97">
            <text:p>0,97</text:p>
          </table:table-cell>
          <table:table-cell office:value-type="float" office:value="0.935">
            <text:p>0,935</text:p>
          </table:table-cell>
          <table:table-cell office:value-type="float" office:value="0.9999">
            <text:p>0,9999</text:p>
          </table:table-cell>
          <table:table-cell office:value-type="float" office:value="0.9675">
            <text:p>0,9675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93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67">
            <text:p>0,8367</text:p>
          </table:table-cell>
          <table:table-cell office:value-type="float" office:value="0.9111">
            <text:p>0,9111</text:p>
          </table:table-cell>
          <table:table-cell office:value-type="float" office:value="0.8893">
            <text:p>0,8893</text:p>
          </table:table-cell>
          <table:table-cell office:value-type="float" office:value="0.934">
            <text:p>0,934</text:p>
          </table:table-cell>
          <table:table-cell office:value-type="float" office:value="0.9997">
            <text:p>0,9997</text:p>
          </table:table-cell>
          <table:table-cell office:value-type="float" office:value="0.9669">
            <text:p>0,9669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93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931">
            <text:p>0,7931</text:p>
          </table:table-cell>
          <table:table-cell office:value-type="float" office:value="0.8846">
            <text:p>0,8846</text:p>
          </table:table-cell>
          <table:table-cell office:value-type="float" office:value="0.8087">
            <text:p>0,8087</text:p>
          </table:table-cell>
          <table:table-cell office:value-type="float" office:value="0.9762">
            <text:p>0,9762</text:p>
          </table:table-cell>
          <table:table-cell office:value-type="float" office:value="0.9971">
            <text:p>0,9971</text:p>
          </table:table-cell>
          <table:table-cell office:value-type="float" office:value="0.9866">
            <text:p>0,9866</text:p>
          </table:table-cell>
          <table:table-cell office:value-type="float" office:value="30.41">
            <text:p>30,41</text:p>
          </table:table-cell>
          <table:table-cell table:number-columns-repeated="1013"/>
        </table:table-row>
        <table:table-row table:style-name="ro1">
          <table:table-cell office:value-type="string">
            <text:p>brisc2025_test_0093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361">
            <text:p>0,361</text:p>
          </table:table-cell>
          <table:table-cell office:value-type="float" office:value="0.5305">
            <text:p>0,5305</text:p>
          </table:table-cell>
          <table:table-cell office:value-type="float" office:value="0.3656">
            <text:p>0,3656</text:p>
          </table:table-cell>
          <table:table-cell office:value-type="float" office:value="0.9666">
            <text:p>0,9666</text:p>
          </table:table-cell>
          <table:table-cell office:value-type="float" office:value="0.9907">
            <text:p>0,9907</text:p>
          </table:table-cell>
          <table:table-cell office:value-type="float" office:value="0.9787">
            <text:p>0,9787</text:p>
          </table:table-cell>
          <table:table-cell office:value-type="float" office:value="40.25">
            <text:p>40,25</text:p>
          </table:table-cell>
          <table:table-cell table:number-columns-repeated="1013"/>
        </table:table-row>
        <table:table-row table:style-name="ro1">
          <table:table-cell office:value-type="string">
            <text:p>brisc2025_test_0093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35">
            <text:p>0,9035</text:p>
          </table:table-cell>
          <table:table-cell office:value-type="float" office:value="0.9493">
            <text:p>0,9493</text:p>
          </table:table-cell>
          <table:table-cell office:value-type="float" office:value="0.9667">
            <text:p>0,9667</text:p>
          </table:table-cell>
          <table:table-cell office:value-type="float" office:value="0.9325">
            <text:p>0,9325</text:p>
          </table:table-cell>
          <table:table-cell office:value-type="float" office:value="0.9998">
            <text:p>0,9998</text:p>
          </table:table-cell>
          <table:table-cell office:value-type="float" office:value="0.9662">
            <text:p>0,9662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94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886">
            <text:p>0,6886</text:p>
          </table:table-cell>
          <table:table-cell office:value-type="float" office:value="0.8156">
            <text:p>0,8156</text:p>
          </table:table-cell>
          <table:table-cell office:value-type="float" office:value="0.6975">
            <text:p>0,6975</text:p>
          </table:table-cell>
          <table:table-cell office:value-type="float" office:value="0.9817">
            <text:p>0,9817</text:p>
          </table:table-cell>
          <table:table-cell office:value-type="float" office:value="0.9979">
            <text:p>0,9979</text:p>
          </table:table-cell>
          <table:table-cell office:value-type="float" office:value="0.9898">
            <text:p>0,9898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94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33">
            <text:p>0,8333</text:p>
          </table:table-cell>
          <table:table-cell office:value-type="float" office:value="0.9091">
            <text:p>0,9091</text:p>
          </table:table-cell>
          <table:table-cell office:value-type="float" office:value="0.8596">
            <text:p>0,8596</text:p>
          </table:table-cell>
          <table:table-cell office:value-type="float" office:value="0.9646">
            <text:p>0,9646</text:p>
          </table:table-cell>
          <table:table-cell office:value-type="float" office:value="0.999">
            <text:p>0,999</text:p>
          </table:table-cell>
          <table:table-cell office:value-type="float" office:value="0.9818">
            <text:p>0,9818</text:p>
          </table:table-cell>
          <table:table-cell office:value-type="float" office:value="14.56">
            <text:p>14,56</text:p>
          </table:table-cell>
          <table:table-cell table:number-columns-repeated="1013"/>
        </table:table-row>
        <table:table-row table:style-name="ro1">
          <table:table-cell office:value-type="string">
            <text:p>brisc2025_test_0094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07">
            <text:p>0,9207</text:p>
          </table:table-cell>
          <table:table-cell office:value-type="float" office:value="0.9587">
            <text:p>0,9587</text:p>
          </table:table-cell>
          <table:table-cell office:value-type="float" office:value="0.9821">
            <text:p>0,9821</text:p>
          </table:table-cell>
          <table:table-cell office:value-type="float" office:value="0.9364">
            <text:p>0,9364</text:p>
          </table:table-cell>
          <table:table-cell office:value-type="float" office:value="0.9998">
            <text:p>0,9998</text:p>
          </table:table-cell>
          <table:table-cell office:value-type="float" office:value="0.9681">
            <text:p>0,9681</text:p>
          </table:table-cell>
          <table:table-cell office:value-type="float" office:value="10.63">
            <text:p>10,63</text:p>
          </table:table-cell>
          <table:table-cell table:number-columns-repeated="1013"/>
        </table:table-row>
        <table:table-row table:style-name="ro1">
          <table:table-cell office:value-type="string">
            <text:p>brisc2025_test_0094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84">
            <text:p>0,8984</text:p>
          </table:table-cell>
          <table:table-cell office:value-type="float" office:value="0.9465">
            <text:p>0,9465</text:p>
          </table:table-cell>
          <table:table-cell office:value-type="float" office:value="0.961">
            <text:p>0,961</text:p>
          </table:table-cell>
          <table:table-cell office:value-type="float" office:value="0.9324">
            <text:p>0,9324</text:p>
          </table:table-cell>
          <table:table-cell office:value-type="float" office:value="0.9997">
            <text:p>0,9997</text:p>
          </table:table-cell>
          <table:table-cell office:value-type="float" office:value="0.9661">
            <text:p>0,966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94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29">
            <text:p>0,8529</text:p>
          </table:table-cell>
          <table:table-cell office:value-type="float" office:value="0.9206">
            <text:p>0,9206</text:p>
          </table:table-cell>
          <table:table-cell office:value-type="float" office:value="0.9167">
            <text:p>0,9167</text:p>
          </table:table-cell>
          <table:table-cell office:value-type="float" office:value="0.9246">
            <text:p>0,9246</text:p>
          </table:table-cell>
          <table:table-cell office:value-type="float" office:value="0.9996">
            <text:p>0,9996</text:p>
          </table:table-cell>
          <table:table-cell office:value-type="float" office:value="0.9621">
            <text:p>0,9621</text:p>
          </table:table-cell>
          <table:table-cell office:value-type="float" office:value="9.22">
            <text:p>9,22</text:p>
          </table:table-cell>
          <table:table-cell table:number-columns-repeated="1013"/>
        </table:table-row>
        <table:table-row table:style-name="ro1">
          <table:table-cell office:value-type="string">
            <text:p>brisc2025_test_0094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65">
            <text:p>0,8965</text:p>
          </table:table-cell>
          <table:table-cell office:value-type="float" office:value="0.9454">
            <text:p>0,9454</text:p>
          </table:table-cell>
          <table:table-cell office:value-type="float" office:value="0.9564">
            <text:p>0,9564</text:p>
          </table:table-cell>
          <table:table-cell office:value-type="float" office:value="0.9347">
            <text:p>0,9347</text:p>
          </table:table-cell>
          <table:table-cell office:value-type="float" office:value="0.9998">
            <text:p>0,9998</text:p>
          </table:table-cell>
          <table:table-cell office:value-type="float" office:value="0.9672">
            <text:p>0,9672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94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25">
            <text:p>0,9325</text:p>
          </table:table-cell>
          <table:table-cell office:value-type="float" office:value="0.965">
            <text:p>0,965</text:p>
          </table:table-cell>
          <table:table-cell office:value-type="float" office:value="0.9801">
            <text:p>0,9801</text:p>
          </table:table-cell>
          <table:table-cell office:value-type="float" office:value="0.9505">
            <text:p>0,9505</text:p>
          </table:table-cell>
          <table:table-cell office:value-type="float" office:value="0.9999">
            <text:p>0,9999</text:p>
          </table:table-cell>
          <table:table-cell office:value-type="float" office:value="0.9752">
            <text:p>0,975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4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36">
            <text:p>0,8836</text:p>
          </table:table-cell>
          <table:table-cell office:value-type="float" office:value="0.9382">
            <text:p>0,9382</text:p>
          </table:table-cell>
          <table:table-cell office:value-type="float" office:value="0.9376">
            <text:p>0,9376</text:p>
          </table:table-cell>
          <table:table-cell office:value-type="float" office:value="0.9388">
            <text:p>0,9388</text:p>
          </table:table-cell>
          <table:table-cell office:value-type="float" office:value="0.9998">
            <text:p>0,9998</text:p>
          </table:table-cell>
          <table:table-cell office:value-type="float" office:value="0.9693">
            <text:p>0,9693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94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428">
            <text:p>0,7428</text:p>
          </table:table-cell>
          <table:table-cell office:value-type="float" office:value="0.8524">
            <text:p>0,8524</text:p>
          </table:table-cell>
          <table:table-cell office:value-type="float" office:value="0.7437">
            <text:p>0,7437</text:p>
          </table:table-cell>
          <table:table-cell office:value-type="float" office:value="0.9985">
            <text:p>0,9985</text:p>
          </table:table-cell>
          <table:table-cell office:value-type="float" office:value="0.9983">
            <text:p>0,9983</text:p>
          </table:table-cell>
          <table:table-cell office:value-type="float" office:value="0.9984">
            <text:p>0,9984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94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48">
            <text:p>0,9348</text:p>
          </table:table-cell>
          <table:table-cell office:value-type="float" office:value="0.9663">
            <text:p>0,9663</text:p>
          </table:table-cell>
          <table:table-cell office:value-type="float" office:value="0.9447">
            <text:p>0,9447</text:p>
          </table:table-cell>
          <table:table-cell office:value-type="float" office:value="0.9889">
            <text:p>0,9889</text:p>
          </table:table-cell>
          <table:table-cell office:value-type="float" office:value="0.9992">
            <text:p>0,9992</text:p>
          </table:table-cell>
          <table:table-cell office:value-type="float" office:value="0.9941">
            <text:p>0,994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95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881">
            <text:p>0,7881</text:p>
          </table:table-cell>
          <table:table-cell office:value-type="float" office:value="0.8815">
            <text:p>0,8815</text:p>
          </table:table-cell>
          <table:table-cell office:value-type="float" office:value="0.7917">
            <text:p>0,7917</text:p>
          </table:table-cell>
          <table:table-cell office:value-type="float" office:value="0.9943">
            <text:p>0,9943</text:p>
          </table:table-cell>
          <table:table-cell office:value-type="float" office:value="0.9961">
            <text:p>0,9961</text:p>
          </table:table-cell>
          <table:table-cell office:value-type="float" office:value="0.9952">
            <text:p>0,9952</text:p>
          </table:table-cell>
          <table:table-cell office:value-type="float" office:value="20.59">
            <text:p>20,59</text:p>
          </table:table-cell>
          <table:table-cell table:number-columns-repeated="1013"/>
        </table:table-row>
        <table:table-row table:style-name="ro1">
          <table:table-cell office:value-type="string">
            <text:p>brisc2025_test_0095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89">
            <text:p>0,8889</text:p>
          </table:table-cell>
          <table:table-cell office:value-type="float" office:value="0.9412">
            <text:p>0,9412</text:p>
          </table:table-cell>
          <table:table-cell office:value-type="float" office:value="0.9006">
            <text:p>0,9006</text:p>
          </table:table-cell>
          <table:table-cell office:value-type="float" office:value="0.9856">
            <text:p>0,9856</text:p>
          </table:table-cell>
          <table:table-cell office:value-type="float" office:value="0.9991">
            <text:p>0,9991</text:p>
          </table:table-cell>
          <table:table-cell office:value-type="float" office:value="0.9923">
            <text:p>0,9923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brisc2025_test_0095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182">
            <text:p>0,6182</text:p>
          </table:table-cell>
          <table:table-cell office:value-type="float" office:value="0.7641">
            <text:p>0,7641</text:p>
          </table:table-cell>
          <table:table-cell office:value-type="float" office:value="0.6194">
            <text:p>0,6194</text:p>
          </table:table-cell>
          <table:table-cell office:value-type="float" office:value="0.997">
            <text:p>0,997</text:p>
          </table:table-cell>
          <table:table-cell table:number-columns-repeated="2" office:value-type="float" office:value="0.9969">
            <text:p>0,9969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string">
            <text:p>brisc2025_test_0095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89">
            <text:p>0,9389</text:p>
          </table:table-cell>
          <table:table-cell office:value-type="float" office:value="0.9685">
            <text:p>0,9685</text:p>
          </table:table-cell>
          <table:table-cell office:value-type="float" office:value="0.954">
            <text:p>0,954</text:p>
          </table:table-cell>
          <table:table-cell office:value-type="float" office:value="0.9834">
            <text:p>0,9834</text:p>
          </table:table-cell>
          <table:table-cell office:value-type="float" office:value="0.9996">
            <text:p>0,9996</text:p>
          </table:table-cell>
          <table:table-cell office:value-type="float" office:value="0.9915">
            <text:p>0,9915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isc2025_test_0095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3">
            <text:p>0,883</text:p>
          </table:table-cell>
          <table:table-cell office:value-type="float" office:value="0.9379">
            <text:p>0,9379</text:p>
          </table:table-cell>
          <table:table-cell office:value-type="float" office:value="0.9082">
            <text:p>0,9082</text:p>
          </table:table-cell>
          <table:table-cell office:value-type="float" office:value="0.9696">
            <text:p>0,9696</text:p>
          </table:table-cell>
          <table:table-cell office:value-type="float" office:value="0.9997">
            <text:p>0,9997</text:p>
          </table:table-cell>
          <table:table-cell office:value-type="float" office:value="0.9847">
            <text:p>0,9847</text:p>
          </table:table-cell>
          <table:table-cell office:value-type="float" office:value="2.24">
            <text:p>2,24</text:p>
          </table:table-cell>
          <table:table-cell table:number-columns-repeated="1013"/>
        </table:table-row>
        <table:table-row table:style-name="ro1">
          <table:table-cell office:value-type="string">
            <text:p>brisc2025_test_0095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129">
            <text:p>0,8129</text:p>
          </table:table-cell>
          <table:table-cell office:value-type="float" office:value="0.8968">
            <text:p>0,8968</text:p>
          </table:table-cell>
          <table:table-cell office:value-type="float" office:value="0.8502">
            <text:p>0,8502</text:p>
          </table:table-cell>
          <table:table-cell office:value-type="float" office:value="0.9488">
            <text:p>0,9488</text:p>
          </table:table-cell>
          <table:table-cell office:value-type="float" office:value="0.9995">
            <text:p>0,9995</text:p>
          </table:table-cell>
          <table:table-cell office:value-type="float" office:value="0.9742">
            <text:p>0,9742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95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47">
            <text:p>0,8547</text:p>
          </table:table-cell>
          <table:table-cell office:value-type="float" office:value="0.9216">
            <text:p>0,9216</text:p>
          </table:table-cell>
          <table:table-cell office:value-type="float" office:value="0.8742">
            <text:p>0,8742</text:p>
          </table:table-cell>
          <table:table-cell office:value-type="float" office:value="0.9745">
            <text:p>0,9745</text:p>
          </table:table-cell>
          <table:table-cell office:value-type="float" office:value="0.9996">
            <text:p>0,9996</text:p>
          </table:table-cell>
          <table:table-cell office:value-type="float" office:value="0.9871">
            <text:p>0,9871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brisc2025_test_0095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71">
            <text:p>0,8571</text:p>
          </table:table-cell>
          <table:table-cell office:value-type="float" office:value="0.9231">
            <text:p>0,9231</text:p>
          </table:table-cell>
          <table:table-cell office:value-type="float" office:value="0.8713">
            <text:p>0,8713</text:p>
          </table:table-cell>
          <table:table-cell office:value-type="float" office:value="0.9814">
            <text:p>0,9814</text:p>
          </table:table-cell>
          <table:table-cell office:value-type="float" office:value="0.9996">
            <text:p>0,9996</text:p>
          </table:table-cell>
          <table:table-cell office:value-type="float" office:value="0.9905">
            <text:p>0,9905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5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41">
            <text:p>0,9141</text:p>
          </table:table-cell>
          <table:table-cell office:value-type="float" office:value="0.9551">
            <text:p>0,9551</text:p>
          </table:table-cell>
          <table:table-cell office:value-type="float" office:value="0.9599">
            <text:p>0,9599</text:p>
          </table:table-cell>
          <table:table-cell office:value-type="float" office:value="0.9504">
            <text:p>0,9504</text:p>
          </table:table-cell>
          <table:table-cell office:value-type="float" office:value="0.9998">
            <text:p>0,9998</text:p>
          </table:table-cell>
          <table:table-cell office:value-type="float" office:value="0.9751">
            <text:p>0,9751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95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67">
            <text:p>0,867</text:p>
          </table:table-cell>
          <table:table-cell office:value-type="float" office:value="0.9287">
            <text:p>0,9287</text:p>
          </table:table-cell>
          <table:table-cell office:value-type="float" office:value="0.9124">
            <text:p>0,9124</text:p>
          </table:table-cell>
          <table:table-cell office:value-type="float" office:value="0.9457">
            <text:p>0,9457</text:p>
          </table:table-cell>
          <table:table-cell office:value-type="float" office:value="0.9995">
            <text:p>0,9995</text:p>
          </table:table-cell>
          <table:table-cell office:value-type="float" office:value="0.9726">
            <text:p>0,972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96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769">
            <text:p>0,6769</text:p>
          </table:table-cell>
          <table:table-cell office:value-type="float" office:value="0.8073">
            <text:p>0,8073</text:p>
          </table:table-cell>
          <table:table-cell office:value-type="float" office:value="0.6945">
            <text:p>0,6945</text:p>
          </table:table-cell>
          <table:table-cell office:value-type="float" office:value="0.9638">
            <text:p>0,9638</text:p>
          </table:table-cell>
          <table:table-cell office:value-type="float" office:value="0.9987">
            <text:p>0,9987</text:p>
          </table:table-cell>
          <table:table-cell office:value-type="float" office:value="0.9813">
            <text:p>0,9813</text:p>
          </table:table-cell>
          <table:table-cell office:value-type="float" office:value="13.6">
            <text:p>13,6</text:p>
          </table:table-cell>
          <table:table-cell table:number-columns-repeated="1013"/>
        </table:table-row>
        <table:table-row table:style-name="ro1">
          <table:table-cell office:value-type="string">
            <text:p>brisc2025_test_0096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2">
            <text:p>0,902</text:p>
          </table:table-cell>
          <table:table-cell office:value-type="float" office:value="0.9485">
            <text:p>0,9485</text:p>
          </table:table-cell>
          <table:table-cell office:value-type="float" office:value="0.9263">
            <text:p>0,9263</text:p>
          </table:table-cell>
          <table:table-cell office:value-type="float" office:value="0.9718">
            <text:p>0,9718</text:p>
          </table:table-cell>
          <table:table-cell office:value-type="float" office:value="0.9991">
            <text:p>0,9991</text:p>
          </table:table-cell>
          <table:table-cell office:value-type="float" office:value="0.9854">
            <text:p>0,9854</text:p>
          </table:table-cell>
          <table:table-cell office:value-type="float" office:value="5.83">
            <text:p>5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6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8">
            <text:p>0,918</text:p>
          </table:table-cell>
          <table:table-cell office:value-type="float" office:value="0.9572">
            <text:p>0,9572</text:p>
          </table:table-cell>
          <table:table-cell office:value-type="float" office:value="0.947">
            <text:p>0,947</text:p>
          </table:table-cell>
          <table:table-cell office:value-type="float" office:value="0.9677">
            <text:p>0,9677</text:p>
          </table:table-cell>
          <table:table-cell office:value-type="float" office:value="0.9993">
            <text:p>0,9993</text:p>
          </table:table-cell>
          <table:table-cell office:value-type="float" office:value="0.9835">
            <text:p>0,9835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96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79">
            <text:p>0,9179</text:p>
          </table:table-cell>
          <table:table-cell office:value-type="float" office:value="0.9572">
            <text:p>0,9572</text:p>
          </table:table-cell>
          <table:table-cell office:value-type="float" office:value="0.9469">
            <text:p>0,9469</text:p>
          </table:table-cell>
          <table:table-cell office:value-type="float" office:value="0.9676">
            <text:p>0,9676</text:p>
          </table:table-cell>
          <table:table-cell office:value-type="float" office:value="0.9993">
            <text:p>0,9993</text:p>
          </table:table-cell>
          <table:table-cell office:value-type="float" office:value="0.9835">
            <text:p>0,9835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96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62">
            <text:p>0,9262</text:p>
          </table:table-cell>
          <table:table-cell office:value-type="float" office:value="0.9617">
            <text:p>0,9617</text:p>
          </table:table-cell>
          <table:table-cell office:value-type="float" office:value="0.9465">
            <text:p>0,9465</text:p>
          </table:table-cell>
          <table:table-cell office:value-type="float" office:value="0.9773">
            <text:p>0,9773</text:p>
          </table:table-cell>
          <table:table-cell office:value-type="float" office:value="0.9996">
            <text:p>0,9996</text:p>
          </table:table-cell>
          <table:table-cell office:value-type="float" office:value="0.9884">
            <text:p>0,9884</text:p>
          </table:table-cell>
          <table:table-cell office:value-type="float" office:value="4.12">
            <text:p>4,12</text:p>
          </table:table-cell>
          <table:table-cell table:number-columns-repeated="1013"/>
        </table:table-row>
        <table:table-row table:style-name="ro1">
          <table:table-cell office:value-type="string">
            <text:p>brisc2025_test_0096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42">
            <text:p>0,9042</text:p>
          </table:table-cell>
          <table:table-cell office:value-type="float" office:value="0.9497">
            <text:p>0,9497</text:p>
          </table:table-cell>
          <table:table-cell office:value-type="float" office:value="0.9552">
            <text:p>0,9552</text:p>
          </table:table-cell>
          <table:table-cell office:value-type="float" office:value="0.9442">
            <text:p>0,9442</text:p>
          </table:table-cell>
          <table:table-cell office:value-type="float" office:value="0.9997">
            <text:p>0,9997</text:p>
          </table:table-cell>
          <table:table-cell office:value-type="float" office:value="0.972">
            <text:p>0,97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6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41">
            <text:p>0,9241</text:p>
          </table:table-cell>
          <table:table-cell office:value-type="float" office:value="0.9605">
            <text:p>0,9605</text:p>
          </table:table-cell>
          <table:table-cell office:value-type="float" office:value="0.9501">
            <text:p>0,9501</text:p>
          </table:table-cell>
          <table:table-cell office:value-type="float" office:value="0.9712">
            <text:p>0,9712</text:p>
          </table:table-cell>
          <table:table-cell office:value-type="float" office:value="0.9997">
            <text:p>0,9997</text:p>
          </table:table-cell>
          <table:table-cell office:value-type="float" office:value="0.9855">
            <text:p>0,9855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6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59">
            <text:p>0,9159</text:p>
          </table:table-cell>
          <table:table-cell office:value-type="float" office:value="0.9561">
            <text:p>0,9561</text:p>
          </table:table-cell>
          <table:table-cell office:value-type="float" office:value="0.936">
            <text:p>0,936</text:p>
          </table:table-cell>
          <table:table-cell office:value-type="float" office:value="0.9771">
            <text:p>0,9771</text:p>
          </table:table-cell>
          <table:table-cell office:value-type="float" office:value="0.9995">
            <text:p>0,9995</text:p>
          </table:table-cell>
          <table:table-cell office:value-type="float" office:value="0.9883">
            <text:p>0,9883</text:p>
          </table:table-cell>
          <table:table-cell office:value-type="float" office:value="3.61">
            <text:p>3,61</text:p>
          </table:table-cell>
          <table:table-cell table:number-columns-repeated="1013"/>
        </table:table-row>
        <table:table-row table:style-name="ro1">
          <table:table-cell office:value-type="string">
            <text:p>brisc2025_test_0096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5868">
            <text:p>0,5868</text:p>
          </table:table-cell>
          <table:table-cell office:value-type="float" office:value="0.7396">
            <text:p>0,7396</text:p>
          </table:table-cell>
          <table:table-cell office:value-type="float" office:value="0.9474">
            <text:p>0,9474</text:p>
          </table:table-cell>
          <table:table-cell office:value-type="float" office:value="0.6066">
            <text:p>0,6066</text:p>
          </table:table-cell>
          <table:table-cell office:value-type="float" office:value="0.9995">
            <text:p>0,9995</text:p>
          </table:table-cell>
          <table:table-cell office:value-type="float" office:value="0.803">
            <text:p>0,803</text:p>
          </table:table-cell>
          <table:table-cell office:value-type="float" office:value="30.08">
            <text:p>30,08</text:p>
          </table:table-cell>
          <table:table-cell table:number-columns-repeated="1013"/>
        </table:table-row>
        <table:table-row table:style-name="ro1">
          <table:table-cell office:value-type="string">
            <text:p>brisc2025_test_0096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19">
            <text:p>0,8719</text:p>
          </table:table-cell>
          <table:table-cell office:value-type="float" office:value="0.9316">
            <text:p>0,9316</text:p>
          </table:table-cell>
          <table:table-cell office:value-type="float" office:value="0.943">
            <text:p>0,943</text:p>
          </table:table-cell>
          <table:table-cell office:value-type="float" office:value="0.9204">
            <text:p>0,9204</text:p>
          </table:table-cell>
          <table:table-cell office:value-type="float" office:value="0.9994">
            <text:p>0,9994</text:p>
          </table:table-cell>
          <table:table-cell office:value-type="float" office:value="0.9599">
            <text:p>0,9599</text:p>
          </table:table-cell>
          <table:table-cell office:value-type="float" office:value="4.24">
            <text:p>4,24</text:p>
          </table:table-cell>
          <table:table-cell table:number-columns-repeated="1013"/>
        </table:table-row>
        <table:table-row table:style-name="ro1">
          <table:table-cell office:value-type="string">
            <text:p>brisc2025_test_0097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6249">
            <text:p>0,6249</text:p>
          </table:table-cell>
          <table:table-cell office:value-type="float" office:value="0.7691">
            <text:p>0,7691</text:p>
          </table:table-cell>
          <table:table-cell office:value-type="float" office:value="0.9638">
            <text:p>0,9638</text:p>
          </table:table-cell>
          <table:table-cell office:value-type="float" office:value="0.6399">
            <text:p>0,6399</text:p>
          </table:table-cell>
          <table:table-cell office:value-type="float" office:value="0.9996">
            <text:p>0,9996</text:p>
          </table:table-cell>
          <table:table-cell office:value-type="float" office:value="0.8198">
            <text:p>0,8198</text:p>
          </table:table-cell>
          <table:table-cell office:value-type="float" office:value="26.02">
            <text:p>26,02</text:p>
          </table:table-cell>
          <table:table-cell table:number-columns-repeated="1013"/>
        </table:table-row>
        <table:table-row table:style-name="ro1">
          <table:table-cell office:value-type="string">
            <text:p>brisc2025_test_0097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55">
            <text:p>0,8355</text:p>
          </table:table-cell>
          <table:table-cell office:value-type="float" office:value="0.9104">
            <text:p>0,9104</text:p>
          </table:table-cell>
          <table:table-cell office:value-type="float" office:value="0.9458">
            <text:p>0,9458</text:p>
          </table:table-cell>
          <table:table-cell office:value-type="float" office:value="0.8775">
            <text:p>0,8775</text:p>
          </table:table-cell>
          <table:table-cell office:value-type="float" office:value="0.9998">
            <text:p>0,9998</text:p>
          </table:table-cell>
          <table:table-cell office:value-type="float" office:value="0.9386">
            <text:p>0,9386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97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11">
            <text:p>0,8511</text:p>
          </table:table-cell>
          <table:table-cell office:value-type="float" office:value="0.9195">
            <text:p>0,9195</text:p>
          </table:table-cell>
          <table:table-cell office:value-type="float" office:value="0.8806">
            <text:p>0,8806</text:p>
          </table:table-cell>
          <table:table-cell office:value-type="float" office:value="0.9621">
            <text:p>0,9621</text:p>
          </table:table-cell>
          <table:table-cell office:value-type="float" office:value="0.9984">
            <text:p>0,9984</text:p>
          </table:table-cell>
          <table:table-cell office:value-type="float" office:value="0.9802">
            <text:p>0,9802</text:p>
          </table:table-cell>
          <table:table-cell office:value-type="float" office:value="15.26">
            <text:p>15,26</text:p>
          </table:table-cell>
          <table:table-cell table:number-columns-repeated="1013"/>
        </table:table-row>
        <table:table-row table:style-name="ro1">
          <table:table-cell office:value-type="string">
            <text:p>brisc2025_test_0097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56">
            <text:p>0,9356</text:p>
          </table:table-cell>
          <table:table-cell office:value-type="float" office:value="0.9667">
            <text:p>0,9667</text:p>
          </table:table-cell>
          <table:table-cell office:value-type="float" office:value="0.9639">
            <text:p>0,9639</text:p>
          </table:table-cell>
          <table:table-cell office:value-type="float" office:value="0.9696">
            <text:p>0,9696</text:p>
          </table:table-cell>
          <table:table-cell office:value-type="float" office:value="0.9981">
            <text:p>0,9981</text:p>
          </table:table-cell>
          <table:table-cell office:value-type="float" office:value="0.9839">
            <text:p>0,9839</text:p>
          </table:table-cell>
          <table:table-cell office:value-type="float" office:value="10.3">
            <text:p>10,3</text:p>
          </table:table-cell>
          <table:table-cell table:number-columns-repeated="1013"/>
        </table:table-row>
        <table:table-row table:style-name="ro1">
          <table:table-cell office:value-type="string">
            <text:p>brisc2025_test_00974_pi_sa_t1.jpg</text:p>
          </table:table-cell>
          <table:table-cell office:value-type="string">
            <text:p>Pituitario</text:p>
          </table:table-cell>
          <table:table-cell office:value-type="string">
            <text:p>Meningioma</text:p>
          </table:table-cell>
          <table:table-cell office:value-type="float" office:value="0">
            <text:p>0</text:p>
          </table:table-cell>
          <table:table-cell office:value-type="float" office:value="0.8186">
            <text:p>0,8186</text:p>
          </table:table-cell>
          <table:table-cell office:value-type="float" office:value="0.9003">
            <text:p>0,9003</text:p>
          </table:table-cell>
          <table:table-cell office:value-type="float" office:value="0.9783">
            <text:p>0,9783</text:p>
          </table:table-cell>
          <table:table-cell office:value-type="float" office:value="0.8338">
            <text:p>0,8338</text:p>
          </table:table-cell>
          <table:table-cell office:value-type="float" office:value="0.9998">
            <text:p>0,9998</text:p>
          </table:table-cell>
          <table:table-cell office:value-type="float" office:value="0.9168">
            <text:p>0,9168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brisc2025_test_0097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347">
            <text:p>0,9347</text:p>
          </table:table-cell>
          <table:table-cell office:value-type="float" office:value="0.9662">
            <text:p>0,9662</text:p>
          </table:table-cell>
          <table:table-cell office:value-type="float" office:value="0.9692">
            <text:p>0,9692</text:p>
          </table:table-cell>
          <table:table-cell office:value-type="float" office:value="0.9633">
            <text:p>0,9633</text:p>
          </table:table-cell>
          <table:table-cell office:value-type="float" office:value="0.9994">
            <text:p>0,9994</text:p>
          </table:table-cell>
          <table:table-cell office:value-type="float" office:value="0.9814">
            <text:p>0,981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risc2025_test_0097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21">
            <text:p>0,8921</text:p>
          </table:table-cell>
          <table:table-cell office:value-type="float" office:value="0.943">
            <text:p>0,943</text:p>
          </table:table-cell>
          <table:table-cell office:value-type="float" office:value="0.9683">
            <text:p>0,9683</text:p>
          </table:table-cell>
          <table:table-cell office:value-type="float" office:value="0.919">
            <text:p>0,919</text:p>
          </table:table-cell>
          <table:table-cell office:value-type="float" office:value="0.9999">
            <text:p>0,9999</text:p>
          </table:table-cell>
          <table:table-cell office:value-type="float" office:value="0.9594">
            <text:p>0,9594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7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76">
            <text:p>0,8976</text:p>
          </table:table-cell>
          <table:table-cell office:value-type="float" office:value="0.9461">
            <text:p>0,9461</text:p>
          </table:table-cell>
          <table:table-cell office:value-type="float" office:value="0.9055">
            <text:p>0,9055</text:p>
          </table:table-cell>
          <table:table-cell office:value-type="float" office:value="0.9904">
            <text:p>0,9904</text:p>
          </table:table-cell>
          <table:table-cell office:value-type="float" office:value="0.9993">
            <text:p>0,9993</text:p>
          </table:table-cell>
          <table:table-cell office:value-type="float" office:value="0.9948">
            <text:p>0,9948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97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33">
            <text:p>0,9033</text:p>
          </table:table-cell>
          <table:table-cell office:value-type="float" office:value="0.9492">
            <text:p>0,9492</text:p>
          </table:table-cell>
          <table:table-cell office:value-type="float" office:value="0.9548">
            <text:p>0,9548</text:p>
          </table:table-cell>
          <table:table-cell office:value-type="float" office:value="0.9436">
            <text:p>0,9436</text:p>
          </table:table-cell>
          <table:table-cell office:value-type="float" office:value="0.9998">
            <text:p>0,9998</text:p>
          </table:table-cell>
          <table:table-cell office:value-type="float" office:value="0.9717">
            <text:p>0,9717</text:p>
          </table:table-cell>
          <table:table-cell office:value-type="float" office:value="3.16">
            <text:p>3,16</text:p>
          </table:table-cell>
          <table:table-cell table:number-columns-repeated="1013"/>
        </table:table-row>
        <table:table-row table:style-name="ro1">
          <table:table-cell office:value-type="string">
            <text:p>brisc2025_test_0097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54">
            <text:p>0,8854</text:p>
          </table:table-cell>
          <table:table-cell office:value-type="float" office:value="0.9392">
            <text:p>0,9392</text:p>
          </table:table-cell>
          <table:table-cell office:value-type="float" office:value="0.9728">
            <text:p>0,9728</text:p>
          </table:table-cell>
          <table:table-cell office:value-type="float" office:value="0.9079">
            <text:p>0,9079</text:p>
          </table:table-cell>
          <table:table-cell office:value-type="float" office:value="0.9999">
            <text:p>0,9999</text:p>
          </table:table-cell>
          <table:table-cell office:value-type="float" office:value="0.9539">
            <text:p>0,9539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>
          <table:table-cell office:value-type="string">
            <text:p>brisc2025_test_0098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765">
            <text:p>0,8765</text:p>
          </table:table-cell>
          <table:table-cell office:value-type="float" office:value="0.9342">
            <text:p>0,9342</text:p>
          </table:table-cell>
          <table:table-cell office:value-type="float" office:value="0.8996">
            <text:p>0,8996</text:p>
          </table:table-cell>
          <table:table-cell office:value-type="float" office:value="0.9715">
            <text:p>0,9715</text:p>
          </table:table-cell>
          <table:table-cell office:value-type="float" office:value="0.9998">
            <text:p>0,9998</text:p>
          </table:table-cell>
          <table:table-cell office:value-type="float" office:value="0.9856">
            <text:p>0,985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8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593">
            <text:p>0,8593</text:p>
          </table:table-cell>
          <table:table-cell office:value-type="float" office:value="0.9243">
            <text:p>0,9243</text:p>
          </table:table-cell>
          <table:table-cell office:value-type="float" office:value="0.9297">
            <text:p>0,9297</text:p>
          </table:table-cell>
          <table:table-cell office:value-type="float" office:value="0.919">
            <text:p>0,919</text:p>
          </table:table-cell>
          <table:table-cell office:value-type="float" office:value="0.9998">
            <text:p>0,9998</text:p>
          </table:table-cell>
          <table:table-cell office:value-type="float" office:value="0.9594">
            <text:p>0,9594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98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53">
            <text:p>0,8053</text:p>
          </table:table-cell>
          <table:table-cell office:value-type="float" office:value="0.8921">
            <text:p>0,8921</text:p>
          </table:table-cell>
          <table:table-cell office:value-type="float" office:value="0.8912">
            <text:p>0,8912</text:p>
          </table:table-cell>
          <table:table-cell office:value-type="float" office:value="0.8931">
            <text:p>0,8931</text:p>
          </table:table-cell>
          <table:table-cell office:value-type="float" office:value="0.9998">
            <text:p>0,9998</text:p>
          </table:table-cell>
          <table:table-cell office:value-type="float" office:value="0.9464">
            <text:p>0,946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8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82">
            <text:p>0,9282</text:p>
          </table:table-cell>
          <table:table-cell office:value-type="float" office:value="0.9628">
            <text:p>0,9628</text:p>
          </table:table-cell>
          <table:table-cell office:value-type="float" office:value="0.9539">
            <text:p>0,9539</text:p>
          </table:table-cell>
          <table:table-cell office:value-type="float" office:value="0.9718">
            <text:p>0,9718</text:p>
          </table:table-cell>
          <table:table-cell office:value-type="float" office:value="0.9993">
            <text:p>0,9993</text:p>
          </table:table-cell>
          <table:table-cell office:value-type="float" office:value="0.9856">
            <text:p>0,9856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98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499">
            <text:p>0,7499</text:p>
          </table:table-cell>
          <table:table-cell office:value-type="float" office:value="0.8571">
            <text:p>0,8571</text:p>
          </table:table-cell>
          <table:table-cell office:value-type="float" office:value="0.7886">
            <text:p>0,7886</text:p>
          </table:table-cell>
          <table:table-cell office:value-type="float" office:value="0.9386">
            <text:p>0,9386</text:p>
          </table:table-cell>
          <table:table-cell office:value-type="float" office:value="0.9967">
            <text:p>0,9967</text:p>
          </table:table-cell>
          <table:table-cell office:value-type="float" office:value="0.9676">
            <text:p>0,9676</text:p>
          </table:table-cell>
          <table:table-cell office:value-type="float" office:value="24.35">
            <text:p>24,35</text:p>
          </table:table-cell>
          <table:table-cell table:number-columns-repeated="1013"/>
        </table:table-row>
        <table:table-row table:style-name="ro1">
          <table:table-cell office:value-type="string">
            <text:p>brisc2025_test_0098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6">
            <text:p>0,926</text:p>
          </table:table-cell>
          <table:table-cell office:value-type="float" office:value="0.9616">
            <text:p>0,9616</text:p>
          </table:table-cell>
          <table:table-cell office:value-type="float" office:value="0.9622">
            <text:p>0,9622</text:p>
          </table:table-cell>
          <table:table-cell office:value-type="float" office:value="0.961">
            <text:p>0,961</text:p>
          </table:table-cell>
          <table:table-cell office:value-type="float" office:value="0.9993">
            <text:p>0,9993</text:p>
          </table:table-cell>
          <table:table-cell office:value-type="float" office:value="0.9801">
            <text:p>0,9801</text:p>
          </table:table-cell>
          <table:table-cell office:value-type="float" office:value="5.66">
            <text:p>5,66</text:p>
          </table:table-cell>
          <table:table-cell table:number-columns-repeated="1013"/>
        </table:table-row>
        <table:table-row table:style-name="ro1">
          <table:table-cell office:value-type="string">
            <text:p>brisc2025_test_0098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7647">
            <text:p>0,7647</text:p>
          </table:table-cell>
          <table:table-cell office:value-type="float" office:value="0.8667">
            <text:p>0,8667</text:p>
          </table:table-cell>
          <table:table-cell office:value-type="float" office:value="0.7735">
            <text:p>0,7735</text:p>
          </table:table-cell>
          <table:table-cell office:value-type="float" office:value="0.9854">
            <text:p>0,9854</text:p>
          </table:table-cell>
          <table:table-cell office:value-type="float" office:value="0.9992">
            <text:p>0,9992</text:p>
          </table:table-cell>
          <table:table-cell office:value-type="float" office:value="0.9923">
            <text:p>0,9923</text:p>
          </table:table-cell>
          <table:table-cell office:value-type="float" office:value="7.28">
            <text:p>7,28</text:p>
          </table:table-cell>
          <table:table-cell table:number-columns-repeated="1013"/>
        </table:table-row>
        <table:table-row table:style-name="ro1">
          <table:table-cell office:value-type="string">
            <text:p>brisc2025_test_0098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59">
            <text:p>0,8359</text:p>
          </table:table-cell>
          <table:table-cell office:value-type="float" office:value="0.9106">
            <text:p>0,9106</text:p>
          </table:table-cell>
          <table:table-cell office:value-type="float" office:value="0.8399">
            <text:p>0,8399</text:p>
          </table:table-cell>
          <table:table-cell office:value-type="float" office:value="0.9942">
            <text:p>0,9942</text:p>
          </table:table-cell>
          <table:table-cell office:value-type="float" office:value="0.9991">
            <text:p>0,9991</text:p>
          </table:table-cell>
          <table:table-cell office:value-type="float" office:value="0.9967">
            <text:p>0,9967</text:p>
          </table:table-cell>
          <table:table-cell office:value-type="float" office:value="8.06">
            <text:p>8,06</text:p>
          </table:table-cell>
          <table:table-cell table:number-columns-repeated="1013"/>
        </table:table-row>
        <table:table-row table:style-name="ro1">
          <table:table-cell office:value-type="string">
            <text:p>brisc2025_test_0098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68">
            <text:p>0,8068</text:p>
          </table:table-cell>
          <table:table-cell office:value-type="float" office:value="0.8931">
            <text:p>0,8931</text:p>
          </table:table-cell>
          <table:table-cell office:value-type="float" office:value="0.8676">
            <text:p>0,8676</text:p>
          </table:table-cell>
          <table:table-cell office:value-type="float" office:value="0.9201">
            <text:p>0,9201</text:p>
          </table:table-cell>
          <table:table-cell office:value-type="float" office:value="0.9997">
            <text:p>0,9997</text:p>
          </table:table-cell>
          <table:table-cell office:value-type="float" office:value="0.9599">
            <text:p>0,9599</text:p>
          </table:table-cell>
          <table:table-cell office:value-type="float" office:value="6.4">
            <text:p>6,4</text:p>
          </table:table-cell>
          <table:table-cell table:number-columns-repeated="1013"/>
        </table:table-row>
        <table:table-row table:style-name="ro1">
          <table:table-cell office:value-type="string">
            <text:p>brisc2025_test_0098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46">
            <text:p>0,8046</text:p>
          </table:table-cell>
          <table:table-cell office:value-type="float" office:value="0.8917">
            <text:p>0,8917</text:p>
          </table:table-cell>
          <table:table-cell office:value-type="float" office:value="0.9597">
            <text:p>0,9597</text:p>
          </table:table-cell>
          <table:table-cell office:value-type="float" office:value="0.8327">
            <text:p>0,8327</text:p>
          </table:table-cell>
          <table:table-cell office:value-type="float" office:value="0.9999">
            <text:p>0,9999</text:p>
          </table:table-cell>
          <table:table-cell office:value-type="float" office:value="0.9163">
            <text:p>0,916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brisc2025_test_0099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38">
            <text:p>0,9038</text:p>
          </table:table-cell>
          <table:table-cell office:value-type="float" office:value="0.9495">
            <text:p>0,9495</text:p>
          </table:table-cell>
          <table:table-cell office:value-type="float" office:value="0.9271">
            <text:p>0,9271</text:p>
          </table:table-cell>
          <table:table-cell office:value-type="float" office:value="0.9729">
            <text:p>0,9729</text:p>
          </table:table-cell>
          <table:table-cell office:value-type="float" office:value="0.9993">
            <text:p>0,9993</text:p>
          </table:table-cell>
          <table:table-cell office:value-type="float" office:value="0.9861">
            <text:p>0,9861</text:p>
          </table:table-cell>
          <table:table-cell office:value-type="float" office:value="6.32">
            <text:p>6,32</text:p>
          </table:table-cell>
          <table:table-cell table:number-columns-repeated="1013"/>
        </table:table-row>
        <table:table-row table:style-name="ro1">
          <table:table-cell office:value-type="string">
            <text:p>brisc2025_test_00991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054">
            <text:p>0,8054</text:p>
          </table:table-cell>
          <table:table-cell office:value-type="float" office:value="0.8922">
            <text:p>0,8922</text:p>
          </table:table-cell>
          <table:table-cell office:value-type="float" office:value="0.8138">
            <text:p>0,8138</text:p>
          </table:table-cell>
          <table:table-cell office:value-type="float" office:value="0.9874">
            <text:p>0,9874</text:p>
          </table:table-cell>
          <table:table-cell office:value-type="float" office:value="0.9995">
            <text:p>0,9995</text:p>
          </table:table-cell>
          <table:table-cell office:value-type="float" office:value="0.9934">
            <text:p>0,9934</text:p>
          </table:table-cell>
          <table:table-cell office:value-type="float" office:value="7.81">
            <text:p>7,81</text:p>
          </table:table-cell>
          <table:table-cell table:number-columns-repeated="1013"/>
        </table:table-row>
        <table:table-row table:style-name="ro1">
          <table:table-cell office:value-type="string">
            <text:p>brisc2025_test_00992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0.5714">
            <text:p>0,5714</text:p>
          </table:table-cell>
          <table:table-cell office:value-type="float" office:value="0.406">
            <text:p>0,406</text:p>
          </table:table-cell>
          <table:table-cell office:value-type="float" office:value="0.9645">
            <text:p>0,9645</text:p>
          </table:table-cell>
          <table:table-cell office:value-type="float" office:value="0.9985">
            <text:p>0,9985</text:p>
          </table:table-cell>
          <table:table-cell office:value-type="float" office:value="0.9815">
            <text:p>0,9815</text:p>
          </table:table-cell>
          <table:table-cell office:value-type="float" office:value="14.14">
            <text:p>14,14</text:p>
          </table:table-cell>
          <table:table-cell table:number-columns-repeated="1013"/>
        </table:table-row>
        <table:table-row table:style-name="ro1">
          <table:table-cell office:value-type="string">
            <text:p>brisc2025_test_00993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864">
            <text:p>0,8864</text:p>
          </table:table-cell>
          <table:table-cell office:value-type="float" office:value="0.9398">
            <text:p>0,9398</text:p>
          </table:table-cell>
          <table:table-cell office:value-type="float" office:value="0.928">
            <text:p>0,928</text:p>
          </table:table-cell>
          <table:table-cell office:value-type="float" office:value="0.9519">
            <text:p>0,9519</text:p>
          </table:table-cell>
          <table:table-cell office:value-type="float" office:value="0.9991">
            <text:p>0,9991</text:p>
          </table:table-cell>
          <table:table-cell office:value-type="float" office:value="0.9755">
            <text:p>0,9755</text:p>
          </table:table-cell>
          <table:table-cell office:value-type="float" office:value="17.69">
            <text:p>17,69</text:p>
          </table:table-cell>
          <table:table-cell table:number-columns-repeated="1013"/>
        </table:table-row>
        <table:table-row table:style-name="ro1">
          <table:table-cell office:value-type="string">
            <text:p>brisc2025_test_00994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943">
            <text:p>0,8943</text:p>
          </table:table-cell>
          <table:table-cell office:value-type="float" office:value="0.9442">
            <text:p>0,9442</text:p>
          </table:table-cell>
          <table:table-cell office:value-type="float" office:value="0.9167">
            <text:p>0,9167</text:p>
          </table:table-cell>
          <table:table-cell office:value-type="float" office:value="0.9735">
            <text:p>0,9735</text:p>
          </table:table-cell>
          <table:table-cell office:value-type="float" office:value="0.9997">
            <text:p>0,9997</text:p>
          </table:table-cell>
          <table:table-cell office:value-type="float" office:value="0.9866">
            <text:p>0,9866</text:p>
          </table:table-cell>
          <table:table-cell office:value-type="float" office:value="4.47">
            <text:p>4,47</text:p>
          </table:table-cell>
          <table:table-cell table:number-columns-repeated="1013"/>
        </table:table-row>
        <table:table-row table:style-name="ro1">
          <table:table-cell office:value-type="string">
            <text:p>brisc2025_test_00995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029">
            <text:p>0,9029</text:p>
          </table:table-cell>
          <table:table-cell office:value-type="float" office:value="0.949">
            <text:p>0,949</text:p>
          </table:table-cell>
          <table:table-cell office:value-type="float" office:value="0.9558">
            <text:p>0,9558</text:p>
          </table:table-cell>
          <table:table-cell office:value-type="float" office:value="0.9422">
            <text:p>0,9422</text:p>
          </table:table-cell>
          <table:table-cell office:value-type="float" office:value="0.9996">
            <text:p>0,9996</text:p>
          </table:table-cell>
          <table:table-cell office:value-type="float" office:value="0.9709">
            <text:p>0,9709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isc2025_test_00996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4104">
            <text:p>0,4104</text:p>
          </table:table-cell>
          <table:table-cell office:value-type="float" office:value="0.582">
            <text:p>0,582</text:p>
          </table:table-cell>
          <table:table-cell office:value-type="float" office:value="0.9317">
            <text:p>0,9317</text:p>
          </table:table-cell>
          <table:table-cell office:value-type="float" office:value="0.4232">
            <text:p>0,4232</text:p>
          </table:table-cell>
          <table:table-cell office:value-type="float" office:value="0.9997">
            <text:p>0,9997</text:p>
          </table:table-cell>
          <table:table-cell office:value-type="float" office:value="0.7114">
            <text:p>0,7114</text:p>
          </table:table-cell>
          <table:table-cell office:value-type="float" office:value="41.44">
            <text:p>41,44</text:p>
          </table:table-cell>
          <table:table-cell table:number-columns-repeated="1013"/>
        </table:table-row>
        <table:table-row table:style-name="ro1">
          <table:table-cell office:value-type="string">
            <text:p>brisc2025_test_00997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103">
            <text:p>0,9103</text:p>
          </table:table-cell>
          <table:table-cell office:value-type="float" office:value="0.9531">
            <text:p>0,9531</text:p>
          </table:table-cell>
          <table:table-cell office:value-type="float" office:value="0.9207">
            <text:p>0,9207</text:p>
          </table:table-cell>
          <table:table-cell office:value-type="float" office:value="0.9877">
            <text:p>0,9877</text:p>
          </table:table-cell>
          <table:table-cell office:value-type="float" office:value="0.9979">
            <text:p>0,9979</text:p>
          </table:table-cell>
          <table:table-cell office:value-type="float" office:value="0.9928">
            <text:p>0,9928</text:p>
          </table:table-cell>
          <table:table-cell office:value-type="float" office:value="12.81">
            <text:p>12,81</text:p>
          </table:table-cell>
          <table:table-cell table:number-columns-repeated="1013"/>
        </table:table-row>
        <table:table-row table:style-name="ro1">
          <table:table-cell office:value-type="string">
            <text:p>brisc2025_test_00998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8391">
            <text:p>0,8391</text:p>
          </table:table-cell>
          <table:table-cell office:value-type="float" office:value="0.9125">
            <text:p>0,9125</text:p>
          </table:table-cell>
          <table:table-cell office:value-type="float" office:value="0.851">
            <text:p>0,851</text:p>
          </table:table-cell>
          <table:table-cell office:value-type="float" office:value="0.9836">
            <text:p>0,9836</text:p>
          </table:table-cell>
          <table:table-cell office:value-type="float" office:value="0.9975">
            <text:p>0,9975</text:p>
          </table:table-cell>
          <table:table-cell office:value-type="float" office:value="0.9906">
            <text:p>0,9906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brisc2025_test_00999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259">
            <text:p>0,9259</text:p>
          </table:table-cell>
          <table:table-cell office:value-type="float" office:value="0.9615">
            <text:p>0,9615</text:p>
          </table:table-cell>
          <table:table-cell office:value-type="float" office:value="0.9346">
            <text:p>0,9346</text:p>
          </table:table-cell>
          <table:table-cell office:value-type="float" office:value="0.99">
            <text:p>0,99</text:p>
          </table:table-cell>
          <table:table-cell office:value-type="float" office:value="0.999">
            <text:p>0,999</text:p>
          </table:table-cell>
          <table:table-cell office:value-type="float" office:value="0.9945">
            <text:p>0,9945</text:p>
          </table:table-cell>
          <table:table-cell office:value-type="float" office:value="11.18">
            <text:p>11,18</text:p>
          </table:table-cell>
          <table:table-cell table:number-columns-repeated="1013"/>
        </table:table-row>
        <table:table-row table:style-name="ro1">
          <table:table-cell office:value-type="string">
            <text:p>brisc2025_test_01000_pi_sa_t1.jpg</text:p>
          </table:table-cell>
          <table:table-cell table:number-columns-repeated="2" office:value-type="string">
            <text:p>Pituitario</text:p>
          </table:table-cell>
          <table:table-cell office:value-type="float" office:value="1">
            <text:p>1</text:p>
          </table:table-cell>
          <table:table-cell office:value-type="float" office:value="0.9528">
            <text:p>0,9528</text:p>
          </table:table-cell>
          <table:table-cell office:value-type="float" office:value="0.9758">
            <text:p>0,9758</text:p>
          </table:table-cell>
          <table:table-cell office:value-type="float" office:value="0.9707">
            <text:p>0,9707</text:p>
          </table:table-cell>
          <table:table-cell office:value-type="float" office:value="0.9811">
            <text:p>0,9811</text:p>
          </table:table-cell>
          <table:table-cell office:value-type="float" office:value="0.9996">
            <text:p>0,9996</text:p>
          </table:table-cell>
          <table:table-cell office:value-type="float" office:value="0.9903">
            <text:p>0,9903</text:p>
          </table:table-cell>
          <table:table-cell office:value-type="float" office:value="2.83">
            <text:p>2,8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metriche aggregate per predizioni corrett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>
            <text:p>gt_class</text:p>
          </table:table-cell>
          <table:table-cell office:value-type="string">
            <text:p>correct_preds</text:p>
          </table:table-cell>
          <table:table-cell office:value-type="string">
            <text:p>wrong_preds</text:p>
          </table:table-cell>
          <table:table-cell office:value-type="string">
            <text:p>not_detected</text:p>
          </table:table-cell>
          <table:table-cell office:value-type="string">
            <text:p>iou</text:p>
          </table:table-cell>
          <table:table-cell office:value-type="string">
            <text:p>dic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balanced_acc</text:p>
          </table:table-cell>
          <table:table-cell office:value-type="string">
            <text:p>hausdorff_px</text:p>
          </table:table-cell>
          <table:table-cell table:number-columns-repeated="1013"/>
        </table:table-row>
        <table:table-row table:style-name="ro1">
          <table:table-cell office:value-type="string">
            <text:p>Glioma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.72">
            <text:p>0,72</text:p>
          </table:table-cell>
          <table:table-cell office:value-type="float" office:value="0.8035">
            <text:p>0,8035</text:p>
          </table:table-cell>
          <table:table-cell office:value-type="float" office:value="0.823">
            <text:p>0,823</text:p>
          </table:table-cell>
          <table:table-cell office:value-type="float" office:value="0.8211">
            <text:p>0,8211</text:p>
          </table:table-cell>
          <table:table-cell office:value-type="float" office:value="0.9968">
            <text:p>0,9968</text:p>
          </table:table-cell>
          <table:table-cell office:value-type="float" office:value="0.9089">
            <text:p>0,9089</text:p>
          </table:table-cell>
          <table:table-cell office:value-type="float" office:value="29.9266">
            <text:p>29,9266</text:p>
          </table:table-cell>
          <table:table-cell table:number-columns-repeated="1013"/>
        </table:table-row>
        <table:table-row table:style-name="ro1">
          <table:table-cell office:value-type="string">
            <text:p>Meningioma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99">
            <text:p>0,899</text:p>
          </table:table-cell>
          <table:table-cell office:value-type="float" office:value="0.9442">
            <text:p>0,9442</text:p>
          </table:table-cell>
          <table:table-cell office:value-type="float" office:value="0.9571">
            <text:p>0,9571</text:p>
          </table:table-cell>
          <table:table-cell office:value-type="float" office:value="0.9374">
            <text:p>0,9374</text:p>
          </table:table-cell>
          <table:table-cell office:value-type="float" office:value="0.9988">
            <text:p>0,9988</text:p>
          </table:table-cell>
          <table:table-cell office:value-type="float" office:value="0.9681">
            <text:p>0,9681</text:p>
          </table:table-cell>
          <table:table-cell office:value-type="float" office:value="9.0662">
            <text:p>9,0662</text:p>
          </table:table-cell>
          <table:table-cell table:number-columns-repeated="1013"/>
        </table:table-row>
        <table:table-row table:style-name="ro1">
          <table:table-cell office:value-type="string">
            <text:p>Pituitario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8145">
            <text:p>0,8145</text:p>
          </table:table-cell>
          <table:table-cell office:value-type="float" office:value="0.8905">
            <text:p>0,8905</text:p>
          </table:table-cell>
          <table:table-cell office:value-type="float" office:value="0.8703">
            <text:p>0,8703</text:p>
          </table:table-cell>
          <table:table-cell office:value-type="float" office:value="0.9344">
            <text:p>0,9344</text:p>
          </table:table-cell>
          <table:table-cell office:value-type="float" office:value="0.9988">
            <text:p>0,9988</text:p>
          </table:table-cell>
          <table:table-cell office:value-type="float" office:value="0.9666">
            <text:p>0,9666</text:p>
          </table:table-cell>
          <table:table-cell office:value-type="float" office:value="10.9551">
            <text:p>10,95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metriche globali</text:p>
          </table:table-cell>
          <table:table-cell table:style-name="ce1"/>
          <table:table-cell table:style-name="ce1" office:value-type="string" table:number-columns-spanned="4" table:number-rows-spanned="1">
            <text:p>metriche aggregate per predizioni detected</text:p>
          </table:table-cell>
          <table:covered-table-cell table:number-columns-repeated="3" table:style-name="ce2"/>
          <table:table-cell table:style-name="ce2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umori_trovati</text:p>
          </table:table-cell>
          <table:table-cell table:style-name="ce1" office:value-type="string">
            <text:p>tumori_non_trovati</text:p>
          </table:table-cell>
          <table:table-cell table:style-name="ce1" office:value-type="string">
            <text:p>iou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specificity</text:p>
          </table:table-cell>
          <table:table-cell table:style-name="ce1" office:value-type="string">
            <text:p>balanced_acc</text:p>
          </table:table-cell>
          <table:table-cell table:style-name="ce1" office:value-type="string">
            <text:p>hausdorff_px</text:p>
          </table:table-cell>
          <table:table-cell table:number-columns-repeated="1015"/>
        </table:table-row>
        <table:table-row table:style-name="ro1">
          <table:table-cell table:style-name="ce1" office:value-type="float" office:value="840">
            <text:p>8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8189">
            <text:p>0,8189</text:p>
          </table:table-cell>
          <table:table-cell table:style-name="ce1" office:value-type="float" office:value="0.8857">
            <text:p>0,8857</text:p>
          </table:table-cell>
          <table:table-cell table:style-name="ce1" office:value-type="float" office:value="0.8888">
            <text:p>0,8888</text:p>
          </table:table-cell>
          <table:table-cell table:style-name="ce1" office:value-type="float" office:value="0.9036">
            <text:p>0,9036</text:p>
          </table:table-cell>
          <table:table-cell table:style-name="ce1" office:value-type="float" office:value="0.9982">
            <text:p>0,9982</text:p>
          </table:table-cell>
          <table:table-cell table:style-name="ce1" office:value-type="float" office:value="0.9509">
            <text:p>0,9509</text:p>
          </table:table-cell>
          <table:table-cell table:style-name="ce1" office:value-type="float" office:value="15.5481">
            <text:p>15,5481</text:p>
          </table:table-cell>
          <table:table-cell table:number-columns-repeated="1015"/>
        </table:table-row>
        <table:table-row table:style-name="ro1" table:number-rows-repeated="10477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1">01/07/2025</text:date>, <text:time>09.19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c06e31e-8881-4d77-b6b2-ec41e31" style:display-name="PageStyle_ec06e31e-8881-4d77-b6b2-ec41e3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01T09:19:33.43</dc:date>
    <meta:generator>OpenOffice/4.1.7$Win32 OpenOffice.org_project/417m1$Build-9800</meta:generator>
    <meta:editing-duration>P1DT21H36M39S</meta:editing-duration>
    <meta:editing-cycles>1</meta:editing-cycles>
    <meta:document-statistic meta:table-count="1" meta:cell-count="9519" meta:object-count="0"/>
  </office:meta>
</office:document-meta>
</file>